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style:paragraph-properties fo:line-height="100%" fo:text-align="center" style:justify-single-word="false" fo:hyphenation-ladder-count="3" style:writing-mode="lr-tb">
        <style:drop-cap/>
      </style:paragraph-properties>
      <style:text-properties style:font-name="Linux Libertine S.O.Cist.1"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161dd" style:font-size-asian="12pt" style:font-size-complex="12pt" fo:hyphenate="true" fo:hyphenation-remain-char-count="2" fo:hyphenation-push-char-count="2" loext:hyphenation-no-caps="false"/>
    </style:style>
    <style:style style:name="P4"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10a7ac" style:font-size-asian="12pt" style:font-size-complex="12pt" fo:hyphenate="true" fo:hyphenation-remain-char-count="2" fo:hyphenation-push-char-count="2" loext:hyphenation-no-caps="false"/>
    </style:style>
    <style:style style:name="P5"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8dcdf" style:font-size-asian="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da89d" style:font-size-asian="12pt"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b5d31" style:font-size-asian="12pt"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26dd7" style:font-size-asian="12pt"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ed285" style:font-size-asian="12pt" fo:hyphenate="true" fo:hyphenation-remain-char-count="2" fo:hyphenation-push-char-count="2" loext:hyphenation-no-caps="false"/>
    </style:style>
    <style:style style:name="P12" style:family="paragraph" style:parent-style-name="Table_20_Contents">
      <style:paragraph-properties fo:line-height="100%" fo:text-align="justify" style:justify-single-word="false" fo:hyphenation-ladder-count="3"/>
      <style:text-properties style:font-name="Linux Libertine S.O.Cist.1" fo:font-size="12pt" fo:language="la" fo:country="VA" officeooo:paragraph-rsid="000ff4d4" style:font-size-asian="12pt" fo:hyphenate="true" fo:hyphenation-remain-char-count="2" fo:hyphenation-push-char-count="2" loext:hyphenation-no-caps="false"/>
    </style:style>
    <style:style style:name="P1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 style:family="paragraph" style:parent-style-name="Table_20_Contents">
      <style:paragraph-properties fo:line-height="100%"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15"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161dd" style:font-size-asian="12pt" style:font-size-complex="12pt" fo:hyphenate="true" fo:hyphenation-remain-char-count="2" fo:hyphenation-push-char-count="2" loext:hyphenation-no-caps="false"/>
    </style:style>
    <style:style style:name="P16"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0a7ac" style:font-size-asian="12pt" style:font-size-complex="12pt" fo:hyphenate="true" fo:hyphenation-remain-char-count="2" fo:hyphenation-push-char-count="2" loext:hyphenation-no-caps="false"/>
    </style:style>
    <style:style style:name="P17"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style:font-size-complex="12pt"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style:font-size-complex="12pt" fo:hyphenate="true" fo:hyphenation-remain-char-count="2" fo:hyphenation-push-char-count="2" loext:hyphenation-no-caps="false"/>
    </style:style>
    <style:style style:name="P2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style:font-size-complex="12pt"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style:font-size-complex="12pt"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531c" style:font-size-asian="12pt" style:font-size-complex="12pt" fo:hyphenate="true" fo:hyphenation-remain-char-count="2" fo:hyphenation-push-char-count="2" loext:hyphenation-no-caps="false"/>
    </style:style>
    <style:style style:name="P2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style:style>
    <style:style style:name="P2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rsid="0034e2b4" officeooo:paragraph-rsid="0008f4af" style:font-size-asian="12pt" style:font-size-complex="12pt" fo:hyphenate="true" fo:hyphenation-remain-char-count="2" fo:hyphenation-push-char-count="2" loext:hyphenation-no-caps="false"/>
    </style:style>
    <style:style style:name="P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style:font-name="Linux Libertine S.O.Cist.1" fo:font-size="12pt" fo:language="cs" fo:country="CZ" officeooo:paragraph-rsid="0018dcdf" style:font-size-asian="12pt" style:language-asian="zh" style:country-asian="CN" style:language-complex="hi" style:country-complex="IN" fo:hyphenate="true" fo:hyphenation-remain-char-count="2" fo:hyphenation-push-char-count="2" loext:hyphenation-no-caps="false"/>
    </style:style>
    <style:style style:name="P3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3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3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8b8cb" style:font-size-asian="12pt" fo:hyphenate="true" fo:hyphenation-remain-char-count="2" fo:hyphenation-push-char-count="2" loext:hyphenation-no-caps="false"/>
    </style:style>
    <style:style style:name="P34"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b5d31" style:font-size-asian="12pt"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26dd7" style:font-size-asian="12pt"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d285" style:font-size-asian="12pt" fo:hyphenate="true" fo:hyphenation-remain-char-count="2" fo:hyphenation-push-char-count="2" loext:hyphenation-no-caps="false"/>
    </style:style>
    <style:style style:name="P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font-name="Linux Libertine S.O.Cist.1" fo:font-size="12pt" fo:language="cs" fo:country="CZ" fo:font-style="normal" officeooo:rsid="0034e2b4" officeooo:paragraph-rsid="0009f959" style:font-size-asian="12pt" style:font-style-asian="normal" style:font-size-complex="12pt" style:font-style-complex="normal" fo:hyphenate="true" fo:hyphenation-remain-char-count="2" fo:hyphenation-push-char-count="2" loext:hyphenation-no-caps="false"/>
    </style:style>
    <style:style style:name="P40" style:family="paragraph" style:parent-style-name="Table_20_Contents">
      <style:paragraph-properties fo:line-height="100%" fo:text-align="center" style:justify-single-word="false" fo:hyphenation-ladder-count="3"/>
      <style:text-properties style:font-name="Linux Libertine S.O.Cist.1" fo:font-size="12pt" officeooo:paragraph-rsid="001161dd" style:font-size-asian="12pt" style:font-size-complex="12pt" fo:hyphenate="true" fo:hyphenation-remain-char-count="2" fo:hyphenation-push-char-count="2" loext:hyphenation-no-caps="false"/>
    </style:style>
    <style:style style:name="P41" style:family="paragraph" style:parent-style-name="Table_20_Contents">
      <style:paragraph-properties fo:line-height="100%" fo:text-align="center" style:justify-single-word="false" fo:hyphenation-ladder-count="3"/>
      <style:text-properties style:font-name="Linux Libertine S.O.Cist.1" fo:font-size="12pt" officeooo:paragraph-rsid="0008b8cb" style:font-size-asian="12pt" style:font-size-complex="12pt" fo:hyphenate="true" fo:hyphenation-remain-char-count="2" fo:hyphenation-push-char-count="2" loext:hyphenation-no-caps="false"/>
    </style:style>
    <style:style style:name="P42" style:family="paragraph" style:parent-style-name="Table_20_Contents">
      <style:paragraph-properties fo:line-height="115%" fo:text-align="center" style:justify-single-word="false" fo:hyphenation-ladder-count="3"/>
      <style:text-properties style:font-name="Linux Libertine S.O.Cist.1" fo:font-size="12pt" fo:font-style="normal" officeooo:paragraph-rsid="00991ade" style:font-size-asian="12pt" style:font-style-asian="normal" style:font-size-complex="12pt" style:font-style-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writing-mode="lr-tb"/>
      <style:text-properties style:font-name="Linux Libertine S.O.Cist.1" officeooo:paragraph-rsid="00186e05"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style:font-name="Linux Libertine S.O.Cist.1" officeooo:paragraph-rsid="00186e05"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Linux Libertine S.O.Cist.1" officeooo:paragraph-rsid="0034e2b4"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Linux Libertine S.O.Cist.1" officeooo:paragraph-rsid="0083ec39"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style:font-name="Linux Libertine S.O.Cist.1" officeooo:paragraph-rsid="0018dcdf" fo:hyphenate="true" fo:hyphenation-remain-char-count="2" fo:hyphenation-push-char-count="2" loext:hyphenation-no-caps="false"/>
    </style:style>
    <style:style style:name="P50" style:family="paragraph" style:parent-style-name="Table_20_Contents">
      <style:paragraph-properties fo:line-height="115%" fo:text-align="center" style:justify-single-word="false" fo:hyphenation-ladder-count="3" style:writing-mode="lr-tb"/>
      <style:text-properties style:font-name="Linux Libertine S.O.Cist.1" officeooo:paragraph-rsid="0018dcdf" fo:hyphenate="true" fo:hyphenation-remain-char-count="2" fo:hyphenation-push-char-count="2" loext:hyphenation-no-caps="false"/>
    </style:style>
    <style:style style:name="P51" style:family="paragraph" style:parent-style-name="Table_20_Contents">
      <style:paragraph-properties fo:line-height="115%" fo:text-align="center" style:justify-single-word="false" fo:hyphenation-ladder-count="3"/>
      <style:text-properties style:font-name="Linux Libertine S.O.Cist.1" officeooo:paragraph-rsid="0018dcdf" fo:hyphenate="true" fo:hyphenation-remain-char-count="2" fo:hyphenation-push-char-count="2" loext:hyphenation-no-caps="false"/>
    </style:style>
    <style:style style:name="P52" style:family="paragraph" style:parent-style-name="Table_20_Contents">
      <style:paragraph-properties fo:line-height="115%" fo:text-align="center" style:justify-single-word="false" fo:hyphenation-ladder-count="3"/>
      <style:text-properties style:font-name="Linux Libertine S.O.Cist.1" officeooo:paragraph-rsid="001161dd" fo:hyphenate="true" fo:hyphenation-remain-char-count="2" fo:hyphenation-push-char-count="2" loext:hyphenation-no-caps="false"/>
    </style:style>
    <style:style style:name="P53" style:family="paragraph" style:parent-style-name="Table_20_Contents">
      <style:paragraph-properties fo:line-height="115%" fo:text-align="center" style:justify-single-word="false" fo:hyphenation-ladder-count="3"/>
      <style:text-properties style:font-name="Linux Libertine S.O.Cist.1" officeooo:paragraph-rsid="000ff4d4" fo:hyphenate="true" fo:hyphenation-remain-char-count="2" fo:hyphenation-push-char-count="2" loext:hyphenation-no-caps="false"/>
    </style:style>
    <style:style style:name="P54" style:family="paragraph" style:parent-style-name="Table_20_Contents">
      <style:paragraph-properties fo:line-height="115%" fo:text-align="center" style:justify-single-word="false" fo:hyphenation-ladder-count="3"/>
      <style:text-properties style:font-name="Linux Libertine S.O.Cist.1" officeooo:paragraph-rsid="00026dd7" fo:hyphenate="true" fo:hyphenation-remain-char-count="2" fo:hyphenation-push-char-count="2" loext:hyphenation-no-caps="false"/>
    </style:style>
    <style:style style:name="P55" style:family="paragraph" style:parent-style-name="Table_20_Contents">
      <style:paragraph-properties fo:line-height="115%" fo:text-align="center" style:justify-single-word="false" fo:hyphenation-ladder-count="3"/>
      <style:text-properties style:font-name="Linux Libertine S.O.Cist.1" officeooo:paragraph-rsid="01112606"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style:font-name="Linux Libertine S.O.Cist.1" fo:font-style="normal" officeooo:paragraph-rsid="00186e05" style:font-style-asian="normal" style:font-style-complex="normal" fo:hyphenate="true" fo:hyphenation-remain-char-count="2" fo:hyphenation-push-char-count="2" loext:hyphenation-no-caps="false"/>
    </style:style>
    <style:style style:name="P57" style:family="paragraph" style:parent-style-name="Table_20_Contents">
      <style:paragraph-properties fo:line-height="115%" fo:text-align="center" style:justify-single-word="false" fo:hyphenation-ladder-count="3"/>
      <style:text-properties style:font-name="Linux Libertine S.O.Cist.1" fo:font-style="normal" officeooo:paragraph-rsid="0018dcdf" style:font-style-asian="normal" style:font-style-complex="normal"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text-properties style:font-name="Linux Libertine S.O.Cist.1" style:font-size-complex="12pt"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text-properties style:font-name="Linux Libertine S.O.Cist.1" officeooo:paragraph-rsid="0018dcdf" style:font-size-complex="12pt" fo:hyphenate="true" fo:hyphenation-remain-char-count="2" fo:hyphenation-push-char-count="2" loext:hyphenation-no-caps="false"/>
    </style:style>
    <style:style style:name="P60" style:family="paragraph" style:parent-style-name="Table_20_Contents">
      <style:paragraph-properties fo:line-height="100%" fo:text-align="justify" style:justify-single-word="false" fo:hyphenation-ladder-count="3"/>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style:style>
    <style:style style:name="P61" style:family="paragraph" style:parent-style-name="Table_20_Contents">
      <style:paragraph-properties fo:line-height="100%" fo:text-align="center" style:justify-single-word="false" fo:hyphenation-ladder-count="3"/>
      <style:text-properties style:font-name="Linux Libertine S.O.Cist.1" fo:font-size="12.5pt" officeooo:paragraph-rsid="000ff4d4" style:font-size-asian="12.5pt" style:font-size-complex="12.5pt"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style:font-name="Linux Libertine S.O.Cist.1" officeooo:paragraph-rsid="0034e2b4" fo:background-color="transparent"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style:font-name="Linux Libertine S.O.Cist.1" officeooo:paragraph-rsid="0083ec39" fo:background-color="transparent" fo:hyphenate="true" fo:hyphenation-remain-char-count="2" fo:hyphenation-push-char-count="2" loext:hyphenation-no-caps="false"/>
    </style:style>
    <style:style style:name="P64"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161d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5"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0ff4d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11126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b5d31" style:font-size-asian="12pt" style:font-size-complex="12pt" fo:hyphenate="true" fo:hyphenation-remain-char-count="2" fo:hyphenation-push-char-count="2" loext:hyphenation-no-caps="false"/>
    </style:style>
    <style:style style:name="P68"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style:style>
    <style:style style:name="P70"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1352a90" style:font-size-asian="12pt" style:font-size-complex="12pt" fo:hyphenate="true" fo:hyphenation-remain-char-count="2" fo:hyphenation-push-char-count="2" loext:hyphenation-no-caps="false"/>
    </style:style>
    <style:style style:name="P71"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7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style:use-window-font-color="true" loext:opacity="0%" style:font-name="Linux Libertine S.O.Cist.1" fo:font-size="12pt" fo:language="cs" fo:country="CZ" officeooo:rsid="00c76fc9"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73"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af001c"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4" style:family="paragraph" style:parent-style-name="Table_20_Contents">
      <style:paragraph-properties fo:line-height="115%" fo:text-align="center" style:justify-single-word="false" fo:hyphenation-ladder-count="3" style:writing-mode="lr-tb"/>
      <style:text-properties fo:color="#ff0000" loext:opacity="100%" style:font-name="Linux Libertine S.O.Cist.1" fo:font-size="12.5pt" fo:language="la" fo:country="VA" officeooo:paragraph-rsid="00991ade" style:font-size-asian="12.5pt" style:language-asian="zh" style:country-asian="CN" style:font-size-complex="12.5pt" style:language-complex="hi" style:country-complex="IN" fo:hyphenate="true" fo:hyphenation-remain-char-count="2" fo:hyphenation-push-char-count="2" loext:hyphenation-no-caps="false"/>
    </style:style>
    <style:style style:name="P75"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76"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officeooo:paragraph-rsid="000ff4d4" style:font-size-asian="12.5pt" style:font-size-complex="12.5pt" fo:hyphenate="true" fo:hyphenation-remain-char-count="2" fo:hyphenation-push-char-count="2" loext:hyphenation-no-caps="false"/>
    </style:style>
    <style:style style:name="P77" style:family="paragraph" style:parent-style-name="Table_20_Contents">
      <style:paragraph-properties fo:line-height="100%" fo:text-align="center" style:justify-single-word="false" fo:hyphenation-ladder-count="3"/>
      <style:text-properties fo:color="#ff0000" loext:opacity="100%" style:font-name="Linux Libertine S.O.Cist.1" fo:font-size="12.5pt" fo:language="la" fo:country="VA" fo:font-style="normal" officeooo:rsid="0031de23" officeooo:paragraph-rsid="000ff4d4" style:font-size-asian="12.5pt" style:language-asian="zh" style:country-asian="CN" style:font-style-asian="normal" style:font-size-complex="12.5pt" style:language-complex="hi" style:country-complex="IN" style:font-style-complex="normal" fo:hyphenate="true" fo:hyphenation-remain-char-count="2" fo:hyphenation-push-char-count="2" loext:hyphenation-no-caps="false"/>
    </style:style>
    <style:style style:name="P78" style:family="paragraph" style:parent-style-name="Table_20_Contents">
      <style:paragraph-properties fo:line-height="115%" fo:text-align="center" style:justify-single-word="false" fo:hyphenation-ladder-count="3"/>
      <style:text-properties fo:color="#ff0000" loext:opacity="100%" style:font-name="Linux Libertine S.O.Cist.1" fo:font-size="12.5pt" fo:letter-spacing="normal" fo:language="la" fo:country="VA" fo:font-style="normal" fo:font-weight="normal" officeooo:rsid="00173d95" officeooo:paragraph-rsid="00991ade" fo:background-color="#ffffff"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34e2b4"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2" style:family="paragraph" style:parent-style-name="Table_20_Contents">
      <style:paragraph-properties fo:text-align="center" style:justify-single-word="false" fo:hyphenation-ladder-count="3" style:writing-mode="lr-tb"/>
      <style:text-properties fo:color="#ff0000" loext:opacity="100%" style:font-name="Linux Libertine S.O.Cist.1" fo:font-size="12pt" fo:letter-spacing="normal" fo:language="la" fo:country="VA" fo:font-weight="normal" officeooo:paragraph-rsid="0083ec39"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3"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6e0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4" style:family="paragraph" style:parent-style-name="Table_20_Contents">
      <style:paragraph-properties fo:line-height="115%" fo:text-align="center" style:justify-single-word="false" fo:hyphenation-ladder-count="3"/>
      <style:text-properties fo:color="#ff0000" loext:opacity="100%" style:font-name="Linux Libertine S.O.Cist.1" fo:font-size="12pt" fo:letter-spacing="normal" fo:language="la" fo:country="VA" fo:font-style="normal" fo:font-weight="normal" officeooo:rsid="00173d95" officeooo:paragraph-rsid="0018dcdf"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5"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80f140" officeooo:paragraph-rsid="0080f140"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rsid="00b5f798" officeooo:paragraph-rsid="0034e2b4" fo:background-color="transparent"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7" style:family="paragraph" style:parent-style-name="Standard">
      <style:paragraph-properties fo:margin-top="0in" fo:margin-bottom="0in" style:contextual-spacing="false"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2pt" style:font-weight-asian="normal" style:font-name-complex="Times New Roman" style:font-size-complex="14pt" style:font-weight-complex="normal" fo:hyphenate="true" fo:hyphenation-remain-char-count="2" fo:hyphenation-push-char-count="2" loext:hyphenation-no-caps="false"/>
    </style:style>
    <style:style style:name="P88"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paragraph-rsid="00026dd7" style:font-size-asian="14pt" style:font-weight-asian="normal" style:font-size-complex="14pt" style:font-weight-complex="normal" fo:hyphenate="true" fo:hyphenation-remain-char-count="2" fo:hyphenation-push-char-count="2" loext:hyphenation-no-caps="false"/>
    </style:style>
    <style:style style:name="P8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9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92"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font-size-complex="12pt" fo:hyphenate="true" fo:hyphenation-remain-char-count="2" fo:hyphenation-push-char-count="2" loext:hyphenation-no-caps="false"/>
    </style:style>
    <style:style style:name="P93"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font-size-complex="12pt" fo:hyphenate="true" fo:hyphenation-remain-char-count="2" fo:hyphenation-push-char-count="2" loext:hyphenation-no-caps="false"/>
    </style:style>
    <style:style style:name="P94"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font-size-complex="12pt" fo:hyphenate="true" fo:hyphenation-remain-char-count="2" fo:hyphenation-push-char-count="2" loext:hyphenation-no-caps="false"/>
    </style:style>
    <style:style style:name="P95"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font-size-complex="12pt"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9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a89d" style:font-size-asian="12pt" style:font-size-complex="12pt"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b5d31" style:font-size-asian="12pt" style:font-size-complex="12pt"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6dd7" style:font-size-asian="12pt" style:font-size-complex="12pt"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ed285" style:font-size-asian="12pt" style:font-size-complex="12pt" fo:hyphenate="true" fo:hyphenation-remain-char-count="2" fo:hyphenation-push-char-count="2" loext:hyphenation-no-caps="false"/>
    </style:style>
    <style:style style:name="P10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2531c" style:font-size-asian="12pt" style:font-size-complex="12pt"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e1a5e7" style:font-size-asian="12pt" style:font-size-complex="12pt"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0e0de3f" officeooo:paragraph-rsid="00e0de3f" style:font-size-asian="12pt" style:font-size-complex="12pt" fo:hyphenate="true" fo:hyphenation-remain-char-count="2" fo:hyphenation-push-char-count="2" loext:hyphenation-no-caps="false"/>
    </style:style>
    <style:style style:name="P10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10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f4d4"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10"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2" style:family="paragraph" style:parent-style-name="Table_20_Contents">
      <style:paragraph-properties fo:line-height="100%" fo:text-align="center" style:justify-single-word="false" fo:hyphenation-ladder-count="3">
        <style:drop-cap/>
      </style:paragraph-properties>
      <style:text-properties fo:color="#ff0000" loext:opacity="100%" style:font-name="Linux Libertine S.O.Cist.1" fo:font-size="12pt" fo:language="la" fo:country="VA" officeooo:rsid="00158fb4"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officeooo:paragraph-rsid="0018dcdf" style:font-size-asian="12pt" fo:hyphenate="true" fo:hyphenation-remain-char-count="2" fo:hyphenation-push-char-count="2" loext:hyphenation-no-caps="false"/>
    </style:style>
    <style:style style:name="P115"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161d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8"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9" style:family="paragraph" style:parent-style-name="Table_20_Contents">
      <style:paragraph-properties fo:line-height="115%" fo:text-align="center" style:justify-single-word="false" fo:hyphenation-ladder-count="3"/>
      <style:text-properties fo:color="#ff0000" loext:opacity="100%" style:font-name="Linux Libertine S.O.Cist." fo:font-size="12pt" fo:letter-spacing="normal" fo:language="la" fo:country="VA" fo:font-style="normal" fo:font-weight="normal" officeooo:rsid="00b5f798" officeooo:paragraph-rsid="000ed28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2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b5d31" style:font-size-asian="12pt" style:font-size-complex="12pt"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b5d3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3" style:writing-mode="lr-tb"/>
      <style:text-properties fo:font-size="12pt" officeooo:paragraph-rsid="008424dc"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writing-mode="lr-tb"/>
      <style:text-properties fo:font-size="12pt" officeooo:paragraph-rsid="008424dc" fo:background-color="transparent" style:font-size-asian="12pt" style:font-size-complex="12pt" fo:hyphenate="true" fo:hyphenation-remain-char-count="2" fo:hyphenation-push-char-count="2" loext:hyphenation-no-caps="false"/>
    </style:style>
    <style:style style:name="P125"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0ff4d4" style:font-size-asian="16pt" style:font-size-complex="16pt" fo:hyphenate="true" fo:hyphenation-remain-char-count="2" fo:hyphenation-push-char-count="2" loext:hyphenation-no-caps="false"/>
    </style:style>
    <style:style style:name="P126"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1" fo:font-size="18pt" officeooo:paragraph-rsid="00b1847f" style:font-size-asian="16pt" style:font-size-complex="16pt" fo:hyphenate="true" fo:hyphenation-remain-char-count="2" fo:hyphenation-push-char-count="2" loext:hyphenation-no-caps="false"/>
    </style:style>
    <style:style style:name="P127"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0991ade" style:font-size-asian="14pt" style:font-size-complex="14pt" fo:hyphenate="true" fo:hyphenation-remain-char-count="2" fo:hyphenation-push-char-count="2" loext:hyphenation-no-caps="false"/>
    </style:style>
    <style:style style:name="P128" style:family="paragraph" style:parent-style-name="Table_20_Contents">
      <style:paragraph-properties fo:margin-top="0.0201in" fo:margin-bottom="0in" style:contextual-spacing="false" fo:line-height="115%" fo:text-align="center" style:justify-single-word="false" fo:hyphenation-ladder-count="3"/>
      <style:text-properties style:font-name="Cloister1" fo:font-size="18pt" officeooo:paragraph-rsid="00026dd7" style:font-size-asian="14pt" style:font-size-complex="14pt"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style:font-name="Cloister1" fo:font-size="16pt" officeooo:paragraph-rsid="0083ee15" style:font-size-asian="16pt" style:font-size-complex="16pt"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3"/>
      <style:text-properties style:font-name="Cloister1" fo:font-size="16pt" officeooo:paragraph-rsid="0083ee15" fo:background-color="transparent" style:font-size-asian="16pt" style:font-size-complex="16pt" fo:hyphenate="true" fo:hyphenation-remain-char-count="2" fo:hyphenation-push-char-count="2" loext:hyphenation-no-caps="false"/>
    </style:style>
    <style:style style:name="P131" style:family="paragraph" style:parent-style-name="Standard">
      <style:paragraph-properties fo:hyphenation-ladder-count="3"/>
      <style:text-properties officeooo:paragraph-rsid="001161dd"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5"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6"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7"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la" fo:country="VA" fo:font-style="normal" fo:font-weight="normal" officeooo:rsid="0102317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8f4a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0"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4e2b4" officeooo:paragraph-rsid="0009f959"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1"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30a648" officeooo:paragraph-rsid="000d0b2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2"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08f99b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etter-spacing="normal" fo:language="cs" fo:country="CZ" fo:font-style="normal" fo:font-weight="normal" officeooo:rsid="0102317d" officeooo:paragraph-rsid="001244e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4"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145"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6"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7"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8" style:family="paragraph" style:parent-style-name="Table_20_Contents">
      <style:paragraph-properties fo:line-height="100%" fo:text-align="center" style:justify-single-word="false" fo:hyphenation-ladder-count="3"/>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49"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0"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la" fo:country="VA"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rsid="00336121" officeooo:paragraph-rsid="0015134f"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officeooo:paragraph-rsid="00169511"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6"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7"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8" style:family="paragraph" style:parent-style-name="Table_20_Contents">
      <style:paragraph-properties fo:margin-left="0in" fo:margin-right="0in" fo:line-height="100%" fo:text-align="justify" style:justify-single-word="false" fo:hyphenation-ladder-count="3" fo:text-indent="0.2in" style:auto-text-indent="false" style:writing-mode="lr-tb">
        <style:drop-cap/>
      </style:paragraph-properties>
      <style:text-properties fo:color="#000000" loext:opacity="100%" style:font-name="Linux Libertine S.O.Cist.1" fo:font-size="12pt" fo:language="cs" fo:country="CZ" fo:font-style="normal" officeooo:rsid="010ec9f4" officeooo:paragraph-rsid="00169511"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59" style:family="paragraph" style:parent-style-name="Table_20_Contents">
      <style:paragraph-properties fo:margin-left="0in" fo:margin-right="0in" fo:line-height="100%" fo:text-align="justify" style:justify-single-word="false" fo:hyphenation-ladder-count="3" fo:text-indent="0.1965in" style:auto-text-indent="false" style:writing-mode="lr-tb">
        <style:drop-cap/>
      </style:paragraph-properties>
      <style:text-properties fo:color="#000000" loext:opacity="100%" style:font-name="Linux Libertine S.O.Cist.1" fo:font-size="12pt" fo:language="cs" fo:country="CZ" fo:font-style="normal" officeooo:rsid="0111d08d"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60" style:family="paragraph" style:parent-style-name="Table_20_Contents">
      <style:paragraph-properties fo:line-height="100%" fo:text-align="justify" style:justify-single-word="false" fo:hyphenation-ladder-count="3"/>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style:style>
    <style:style style:name="P162"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163" style:family="paragraph" style:parent-style-name="Table_20_Contents">
      <style:paragraph-properties fo:line-height="115%" fo:text-align="center" style:justify-single-word="false" fo:hyphenation-ladder-count="3"/>
      <style:text-properties fo:font-size="14pt" officeooo:paragraph-rsid="001161dd" style:font-size-asian="16pt" style:font-size-complex="16pt" fo:hyphenate="true" fo:hyphenation-remain-char-count="2" fo:hyphenation-push-char-count="2" loext:hyphenation-no-caps="false"/>
    </style:style>
    <style:style style:name="P164" style:family="paragraph" style:parent-style-name="Table_20_Contents">
      <style:paragraph-properties fo:line-height="115%" fo:text-align="center" style:justify-single-word="false" fo:hyphenation-ladder-count="3"/>
      <style:text-properties fo:font-size="14pt" officeooo:paragraph-rsid="01112606" style:font-size-asian="16pt" style:font-size-complex="16pt" fo:hyphenate="true" fo:hyphenation-remain-char-count="2" fo:hyphenation-push-char-count="2" loext:hyphenation-no-caps="false"/>
    </style:style>
    <style:style style:name="P165" style:family="paragraph" style:parent-style-name="Table_20_Contents">
      <style:paragraph-properties fo:margin-top="0in" fo:margin-bottom="0.0398in" style:contextual-spacing="false" fo:line-height="115%" fo:text-align="center" style:justify-single-word="false" fo:hyphenation-ladder-count="3"/>
      <style:text-properties fo:font-size="14pt" officeooo:paragraph-rsid="00175ef8" style:font-size-asian="16pt" style:font-size-complex="16pt" fo:hyphenate="true" fo:hyphenation-remain-char-count="2" fo:hyphenation-push-char-count="2" loext:hyphenation-no-caps="false"/>
    </style:style>
    <style:style style:name="P166"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7"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9"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008b8c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0" style:family="paragraph" style:parent-style-name="Table_20_Contents">
      <style:paragraph-properties fo:line-height="100%" fo:text-align="center" style:justify-single-word="false" fo:hyphenation-ladder-count="3"/>
      <style:text-properties fo:color="#00000a" loext:opacity="100%" style:font-name="Linux Libertine S.O.Cist.1" fo:font-size="12pt" fo:language="la" fo:country="VA" fo:font-weight="normal" officeooo:rsid="0062535e" officeooo:paragraph-rsid="0142788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1"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3"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156fb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4"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ed28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23b0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8"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5a8f6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9"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6dd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2"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3"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c32b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12ecc6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5"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a932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d19f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7"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253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bold" officeooo:paragraph-rsid="001b5d3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9"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8f7ec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0"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1161d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1"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8c07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2"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991a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3"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4"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4ca5e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5"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601d2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6" style:family="paragraph" style:parent-style-name="Table_20_Contents">
      <style:paragraph-properties fo:text-align="center" style:justify-single-word="false" fo:hyphenation-ladder-count="3"/>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7"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198"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199"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06"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0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1" fo:font-size="12pt" fo:letter-spacing="normal" fo:language="cs" fo:country="CZ"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08"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5pt" fo:letter-spacing="normal" fo:language="la" fo:country="VA" fo:font-style="normal" fo:font-weight="normal"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fo:hyphenate="true" fo:hyphenation-remain-char-count="2" fo:hyphenation-push-char-count="2" loext:hyphenation-no-caps="false"/>
    </style:style>
    <style:style style:name="P209"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officeooo:paragraph-rsid="00afe33d" style:letter-kerning="false" style:font-name-asian="Andale Sans UI1" style:font-size-asian="12pt" style:language-asian="zh" style:country-asian="CN" style:font-weight-asian="bold" style:font-name-complex="Tahoma1" style:font-size-complex="12pt" style:language-complex="hi" style:country-complex="IN" style:font-weight-complex="bold"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11" style:family="paragraph" style:parent-style-name="Table_20_Contents">
      <style:paragraph-properties fo:text-align="center" style:justify-single-word="false" fo:hyphenation-ladder-count="3"/>
      <style:text-properties officeooo:paragraph-rsid="00186e05" fo:hyphenate="true" fo:hyphenation-remain-char-count="2" fo:hyphenation-push-char-count="2" loext:hyphenation-no-caps="false"/>
    </style:style>
    <style:style style:name="P212" style:family="paragraph" style:parent-style-name="Table_20_Contents">
      <style:paragraph-properties fo:line-height="115%" fo:text-align="center" style:justify-single-word="false" fo:hyphenation-ladder-count="3"/>
      <style:text-properties style:font-name="Linux Libertine S.O.Cist." officeooo:paragraph-rsid="001b5d31" fo:hyphenate="true" fo:hyphenation-remain-char-count="2" fo:hyphenation-push-char-count="2" loext:hyphenation-no-caps="false"/>
    </style:style>
    <style:style style:name="P213" style:family="paragraph" style:parent-style-name="Table_20_Contents">
      <style:paragraph-properties fo:line-height="115%" fo:text-align="center" style:justify-single-word="false" fo:hyphenation-ladder-count="3"/>
      <style:text-properties style:font-name="Linux Libertine S.O.Cist." officeooo:paragraph-rsid="000ed285" fo:hyphenate="true" fo:hyphenation-remain-char-count="2" fo:hyphenation-push-char-count="2" loext:hyphenation-no-caps="false"/>
    </style:style>
    <style:style style:name="P214" style:family="paragraph" style:parent-style-name="Table_20_Contents">
      <style:paragraph-properties fo:line-height="115%" fo:text-align="center" style:justify-single-word="false" fo:hyphenation-ladder-count="3"/>
      <style:text-properties style:font-name="Linux Libertine S.O.Cist." officeooo:paragraph-rsid="00d2f0c9"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text-properties style:font-name="Linux Libertine S.O.Cist." fo:font-size="12pt" fo:language="cs" fo:country="CZ" officeooo:paragraph-rsid="001b5d31" style:font-size-asian="12pt"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text-properties style:font-name="Linux Libertine S.O.Cist." fo:font-size="12pt" fo:language="la" fo:country="VA" officeooo:paragraph-rsid="001b5d31" style:font-size-asian="12pt" fo:hyphenate="true" fo:hyphenation-remain-char-count="2" fo:hyphenation-push-char-count="2" loext:hyphenation-no-caps="false"/>
    </style:style>
    <style:style style:name="P217" style:family="paragraph" style:parent-style-name="Table_20_Contents">
      <style:paragraph-properties fo:text-align="center" style:justify-single-word="false" fo:hyphenation-ladder-count="3"/>
      <style:text-properties style:font-name="Linux Libertine S.O.Cist." officeooo:paragraph-rsid="001b5d31" fo:hyphenate="true" fo:hyphenation-remain-char-count="2" fo:hyphenation-push-char-count="2" loext:hyphenation-no-caps="false"/>
    </style:style>
    <style:style style:name="P218" style:family="paragraph" style:parent-style-name="Table_20_Contents">
      <style:paragraph-properties fo:line-height="115%" fo:text-align="center" style:justify-single-word="false" fo:hyphenation-ladder-count="3"/>
      <style:text-properties fo:font-size="16pt" officeooo:paragraph-rsid="001b5d31" style:font-size-asian="16pt" style:font-size-complex="16pt" fo:hyphenate="true" fo:hyphenation-remain-char-count="2" fo:hyphenation-push-char-count="2" loext:hyphenation-no-caps="false"/>
    </style:style>
    <style:style style:name="P219" style:family="paragraph" style:parent-style-name="Table_20_Contents">
      <style:paragraph-properties fo:text-align="center" style:justify-single-word="false" fo:hyphenation-ladder-count="3"/>
      <style:text-properties fo:font-size="16pt" officeooo:paragraph-rsid="00660792" style:font-size-asian="16pt" style:font-size-complex="16pt" fo:hyphenate="true" fo:hyphenation-remain-char-count="2" fo:hyphenation-push-char-count="2" loext:hyphenation-no-caps="false"/>
    </style:style>
    <style:style style:name="P220" style:family="paragraph" style:parent-style-name="Table_20_Contents">
      <style:paragraph-properties fo:text-align="center" style:justify-single-word="false" fo:hyphenation-ladder-count="3"/>
      <style:text-properties fo:font-size="16pt" officeooo:paragraph-rsid="0080f140" style:font-size-asian="16pt" style:font-size-complex="16pt" fo:hyphenate="true" fo:hyphenation-remain-char-count="2" fo:hyphenation-push-char-count="2" loext:hyphenation-no-caps="false"/>
    </style:style>
    <style:style style:name="P221" style:family="paragraph" style:parent-style-name="Table_20_Contents">
      <style:paragraph-properties fo:text-align="center" style:justify-single-word="false" fo:hyphenation-ladder-count="3"/>
      <style:text-properties fo:font-size="16pt" officeooo:paragraph-rsid="0083ee15" style:font-size-asian="16pt" style:font-size-complex="16pt" fo:hyphenate="true" fo:hyphenation-remain-char-count="2" fo:hyphenation-push-char-count="2" loext:hyphenation-no-caps="false"/>
    </style:style>
    <style:style style:name="P222" style:family="paragraph" style:parent-style-name="Table_20_Contents">
      <style:paragraph-properties fo:text-align="center" style:justify-single-word="false" fo:hyphenation-ladder-count="3"/>
      <style:text-properties fo:font-size="16pt" officeooo:paragraph-rsid="00b0a1c4" fo:background-color="transparent" style:font-size-asian="16pt" style:font-size-complex="16pt" fo:hyphenate="true" fo:hyphenation-remain-char-count="2" fo:hyphenation-push-char-count="2" loext:hyphenation-no-caps="false"/>
    </style:style>
    <style:style style:name="P223"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b5d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4"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7fa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5"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58a7f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6" style:family="paragraph" style:parent-style-name="Table_20_Contents">
      <style:paragraph-properties fo:line-height="115%" fo:text-align="center" style:justify-single-word="false" fo:hyphenation-ladder-count="3"/>
      <style:text-properties style:font-name="Cloister" fo:font-size="22pt" officeooo:paragraph-rsid="0018dcdf" style:font-size-asian="22pt" style:font-size-complex="22pt" fo:hyphenate="true" fo:hyphenation-remain-char-count="2" fo:hyphenation-push-char-count="2" loext:hyphenation-no-caps="false"/>
    </style:style>
    <style:style style:name="P22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officeooo:paragraph-rsid="0142d618" fo:hyphenate="true" fo:hyphenation-remain-char-count="2" fo:hyphenation-push-char-count="2" loext:hyphenation-no-caps="false"/>
    </style:style>
    <style:style style:name="P228"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229"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 fo:font-size="12pt" fo:language="cs" fo:country="CZ" officeooo:paragraph-rsid="00139a0d" style:font-size-asian="12pt" style:language-asian="zh" style:country-asian="CN" style:font-size-complex="12pt" style:language-complex="hi" style:country-complex="IN"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2531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ff4d4"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24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paragraph-rsid="0206c166" style:font-size-asian="12pt" style:font-size-complex="12pt" fo:hyphenate="true" fo:hyphenation-remain-char-count="2" fo:hyphenation-push-char-count="2" loext:hyphenation-no-caps="false"/>
    </style:style>
    <style:style style:name="P2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7b029" style:font-size-asian="12pt" style:font-size-complex="12pt" fo:hyphenate="true" fo:hyphenation-remain-char-count="2" fo:hyphenation-push-char-count="2" loext:hyphenation-no-caps="false"/>
    </style:style>
    <style:style style:name="P2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209c504" style:font-size-asian="12pt" style:font-size-complex="12pt" fo:hyphenate="true" fo:hyphenation-remain-char-count="2" fo:hyphenation-push-char-count="2" loext:hyphenation-no-caps="false"/>
    </style:style>
    <style:style style:name="P2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337d00" style:font-size-asian="12pt" style:font-size-complex="12pt" fo:hyphenate="true" fo:hyphenation-remain-char-count="2" fo:hyphenation-push-char-count="2" loext:hyphenation-no-caps="false"/>
    </style:style>
    <style:style style:name="P24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8b8cb" style:font-size-asian="12pt" style:font-size-complex="12pt" fo:hyphenate="true" fo:hyphenation-remain-char-count="2" fo:hyphenation-push-char-count="2" loext:hyphenation-no-caps="false"/>
    </style:style>
    <style:style style:name="P24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8e11" officeooo:paragraph-rsid="002e8e11" style:font-size-asian="12pt" style:font-size-complex="12pt" fo:hyphenate="true" fo:hyphenation-remain-char-count="2" fo:hyphenation-push-char-count="2" loext:hyphenation-no-caps="false"/>
    </style:style>
    <style:style style:name="P2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161dd" style:font-size-asian="12pt" style:font-size-complex="12pt" fo:hyphenate="true" fo:hyphenation-remain-char-count="2" fo:hyphenation-push-char-count="2" loext:hyphenation-no-caps="false"/>
    </style:style>
    <style:style style:name="P24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39e15" officeooo:paragraph-rsid="001244e4" style:font-size-asian="12pt" style:font-size-complex="12pt" fo:hyphenate="true" fo:hyphenation-remain-char-count="2" fo:hyphenation-push-char-count="2" loext:hyphenation-no-caps="false"/>
    </style:style>
    <style:style style:name="P24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14d355a" style:font-size-asian="12pt" style:font-size-complex="12pt" fo:hyphenate="true" fo:hyphenation-remain-char-count="2" fo:hyphenation-push-char-count="2" loext:hyphenation-no-caps="false"/>
    </style:style>
    <style:style style:name="P25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3779f9" officeooo:paragraph-rsid="0008b8cb" style:font-size-asian="12pt" style:font-size-complex="12pt" fo:hyphenate="true" fo:hyphenation-remain-char-count="2" fo:hyphenation-push-char-count="2" loext:hyphenation-no-caps="false"/>
    </style:style>
    <style:style style:name="P25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d0ce6" officeooo:paragraph-rsid="003d0ce6" style:font-size-asian="12pt" style:font-size-complex="12pt"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281ad1" style:font-size-asian="12pt" style:font-size-complex="12pt" fo:hyphenate="true" fo:hyphenation-remain-char-count="2" fo:hyphenation-push-char-count="2" loext:hyphenation-no-caps="false"/>
    </style:style>
    <style:style style:name="P25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ed285" style:font-size-asian="12pt" style:font-size-complex="12pt" fo:hyphenate="true" fo:hyphenation-remain-char-count="2" fo:hyphenation-push-char-count="2" loext:hyphenation-no-caps="false"/>
    </style:style>
    <style:style style:name="P25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ea2997" style:font-size-asian="12pt" style:font-size-complex="12pt"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c0a6d" style:font-size-asian="12pt" style:font-size-complex="12pt"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9dc43b" style:font-size-asian="12pt" style:font-size-complex="12pt"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3af4" style:font-size-asian="12pt" style:font-size-complex="12pt"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a65712" style:font-size-asian="12pt" style:font-size-complex="12pt"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c7a60" style:font-size-asian="12pt" style:font-size-complex="12pt"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ce1317" style:font-size-asian="12pt" style:font-size-complex="12pt"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da89d" style:font-size-asian="12pt" style:font-size-complex="12pt"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b5d31" style:font-size-asian="12pt" style:font-size-complex="12pt"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3a1e3b" style:font-size-asian="12pt" style:font-size-complex="12pt"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e003" officeooo:paragraph-rsid="0010a7ac" style:font-size-asian="12pt" style:font-size-complex="12pt" fo:hyphenate="true" fo:hyphenation-remain-char-count="2" fo:hyphenation-push-char-count="2" loext:hyphenation-no-caps="false"/>
    </style:style>
    <style:style style:name="P26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10a7ac" style:font-size-asian="12pt" style:font-size-complex="12pt"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6dd7" style:font-size-asian="12pt" style:font-size-complex="12pt"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b5d31" style:font-size-asian="12pt" style:font-size-complex="12pt"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2531c" style:font-size-asian="12pt" style:font-size-complex="12pt"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6af6a" officeooo:paragraph-rsid="00b6af6a" style:font-size-asian="12pt" style:font-size-complex="12pt"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1b5d31" style:font-size-asian="12pt" style:font-size-complex="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3f03e" officeooo:paragraph-rsid="006b0027" style:font-size-asian="12pt" style:font-size-complex="12pt"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c4dcf1" style:font-size-asian="12pt" style:font-size-complex="12pt"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0ed285" style:font-size-asian="12pt" style:font-size-complex="12pt"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7394ac" officeooo:paragraph-rsid="007bc7d6" style:font-size-asian="12pt" style:font-size-complex="12pt"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7b487" officeooo:paragraph-rsid="000ed285" style:font-size-asian="12pt" style:font-size-complex="12pt"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9502a" officeooo:paragraph-rsid="000ed285" style:font-size-asian="12pt" style:font-size-complex="12pt"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2c6efe" style:font-size-asian="12pt" style:font-size-complex="12pt"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dff7de" style:font-size-asian="12pt" style:font-size-complex="12pt"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3ee15" officeooo:paragraph-rsid="00e4aec1" style:font-size-asian="12pt" style:font-size-complex="12pt"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b5954" officeooo:paragraph-rsid="00eba856" style:font-size-asian="12pt" style:font-size-complex="12pt"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14e04" officeooo:paragraph-rsid="00f14e04" style:font-size-asian="12pt" style:font-size-complex="12pt"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5393bc"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8e075"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6c6d80" officeooo:paragraph-rsid="0018dcdf" style:font-size-asian="12pt" style:language-asian="zh" style:country-asian="CN" style:font-size-complex="12pt" style:language-complex="hi" style:country-complex="IN" fo:hyphenate="true" fo:hyphenation-remain-char-count="2" fo:hyphenation-push-char-count="2" loext:hyphenation-no-caps="false"/>
    </style:style>
    <style:style style:name="P2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aba2" officeooo:paragraph-rsid="003aaba2" style:font-size-asian="12pt" style:font-style-asian="normal" style:font-size-complex="12pt" style:font-style-complex="normal" fo:hyphenate="true" fo:hyphenation-remain-char-count="2" fo:hyphenation-push-char-count="2" loext:hyphenation-no-caps="false"/>
    </style:style>
    <style:style style:name="P2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13970b7" style:font-size-asian="12pt" style:font-style-asian="normal" style:font-size-complex="12pt" style:font-style-complex="normal" fo:hyphenate="true" fo:hyphenation-remain-char-count="2" fo:hyphenation-push-char-count="2" loext:hyphenation-no-caps="false"/>
    </style:style>
    <style:style style:name="P2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08b8cb" style:font-size-asian="12pt" style:font-style-asian="normal" style:font-size-complex="12pt" style:font-style-complex="normal" fo:hyphenate="true" fo:hyphenation-remain-char-count="2" fo:hyphenation-push-char-count="2" loext:hyphenation-no-caps="false"/>
    </style:style>
    <style:style style:name="P2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0ec9f4" officeooo:paragraph-rsid="0137224e" style:font-size-asian="12pt" style:font-style-asian="normal" style:font-size-complex="12pt" style:font-style-complex="normal" fo:hyphenate="true" fo:hyphenation-remain-char-count="2" fo:hyphenation-push-char-count="2" loext:hyphenation-no-caps="false"/>
    </style:style>
    <style:style style:name="P29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0a7ac" style:font-size-asian="12pt" style:language-asian="zh" style:country-asian="CN" style:font-size-complex="12pt" style:language-complex="hi" style:country-complex="IN" fo:hyphenate="true" fo:hyphenation-remain-char-count="2" fo:hyphenation-push-char-count="2" loext:hyphenation-no-caps="false"/>
    </style:style>
    <style:style style:name="P29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la" fo:country="VA" officeooo:paragraph-rsid="000ed285" style:font-size-asian="12pt"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la" fo:country="VA" officeooo:paragraph-rsid="0018dcdf" style:font-size-asian="12pt"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161dd" style:font-size-asian="12pt" style:font-size-complex="12pt" fo:hyphenate="true" fo:hyphenation-remain-char-count="2" fo:hyphenation-push-char-count="2" loext:hyphenation-no-caps="false"/>
    </style:style>
    <style:style style:name="P30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08b8cb" style:font-size-asian="12pt" style:font-size-complex="12pt"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018dcdf"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18dcdf"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4058b9" officeooo:paragraph-rsid="004058b9" fo:hyphenate="true" fo:hyphenation-remain-char-count="2" fo:hyphenation-push-char-count="2" loext:hyphenation-no-caps="false"/>
    </style:style>
    <style:style style:name="P31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1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299368" officeooo:paragraph-rsid="000ff4d4" style:font-size-asian="12.5pt" style:font-size-complex="12.5pt" fo:hyphenate="true" fo:hyphenation-remain-char-count="2" fo:hyphenation-push-char-count="2" loext:hyphenation-no-caps="false"/>
    </style:style>
    <style:style style:name="P31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3a63b" officeooo:paragraph-rsid="000ff4d4" style:font-size-asian="12.5pt" style:font-size-complex="12.5pt" fo:hyphenate="true" fo:hyphenation-remain-char-count="2" fo:hyphenation-push-char-count="2" loext:hyphenation-no-caps="false"/>
    </style:style>
    <style:style style:name="P31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officeooo:rsid="0054df8d" officeooo:paragraph-rsid="000ff4d4" style:font-size-asian="12.5pt" style:font-size-complex="12.5pt" fo:hyphenate="true" fo:hyphenation-remain-char-count="2" fo:hyphenation-push-char-count="2" loext:hyphenation-no-caps="false"/>
    </style:style>
    <style:style style:name="P31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5pt" fo:language="cs" fo:country="CZ" officeooo:paragraph-rsid="000ff4d4" style:font-size-asian="12.5pt" style:font-size-complex="12.5pt" fo:hyphenate="true" fo:hyphenation-remain-char-count="2" fo:hyphenation-push-char-count="2" loext:hyphenation-no-caps="false"/>
    </style:style>
    <style:style style:name="P3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fo:language="cs" fo:country="CZ" fo:font-style="normal" officeooo:rsid="00cd12cf" officeooo:paragraph-rsid="000ff4d4" style:font-size-asian="12.5pt" style:font-style-asian="normal" style:font-size-complex="12.5pt" style:font-style-complex="normal" fo:hyphenate="true" fo:hyphenation-remain-char-count="2" fo:hyphenation-push-char-count="2" loext:hyphenation-no-caps="false"/>
    </style:style>
    <style:style style:name="P31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5pt" officeooo:paragraph-rsid="000ff4d4" style:font-size-asian="12.5pt" style:font-size-complex="12.5pt"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68e075" officeooo:paragraph-rsid="0018dcdf" fo:hyphenate="true" fo:hyphenation-remain-char-count="2" fo:hyphenation-push-char-count="2" loext:hyphenation-no-caps="false"/>
    </style:style>
    <style:style style:name="P31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1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26dd7"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ed285"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5"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0"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161d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0a7ac"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18dcd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3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4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161dd" style:font-size-asian="12pt" style:language-asian="zh" style:country-asian="CN" style:font-size-complex="12pt" style:language-complex="hi" style:country-complex="IN" fo:hyphenate="true" fo:hyphenation-remain-char-count="2" fo:hyphenation-push-char-count="2" loext:hyphenation-no-caps="false"/>
    </style:style>
    <style:style style:name="P34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officeooo:paragraph-rsid="0018dcdf" style:font-size-asian="12pt" style:font-size-complex="12pt" fo:hyphenate="true" fo:hyphenation-remain-char-count="2" fo:hyphenation-push-char-count="2" loext:hyphenation-no-caps="false"/>
    </style:style>
    <style:style style:name="P35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30a648"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5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8f99bd"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5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etter-spacing="normal" fo:language="la" fo:country="VA" fo:font-style="normal" fo:font-weight="normal" officeooo:rsid="001e0c5a" officeooo:paragraph-rsid="000ff4d4" style:font-name-asian="Andale Sans UI1" style:font-size-asian="12.5pt" style:language-asian="zh" style:country-asian="CN" style:font-style-asian="normal" style:font-weight-asian="normal" style:font-name-complex="Tahoma1" style:font-size-complex="12.5pt" style:language-complex="hi" style:country-complex="IN" style:font-style-complex="normal" style:font-weight-complex="normal" fo:hyphenate="true" fo:hyphenation-remain-char-count="2" fo:hyphenation-push-char-count="2" loext:hyphenation-no-caps="false"/>
    </style:style>
    <style:style style:name="P35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5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5pt" fo:language="la" fo:country="VA" officeooo:rsid="00336121" officeooo:paragraph-rsid="000ff4d4" style:font-size-asian="12.5pt" style:language-asian="zh" style:country-asian="CN" style:font-size-complex="12.5pt" style:language-complex="hi" style:country-complex="IN" fo:hyphenate="true" fo:hyphenation-remain-char-count="2" fo:hyphenation-push-char-count="2" loext:hyphenation-no-caps="false"/>
    </style:style>
    <style:style style:name="P3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b5d31"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5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b5d31" style:font-size-asian="12pt" style:language-asian="zh" style:country-asian="CN" style:font-size-complex="12pt" style:language-complex="hi" style:country-complex="IN" fo:hyphenate="true" fo:hyphenation-remain-char-count="2" fo:hyphenation-push-char-count="2" loext:hyphenation-no-caps="false"/>
    </style:style>
    <style:style style:name="P3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0881db" fo:hyphenate="true" fo:hyphenation-remain-char-count="2" fo:hyphenation-push-char-count="2" loext:hyphenation-no-caps="false"/>
    </style:style>
    <style:style style:name="P3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299368" fo:hyphenate="true" fo:hyphenation-remain-char-count="2" fo:hyphenation-push-char-count="2" loext:hyphenation-no-caps="false"/>
    </style:style>
    <style:style style:name="P36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f4d4" fo:hyphenate="true" fo:hyphenation-remain-char-count="2" fo:hyphenation-push-char-count="2" loext:hyphenation-no-caps="false"/>
    </style:style>
    <style:style style:name="P36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0a7ac" fo:hyphenate="true" fo:hyphenation-remain-char-count="2" fo:hyphenation-push-char-count="2" loext:hyphenation-no-caps="false"/>
    </style:style>
    <style:style style:name="P3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72dc5" fo:hyphenate="true" fo:hyphenation-remain-char-count="2" fo:hyphenation-push-char-count="2" loext:hyphenation-no-caps="false"/>
    </style:style>
    <style:style style:name="P3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601d25" fo:hyphenate="true" fo:hyphenation-remain-char-count="2" fo:hyphenation-push-char-count="2" loext:hyphenation-no-caps="false"/>
    </style:style>
    <style:style style:name="P3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8b8cb" fo:hyphenate="true" fo:hyphenation-remain-char-count="2" fo:hyphenation-push-char-count="2" loext:hyphenation-no-caps="false"/>
    </style:style>
    <style:style style:name="P36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60622" fo:hyphenate="true" fo:hyphenation-remain-char-count="2" fo:hyphenation-push-char-count="2" loext:hyphenation-no-caps="false"/>
    </style:style>
    <style:style style:name="P37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1e979c" fo:hyphenate="true" fo:hyphenation-remain-char-count="2" fo:hyphenation-push-char-count="2" loext:hyphenation-no-caps="false"/>
    </style:style>
    <style:style style:name="P37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0a7ac" fo:hyphenate="true" fo:hyphenation-remain-char-count="2" fo:hyphenation-push-char-count="2" loext:hyphenation-no-caps="false"/>
    </style:style>
    <style:style style:name="P372"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08b8cb" fo:hyphenate="true" fo:hyphenation-remain-char-count="2" fo:hyphenation-push-char-count="2" loext:hyphenation-no-caps="false"/>
    </style:style>
    <style:style style:name="P37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01161dd" style:font-size-asian="12pt" style:font-size-complex="12pt" fo:hyphenate="true" fo:hyphenation-remain-char-count="2" fo:hyphenation-push-char-count="2" loext:hyphenation-no-caps="false"/>
    </style:style>
    <style:style style:name="P37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c76fc9" officeooo:paragraph-rsid="01352a90" style:font-size-asian="12pt" style:font-size-complex="12pt"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la" fo:country="VA" officeooo:paragraph-rsid="00e1a5e7" style:font-size-asian="12pt" style:font-size-complex="12pt" fo:hyphenate="true" fo:hyphenation-remain-char-count="2" fo:hyphenation-push-char-count="2" loext:hyphenation-no-caps="false"/>
    </style:style>
    <style:style style:name="P37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c76fc9" officeooo:paragraph-rsid="001b5d31" style:font-size-asian="12pt" style:font-size-complex="12pt" fo:hyphenate="true" fo:hyphenation-remain-char-count="2" fo:hyphenation-push-char-count="2" loext:hyphenation-no-caps="false"/>
    </style:style>
    <style:style style:name="P377"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37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9bf8ab" fo:hyphenate="true" fo:hyphenation-remain-char-count="2" fo:hyphenation-push-char-count="2" loext:hyphenation-no-caps="false"/>
    </style:style>
    <style:style style:name="P38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loext:hyphenation-no-caps="false"/>
    </style:style>
    <style:style style:name="P38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a8f6a" fo:hyphenate="true" fo:hyphenation-remain-char-count="2" fo:hyphenation-push-char-count="2" loext:hyphenation-no-caps="false"/>
    </style:style>
    <style:style style:name="P38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ed285" fo:hyphenate="true" fo:hyphenation-remain-char-count="2" fo:hyphenation-push-char-count="2" loext:hyphenation-no-caps="false"/>
    </style:style>
    <style:style style:name="P38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42d618" fo:hyphenate="true" fo:hyphenation-remain-char-count="2" fo:hyphenation-push-char-count="2" loext:hyphenation-no-caps="false"/>
    </style:style>
    <style:style style:name="P38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1a5e7" fo:hyphenate="true" fo:hyphenation-remain-char-count="2" fo:hyphenation-push-char-count="2" loext:hyphenation-no-caps="false"/>
    </style:style>
    <style:style style:name="P38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d7254" fo:hyphenate="true" fo:hyphenation-remain-char-count="2" fo:hyphenation-push-char-count="2" loext:hyphenation-no-caps="false"/>
    </style:style>
    <style:style style:name="P38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5e4816" fo:hyphenate="true" fo:hyphenation-remain-char-count="2" fo:hyphenation-push-char-count="2" loext:hyphenation-no-caps="false"/>
    </style:style>
    <style:style style:name="P38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38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b5d31" fo:hyphenate="true" fo:hyphenation-remain-char-count="2" fo:hyphenation-push-char-count="2" loext:hyphenation-no-caps="false"/>
    </style:style>
    <style:style style:name="P38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8f2d5" fo:hyphenate="true" fo:hyphenation-remain-char-count="2" fo:hyphenation-push-char-count="2" loext:hyphenation-no-caps="false"/>
    </style:style>
    <style:style style:name="P39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0027" fo:hyphenate="true" fo:hyphenation-remain-char-count="2" fo:hyphenation-push-char-count="2" loext:hyphenation-no-caps="false"/>
    </style:style>
    <style:style style:name="P39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7bc7d6" fo:hyphenate="true" fo:hyphenation-remain-char-count="2" fo:hyphenation-push-char-count="2" loext:hyphenation-no-caps="false"/>
    </style:style>
    <style:style style:name="P39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2772"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ed285"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8dcdf" fo:hyphenate="true" fo:hyphenation-remain-char-count="2" fo:hyphenation-push-char-count="2" loext:hyphenation-no-caps="false"/>
    </style:style>
    <style:style style:name="P39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c6efe" fo:hyphenate="true" fo:hyphenation-remain-char-count="2" fo:hyphenation-push-char-count="2" loext:hyphenation-no-caps="false"/>
    </style:style>
    <style:style style:name="P39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97" style:family="paragraph" style:parent-style-name="Table_20_Contents">
      <style:paragraph-properties fo:line-height="100%" fo:text-align="center" style:justify-single-word="false" fo:hyphenation-ladder-count="3">
        <style:drop-cap style:lines="3" style:style-name="Iniciály_20_velké"/>
      </style:paragraph-properties>
      <style:text-properties fo:font-variant="small-caps" fo:color="#ff0000" loext:opacity="100%" style:font-name="Linux Libertine S.O.Cist.1" fo:font-size="12pt" fo:language="la" fo:country="VA" officeooo:rsid="00139a0d"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39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b5d31" style:font-size-asian="12pt" style:language-asian="zh" style:country-asian="CN" style:language-complex="hi" style:country-complex="IN" fo:hyphenate="true" fo:hyphenation-remain-char-count="2" fo:hyphenation-push-char-count="2" loext:hyphenation-no-caps="false"/>
    </style:style>
    <style:style style:name="P3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9b524" officeooo:paragraph-rsid="001b5d31" style:font-size-asian="12pt" style:font-size-complex="12pt" fo:hyphenate="true" fo:hyphenation-remain-char-count="2" fo:hyphenation-push-char-count="2" loext:hyphenation-no-caps="false"/>
    </style:style>
    <style:style style:name="P4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baa5dd" style:font-size-asian="12pt" style:font-size-complex="12pt" fo:hyphenate="true" fo:hyphenation-remain-char-count="2" fo:hyphenation-push-char-count="2" loext:hyphenation-no-caps="false"/>
    </style:style>
    <style:style style:name="P40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style:style>
    <style:style style:name="P4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1b5d31" style:font-size-asian="12pt" style:font-size-complex="12pt" fo:hyphenate="true" fo:hyphenation-remain-char-count="2" fo:hyphenation-push-char-count="2" loext:hyphenation-no-caps="false"/>
    </style:style>
    <style:style style:name="P4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1b5d31" style:font-size-asian="12pt" style:font-style-asian="normal" style:font-size-complex="12pt" style:font-style-complex="normal" fo:hyphenate="true" fo:hyphenation-remain-char-count="2" fo:hyphenation-push-char-count="2" loext:hyphenation-no-caps="false"/>
    </style:style>
    <style:style style:name="P4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1b5d31" style:font-size-asian="12pt" style:font-style-asian="normal" style:font-size-complex="12pt" style:font-style-complex="normal" fo:hyphenate="true" fo:hyphenation-remain-char-count="2" fo:hyphenation-push-char-count="2" loext:hyphenation-no-caps="false"/>
    </style:style>
    <style:style style:name="P4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b5d31" fo:hyphenate="true" fo:hyphenation-remain-char-count="2" fo:hyphenation-push-char-count="2" loext:hyphenation-no-caps="false"/>
    </style:style>
    <style:style style:name="P406" style:family="paragraph" style:parent-style-name="Standard">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175ef8"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86e05"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660792"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80f140"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83ec39"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8424dc"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4fdab6"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af001c"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a075b5"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c725dd"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de598d"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0e0de3f"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0fc09c7"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style:font-size-asian="12pt"/>
    </style:style>
    <style:style style:name="T23" style:family="text">
      <style:text-properties fo:color="#ff0000" loext:opacity="100%" fo:font-size="12pt" fo:language="la" fo:country="VA" style:font-size-asian="12pt" style:language-asian="zh" style:country-asian="CN" style:font-size-complex="12pt" style:language-complex="hi" style:country-complex="IN"/>
    </style:style>
    <style:style style:name="T24"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5"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26"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27" style:family="text">
      <style:text-properties fo:color="#ff0000" loext:opacity="100%" fo:font-size="12pt" fo:language="la" fo:country="VA" officeooo:rsid="00b062df" style:font-size-asian="12pt" style:language-asian="zh" style:country-asian="CN" style:font-size-complex="12pt" style:language-complex="hi" style:country-complex="IN"/>
    </style:style>
    <style:style style:name="T28" style:family="text">
      <style:text-properties fo:color="#ff0000" loext:opacity="100%" fo:font-size="12pt" fo:language="la" fo:country="VA" style:font-size-asian="12pt" style:font-size-complex="12pt"/>
    </style:style>
    <style:style style:name="T29" style:family="text">
      <style:text-properties fo:color="#ff0000" loext:opacity="100%" fo:font-size="12pt" fo:language="la" fo:country="VA" officeooo:rsid="00268caa" style:font-size-asian="12pt" style:font-size-complex="12pt"/>
    </style:style>
    <style:style style:name="T30" style:family="text">
      <style:text-properties fo:color="#ff0000" loext:opacity="100%" fo:font-size="12pt" fo:language="la" fo:country="VA" officeooo:rsid="00221d9f" style:font-size-asian="12pt" style:font-size-complex="12pt"/>
    </style:style>
    <style:style style:name="T31" style:family="text">
      <style:text-properties fo:color="#ff0000" loext:opacity="100%" fo:font-size="12pt" fo:language="la" fo:country="VA" officeooo:rsid="00204f5c" style:font-size-asian="12pt" style:font-size-complex="12pt"/>
    </style:style>
    <style:style style:name="T32" style:family="text">
      <style:text-properties fo:color="#ff0000" loext:opacity="100%" fo:font-size="12pt" fo:letter-spacing="normal" fo:language="la" fo:country="VA" fo:font-style="normal" fo:font-weight="normal"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3" style:family="text">
      <style:text-properties fo:color="#ff0000" loext:opacity="100%" fo:font-size="12pt" fo:letter-spacing="normal" fo:language="la" fo:country="VA" fo:font-style="normal" fo:font-weight="normal" officeooo:rsid="00173d95"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4" style:family="text">
      <style:text-properties fo:color="#ff0000" loext:opacity="100%" fo:font-size="12pt" fo:letter-spacing="normal" fo:language="la" fo:country="VA" fo:font-style="normal" fo:font-weight="normal" officeooo:rsid="00af001c"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5"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36" style:family="text">
      <style:text-properties fo:color="#ff0000" loext:opacity="100%" fo:language="la" fo:country="VA"/>
    </style:style>
    <style:style style:name="T37" style:family="text">
      <style:text-properties fo:color="#ff0000" loext:opacity="100%" fo:language="la" fo:country="VA" style:language-asian="zh" style:country-asian="CN" style:language-complex="hi" style:country-complex="IN"/>
    </style:style>
    <style:style style:name="T38" style:family="text">
      <style:text-properties fo:color="#ff0000" loext:opacity="100%" fo:language="la" fo:country="VA" officeooo:rsid="0030a648" style:language-asian="zh" style:country-asian="CN" style:language-complex="hi" style:country-complex="IN"/>
    </style:style>
    <style:style style:name="T39" style:family="text">
      <style:text-properties fo:color="#ff0000" loext:opacity="100%" fo:language="la" fo:country="VA" officeooo:rsid="001f82f9" style:language-asian="zh" style:country-asian="CN" style:language-complex="hi" style:country-complex="IN"/>
    </style:style>
    <style:style style:name="T40" style:family="text">
      <style:text-properties fo:color="#ff0000" loext:opacity="100%" fo:language="la" fo:country="VA" officeooo:rsid="00527fc5" style:language-asian="zh" style:country-asian="CN" style:language-complex="hi" style:country-complex="IN"/>
    </style:style>
    <style:style style:name="T41" style:family="text">
      <style:text-properties fo:color="#ff0000" loext:opacity="100%" fo:language="la" fo:country="VA" officeooo:rsid="0106c927" style:language-asian="zh" style:country-asian="CN" style:language-complex="hi" style:country-complex="IN"/>
    </style:style>
    <style:style style:name="T42"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83ec39"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8424dc"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87770a"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4fdab6"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173d95"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1b3d07"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186e05"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b1847f"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d2f0c9"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01cf2a8"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0de598d"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bold" style:font-weight-asian="bold" style:font-weight-complex="bold"/>
    </style:style>
    <style:style style:name="T56" style:family="text">
      <style:text-properties fo:color="#ff0000" loext:opacity="100%" fo:language="la" fo:country="VA" fo:font-weight="bold" officeooo:rsid="00aeac16" style:font-weight-asian="bold" style:font-weight-complex="bold"/>
    </style:style>
    <style:style style:name="T57" style:family="text">
      <style:text-properties fo:color="#ff0000" loext:opacity="100%" fo:language="la" fo:country="VA" fo:font-weight="bold" officeooo:rsid="00b1847f" style:font-weight-asian="bold" style:font-weight-complex="bold"/>
    </style:style>
    <style:style style:name="T58" style:family="text">
      <style:text-properties fo:color="#ff0000" loext:opacity="100%" style:font-name="Linux Libertine S.O.Cist.1" fo:letter-spacing="normal" fo:language="la" fo:country="VA" fo:font-weight="normal" style:language-asian="zh" style:country-asian="CN" style:font-weight-asian="normal" style:language-complex="hi" style:country-complex="IN" style:font-weight-complex="normal"/>
    </style:style>
    <style:style style:name="T59" style:family="text">
      <style:text-properties fo:color="#ff0000" loext:opacity="100%" style:font-name="Linux Libertine S.O.Cist.1" fo:letter-spacing="normal" fo:language="la" fo:country="VA" fo:font-weight="normal" officeooo:rsid="008424dc" style:language-asian="zh" style:country-asian="CN" style:font-weight-asian="normal" style:language-complex="hi" style:country-complex="IN" style:font-weight-complex="normal"/>
    </style:style>
    <style:style style:name="T60" style:family="text">
      <style:text-properties fo:color="#ff0000" loext:opacity="100%" style:font-name="Linux Libertine S.O.Cist.1" fo:letter-spacing="normal" fo:language="la" fo:country="VA" fo:font-weight="normal" officeooo:rsid="00e0de3f" style:language-asian="zh" style:country-asian="CN" style:font-weight-asian="normal" style:language-complex="hi" style:country-complex="IN" style:font-weight-complex="normal"/>
    </style:style>
    <style:style style:name="T61" style:family="text">
      <style:text-properties fo:color="#ff0000" loext:opacity="100%" style:font-name="Cloister1" fo:font-size="18pt" fo:language="la" fo:country="VA" fo:font-weight="normal" style:language-asian="zh" style:country-asian="CN" style:font-weight-asian="normal" style:language-complex="hi" style:country-complex="IN" style:font-weight-complex="normal"/>
    </style:style>
    <style:style style:name="T62" style:family="text">
      <style:text-properties fo:color="#ff0000" loext:opacity="100%" style:font-name="Cloister1" fo:font-size="18pt" fo:language="la" fo:country="VA" fo:font-weight="normal" officeooo:rsid="008a529c" style:language-asian="zh" style:country-asian="CN" style:font-weight-asian="normal" style:language-complex="hi" style:country-complex="IN" style:font-weight-complex="normal"/>
    </style:style>
    <style:style style:name="T63" style:family="text">
      <style:text-properties fo:color="#ff0000" loext:opacity="100%" style:font-name="Cloister1" fo:font-size="18pt" fo:language="la" fo:country="VA" fo:font-weight="normal" officeooo:rsid="00175ef8" style:language-asian="zh" style:country-asian="CN" style:font-weight-asian="normal" style:language-complex="hi" style:country-complex="IN" style:font-weight-complex="normal"/>
    </style:style>
    <style:style style:name="T64" style:family="text">
      <style:text-properties fo:color="#ff0000" loext:opacity="100%" style:font-name="Cloister1" fo:font-size="18pt" fo:language="la" fo:country="VA" fo:font-weight="normal" officeooo:rsid="001792b9" style:language-asian="zh" style:country-asian="CN" style:font-weight-asian="normal" style:language-complex="hi" style:country-complex="IN" style:font-weight-complex="normal"/>
    </style:style>
    <style:style style:name="T65" style:family="text">
      <style:text-properties fo:color="#ff0000"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66" style:family="text">
      <style:text-properties fo:color="#ff0000" loext:opacity="10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67" style:family="text">
      <style:text-properties fo:color="#ff0000"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68" style:family="text">
      <style:text-properties fo:color="#ff0000" loext:opacity="10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69" style:family="text">
      <style:text-properties fo:color="#ff0000"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70" style:family="text">
      <style:text-properties fo:color="#ff0000"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71" style:family="text">
      <style:text-properties fo:color="#ff0000"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2" style:family="text">
      <style:text-properties fo:color="#ff0000" loext:opacity="100%"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73"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74" style:family="text">
      <style:text-properties fo:color="#ff0000" loext:opacity="1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75" style:family="text">
      <style:text-properties fo:color="#ff0000" loext:opacity="100%" style:font-name="Cloister" fo:font-size="18pt" fo:language="la" fo:country="VA" fo:font-weight="normal" officeooo:rsid="00af001c" style:language-asian="zh" style:country-asian="CN" style:font-weight-asian="normal" style:language-complex="hi" style:country-complex="IN" style:font-weight-complex="normal"/>
    </style:style>
    <style:style style:name="T76" style:family="text">
      <style:text-properties fo:color="#ff0000" loext:opacity="100%" officeooo:rsid="00fc09c7"/>
    </style:style>
    <style:style style:name="T77" style:family="text">
      <style:text-properties fo:color="#ff0000" loext:opacity="100%" officeooo:rsid="00fdfec5"/>
    </style:style>
    <style:style style:name="T78" style:family="text">
      <style:text-properties fo:color="#ff0000" loext:opacity="100%" style:font-name="Linux Libertine S\.O\.Cist\."/>
    </style:style>
    <style:style style:name="T79" style:family="text">
      <style:text-properties fo:color="#ff0000" loext:opacity="100%" officeooo:rsid="00ff9dc0"/>
    </style:style>
    <style:style style:name="T80" style:family="text">
      <style:text-properties fo:color="#ff0000" loext:opacity="100%" officeooo:rsid="0100d8d4"/>
    </style:style>
    <style:style style:name="T81" style:family="text">
      <style:text-properties fo:color="#ff0000" loext:opacity="100%" officeooo:rsid="0100fff3"/>
    </style:style>
    <style:style style:name="T82" style:family="text">
      <style:text-properties fo:color="#ff0000" loext:opacity="100%" officeooo:rsid="0102317d"/>
    </style:style>
    <style:style style:name="T83" style:family="text">
      <style:text-properties fo:color="#ff0000" loext:opacity="100%" officeooo:rsid="0106c927"/>
    </style:style>
    <style:style style:name="T84" style:family="text">
      <style:text-properties fo:color="#ff0000" loext:opacity="100%" officeooo:rsid="01089919"/>
    </style:style>
    <style:style style:name="T85" style:family="text">
      <style:text-properties fo:color="#ff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86" style:family="text">
      <style:text-properties fo:color="#ff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87" style:family="text">
      <style:text-properties fo:color="#ff0000" loext:opacity="100%" officeooo:rsid="0150c414"/>
    </style:style>
    <style:style style:name="T88" style:family="text">
      <style:text-properties fo:color="#ff0000" loext:opacity="100%" officeooo:rsid="00111446"/>
    </style:style>
    <style:style style:name="T89" style:family="text">
      <style:text-properties fo:color="#ff0000" loext:opacity="100%" fo:font-style="normal" officeooo:rsid="0015134f" style:font-style-asian="normal" style:font-style-complex="normal"/>
    </style:style>
    <style:style style:name="T90" style:family="text">
      <style:text-properties fo:color="#ff0000" loext:opacity="100%" officeooo:rsid="00b64845"/>
    </style:style>
    <style:style style:name="T91" style:family="text">
      <style:text-properties fo:color="#ff0000" loext:opacity="100%" officeooo:rsid="009212f9"/>
    </style:style>
    <style:style style:name="T92" style:family="text">
      <style:text-properties fo:color="#ff0000" loext:opacity="100%" officeooo:rsid="01105b4d"/>
    </style:style>
    <style:style style:name="T93"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94"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5" style:family="text">
      <style:text-properties fo:color="#00000a" loext:opacity="100%" fo:font-size="12pt" fo:letter-spacing="normal"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96" style:family="text">
      <style:text-properties fo:color="#00000a" loext:opacity="100%" fo:font-size="12pt" fo:letter-spacing="normal" fo:language="la" fo:country="VA" fo:font-weight="normal" officeooo:rsid="00194458" style:font-size-asian="12pt" style:language-asian="zh" style:country-asian="CN" style:font-weight-asian="normal" style:font-size-complex="12pt" style:language-complex="hi" style:country-complex="IN" style:font-weight-complex="normal"/>
    </style:style>
    <style:style style:name="T97" style:family="text">
      <style:text-properties fo:color="#00000a" loext:opacity="100%" fo:font-size="12pt" fo:letter-spacing="normal"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98"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99" style:family="text">
      <style:text-properties fo:color="#00000a" loext:opacity="100%" fo:language="la" fo:country="VA" fo:font-weight="normal" officeooo:rsid="00660792" style:language-asian="zh" style:country-asian="CN" style:font-weight-asian="normal" style:language-complex="hi" style:country-complex="IN" style:font-weight-complex="normal"/>
    </style:style>
    <style:style style:name="T100" style:family="text">
      <style:text-properties fo:color="#00000a" loext:opacity="100%" fo:language="la" fo:country="VA" fo:font-weight="normal" officeooo:rsid="0083ec39" style:language-asian="zh" style:country-asian="CN" style:font-weight-asian="normal" style:language-complex="hi" style:country-complex="IN" style:font-weight-complex="normal"/>
    </style:style>
    <style:style style:name="T101" style:family="text">
      <style:text-properties fo:color="#00000a" loext:opacity="100%" style:font-name="Cloister1" fo:font-size="18pt" fo:language="la" fo:country="VA" fo:font-weight="normal" style:language-asian="zh" style:country-asian="CN" style:font-weight-asian="normal" style:language-complex="hi" style:country-complex="IN" style:font-weight-complex="normal"/>
    </style:style>
    <style:style style:name="T102" style:family="text">
      <style:text-properties fo:color="#00000a" loext:opacity="10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103" style:family="text">
      <style:text-properties fo:color="#00000a" loext:opacity="10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104" style:family="text">
      <style:text-properties fo:color="#00000a" loext:opacity="10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105" style:family="text">
      <style:text-properties fo:color="#00000a" loext:opacity="100%" style:font-name="Cloister1" fo:font-size="18pt" fo:language="la" fo:country="VA" fo:font-weight="normal" officeooo:rsid="0012bb42" style:language-asian="zh" style:country-asian="CN" style:font-weight-asian="normal" style:language-complex="hi" style:country-complex="IN" style:font-weight-complex="normal"/>
    </style:style>
    <style:style style:name="T106" style:family="text">
      <style:text-properties fo:color="#00000a" loext:opacity="1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07" style:family="text">
      <style:text-properties fo:color="#00000a" loext:opacity="100%" fo:letter-spacing="normal" fo:font-weight="bold" style:font-weight-asian="bold" style:font-weight-complex="bold"/>
    </style:style>
    <style:style style:name="T108" style:family="text">
      <style:text-properties fo:color="#00000a" loext:opacity="100%" fo:letter-spacing="normal" fo:font-weight="normal" style:font-weight-asian="normal" style:font-weight-complex="normal"/>
    </style:style>
    <style:style style:name="T109" style:family="text">
      <style:text-properties fo:color="#00000a" loext:opacity="100%" fo:letter-spacing="normal" fo:font-weight="normal" officeooo:rsid="00173d95" style:font-weight-asian="normal" style:font-weight-complex="normal"/>
    </style:style>
    <style:style style:name="T110" style:family="text">
      <style:text-properties fo:color="#00000a" loext:opacity="100%" fo:letter-spacing="normal" fo:font-weight="normal" officeooo:rsid="00194458" style:font-weight-asian="normal" style:font-weight-complex="normal"/>
    </style:style>
    <style:style style:name="T111"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12" style:family="text">
      <style:text-properties officeooo:rsid="0030a648"/>
    </style:style>
    <style:style style:name="T113" style:family="text">
      <style:text-properties officeooo:rsid="009212f9"/>
    </style:style>
    <style:style style:name="T114" style:family="text">
      <style:text-properties fo:color="#000000" loext:opacity="100%" fo:language="la" fo:country="VA" style:language-asian="zh" style:country-asian="CN" style:language-complex="hi" style:country-complex="IN"/>
    </style:style>
    <style:style style:name="T115" style:family="text">
      <style:text-properties fo:color="#000000" loext:opacity="100%" fo:language="la" fo:country="VA" officeooo:rsid="0030a648" style:language-asian="zh" style:country-asian="CN" style:language-complex="hi" style:country-complex="IN"/>
    </style:style>
    <style:style style:name="T116" style:family="text">
      <style:text-properties fo:color="#000000" loext:opacity="100%" fo:language="la" fo:country="VA" officeooo:rsid="001f82f9" style:language-asian="zh" style:country-asian="CN" style:language-complex="hi" style:country-complex="IN"/>
    </style:style>
    <style:style style:name="T117" style:family="text">
      <style:text-propertie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8" style:family="text">
      <style:text-properties fo:color="#000000" loext:opacity="100%" fo:font-size="12pt" fo:letter-spacing="normal" fo:language="la" fo:country="VA" fo:font-style="normal" fo:font-weight="normal" officeooo:rsid="00194458"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9" style:family="text">
      <style:text-properties fo:color="#000000" loext:opacity="100%" fo:font-size="12pt" fo:letter-spacing="normal" fo:language="la" fo:country="VA" fo:font-style="normal" fo:font-weight="normal" officeooo:rsid="003290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0" style:family="text">
      <style:text-properties fo:color="#000000" loext:opacity="100%" fo:font-size="12pt" fo:letter-spacing="normal" fo:language="la" fo:country="VA" fo:font-style="normal" fo:font-weight="normal" officeooo:rsid="001da49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1" style:family="text">
      <style:text-properties fo:color="#000000" loext:opacity="100%" fo:font-size="12pt" fo:language="la" fo:country="VA" style:font-size-asian="12pt"/>
    </style:style>
    <style:style style:name="T122" style:family="text">
      <style:text-properties fo:color="#000000" loext:opacity="100%" fo:font-size="12pt" fo:language="la" fo:country="VA" style:font-size-asian="12pt" style:language-asian="zh" style:country-asian="CN" style:font-size-complex="12pt" style:language-complex="hi" style:country-complex="IN"/>
    </style:style>
    <style:style style:name="T123"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24"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125" style:family="text">
      <style:text-properties fo:color="#000000" loext:opacity="100%" fo:font-size="12pt" fo:language="la" fo:country="VA" officeooo:rsid="00b062df" style:font-size-asian="12pt" style:language-asian="zh" style:country-asian="CN" style:font-size-complex="12pt" style:language-complex="hi" style:country-complex="IN"/>
    </style:style>
    <style:style style:name="T126" style:family="text">
      <style:text-propertie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7" style:family="text">
      <style:text-properties fo:color="#000000" loext:opacity="100%" fo:letter-spacing="normal" fo:font-style="normal" fo:font-weight="normal" officeooo:rsid="01312347"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28" style:family="text">
      <style:text-properties fo:color="#000000" loext:opacity="100%" fo:letter-spacing="normal" fo:font-style="normal" fo:font-weight="normal"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29" style:family="text">
      <style:text-properties fo:color="#000000" loext:opacity="100%" fo:letter-spacing="normal" fo:font-style="normal" fo:font-weight="normal" officeooo:rsid="0008f4af"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0" style:family="text">
      <style:text-properties fo:color="#000000" loext:opacity="100%" fo:letter-spacing="normal" fo:font-style="normal" fo:font-weight="normal" officeooo:rsid="01486136" style:font-name-asian="Andale Sans UI1" style:language-asian="zh" style:country-asian="CN" style:font-style-asian="normal" style:font-weight-asian="normal" style:font-name-complex="Tahoma1" style:language-complex="hi" style:country-complex="IN" style:font-style-complex="normal" style:font-weight-complex="normal"/>
    </style:style>
    <style:style style:name="T131" style:family="text">
      <style:text-properties fo:color="#000000" loext:opacity="100%" fo:letter-spacing="normal" fo:font-weight="normal" style:font-name-asian="Andale Sans UI1" style:language-asian="zh" style:country-asian="CN" style:font-weight-asian="normal" style:font-name-complex="Tahoma1" style:language-complex="hi" style:country-complex="IN" style:font-weight-complex="normal"/>
    </style:style>
    <style:style style:name="T132" style:family="text">
      <style:text-properties fo:color="#000000" loext:opacity="100%" fo:letter-spacing="normal" fo:font-weight="normal" officeooo:rsid="0009f959" style:font-name-asian="Andale Sans UI1" style:language-asian="zh" style:country-asian="CN" style:font-weight-asian="normal" style:font-name-complex="Tahoma1" style:language-complex="hi" style:country-complex="IN" style:font-weight-complex="normal"/>
    </style:style>
    <style:style style:name="T133" style:family="text">
      <style:text-propertie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134" style:family="text">
      <style:text-properties fo:language="cs" fo:country="CZ"/>
    </style:style>
    <style:style style:name="T135" style:family="text">
      <style:text-properties fo:language="cs" fo:country="CZ" officeooo:rsid="00b7f850"/>
    </style:style>
    <style:style style:name="T136" style:family="text">
      <style:text-properties fo:language="cs" fo:country="CZ" officeooo:rsid="0016d416"/>
    </style:style>
    <style:style style:name="T137" style:family="text">
      <style:text-properties fo:language="cs" fo:country="CZ" officeooo:rsid="001f82f9"/>
    </style:style>
    <style:style style:name="T138" style:family="text">
      <style:text-properties fo:language="cs" fo:country="CZ" officeooo:rsid="00527fc5"/>
    </style:style>
    <style:style style:name="T139" style:family="text">
      <style:text-properties fo:language="cs" fo:country="CZ" officeooo:rsid="00a30c01"/>
    </style:style>
    <style:style style:name="T140" style:family="text">
      <style:text-properties fo:language="cs" fo:country="CZ" officeooo:rsid="00ac27c9"/>
    </style:style>
    <style:style style:name="T141" style:family="text">
      <style:text-properties fo:language="cs" fo:country="CZ" fo:font-weight="normal" officeooo:rsid="00ad2f72" style:language-asian="zh" style:country-asian="CN" style:font-weight-asian="normal" style:language-complex="hi" style:country-complex="IN" style:font-weight-complex="normal"/>
    </style:style>
    <style:style style:name="T142" style:family="text">
      <style:text-properties fo:language="cs" fo:country="CZ" officeooo:rsid="0106c927"/>
    </style:style>
    <style:style style:name="T143" style:family="text">
      <style:text-properties fo:language="cs" fo:country="CZ" officeooo:rsid="0153f8b5"/>
    </style:style>
    <style:style style:name="T144" style:family="text">
      <style:text-properties fo:language="la" fo:country="VA" style:language-asian="zh" style:country-asian="CN" style:language-complex="hi" style:country-complex="IN"/>
    </style:style>
    <style:style style:name="T145" style:family="text">
      <style:text-properties fo:language="la" fo:country="VA" officeooo:rsid="0153f8b5" style:language-asian="zh" style:country-asian="CN" style:language-complex="hi" style:country-complex="IN"/>
    </style:style>
    <style:style style:name="T146" style:family="text">
      <style:text-properties fo:language="la" fo:country="VA" fo:font-weight="normal" style:language-asian="zh" style:country-asian="CN" style:font-weight-asian="normal" style:language-complex="hi" style:country-complex="IN" style:font-weight-complex="normal"/>
    </style:style>
    <style:style style:name="T147" style:family="text">
      <style:text-properties fo:language="la" fo:country="VA" fo:font-weight="normal" officeooo:rsid="004fdab6" style:language-asian="zh" style:country-asian="CN" style:font-weight-asian="normal" style:language-complex="hi" style:country-complex="IN" style:font-weight-complex="normal"/>
    </style:style>
    <style:style style:name="T148" style:family="text">
      <style:text-properties fo:language="la" fo:country="VA" fo:font-weight="normal" officeooo:rsid="001b3d07" style:language-asian="zh" style:country-asian="CN" style:font-weight-asian="normal" style:language-complex="hi" style:country-complex="IN" style:font-weight-complex="normal"/>
    </style:style>
    <style:style style:name="T149" style:family="text">
      <style:text-properties fo:language="la" fo:country="VA" fo:font-weight="normal" officeooo:rsid="001cf2a8" style:language-asian="zh" style:country-asian="CN" style:font-weight-asian="normal" style:language-complex="hi" style:country-complex="IN" style:font-weight-complex="normal"/>
    </style:style>
    <style:style style:name="T150" style:family="text">
      <style:text-properties fo:language="la" fo:country="VA" fo:font-weight="bold" style:font-weight-asian="bold" style:font-weight-complex="bold"/>
    </style:style>
    <style:style style:name="T151" style:family="text">
      <style:text-properties officeooo:rsid="001a099d"/>
    </style:style>
    <style:style style:name="T152" style:family="text">
      <style:text-properties officeooo:rsid="001a6680"/>
    </style:style>
    <style:style style:name="T153" style:family="text">
      <style:text-properties officeooo:rsid="001ae2f2"/>
    </style:style>
    <style:style style:name="T154" style:family="text">
      <style:text-properties officeooo:rsid="001c5bec"/>
    </style:style>
    <style:style style:name="T155" style:family="text">
      <style:text-properties officeooo:rsid="001c6665"/>
    </style:style>
    <style:style style:name="T156" style:family="text">
      <style:text-properties officeooo:rsid="00201358"/>
    </style:style>
    <style:style style:name="T157" style:family="text">
      <style:text-properties officeooo:rsid="00215a6b"/>
    </style:style>
    <style:style style:name="T158" style:family="text">
      <style:text-properties officeooo:rsid="0022baac"/>
    </style:style>
    <style:style style:name="T159" style:family="text">
      <style:text-properties fo:font-style="italic" style:font-style-asian="italic" style:font-style-complex="italic"/>
    </style:style>
    <style:style style:name="T160" style:family="text">
      <style:text-properties fo:font-style="italic" officeooo:rsid="00371804" style:font-style-asian="italic" style:font-style-complex="italic"/>
    </style:style>
    <style:style style:name="T161" style:family="text">
      <style:text-properties fo:font-style="italic" officeooo:rsid="00604ffd" style:font-style-asian="italic" style:font-style-complex="italic"/>
    </style:style>
    <style:style style:name="T162" style:family="text">
      <style:text-properties fo:font-style="italic" officeooo:rsid="0064366a" style:font-style-asian="italic" style:font-style-complex="italic"/>
    </style:style>
    <style:style style:name="T163" style:family="text">
      <style:text-properties fo:font-style="italic" officeooo:rsid="0065ca5c" style:font-style-asian="italic" style:font-style-complex="italic"/>
    </style:style>
    <style:style style:name="T164" style:family="text">
      <style:text-properties fo:font-style="italic" officeooo:rsid="0072190b" style:font-style-asian="italic" style:font-style-complex="italic"/>
    </style:style>
    <style:style style:name="T165" style:family="text">
      <style:text-properties fo:font-style="italic" officeooo:rsid="0174787a" style:font-style-asian="italic" style:font-style-complex="italic"/>
    </style:style>
    <style:style style:name="T166" style:family="text">
      <style:text-properties fo:font-style="italic" officeooo:rsid="0150c414" style:font-style-asian="italic" style:font-style-complex="italic"/>
    </style:style>
    <style:style style:name="T167" style:family="text">
      <style:text-properties fo:font-style="italic" officeooo:rsid="008f85b2" style:font-style-asian="italic" style:font-style-complex="italic"/>
    </style:style>
    <style:style style:name="T168" style:family="text">
      <style:text-properties fo:font-style="italic" officeooo:rsid="00626794" style:font-style-asian="italic" style:font-style-complex="italic"/>
    </style:style>
    <style:style style:name="T169" style:family="text">
      <style:text-properties fo:font-style="italic" officeooo:rsid="00a81bae" style:font-style-asian="italic" style:font-style-complex="italic"/>
    </style:style>
    <style:style style:name="T170" style:family="text">
      <style:text-properties fo:font-style="italic" officeooo:rsid="01245e26" style:font-style-asian="italic" style:font-style-complex="italic"/>
    </style:style>
    <style:style style:name="T171" style:family="text">
      <style:text-properties fo:font-style="italic" officeooo:rsid="01521924" style:font-style-asian="italic" style:font-style-complex="italic"/>
    </style:style>
    <style:style style:name="T172" style:family="text">
      <style:text-properties fo:font-style="italic" officeooo:rsid="0023c47c" style:font-style-asian="italic" style:font-style-complex="italic"/>
    </style:style>
    <style:style style:name="T173" style:family="text">
      <style:text-properties fo:font-style="italic" officeooo:rsid="00b8f2d5" style:font-style-asian="italic" style:font-style-complex="italic"/>
    </style:style>
    <style:style style:name="T174" style:family="text">
      <style:text-properties fo:font-style="italic" officeooo:rsid="00baa5dd" style:font-style-asian="italic" style:font-style-complex="italic"/>
    </style:style>
    <style:style style:name="T175" style:family="text">
      <style:text-properties fo:font-style="italic" officeooo:rsid="00bacd6d" style:font-style-asian="italic" style:font-style-complex="italic"/>
    </style:style>
    <style:style style:name="T176" style:family="text">
      <style:text-properties fo:font-style="italic" officeooo:rsid="00bc0f6d" style:font-style-asian="italic" style:font-style-complex="italic"/>
    </style:style>
    <style:style style:name="T177" style:family="text">
      <style:text-properties fo:font-style="italic" officeooo:rsid="00bc892d" style:font-style-asian="italic" style:font-style-complex="italic"/>
    </style:style>
    <style:style style:name="T178" style:family="text">
      <style:text-properties fo:font-style="italic" officeooo:rsid="00be0460" style:font-style-asian="italic" style:font-style-complex="italic"/>
    </style:style>
    <style:style style:name="T179" style:family="text">
      <style:text-properties fo:font-style="italic" officeooo:rsid="00c00371" style:font-style-asian="italic" style:font-style-complex="italic"/>
    </style:style>
    <style:style style:name="T180" style:family="text">
      <style:text-properties fo:font-style="italic" officeooo:rsid="00c90d13" style:font-style-asian="italic" style:font-style-complex="italic"/>
    </style:style>
    <style:style style:name="T181" style:family="text">
      <style:text-properties fo:font-style="italic" officeooo:rsid="00ce1317" style:font-style-asian="italic" style:font-style-complex="italic"/>
    </style:style>
    <style:style style:name="T182" style:family="text">
      <style:text-properties fo:font-style="italic" officeooo:rsid="00cfa8df" style:font-style-asian="italic" style:font-style-complex="italic"/>
    </style:style>
    <style:style style:name="T183" style:family="text">
      <style:text-properties fo:font-style="italic" officeooo:rsid="00d04599" style:font-style-asian="italic" style:font-style-complex="italic"/>
    </style:style>
    <style:style style:name="T184" style:family="text">
      <style:text-properties fo:font-style="italic" officeooo:rsid="00671430" style:font-style-asian="italic" style:font-style-complex="italic"/>
    </style:style>
    <style:style style:name="T185" style:family="text">
      <style:text-properties fo:font-style="italic" officeooo:rsid="00dff7de" style:font-style-asian="italic" style:font-style-complex="italic"/>
    </style:style>
    <style:style style:name="T186" style:family="text">
      <style:text-properties fo:font-style="italic" officeooo:rsid="004f4a0c" style:font-style-asian="italic" style:font-style-complex="italic"/>
    </style:style>
    <style:style style:name="T187" style:family="text">
      <style:text-properties fo:font-style="italic" officeooo:rsid="00e66450" style:font-style-asian="italic" style:font-style-complex="italic"/>
    </style:style>
    <style:style style:name="T188" style:family="text">
      <style:text-properties fo:font-style="italic" officeooo:rsid="00ea2997" style:font-style-asian="italic" style:font-style-complex="italic"/>
    </style:style>
    <style:style style:name="T189" style:family="text">
      <style:text-properties fo:font-style="italic" officeooo:rsid="00eba856" style:font-style-asian="italic" style:font-style-complex="italic"/>
    </style:style>
    <style:style style:name="T190" style:family="text">
      <style:text-properties fo:font-style="italic" officeooo:rsid="00fa4330" style:font-style-asian="italic" style:font-style-complex="italic"/>
    </style:style>
    <style:style style:name="T191" style:family="text">
      <style:text-properties fo:font-style="italic" officeooo:rsid="00169511" style:font-style-asian="italic" style:font-style-complex="italic"/>
    </style:style>
    <style:style style:name="T192" style:family="text">
      <style:text-properties fo:font-style="italic" officeooo:rsid="00172dc5" style:font-style-asian="italic" style:font-style-complex="italic"/>
    </style:style>
    <style:style style:name="T193" style:family="text">
      <style:text-properties fo:font-style="italic" officeooo:rsid="001a099d" style:font-style-asian="italic" style:font-style-complex="italic"/>
    </style:style>
    <style:style style:name="T194" style:family="text">
      <style:text-properties fo:font-style="italic" officeooo:rsid="00111446" style:font-style-asian="italic" style:font-style-complex="italic"/>
    </style:style>
    <style:style style:name="T195" style:family="text">
      <style:text-properties fo:font-style="italic" officeooo:rsid="001244e4" style:font-style-asian="italic" style:font-style-complex="italic"/>
    </style:style>
    <style:style style:name="T196" style:family="text">
      <style:text-properties fo:font-style="italic" officeooo:rsid="00126fa7" style:font-style-asian="italic" style:font-style-complex="italic"/>
    </style:style>
    <style:style style:name="T197" style:family="text">
      <style:text-properties fo:font-style="italic" officeooo:rsid="00193b6b" style:font-style-asian="italic" style:font-style-complex="italic"/>
    </style:style>
    <style:style style:name="T198" style:family="text">
      <style:text-properties fo:font-style="italic" officeooo:rsid="0013cad8" style:font-style-asian="italic" style:font-style-complex="italic"/>
    </style:style>
    <style:style style:name="T199" style:family="text">
      <style:text-properties fo:font-style="italic" officeooo:rsid="0015134f" style:font-style-asian="italic" style:font-style-complex="italic"/>
    </style:style>
    <style:style style:name="T200" style:family="text">
      <style:text-properties fo:font-style="italic" officeooo:rsid="01281ad1" style:font-style-asian="italic" style:font-style-complex="italic"/>
    </style:style>
    <style:style style:name="T201" style:family="text">
      <style:text-properties fo:font-style="italic" officeooo:rsid="013a8373" style:font-style-asian="italic" style:font-style-complex="italic"/>
    </style:style>
    <style:style style:name="T202" style:family="text">
      <style:text-properties fo:font-style="italic" officeooo:rsid="014147f2" style:font-style-asian="italic" style:font-style-complex="italic"/>
    </style:style>
    <style:style style:name="T203" style:family="text">
      <style:text-properties fo:font-style="italic" officeooo:rsid="01473578" style:font-style-asian="italic" style:font-style-complex="italic"/>
    </style:style>
    <style:style style:name="T204" style:family="text">
      <style:text-properties fo:font-style="italic" officeooo:rsid="003928fd" style:font-style-asian="italic" style:font-style-complex="italic"/>
    </style:style>
    <style:style style:name="T205" style:family="text">
      <style:text-properties fo:font-style="italic" officeooo:rsid="014d355a" style:font-style-asian="italic" style:font-style-complex="italic"/>
    </style:style>
    <style:style style:name="T206" style:family="text">
      <style:text-properties fo:font-style="italic" officeooo:rsid="0158a7f6" style:font-style-asian="italic" style:font-style-complex="italic"/>
    </style:style>
    <style:style style:name="T207" style:family="text">
      <style:text-properties fo:font-style="italic" officeooo:rsid="015c6cf0" style:font-style-asian="italic" style:font-style-complex="italic"/>
    </style:style>
    <style:style style:name="T208" style:family="text">
      <style:text-properties officeooo:rsid="002f2802"/>
    </style:style>
    <style:style style:name="T209" style:family="text">
      <style:text-properties officeooo:rsid="003928fd"/>
    </style:style>
    <style:style style:name="T210" style:family="text">
      <style:text-properties officeooo:rsid="003b4e92"/>
    </style:style>
    <style:style style:name="T211" style:family="text">
      <style:text-properties officeooo:rsid="003d3357"/>
    </style:style>
    <style:style style:name="T212" style:family="text">
      <style:text-properties officeooo:rsid="003f3825"/>
    </style:style>
    <style:style style:name="T213" style:family="text">
      <style:text-properties officeooo:rsid="00371804"/>
    </style:style>
    <style:style style:name="T214" style:family="text">
      <style:text-properties fo:font-size="10pt" officeooo:rsid="00371804"/>
    </style:style>
    <style:style style:name="T215" style:family="text">
      <style:text-properties fo:font-size="10pt" officeooo:rsid="00dff7de" style:font-size-asian="10pt" style:font-size-complex="10pt"/>
    </style:style>
    <style:style style:name="T216" style:family="text">
      <style:text-properties officeooo:rsid="00426686"/>
    </style:style>
    <style:style style:name="T217" style:family="text">
      <style:text-properties fo:font-size="12pt" fo:language="cs" fo:country="CZ" style:font-size-asian="12pt" style:font-size-complex="12pt"/>
    </style:style>
    <style:style style:name="T218" style:family="text">
      <style:text-properties fo:font-size="12pt" fo:language="cs" fo:country="CZ" officeooo:rsid="0041ff7b" style:font-size-asian="12pt" style:font-size-complex="12pt"/>
    </style:style>
    <style:style style:name="T219" style:family="text">
      <style:text-properties fo:font-size="12pt" fo:language="cs" fo:country="CZ" officeooo:rsid="004332db" style:font-size-asian="12pt" style:font-size-complex="12pt"/>
    </style:style>
    <style:style style:name="T220" style:family="text">
      <style:text-properties fo:font-size="12pt" fo:language="cs" fo:country="CZ" officeooo:rsid="00444c16" style:font-size-asian="12pt" style:font-size-complex="12pt"/>
    </style:style>
    <style:style style:name="T221" style:family="text">
      <style:text-properties fo:font-size="12pt" fo:language="cs" fo:country="CZ" officeooo:rsid="00444d58" style:font-size-asian="12pt" style:font-size-complex="12pt"/>
    </style:style>
    <style:style style:name="T222" style:family="text">
      <style:text-properties fo:font-size="12pt" fo:language="cs" fo:country="CZ" officeooo:rsid="0045b393" style:font-size-asian="12pt" style:font-size-complex="12pt"/>
    </style:style>
    <style:style style:name="T223" style:family="text">
      <style:text-properties fo:font-size="12pt" fo:language="cs" fo:country="CZ" officeooo:rsid="004c5b6d" style:font-size-asian="12pt" style:font-size-complex="12pt"/>
    </style:style>
    <style:style style:name="T224" style:family="text">
      <style:text-properties fo:font-size="12pt" fo:language="cs" fo:country="CZ" officeooo:rsid="004750a0" style:font-size-asian="12pt" style:font-size-complex="12pt"/>
    </style:style>
    <style:style style:name="T225" style:family="text">
      <style:text-properties fo:font-size="12pt" fo:language="cs" fo:country="CZ" officeooo:rsid="00477d74" style:font-size-asian="12pt" style:font-size-complex="12pt"/>
    </style:style>
    <style:style style:name="T226" style:family="text">
      <style:text-properties fo:font-size="12pt" fo:language="cs" fo:country="CZ" officeooo:rsid="00495223" style:font-size-asian="12pt" style:font-size-complex="12pt"/>
    </style:style>
    <style:style style:name="T227" style:family="text">
      <style:text-properties fo:font-size="12pt" fo:language="cs" fo:country="CZ" officeooo:rsid="004a2204" style:font-size-asian="12pt" style:font-size-complex="12pt"/>
    </style:style>
    <style:style style:name="T228" style:family="text">
      <style:text-properties fo:font-size="12pt" fo:language="cs" fo:country="CZ" officeooo:rsid="001c0314" style:font-size-asian="12pt" style:font-size-complex="12pt"/>
    </style:style>
    <style:style style:name="T229" style:family="text">
      <style:text-properties fo:font-size="12pt" fo:language="cs" fo:country="CZ" officeooo:rsid="001f6983" style:font-size-asian="12pt" style:font-size-complex="12pt"/>
    </style:style>
    <style:style style:name="T230" style:family="text">
      <style:text-properties fo:font-size="12pt" fo:language="cs" fo:country="CZ" officeooo:rsid="00205665" style:font-size-asian="12pt" style:font-size-complex="12pt"/>
    </style:style>
    <style:style style:name="T231" style:family="text">
      <style:text-properties fo:font-size="12pt" fo:language="cs" fo:country="CZ" officeooo:rsid="0016d416" style:font-size-asian="12pt" style:font-size-complex="12pt"/>
    </style:style>
    <style:style style:name="T232" style:family="text">
      <style:text-properties fo:font-size="12pt" fo:language="cs" fo:country="CZ" officeooo:rsid="0095234d" style:font-size-asian="12pt" style:font-size-complex="12pt"/>
    </style:style>
    <style:style style:name="T233" style:family="text">
      <style:text-properties fo:font-size="12pt" fo:language="cs" fo:country="CZ" officeooo:rsid="00b7f850" style:font-size-asian="12pt" style:font-size-complex="12pt"/>
    </style:style>
    <style:style style:name="T234" style:family="text">
      <style:text-properties fo:font-size="12pt" fo:language="cs" fo:country="CZ" officeooo:rsid="00b062df" style:font-size-asian="12pt" style:font-size-complex="12pt"/>
    </style:style>
    <style:style style:name="T235" style:family="text">
      <style:text-properties fo:font-size="12pt" fo:language="cs" fo:country="CZ" officeooo:rsid="00bacd6d" style:font-size-asian="12pt" style:font-size-complex="12pt"/>
    </style:style>
    <style:style style:name="T236" style:family="text">
      <style:text-properties fo:font-size="12pt" fo:language="cs" fo:country="CZ" style:font-size-asian="12pt" style:language-asian="zh" style:country-asian="CN" style:font-size-complex="12pt" style:language-complex="hi" style:country-complex="IN"/>
    </style:style>
    <style:style style:name="T237" style:family="text">
      <style:text-properties fo:font-size="12pt" fo:language="cs" fo:country="CZ" officeooo:rsid="0021deb0" style:font-size-asian="12pt" style:language-asian="zh" style:country-asian="CN" style:font-size-complex="12pt" style:language-complex="hi" style:country-complex="IN"/>
    </style:style>
    <style:style style:name="T238" style:family="text">
      <style:text-properties fo:font-size="12pt" fo:language="cs" fo:country="CZ" officeooo:rsid="0068e075" style:font-size-asian="12pt" style:language-asian="zh" style:country-asian="CN" style:font-size-complex="12pt" style:language-complex="hi" style:country-complex="IN"/>
    </style:style>
    <style:style style:name="T239" style:family="text">
      <style:text-properties fo:font-size="12pt" fo:language="cs" fo:country="CZ" officeooo:rsid="006a12b9" style:font-size-asian="12pt" style:language-asian="zh" style:country-asian="CN" style:font-size-complex="12pt" style:language-complex="hi" style:country-complex="IN"/>
    </style:style>
    <style:style style:name="T240" style:family="text">
      <style:text-properties fo:font-size="12pt" fo:language="cs" fo:country="CZ" officeooo:rsid="007404f0" style:font-size-asian="12pt" style:language-asian="zh" style:country-asian="CN" style:font-size-complex="12pt" style:language-complex="hi" style:country-complex="IN"/>
    </style:style>
    <style:style style:name="T241" style:family="text">
      <style:text-properties fo:font-size="12pt" fo:language="cs" fo:country="CZ" officeooo:rsid="006fd178" style:font-size-asian="12pt" style:language-asian="zh" style:country-asian="CN" style:font-size-complex="12pt" style:language-complex="hi" style:country-complex="IN"/>
    </style:style>
    <style:style style:name="T242" style:family="text">
      <style:text-properties fo:font-size="12pt" fo:language="cs" fo:country="CZ" officeooo:rsid="007149ae" style:font-size-asian="12pt" style:language-asian="zh" style:country-asian="CN" style:font-size-complex="12pt" style:language-complex="hi" style:country-complex="IN"/>
    </style:style>
    <style:style style:name="T243" style:family="text">
      <style:text-properties fo:font-size="12pt" fo:language="cs" fo:country="CZ" officeooo:rsid="0075fe11" style:font-size-asian="12pt" style:language-asian="zh" style:country-asian="CN" style:font-size-complex="12pt" style:language-complex="hi" style:country-complex="IN"/>
    </style:style>
    <style:style style:name="T244" style:family="text">
      <style:text-properties fo:font-size="12pt" fo:language="cs" fo:country="CZ" officeooo:rsid="0073240d" style:font-size-asian="12pt" style:language-asian="zh" style:country-asian="CN" style:font-size-complex="12pt" style:language-complex="hi" style:country-complex="IN"/>
    </style:style>
    <style:style style:name="T245" style:family="text">
      <style:text-properties fo:font-size="12pt" fo:language="cs" fo:country="CZ" officeooo:rsid="00732d96" style:font-size-asian="12pt" style:language-asian="zh" style:country-asian="CN" style:font-size-complex="12pt" style:language-complex="hi" style:country-complex="IN"/>
    </style:style>
    <style:style style:name="T246" style:family="text">
      <style:text-properties fo:font-size="12pt" fo:language="cs" fo:country="CZ" officeooo:rsid="00dc5f17" style:font-size-asian="12pt" style:language-asian="zh" style:country-asian="CN" style:font-size-complex="12pt" style:language-complex="hi" style:country-complex="IN"/>
    </style:style>
    <style:style style:name="T247" style:family="text">
      <style:text-properties fo:font-size="12pt" fo:language="cs" fo:country="CZ" officeooo:rsid="012d709e" style:font-size-asian="12pt" style:language-asian="zh" style:country-asian="CN" style:font-size-complex="12pt" style:language-complex="hi" style:country-complex="IN"/>
    </style:style>
    <style:style style:name="T248" style:family="text">
      <style:text-properties fo:font-size="12pt" fo:language="cs" fo:country="CZ" style:font-size-asian="12pt" style:language-asian="zh" style:country-asian="CN" style:font-name-complex="Goudy Old Style" style:font-size-complex="12pt" style:language-complex="hi" style:country-complex="IN"/>
    </style:style>
    <style:style style:name="T249" style:family="text">
      <style:text-properties fo:font-size="12pt" fo:language="cs" fo:country="CZ" fo:font-style="italic" officeooo:rsid="00444c16" style:font-size-asian="12pt" style:font-style-asian="italic" style:font-size-complex="12pt" style:font-style-complex="italic"/>
    </style:style>
    <style:style style:name="T250" style:family="text">
      <style:text-properties fo:font-size="12pt" fo:language="cs" fo:country="CZ" fo:font-style="italic" officeooo:rsid="00444d58" style:font-size-asian="12pt" style:font-style-asian="italic" style:font-size-complex="12pt" style:font-style-complex="italic"/>
    </style:style>
    <style:style style:name="T251" style:family="text">
      <style:text-properties fo:font-size="12pt" fo:language="cs" fo:country="CZ" fo:font-style="italic" officeooo:rsid="0068e075" style:font-size-asian="12pt" style:language-asian="zh" style:country-asian="CN" style:font-style-asian="italic" style:font-size-complex="12pt" style:language-complex="hi" style:country-complex="IN" style:font-style-complex="italic"/>
    </style:style>
    <style:style style:name="T252" style:family="text">
      <style:text-properties fo:font-size="12pt" fo:language="la" fo:country="VA" style:font-size-asian="12pt" style:language-asian="zh" style:country-asian="CN" style:font-size-complex="12pt" style:language-complex="hi" style:country-complex="IN"/>
    </style:style>
    <style:style style:name="T253" style:family="text">
      <style:text-properties fo:font-size="12pt" fo:language="la" fo:country="VA" style:font-size-asian="12pt" style:font-size-complex="12pt"/>
    </style:style>
    <style:style style:name="T254" style:family="text">
      <style:text-properties fo:font-size="12pt" fo:language="la" fo:country="VA" officeooo:rsid="0021deb0" style:font-size-asian="12pt" style:font-size-complex="12pt"/>
    </style:style>
    <style:style style:name="T255" style:family="text">
      <style:text-properties fo:font-style="normal" officeooo:rsid="00209757" style:font-style-asian="normal" style:font-size-complex="12pt" style:font-style-complex="normal"/>
    </style:style>
    <style:style style:name="T256" style:family="text">
      <style:text-properties fo:font-style="normal" officeooo:rsid="0023f3d7" style:font-style-asian="normal" style:font-size-complex="12pt" style:font-style-complex="normal"/>
    </style:style>
    <style:style style:name="T257" style:family="text">
      <style:text-properties fo:font-style="normal" officeooo:rsid="00971d3b" style:font-style-asian="normal" style:font-size-complex="12pt" style:font-style-complex="normal"/>
    </style:style>
    <style:style style:name="T258" style:family="text">
      <style:text-properties fo:font-style="normal" style:font-style-asian="normal" style:font-style-complex="normal"/>
    </style:style>
    <style:style style:name="T259" style:family="text">
      <style:text-properties fo:font-style="normal" officeooo:rsid="01521924" style:font-style-asian="normal" style:font-style-complex="normal"/>
    </style:style>
    <style:style style:name="T260" style:family="text">
      <style:text-properties fo:font-style="normal" officeooo:rsid="00baa5dd" style:font-style-asian="normal" style:font-style-complex="normal"/>
    </style:style>
    <style:style style:name="T261" style:family="text">
      <style:text-properties fo:font-style="normal" officeooo:rsid="00bc0f6d" style:font-style-asian="normal" style:font-style-complex="normal"/>
    </style:style>
    <style:style style:name="T262" style:family="text">
      <style:text-properties fo:font-style="normal" officeooo:rsid="00bc892d" style:font-style-asian="normal" style:font-style-complex="normal"/>
    </style:style>
    <style:style style:name="T263" style:family="text">
      <style:text-properties fo:font-style="normal" officeooo:rsid="00be0460" style:font-style-asian="normal" style:font-style-complex="normal"/>
    </style:style>
    <style:style style:name="T264" style:family="text">
      <style:text-properties fo:font-style="normal" officeooo:rsid="00cfa8df" style:font-style-asian="normal" style:font-style-complex="normal"/>
    </style:style>
    <style:style style:name="T265" style:family="text">
      <style:text-properties fo:font-style="normal" officeooo:rsid="00eba856" style:font-style-asian="normal" style:font-style-complex="normal"/>
    </style:style>
    <style:style style:name="T266" style:family="text">
      <style:text-properties fo:font-style="normal" officeooo:rsid="00ed8b61" style:font-style-asian="normal" style:font-style-complex="normal"/>
    </style:style>
    <style:style style:name="T267" style:family="text">
      <style:text-properties fo:font-style="normal" officeooo:rsid="00ef55ff" style:font-style-asian="normal" style:font-style-complex="normal"/>
    </style:style>
    <style:style style:name="T268" style:family="text">
      <style:text-properties fo:font-style="normal" officeooo:rsid="00ef8761" style:font-style-asian="normal" style:font-style-complex="normal"/>
    </style:style>
    <style:style style:name="T269" style:family="text">
      <style:text-properties fo:font-style="normal" officeooo:rsid="00f2e480" style:font-style-asian="normal" style:font-style-complex="normal"/>
    </style:style>
    <style:style style:name="T270" style:family="text">
      <style:text-properties fo:font-style="normal" officeooo:rsid="00fa4330" style:font-style-asian="normal" style:font-style-complex="normal"/>
    </style:style>
    <style:style style:name="T271" style:family="text">
      <style:text-properties fo:font-style="normal" officeooo:rsid="010b1775" style:font-style-asian="normal" style:font-style-complex="normal"/>
    </style:style>
    <style:style style:name="T272" style:family="text">
      <style:text-properties fo:font-style="normal" officeooo:rsid="001748db" style:font-style-asian="normal" style:font-style-complex="normal"/>
    </style:style>
    <style:style style:name="T273" style:family="text">
      <style:text-properties fo:font-style="normal" officeooo:rsid="00102c8e" style:font-style-asian="normal" style:font-style-complex="normal"/>
    </style:style>
    <style:style style:name="T274" style:family="text">
      <style:text-properties fo:font-style="normal" officeooo:rsid="001244e4" style:font-style-asian="normal" style:font-style-complex="normal"/>
    </style:style>
    <style:style style:name="T275" style:family="text">
      <style:text-properties fo:font-style="normal" officeooo:rsid="00111446" style:font-style-asian="normal" style:font-style-complex="normal"/>
    </style:style>
    <style:style style:name="T276" style:family="text">
      <style:text-properties fo:font-style="normal" officeooo:rsid="0013cad8" style:font-style-asian="normal" style:font-style-complex="normal"/>
    </style:style>
    <style:style style:name="T277" style:family="text">
      <style:text-properties fo:font-style="normal" officeooo:rsid="0015134f" style:font-style-asian="normal" style:font-style-complex="normal"/>
    </style:style>
    <style:style style:name="T278" style:family="text">
      <style:text-properties fo:font-style="normal" officeooo:rsid="00193b6b" style:font-style-asian="normal" style:font-style-complex="normal"/>
    </style:style>
    <style:style style:name="T279" style:family="text">
      <style:text-properties fo:font-style="normal" officeooo:rsid="0121d15e" style:font-style-asian="normal" style:font-style-complex="normal"/>
    </style:style>
    <style:style style:name="T280" style:family="text">
      <style:text-properties fo:font-style="normal" officeooo:rsid="013542e0" style:font-style-asian="normal" style:font-style-complex="normal"/>
    </style:style>
    <style:style style:name="T281" style:family="text">
      <style:text-properties fo:font-style="normal" officeooo:rsid="01473578" style:font-style-asian="normal" style:font-style-complex="normal"/>
    </style:style>
    <style:style style:name="T282" style:family="text">
      <style:text-properties fo:font-style="normal" officeooo:rsid="0158a7f6" style:font-style-asian="normal" style:font-style-complex="normal"/>
    </style:style>
    <style:style style:name="T283" style:family="text">
      <style:text-properties fo:font-style="normal" officeooo:rsid="015d7254" style:font-style-asian="normal" style:font-style-complex="normal"/>
    </style:style>
    <style:style style:name="T284" style:family="text">
      <style:text-properties fo:font-style="normal" officeooo:rsid="015e4816" style:font-style-asian="normal" style:font-style-complex="normal"/>
    </style:style>
    <style:style style:name="T285" style:family="text">
      <style:text-properties fo:font-style="normal" officeooo:rsid="01601d25" style:font-style-asian="normal" style:font-style-complex="normal"/>
    </style:style>
    <style:style style:name="T286" style:family="text">
      <style:text-properties officeooo:rsid="001f6983"/>
    </style:style>
    <style:style style:name="T287" style:family="text">
      <style:text-properties officeooo:rsid="0021d1ff"/>
    </style:style>
    <style:style style:name="T288" style:family="text">
      <style:text-properties style:use-window-font-color="true" loext:opacity="0%"/>
    </style:style>
    <style:style style:name="T289" style:family="text">
      <style:text-properties style:use-window-font-color="true" loext:opacity="0%" fo:language="la" fo:country="VA" fo:font-weight="normal" officeooo:rsid="00660792" style:language-asian="zh" style:country-asian="CN" style:font-weight-asian="normal" style:language-complex="hi" style:country-complex="IN" style:font-weight-complex="normal"/>
    </style:style>
    <style:style style:name="T290" style:family="text">
      <style:text-properties style:use-window-font-color="true" loext:opacity="0%" fo:language="la" fo:country="VA" fo:font-weight="normal" officeooo:rsid="008424dc" style:language-asian="zh" style:country-asian="CN" style:font-weight-asian="normal" style:language-complex="hi" style:country-complex="IN" style:font-weight-complex="normal"/>
    </style:style>
    <style:style style:name="T291" style:family="text">
      <style:text-properties style:use-window-font-color="true" loext:opacity="0%" fo:language="la" fo:country="VA" fo:font-weight="normal" officeooo:rsid="0083ec39" style:language-asian="zh" style:country-asian="CN" style:font-weight-asian="normal" style:language-complex="hi" style:country-complex="IN" style:font-weight-complex="normal"/>
    </style:style>
    <style:style style:name="T292" style:family="text">
      <style:text-properties style:use-window-font-color="true" loext:opacity="0%" fo:language="la" fo:country="VA" fo:font-weight="normal" officeooo:rsid="00845cf5" style:language-asian="zh" style:country-asian="CN" style:font-weight-asian="normal" style:language-complex="hi" style:country-complex="IN" style:font-weight-complex="normal"/>
    </style:style>
    <style:style style:name="T293" style:family="text">
      <style:text-properties style:use-window-font-color="true" loext:opacity="0%" fo:language="la" fo:country="VA" fo:font-weight="normal" officeooo:rsid="0087770a" style:language-asian="zh" style:country-asian="CN" style:font-weight-asian="normal" style:language-complex="hi" style:country-complex="IN" style:font-weight-complex="normal"/>
    </style:style>
    <style:style style:name="T294" style:family="text">
      <style:text-properties style:use-window-font-color="true" loext:opacity="0%" fo:language="la" fo:country="VA" fo:font-weight="normal" officeooo:rsid="00a075b5" style:language-asian="zh" style:country-asian="CN" style:font-weight-asian="normal" style:language-complex="hi" style:country-complex="IN" style:font-weight-complex="normal"/>
    </style:style>
    <style:style style:name="T295"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296" style:family="text">
      <style:text-properties style:use-window-font-color="true" loext:opacity="0%" fo:language="la" fo:country="VA" fo:font-weight="normal" officeooo:rsid="00b1847f" style:language-asian="zh" style:country-asian="CN" style:font-weight-asian="normal" style:language-complex="hi" style:country-complex="IN" style:font-weight-complex="normal"/>
    </style:style>
    <style:style style:name="T297" style:family="text">
      <style:text-properties style:use-window-font-color="true" loext:opacity="0%" fo:language="la" fo:country="VA" fo:font-weight="normal" officeooo:rsid="00d2f0c9" style:language-asian="zh" style:country-asian="CN" style:font-weight-asian="normal" style:language-complex="hi" style:country-complex="IN" style:font-weight-complex="normal"/>
    </style:style>
    <style:style style:name="T298" style:family="text">
      <style:text-properties style:use-window-font-color="true" loext:opacity="0%" fo:language="la" fo:country="VA" fo:font-weight="normal" officeooo:rsid="00de598d" style:language-asian="zh" style:country-asian="CN" style:font-weight-asian="normal" style:language-complex="hi" style:country-complex="IN" style:font-weight-complex="normal"/>
    </style:style>
    <style:style style:name="T299" style:family="text">
      <style:text-properties style:use-window-font-color="true" loext:opacity="0%" fo:language="la" fo:country="VA" fo:font-weight="normal" officeooo:rsid="00e0de3f" style:language-asian="zh" style:country-asian="CN" style:font-weight-asian="normal" style:language-complex="hi" style:country-complex="IN" style:font-weight-complex="normal"/>
    </style:style>
    <style:style style:name="T300" style:family="text">
      <style:text-properties style:use-window-font-color="true" loext:opacity="0%" fo:language="la" fo:country="VA" fo:font-weight="bold" style:font-weight-asian="bold" style:font-weight-complex="bold"/>
    </style:style>
    <style:style style:name="T301" style:family="text">
      <style:text-properties style:use-window-font-color="true" loext:opacity="0%" fo:language="la" fo:country="VA" fo:font-weight="bold" officeooo:rsid="00aeac16" style:font-weight-asian="bold" style:font-weight-complex="bold"/>
    </style:style>
    <style:style style:name="T302" style:family="text">
      <style:text-properties style:use-window-font-color="true" loext:opacity="0%" fo:language="la" fo:country="VA" fo:font-weight="bold" officeooo:rsid="00b1847f" style:font-weight-asian="bold" style:font-weight-complex="bold"/>
    </style:style>
    <style:style style:name="T303" style:family="text">
      <style:text-properties style:use-window-font-color="true" loext:opacity="0%" style:font-name="Cloister1" fo:font-size="18pt" fo:language="la" fo:country="VA" fo:font-weight="normal" officeooo:rsid="0051ff7b" style:language-asian="zh" style:country-asian="CN" style:font-weight-asian="normal" style:language-complex="hi" style:country-complex="IN" style:font-weight-complex="normal"/>
    </style:style>
    <style:style style:name="T304" style:family="text">
      <style:text-properties style:use-window-font-color="true" loext:opacity="0%" style:font-name="Cloister1" fo:font-size="18pt" fo:language="la" fo:country="VA" fo:font-weight="normal" officeooo:rsid="00b5f798" style:language-asian="zh" style:country-asian="CN" style:font-weight-asian="normal" style:language-complex="hi" style:country-complex="IN" style:font-weight-complex="normal"/>
    </style:style>
    <style:style style:name="T305" style:family="text">
      <style:text-properties style:use-window-font-color="true" loext:opacity="0%" style:font-name="Cloister1" fo:font-size="18pt" fo:language="la" fo:country="VA" fo:font-weight="normal" officeooo:rsid="00b0a1c4" style:language-asian="zh" style:country-asian="CN" style:font-weight-asian="normal" style:language-complex="hi" style:country-complex="IN" style:font-weight-complex="normal"/>
    </style:style>
    <style:style style:name="T306" style:family="text">
      <style:text-properties style:use-window-font-color="true" loext:opacity="0%" style:font-name="Cloister1" fo:font-size="18pt" fo:language="la" fo:country="VA" fo:font-weight="normal" officeooo:rsid="00660792" style:language-asian="zh" style:country-asian="CN" style:font-weight-asian="normal" style:language-complex="hi" style:country-complex="IN" style:font-weight-complex="normal"/>
    </style:style>
    <style:style style:name="T307" style:family="text">
      <style:text-properties style:use-window-font-color="true" loext:opacity="0%" style:font-name="Cloister1" fo:font-size="18pt" fo:language="la" fo:country="VA" fo:font-weight="normal" officeooo:rsid="0080f140" style:language-asian="zh" style:country-asian="CN" style:font-weight-asian="normal" style:language-complex="hi" style:country-complex="IN" style:font-weight-complex="normal"/>
    </style:style>
    <style:style style:name="T308" style:family="text">
      <style:text-properties style:use-window-font-color="true" loext:opacity="0%" style:font-name="Cloister1" fo:font-size="18pt" fo:language="la" fo:country="VA" fo:font-weight="normal" officeooo:rsid="0083ec39" style:language-asian="zh" style:country-asian="CN" style:font-weight-asian="normal" style:language-complex="hi" style:country-complex="IN" style:font-weight-complex="normal"/>
    </style:style>
    <style:style style:name="T309" style:family="text">
      <style:text-properties style:use-window-font-color="true" loext:opacity="0%" style:font-name="Cloister" fo:font-size="18pt" fo:language="la" fo:country="VA" fo:font-weight="normal" officeooo:rsid="00af001c" style:language-asian="zh" style:country-asian="CN" style:font-weight-asian="normal" style:language-complex="hi" style:country-complex="IN" style:font-weight-complex="normal"/>
    </style:style>
    <style:style style:name="T310" style:family="text">
      <style:text-properties style:use-window-font-color="true" loext:opacity="0%" fo:font-size="12pt" fo:language="la" fo:country="VA" fo:font-weight="normal" officeooo:rsid="00d2f0c9" style:font-size-asian="12pt" style:language-asian="zh" style:country-asian="CN" style:font-weight-asian="normal" style:font-size-complex="12pt" style:language-complex="hi" style:country-complex="IN" style:font-weight-complex="normal"/>
    </style:style>
    <style:style style:name="T311" style:family="text">
      <style:text-properties style:use-window-font-color="true" loext:opacity="0%" fo:font-size="12pt" fo:language="cs" fo:country="CZ" officeooo:rsid="001f6983" style:font-size-asian="12pt" style:font-size-complex="12pt"/>
    </style:style>
    <style:style style:name="T312" style:family="text">
      <style:text-properties style:use-window-font-color="true" loext:opacity="0%" officeooo:rsid="0008f4af"/>
    </style:style>
    <style:style style:name="T313" style:family="text">
      <style:text-properties style:use-window-font-color="true" loext:opacity="0%" officeooo:rsid="001244e4"/>
    </style:style>
    <style:style style:name="T314" style:family="text">
      <style:text-properties style:use-window-font-color="true" loext:opacity="0%" officeooo:rsid="00126fa7"/>
    </style:style>
    <style:style style:name="T315" style:family="text">
      <style:text-properties style:use-window-font-color="true" loext:opacity="0%" officeooo:rsid="00111446"/>
    </style:style>
    <style:style style:name="T316" style:family="text">
      <style:text-properties style:use-window-font-color="true" loext:opacity="0%" officeooo:rsid="00169511"/>
    </style:style>
    <style:style style:name="T317" style:family="text">
      <style:text-properties style:use-window-font-color="true" loext:opacity="0%" officeooo:rsid="01089919"/>
    </style:style>
    <style:style style:name="T318" style:family="text">
      <style:text-properties style:use-window-font-color="true" loext:opacity="0%" fo:language="cs" fo:country="CZ" officeooo:rsid="001f82f9"/>
    </style:style>
    <style:style style:name="T319" style:family="text">
      <style:text-properties style:use-window-font-color="true" loext:opacity="0%" officeooo:rsid="003928fd"/>
    </style:style>
    <style:style style:name="T320" style:family="text">
      <style:text-properties style:use-window-font-color="true" loext:opacity="0%" officeooo:rsid="003d3357"/>
    </style:style>
    <style:style style:name="T321" style:family="text">
      <style:text-properties style:use-window-font-color="true" loext:opacity="0%" officeooo:rsid="003f3825"/>
    </style:style>
    <style:style style:name="T322" style:family="text">
      <style:text-properties style:use-window-font-color="true" loext:opacity="0%" officeooo:rsid="0021d1ff"/>
    </style:style>
    <style:style style:name="T323" style:family="text">
      <style:text-properties style:use-window-font-color="true" loext:opacity="0%" officeooo:rsid="00baa5dd"/>
    </style:style>
    <style:style style:name="T324" style:family="text">
      <style:text-properties style:use-window-font-color="true" loext:opacity="0%" officeooo:rsid="00bc892d"/>
    </style:style>
    <style:style style:name="T325" style:family="text">
      <style:text-properties style:use-window-font-color="true" loext:opacity="0%" fo:font-style="normal" officeooo:rsid="00bc892d" style:font-style-asian="normal" style:font-style-complex="normal"/>
    </style:style>
    <style:style style:name="T326" style:family="text">
      <style:text-properties style:use-window-font-color="true" loext:opacity="0%" fo:font-style="normal" officeooo:rsid="00be0460" style:font-style-asian="normal" style:font-style-complex="normal"/>
    </style:style>
    <style:style style:name="T327" style:family="text">
      <style:text-properties style:use-window-font-color="true" loext:opacity="0%" officeooo:rsid="00f1a323"/>
    </style:style>
    <style:style style:name="T328" style:family="text">
      <style:text-properties style:use-window-font-color="true" loext:opacity="0%" officeooo:rsid="00574c1c"/>
    </style:style>
    <style:style style:name="T329" style:family="text">
      <style:text-properties style:use-window-font-color="true" loext:opacity="0%" officeooo:rsid="0015134f"/>
    </style:style>
    <style:style style:name="T330"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331" style:family="text">
      <style:text-properties style:use-window-font-color="true" loext:opacity="0%" style:font-name="Linux Libertine S.O.Cist.1" fo:font-size="12pt" fo:language="cs" fo:country="CZ" fo:font-style="normal" officeooo:rsid="00102c8e" style:font-size-asian="12pt" style:font-style-asian="normal" style:font-size-complex="12pt" style:font-style-complex="normal"/>
    </style:style>
    <style:style style:name="T332" style:family="text">
      <style:text-properties style:use-window-font-color="true" loext:opacity="0%" style:font-name="Linux Libertine S.O.Cist.1" fo:font-size="12pt" fo:language="cs" fo:country="CZ" style:font-size-asian="12pt" style:font-size-complex="12pt"/>
    </style:style>
    <style:style style:name="T333" style:family="text">
      <style:text-properties style:use-window-font-color="true" loext:opacity="0%" style:font-name="Linux Libertine S.O.Cist.1" fo:font-size="12pt" fo:language="cs" fo:country="CZ" officeooo:rsid="005e24de" style:font-size-asian="12pt" style:font-size-complex="12pt"/>
    </style:style>
    <style:style style:name="T334" style:family="text">
      <style:text-properties style:use-window-font-color="true" loext:opacity="0%" style:font-name="Linux Libertine S.O.Cist.1" fo:font-size="12pt" fo:language="cs" fo:country="CZ" officeooo:rsid="00a969f8" style:font-size-asian="12pt" style:font-size-complex="12pt"/>
    </style:style>
    <style:style style:name="T335" style:family="text">
      <style:text-properties style:use-window-font-color="true" loext:opacity="0%" style:font-name="Linux Libertine S.O.Cist.1" fo:font-size="12pt" fo:language="cs" fo:country="CZ" officeooo:rsid="005e90f8" style:font-size-asian="12pt" style:font-size-complex="12pt"/>
    </style:style>
    <style:style style:name="T336" style:family="text">
      <style:text-properties style:use-window-font-color="true" loext:opacity="0%" style:font-name="Linux Libertine S.O.Cist.1" fo:font-size="12pt" fo:language="cs" fo:country="CZ" officeooo:rsid="005fcebd" style:font-size-asian="12pt" style:font-size-complex="12pt"/>
    </style:style>
    <style:style style:name="T337" style:family="text">
      <style:text-properties style:use-window-font-color="true" loext:opacity="0%" style:font-name="Linux Libertine S.O.Cist.1" fo:font-size="12pt" fo:language="cs" fo:country="CZ" officeooo:rsid="00620407" style:font-size-asian="12pt" style:font-size-complex="12pt"/>
    </style:style>
    <style:style style:name="T338" style:family="text">
      <style:text-properties style:use-window-font-color="true" loext:opacity="0%" style:font-name="Linux Libertine S.O.Cist.1" fo:font-size="12pt" fo:language="cs" fo:country="CZ" officeooo:rsid="00e1a5e7" style:font-size-asian="12pt" style:font-size-complex="12pt"/>
    </style:style>
    <style:style style:name="T339" style:family="text">
      <style:text-properties style:use-window-font-color="true" loext:opacity="0%" style:font-name="Linux Libertine S.O.Cist.1" fo:font-size="12pt" fo:language="cs" fo:country="CZ" officeooo:rsid="01299e6a" style:font-size-asian="12pt" style:font-size-complex="12pt"/>
    </style:style>
    <style:style style:name="T340" style:family="text">
      <style:text-properties style:use-window-font-color="true" loext:opacity="0%" style:font-name="Linux Libertine S.O.Cist.1" fo:font-size="12pt" fo:language="cs" fo:country="CZ" officeooo:rsid="01046813" style:font-size-asian="12pt" style:font-size-complex="12pt"/>
    </style:style>
    <style:style style:name="T341" style:family="text">
      <style:text-properties style:use-window-font-color="true" loext:opacity="0%" style:font-name="Linux Libertine S.O.Cist.1" fo:font-size="12pt" fo:language="cs" fo:country="CZ" officeooo:rsid="014147f2" style:font-size-asian="12pt" style:font-size-complex="12pt"/>
    </style:style>
    <style:style style:name="T342" style:family="text">
      <style:text-properties style:use-window-font-color="true" loext:opacity="0%" style:font-name="Linux Libertine S.O.Cist.1" fo:font-size="12pt" fo:language="cs" fo:country="CZ" fo:font-style="italic" officeooo:rsid="005e24de" style:font-size-asian="12pt" style:font-style-asian="italic" style:font-size-complex="12pt" style:font-style-complex="italic"/>
    </style:style>
    <style:style style:name="T343" style:family="text">
      <style:text-properties style:use-window-font-color="true" loext:opacity="0%" style:font-name="Linux Libertine S.O.Cist.1" fo:font-size="12.5pt" fo:language="cs" fo:country="CZ" officeooo:rsid="00530f6b" style:font-size-asian="12.5pt" style:font-size-complex="12.5pt"/>
    </style:style>
    <style:style style:name="T344" style:family="text">
      <style:text-properties style:use-window-font-color="true" loext:opacity="0%" style:font-name="Linux Libertine S.O.Cist.1" fo:font-size="12.5pt" fo:language="cs" fo:country="CZ" officeooo:rsid="01160622" style:font-size-asian="12.5pt" style:font-size-complex="12.5pt"/>
    </style:style>
    <style:style style:name="T345" style:family="text">
      <style:text-properties style:use-window-font-color="true" loext:opacity="0%" style:font-name="Linux Libertine S.O.Cist.1" fo:font-size="12.5pt" fo:language="cs" fo:country="CZ" officeooo:rsid="00a30c01" style:font-size-asian="12.5pt" style:font-size-complex="12.5pt"/>
    </style:style>
    <style:style style:name="T346" style:family="text">
      <style:text-properties style:use-window-font-color="true" loext:opacity="0%" style:font-name="Linux Libertine S.O.Cist.1" fo:font-size="12.5pt" fo:language="cs" fo:country="CZ" officeooo:rsid="003d0ce6" style:font-size-asian="12.5pt" style:font-size-complex="12.5pt"/>
    </style:style>
    <style:style style:name="T347" style:family="text">
      <style:text-properties style:use-window-font-color="true" loext:opacity="0%" style:font-name="Linux Libertine S.O.Cist.1" fo:font-size="12.5pt" fo:language="cs" fo:country="CZ" officeooo:rsid="0054df8d" style:font-size-asian="12.5pt" style:font-size-complex="12.5pt"/>
    </style:style>
    <style:style style:name="T348" style:family="text">
      <style:text-properties style:use-window-font-color="true" loext:opacity="0%" style:font-name="Linux Libertine S.O.Cist.1" fo:font-size="12.5pt" fo:language="cs" fo:country="CZ" fo:font-style="normal" officeooo:rsid="0056b768" style:font-size-asian="12.5pt" style:font-style-asian="normal" style:font-size-complex="12.5pt" style:font-style-complex="normal"/>
    </style:style>
    <style:style style:name="T349" style:family="text">
      <style:text-properties style:use-window-font-color="true" loext:opacity="0%" officeooo:rsid="0137224e"/>
    </style:style>
    <style:style style:name="T350" style:family="text">
      <style:text-properties style:use-window-font-color="true" loext:opacity="0%" officeooo:rsid="0149d239"/>
    </style:style>
    <style:style style:name="T351" style:family="text">
      <style:text-properties officeooo:rsid="0051ff7b"/>
    </style:style>
    <style:style style:name="T352" style:family="text">
      <style:text-properties officeooo:rsid="005a9202"/>
    </style:style>
    <style:style style:name="T353" style:family="text">
      <style:text-properties officeooo:rsid="005f0317"/>
    </style:style>
    <style:style style:name="T354" style:family="text">
      <style:text-properties officeooo:rsid="0062114f"/>
    </style:style>
    <style:style style:name="T355" style:family="text">
      <style:text-properties officeooo:rsid="0064366a"/>
    </style:style>
    <style:style style:name="T356" style:family="text">
      <style:text-properties officeooo:rsid="0067d10b"/>
    </style:style>
    <style:style style:name="T357" style:family="text">
      <style:text-properties officeooo:rsid="0067dab4"/>
    </style:style>
    <style:style style:name="T358" style:family="text">
      <style:text-properties officeooo:rsid="006bbdd8"/>
    </style:style>
    <style:style style:name="T359" style:family="text">
      <style:text-properties officeooo:rsid="0083ee15"/>
    </style:style>
    <style:style style:name="T360" style:family="text">
      <style:text-properties officeooo:rsid="0087770a"/>
    </style:style>
    <style:style style:name="T361" style:family="text">
      <style:text-properties style:font-name="Cloister1" fo:font-size="18pt" fo:language="la" fo:country="VA" fo:font-weight="normal" officeooo:rsid="00175ef8" style:language-asian="zh" style:country-asian="CN" style:font-weight-asian="normal" style:language-complex="hi" style:country-complex="IN" style:font-weight-complex="normal"/>
    </style:style>
    <style:style style:name="T362"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363" style:family="text">
      <style:text-properties style:font-name="Cloister1" fo:font-size="18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364" style:family="text">
      <style:text-properties style:font-name="Cloister1" fo:font-size="18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365" style:family="text">
      <style:text-properties fo:font-variant="small-caps"/>
    </style:style>
    <style:style style:name="T366" style:family="text">
      <style:text-properties fo:font-variant="small-caps" officeooo:rsid="0174049a"/>
    </style:style>
    <style:style style:name="T367" style:family="text">
      <style:text-properties fo:font-variant="small-caps" officeooo:rsid="001a6680"/>
    </style:style>
    <style:style style:name="T368" style:family="text">
      <style:text-properties fo:font-variant="small-caps" officeooo:rsid="001a099d"/>
    </style:style>
    <style:style style:name="T369" style:family="text">
      <style:text-properties fo:font-variant="small-caps" officeooo:rsid="001c6665"/>
    </style:style>
    <style:style style:name="T370" style:family="text">
      <style:text-properties fo:font-variant="small-caps" officeooo:rsid="001e0c5a"/>
    </style:style>
    <style:style style:name="T371" style:family="text">
      <style:text-properties fo:font-variant="small-caps" fo:language="cs" fo:country="CZ"/>
    </style:style>
    <style:style style:name="T372" style:family="text">
      <style:text-properties fo:font-variant="small-caps" officeooo:rsid="00215a6b"/>
    </style:style>
    <style:style style:name="T373" style:family="text">
      <style:text-properties fo:font-variant="small-caps" officeooo:rsid="003f3825"/>
    </style:style>
    <style:style style:name="T374" style:family="text">
      <style:text-properties fo:font-variant="small-caps" fo:color="#000000" loext:opacity="100%"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75" style:family="text">
      <style:text-properties fo:font-variant="small-cap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76" style:family="text">
      <style:text-properties fo:font-variant="small-caps" fo:color="#000000" loext:opacity="100%" style:font-name="Linux Libertine S.O.Cist.1" fo:font-size="12.5pt" fo:language="la" fo:country="VA" officeooo:rsid="0034a540" style:font-size-asian="12.5pt" style:language-asian="zh" style:country-asian="CN" style:font-size-complex="12.5pt" style:language-complex="hi" style:country-complex="IN"/>
    </style:style>
    <style:style style:name="T377" style:family="text">
      <style:text-properties fo:font-variant="small-caps" officeooo:rsid="001f6983"/>
    </style:style>
    <style:style style:name="T378" style:family="text">
      <style:text-properties fo:font-variant="small-caps" officeooo:rsid="0021d1ff"/>
    </style:style>
    <style:style style:name="T379" style:family="text">
      <style:text-properties fo:font-variant="small-caps" fo:font-style="normal" officeooo:rsid="00209757" style:font-style-asian="normal" style:font-size-complex="12pt" style:font-style-complex="normal"/>
    </style:style>
    <style:style style:name="T380" style:family="text">
      <style:text-properties fo:font-variant="small-caps" fo:font-size="12pt" fo:language="cs" fo:country="CZ" style:font-size-asian="12pt" style:font-size-complex="12pt"/>
    </style:style>
    <style:style style:name="T381" style:family="text">
      <style:text-properties fo:font-variant="small-caps" fo:font-size="12pt" fo:language="cs" fo:country="CZ" style:font-size-asian="12pt" style:language-asian="zh" style:country-asian="CN" style:font-size-complex="12pt" style:language-complex="hi" style:country-complex="IN"/>
    </style:style>
    <style:style style:name="T382" style:family="text">
      <style:text-properties fo:font-variant="small-caps" fo:font-size="12pt" fo:language="cs" fo:country="CZ" officeooo:rsid="0021deb0" style:font-size-asian="12pt" style:language-asian="zh" style:country-asian="CN" style:font-size-complex="12pt" style:language-complex="hi" style:country-complex="IN"/>
    </style:style>
    <style:style style:name="T383" style:family="text">
      <style:text-properties fo:font-variant="small-caps" fo:font-size="12pt" fo:language="cs" fo:country="CZ" officeooo:rsid="006fd178" style:font-size-asian="12pt" style:language-asian="zh" style:country-asian="CN" style:font-size-complex="12pt" style:language-complex="hi" style:country-complex="IN"/>
    </style:style>
    <style:style style:name="T384" style:family="text">
      <style:text-properties fo:font-variant="small-caps" officeooo:rsid="00371804"/>
    </style:style>
    <style:style style:name="T385" style:family="text">
      <style:text-properties fo:font-variant="small-caps" officeooo:rsid="0053a63b"/>
    </style:style>
    <style:style style:name="T386" style:family="text">
      <style:text-properties fo:font-variant="small-caps" officeooo:rsid="00574c1c"/>
    </style:style>
    <style:style style:name="T387" style:family="text">
      <style:text-properties fo:font-variant="small-caps" officeooo:rsid="00626794"/>
    </style:style>
    <style:style style:name="T388" style:family="text">
      <style:text-properties fo:font-variant="small-caps" officeooo:rsid="009c0a6d"/>
    </style:style>
    <style:style style:name="T389" style:family="text">
      <style:text-properties fo:font-variant="small-caps" officeooo:rsid="00a62b78"/>
    </style:style>
    <style:style style:name="T390" style:family="text">
      <style:text-properties fo:font-variant="small-caps" officeooo:rsid="00a63af4"/>
    </style:style>
    <style:style style:name="T391" style:family="text">
      <style:text-properties fo:font-variant="small-caps" officeooo:rsid="0123b078"/>
    </style:style>
    <style:style style:name="T392" style:family="text">
      <style:text-properties fo:font-variant="small-caps" officeooo:rsid="01245e26"/>
    </style:style>
    <style:style style:name="T393" style:family="text">
      <style:text-properties fo:font-variant="small-caps" style:use-window-font-color="true" loext:opacity="0%"/>
    </style:style>
    <style:style style:name="T394" style:family="text">
      <style:text-properties fo:font-variant="small-caps" style:use-window-font-color="true" loext:opacity="0%" style:font-name="Linux Libertine S.O.Cist.1" fo:font-size="12.5pt" fo:language="cs" fo:country="CZ" officeooo:rsid="00530f6b" style:font-size-asian="12.5pt" style:font-size-complex="12.5pt"/>
    </style:style>
    <style:style style:name="T395" style:family="text">
      <style:text-properties fo:font-variant="small-caps" style:use-window-font-color="true" loext:opacity="0%" style:font-name="Linux Libertine S.O.Cist.1" fo:font-size="12pt" fo:language="cs" fo:country="CZ" officeooo:rsid="005e24de" style:font-size-asian="12pt" style:font-size-complex="12pt"/>
    </style:style>
    <style:style style:name="T396" style:family="text">
      <style:text-properties fo:font-variant="small-caps" style:use-window-font-color="true" loext:opacity="0%" style:font-name="Linux Libertine S.O.Cist.1" fo:font-size="12pt" fo:language="cs" fo:country="CZ" officeooo:rsid="00e1a5e7" style:font-size-asian="12pt" style:font-size-complex="12pt"/>
    </style:style>
    <style:style style:name="T397" style:family="text">
      <style:text-properties fo:font-variant="small-caps" officeooo:rsid="00b1847f"/>
    </style:style>
    <style:style style:name="T398" style:family="text">
      <style:text-properties fo:font-variant="small-caps" officeooo:rsid="00a7b487"/>
    </style:style>
    <style:style style:name="T399" style:family="text">
      <style:text-properties fo:font-variant="small-caps" officeooo:rsid="00b93bec"/>
    </style:style>
    <style:style style:name="T400" style:family="text">
      <style:text-properties fo:font-variant="small-caps" officeooo:rsid="00baa5dd"/>
    </style:style>
    <style:style style:name="T401" style:family="text">
      <style:text-properties fo:font-variant="small-caps" officeooo:rsid="00bc0f6d"/>
    </style:style>
    <style:style style:name="T402" style:family="text">
      <style:text-properties fo:font-variant="small-caps" officeooo:rsid="00bc892d"/>
    </style:style>
    <style:style style:name="T403" style:family="text">
      <style:text-properties fo:font-variant="small-caps" officeooo:rsid="00be0460"/>
    </style:style>
    <style:style style:name="T404" style:family="text">
      <style:text-properties fo:font-variant="small-caps" officeooo:rsid="006bbdd8"/>
    </style:style>
    <style:style style:name="T405" style:family="text">
      <style:text-properties fo:font-variant="small-caps" officeooo:rsid="00c469f0"/>
    </style:style>
    <style:style style:name="T406" style:family="text">
      <style:text-properties fo:font-variant="small-caps" officeooo:rsid="00c725dd"/>
    </style:style>
    <style:style style:name="T407" style:family="text">
      <style:text-properties fo:font-variant="small-caps" officeooo:rsid="00c90d13"/>
    </style:style>
    <style:style style:name="T408" style:family="text">
      <style:text-properties fo:font-variant="small-caps" officeooo:rsid="00ca030c"/>
    </style:style>
    <style:style style:name="T409" style:family="text">
      <style:text-properties fo:font-variant="small-caps" officeooo:rsid="00ce1317"/>
    </style:style>
    <style:style style:name="T410" style:family="text">
      <style:text-properties fo:font-variant="small-caps" officeooo:rsid="004f8d9e"/>
    </style:style>
    <style:style style:name="T411" style:family="text">
      <style:text-properties fo:font-variant="small-caps" officeooo:rsid="004e9f7a"/>
    </style:style>
    <style:style style:name="T412" style:family="text">
      <style:text-properties fo:font-variant="small-caps" officeooo:rsid="00e1a5e7"/>
    </style:style>
    <style:style style:name="T413" style:family="text">
      <style:text-properties fo:font-variant="small-caps" officeooo:rsid="00dff7de"/>
    </style:style>
    <style:style style:name="T414" style:family="text">
      <style:text-properties fo:font-variant="small-caps" officeooo:rsid="00e66450"/>
    </style:style>
    <style:style style:name="T415" style:family="text">
      <style:text-properties fo:font-variant="small-caps" officeooo:rsid="00f9141b"/>
    </style:style>
    <style:style style:name="T416" style:family="text">
      <style:text-properties fo:font-variant="small-caps" officeooo:rsid="00fc09c7"/>
    </style:style>
    <style:style style:name="T417" style:family="text">
      <style:text-properties fo:font-variant="small-caps" officeooo:rsid="00fe66f7"/>
    </style:style>
    <style:style style:name="T418" style:family="text">
      <style:text-properties fo:font-variant="small-caps" officeooo:rsid="00fece29"/>
    </style:style>
    <style:style style:name="T419" style:family="text">
      <style:text-properties fo:font-variant="small-caps" officeooo:rsid="0100d8d4"/>
    </style:style>
    <style:style style:name="T420" style:family="text">
      <style:text-properties fo:font-variant="small-caps" officeooo:rsid="01046813"/>
    </style:style>
    <style:style style:name="T421" style:family="text">
      <style:text-properties fo:font-variant="small-caps" officeooo:rsid="0102317d"/>
    </style:style>
    <style:style style:name="T422" style:family="text">
      <style:text-properties fo:font-variant="small-caps" officeooo:rsid="010552dd"/>
    </style:style>
    <style:style style:name="T423" style:family="text">
      <style:text-properties fo:font-variant="small-caps" officeooo:rsid="0106c927"/>
    </style:style>
    <style:style style:name="T424" style:family="text">
      <style:text-properties fo:font-variant="small-caps" officeooo:rsid="00336121"/>
    </style:style>
    <style:style style:name="T425" style:family="text">
      <style:text-properties fo:font-variant="small-caps" officeooo:rsid="0109658a"/>
    </style:style>
    <style:style style:name="T426" style:family="text">
      <style:text-properties fo:font-variant="small-caps" officeooo:rsid="010d16a2"/>
    </style:style>
    <style:style style:name="T427" style:family="text">
      <style:text-properties fo:font-variant="small-caps" officeooo:rsid="00126fa7"/>
    </style:style>
    <style:style style:name="T428" style:family="text">
      <style:text-properties fo:font-variant="small-caps" officeooo:rsid="00193b6b"/>
    </style:style>
    <style:style style:name="T429" style:family="text">
      <style:text-properties fo:font-variant="small-caps" officeooo:rsid="00139a0d"/>
    </style:style>
    <style:style style:name="T430" style:family="text">
      <style:text-properties fo:font-variant="small-caps" style:font-name="Linux Libertine S.O.Cist.1" fo:font-size="12pt" fo:language="cs" fo:country="CZ" style:font-size-asian="12pt" style:font-size-complex="12pt"/>
    </style:style>
    <style:style style:name="T431" style:family="text">
      <style:text-properties fo:font-variant="small-caps" style:font-name="Linux Libertine S.O.Cist.1" fo:font-size="12pt" fo:language="cs" fo:country="CZ" officeooo:rsid="0040ede6" style:font-size-asian="12pt" style:font-size-complex="12pt"/>
    </style:style>
    <style:style style:name="T432" style:family="text">
      <style:text-properties fo:font-variant="small-caps" style:font-name="Linux Libertine S.O.Cist.1" fo:font-size="12pt" fo:language="cs" fo:country="CZ" officeooo:rsid="00299368" style:font-size-asian="12pt" style:font-size-complex="12pt"/>
    </style:style>
    <style:style style:name="T433" style:family="text">
      <style:text-properties fo:font-variant="small-caps" style:font-name="Linux Libertine S.O.Cist.1" fo:font-size="12pt" fo:language="cs" fo:country="CZ" officeooo:rsid="01145f31" style:font-size-asian="12pt" style:font-size-complex="12pt"/>
    </style:style>
    <style:style style:name="T434" style:family="text">
      <style:text-properties fo:font-variant="small-caps" style:font-name="Linux Libertine S.O.Cist.1" fo:font-size="12pt" fo:language="cs" fo:country="CZ" officeooo:rsid="009bf8ab" style:font-size-asian="12pt" style:font-size-complex="12pt"/>
    </style:style>
    <style:style style:name="T435" style:family="text">
      <style:text-properties fo:font-variant="small-caps" style:font-name="Linux Libertine S.O.Cist.1" fo:font-size="12pt" fo:language="cs" fo:country="CZ" officeooo:rsid="009f5f72" style:font-size-asian="12pt" style:font-size-complex="12pt"/>
    </style:style>
    <style:style style:name="T436" style:family="text">
      <style:text-properties fo:font-variant="small-caps" style:font-name="Linux Libertine S.O.Cist.1" fo:font-size="12pt" fo:language="cs" fo:country="CZ" officeooo:rsid="00a62b78" style:font-size-asian="12pt" style:font-size-complex="12pt"/>
    </style:style>
    <style:style style:name="T437" style:family="text">
      <style:text-properties fo:font-variant="small-caps" style:font-name="Linux Libertine S.O.Cist.1" fo:font-size="12pt" fo:language="cs" fo:country="CZ" officeooo:rsid="00620407" style:font-size-asian="12pt" style:font-size-complex="12pt"/>
    </style:style>
    <style:style style:name="T438" style:family="text">
      <style:text-properties fo:font-variant="small-caps" style:font-name="Linux Libertine S.O.Cist.1" fo:font-size="12pt" fo:language="cs" fo:country="CZ" officeooo:rsid="00b4db96" style:font-size-asian="12pt" style:font-size-complex="12pt"/>
    </style:style>
    <style:style style:name="T439" style:family="text">
      <style:text-properties fo:font-variant="small-caps" style:font-name="Linux Libertine S.O.Cist.1" fo:font-size="12pt" fo:language="cs" fo:country="CZ" officeooo:rsid="018e7b1a" style:font-size-asian="12pt" style:font-size-complex="12pt"/>
    </style:style>
    <style:style style:name="T440" style:family="text">
      <style:text-properties fo:font-variant="small-caps" style:font-name="Linux Libertine S.O.Cist.1" fo:font-size="12pt" fo:language="cs" fo:country="CZ" officeooo:rsid="0121d3c6" style:font-size-asian="12pt" style:font-size-complex="12pt"/>
    </style:style>
    <style:style style:name="T441" style:family="text">
      <style:text-properties fo:font-variant="small-caps" style:font-name="Linux Libertine S.O.Cist.1" fo:font-size="12pt" fo:language="cs" fo:country="CZ" officeooo:rsid="00a7b487" style:font-size-asian="12pt" style:font-size-complex="12pt"/>
    </style:style>
    <style:style style:name="T442" style:family="text">
      <style:text-properties fo:font-variant="small-caps" style:font-name="Linux Libertine S.O.Cist.1" fo:font-size="12pt" fo:language="cs" fo:country="CZ" officeooo:rsid="00821d2e" style:font-size-asian="12pt" style:font-size-complex="12pt"/>
    </style:style>
    <style:style style:name="T443" style:family="text">
      <style:text-properties fo:font-variant="small-caps" style:font-name="Linux Libertine S.O.Cist.1" fo:font-size="12pt" fo:language="cs" fo:country="CZ" officeooo:rsid="0083110f" style:font-size-asian="12pt" style:font-size-complex="12pt"/>
    </style:style>
    <style:style style:name="T444" style:family="text">
      <style:text-properties fo:font-variant="small-caps" style:font-name="Linux Libertine S.O.Cist.1" fo:font-size="12pt" fo:language="cs" fo:country="CZ" officeooo:rsid="00d6956f" style:font-size-asian="12pt" style:font-size-complex="12pt"/>
    </style:style>
    <style:style style:name="T445" style:family="text">
      <style:text-properties fo:font-variant="small-caps" style:font-name="Linux Libertine S.O.Cist.1" fo:font-size="12pt" fo:language="cs" fo:country="CZ" officeooo:rsid="00c725dd" style:font-size-asian="12pt" style:font-size-complex="12pt"/>
    </style:style>
    <style:style style:name="T446" style:family="text">
      <style:text-properties fo:font-variant="small-caps" style:font-name="Linux Libertine S.O.Cist.1" fo:font-size="12pt" fo:language="cs" fo:country="CZ" officeooo:rsid="00d87a23" style:font-size-asian="12pt" style:font-size-complex="12pt"/>
    </style:style>
    <style:style style:name="T447" style:family="text">
      <style:text-properties fo:font-variant="small-caps" style:font-name="Linux Libertine S.O.Cist.1" fo:font-size="12pt" fo:language="cs" fo:country="CZ" officeooo:rsid="00606441" style:font-size-asian="12pt" style:font-size-complex="12pt"/>
    </style:style>
    <style:style style:name="T448" style:family="text">
      <style:text-properties fo:font-variant="small-caps" style:font-name="Linux Libertine S.O.Cist.1" fo:font-size="12pt" fo:language="cs" fo:country="CZ" officeooo:rsid="00f54824" style:font-size-asian="12pt" style:font-size-complex="12pt"/>
    </style:style>
    <style:style style:name="T449" style:family="text">
      <style:text-properties fo:font-variant="small-caps" style:font-name="Linux Libertine S.O.Cist.1" fo:font-size="12pt" fo:language="cs" fo:country="CZ" officeooo:rsid="01046813" style:font-size-asian="12pt" style:font-size-complex="12pt"/>
    </style:style>
    <style:style style:name="T450" style:family="text">
      <style:text-properties fo:font-variant="small-caps" style:font-name="Linux Libertine S.O.Cist.1" fo:font-size="12pt" fo:language="cs" fo:country="CZ" officeooo:rsid="010ba70e" style:font-size-asian="12pt" style:font-size-complex="12pt"/>
    </style:style>
    <style:style style:name="T451" style:family="text">
      <style:text-properties fo:font-variant="small-caps" style:font-name="Linux Libertine S.O.Cist.1" fo:font-size="12pt" fo:language="cs" fo:country="CZ" officeooo:rsid="015a8f6a" style:font-size-asian="12pt" style:font-size-complex="12pt"/>
    </style:style>
    <style:style style:name="T452" style:family="text">
      <style:text-properties fo:font-variant="small-caps" style:font-name="Linux Libertine S.O.Cist.1" fo:font-size="12pt" fo:language="cs" fo:country="CZ" officeooo:rsid="0064366a" style:font-size-asian="12pt" style:font-size-complex="12pt"/>
    </style:style>
    <style:style style:name="T453" style:family="text">
      <style:text-properties fo:font-variant="small-caps" style:font-name="Linux Libertine S.O.Cist.1" fo:font-size="12pt" fo:language="cs" fo:country="CZ" officeooo:rsid="015d7254" style:font-size-asian="12pt" style:font-size-complex="12pt"/>
    </style:style>
    <style:style style:name="T454" style:family="text">
      <style:text-properties fo:font-variant="small-caps" style:font-name="Linux Libertine S.O.Cist.1" fo:font-size="12pt" fo:language="cs" fo:country="CZ" officeooo:rsid="00329066" style:font-size-asian="12pt" style:language-asian="zh" style:country-asian="CN" style:font-size-complex="12pt" style:language-complex="hi" style:country-complex="IN"/>
    </style:style>
    <style:style style:name="T455" style:family="text">
      <style:text-properties fo:font-variant="small-caps" style:font-name="Linux Libertine S.O.Cist.1" fo:font-size="12pt" fo:language="cs" fo:country="CZ" officeooo:rsid="00599d0e" style:font-size-asian="12pt" style:language-asian="zh" style:country-asian="CN" style:font-size-complex="12pt" style:language-complex="hi" style:country-complex="IN"/>
    </style:style>
    <style:style style:name="T456"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57" style:family="text">
      <style:text-properties fo:font-variant="small-caps" style:font-name="Linux Libertine S.O.Cist.1" fo:font-size="12.5pt" fo:language="cs" fo:country="CZ" officeooo:rsid="0056b768" style:font-size-asian="12.5pt" style:font-size-complex="12.5pt"/>
    </style:style>
    <style:style style:name="T458" style:family="text">
      <style:text-properties fo:font-variant="small-caps" style:font-name="Linux Libertine S.O.Cist.1" fo:font-size="12.5pt" fo:language="cs" fo:country="CZ" officeooo:rsid="0054df8d" style:font-size-asian="12.5pt" style:font-size-complex="12.5pt"/>
    </style:style>
    <style:style style:name="T459" style:family="text">
      <style:text-properties fo:font-variant="small-caps" style:font-name="Linux Libertine S.O.Cist." fo:font-size="12pt" fo:language="cs" fo:country="CZ" officeooo:rsid="00ba20b9" style:font-size-asian="12pt" style:font-size-complex="12pt"/>
    </style:style>
    <style:style style:name="T460" style:family="text">
      <style:text-properties officeooo:rsid="0174049a"/>
    </style:style>
    <style:style style:name="T461" style:family="text">
      <style:text-properties officeooo:rsid="0174787a"/>
    </style:style>
    <style:style style:name="T462" style:family="text">
      <style:text-properties officeooo:rsid="000f3e75"/>
    </style:style>
    <style:style style:name="T463" style:family="text">
      <style:text-properties officeooo:rsid="0104b4f7"/>
    </style:style>
    <style:style style:name="T464" style:family="text">
      <style:text-properties officeooo:rsid="008f85b2"/>
    </style:style>
    <style:style style:name="T465" style:family="text">
      <style:text-properties officeooo:rsid="00910e79"/>
    </style:style>
    <style:style style:name="T466" style:family="text">
      <style:text-properties officeooo:rsid="0091b71f"/>
    </style:style>
    <style:style style:name="T467" style:family="text">
      <style:text-properties officeooo:rsid="009400b8"/>
    </style:style>
    <style:style style:name="T468" style:family="text">
      <style:text-properties officeooo:rsid="0095234d"/>
    </style:style>
    <style:style style:name="T469" style:family="text">
      <style:text-properties officeooo:rsid="0053a63b"/>
    </style:style>
    <style:style style:name="T470" style:family="text">
      <style:text-properties officeooo:rsid="0054df8d"/>
    </style:style>
    <style:style style:name="T471" style:family="text">
      <style:text-properties officeooo:rsid="00574c1c"/>
    </style:style>
    <style:style style:name="T472" style:family="text">
      <style:text-properties fo:letter-spacing="normal" fo:font-weight="bold" style:font-weight-asian="bold" style:font-weight-complex="bold"/>
    </style:style>
    <style:style style:name="T473" style:family="text">
      <style:text-properties officeooo:rsid="00620407"/>
    </style:style>
    <style:style style:name="T474" style:family="text">
      <style:text-properties officeooo:rsid="00626794"/>
    </style:style>
    <style:style style:name="T475" style:family="text">
      <style:text-properties officeooo:rsid="009a3693"/>
    </style:style>
    <style:style style:name="T476" style:family="text">
      <style:text-properties officeooo:rsid="009b56f3"/>
    </style:style>
    <style:style style:name="T477" style:family="text">
      <style:text-properties officeooo:rsid="009c0a6d"/>
    </style:style>
    <style:style style:name="T478" style:family="text">
      <style:text-properties officeooo:rsid="009dc43b"/>
    </style:style>
    <style:style style:name="T479" style:family="text">
      <style:text-properties officeooo:rsid="009f5f72"/>
    </style:style>
    <style:style style:name="T480" style:family="text">
      <style:text-properties officeooo:rsid="00a62b78"/>
    </style:style>
    <style:style style:name="T481" style:family="text">
      <style:text-properties officeooo:rsid="00a63af4"/>
    </style:style>
    <style:style style:name="T482" style:family="text">
      <style:text-properties officeooo:rsid="00a65712"/>
    </style:style>
    <style:style style:name="T483" style:family="text">
      <style:text-properties officeooo:rsid="00a81bae"/>
    </style:style>
    <style:style style:name="T484" style:family="text">
      <style:text-properties fo:language="en" fo:country="US" officeooo:rsid="00a81bae"/>
    </style:style>
    <style:style style:name="T485" style:family="text">
      <style:text-properties officeooo:rsid="00ada728"/>
    </style:style>
    <style:style style:name="T486" style:family="text">
      <style:text-properties officeooo:rsid="00335448"/>
    </style:style>
    <style:style style:name="T487" style:family="text">
      <style:text-properties officeooo:rsid="001bf496"/>
    </style:style>
    <style:style style:name="T488" style:family="text">
      <style:text-properties officeooo:rsid="003b225a"/>
    </style:style>
    <style:style style:name="T489" style:family="text">
      <style:text-properties officeooo:rsid="00aeac16"/>
    </style:style>
    <style:style style:name="T490"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491" style:family="text">
      <style:text-properties officeooo:rsid="0123b078"/>
    </style:style>
    <style:style style:name="T492" style:family="text">
      <style:text-properties officeooo:rsid="01245e26"/>
    </style:style>
    <style:style style:name="T493" style:family="text">
      <style:text-properties officeooo:rsid="01521924"/>
    </style:style>
    <style:style style:name="T494" style:family="text">
      <style:text-properties officeooo:rsid="00cc68dd"/>
    </style:style>
    <style:style style:name="T495" style:family="text">
      <style:text-properties officeooo:rsid="00afe33d"/>
    </style:style>
    <style:style style:name="T496" style:family="text">
      <style:text-properties officeooo:rsid="00b1847f"/>
    </style:style>
    <style:style style:name="T497" style:family="text">
      <style:text-properties officeooo:rsid="00a7b487"/>
    </style:style>
    <style:style style:name="T498" style:family="text">
      <style:text-properties officeooo:rsid="00b2ad94"/>
    </style:style>
    <style:style style:name="T499" style:family="text">
      <style:text-properties fo:font-variant="normal" fo:text-transform="none"/>
    </style:style>
    <style:style style:name="T500" style:family="text">
      <style:text-properties fo:font-variant="normal" fo:text-transform="none" fo:color="#222222" loext:opacity="100%" style:font-name="Linux Libertine S.O.Cist.1" fo:font-size="12pt" fo:letter-spacing="normal" fo:language="cs" fo:country="CZ" fo:font-style="italic" fo:font-weight="normal" officeooo:rsid="00b4db96" style:font-size-asian="12pt" style:font-style-asian="italic" style:font-size-complex="12pt" style:font-style-complex="italic"/>
    </style:style>
    <style:style style:name="T501" style:family="text">
      <style:text-properties fo:font-variant="normal" fo:text-transform="none" fo:color="#222222" loext:opacity="100%" style:font-name="Linux Libertine S.O.Cist.1" fo:font-size="12pt" fo:letter-spacing="normal" fo:language="cs" fo:country="CZ" fo:font-style="italic" fo:font-weight="normal" officeooo:rsid="00b8f2d5" style:font-size-asian="12pt" style:font-style-asian="italic" style:font-size-complex="12pt" style:font-style-complex="italic"/>
    </style:style>
    <style:style style:name="T502" style:family="text">
      <style:text-properties fo:font-variant="normal" fo:text-transform="none" officeooo:rsid="00c90d13"/>
    </style:style>
    <style:style style:name="T503" style:family="text">
      <style:text-properties fo:font-variant="normal" fo:text-transform="none" fo:font-style="italic" officeooo:rsid="00f4a897" style:font-style-asian="italic" style:font-style-complex="italic"/>
    </style:style>
    <style:style style:name="T504" style:family="text">
      <style:text-properties fo:font-variant="normal" fo:text-transform="none" officeooo:rsid="00139a0d"/>
    </style:style>
    <style:style style:name="T505" style:family="text">
      <style:text-properties officeooo:rsid="00b76ed7"/>
    </style:style>
    <style:style style:name="T506" style:family="text">
      <style:text-properties officeooo:rsid="00b8f2d5"/>
    </style:style>
    <style:style style:name="T507" style:family="text">
      <style:text-properties officeooo:rsid="00b93bec"/>
    </style:style>
    <style:style style:name="T508" style:family="text">
      <style:text-properties officeooo:rsid="00baa5dd"/>
    </style:style>
    <style:style style:name="T509" style:family="text">
      <style:text-properties officeooo:rsid="00bacd6d"/>
    </style:style>
    <style:style style:name="T510" style:family="text">
      <style:text-properties officeooo:rsid="00bc892d"/>
    </style:style>
    <style:style style:name="T511" style:family="text">
      <style:text-properties officeooo:rsid="00be0460"/>
    </style:style>
    <style:style style:name="T512" style:family="text">
      <style:text-properties officeooo:rsid="00c00371"/>
    </style:style>
    <style:style style:name="T513" style:family="text">
      <style:text-properties officeooo:rsid="00c1ad6a"/>
    </style:style>
    <style:style style:name="T514" style:family="text">
      <style:text-properties officeooo:rsid="00c32b38"/>
    </style:style>
    <style:style style:name="T515" style:family="text">
      <style:text-properties officeooo:rsid="00c60710"/>
    </style:style>
    <style:style style:name="T516" style:family="text">
      <style:text-properties officeooo:rsid="00c725dd"/>
    </style:style>
    <style:style style:name="T517" style:family="text">
      <style:text-properties officeooo:rsid="00c90d13"/>
    </style:style>
    <style:style style:name="T518" style:family="text">
      <style:text-properties officeooo:rsid="00ca030c"/>
    </style:style>
    <style:style style:name="T519" style:family="text">
      <style:text-properties officeooo:rsid="00ce1317"/>
    </style:style>
    <style:style style:name="T520" style:family="text">
      <style:text-properties officeooo:rsid="001a932c"/>
    </style:style>
    <style:style style:name="T521" style:family="text">
      <style:text-properties officeooo:rsid="004f8d9e"/>
    </style:style>
    <style:style style:name="T522" style:family="text">
      <style:text-properties officeooo:rsid="00538418"/>
    </style:style>
    <style:style style:name="T523" style:family="text">
      <style:text-properties officeooo:rsid="0066905b"/>
    </style:style>
    <style:style style:name="T524" style:family="text">
      <style:text-properties officeooo:rsid="00671430"/>
    </style:style>
    <style:style style:name="T525" style:family="text">
      <style:text-properties officeooo:rsid="005712b2"/>
    </style:style>
    <style:style style:name="T526" style:family="text">
      <style:text-properties officeooo:rsid="001d19f2"/>
    </style:style>
    <style:style style:name="T527" style:family="text">
      <style:text-properties officeooo:rsid="006a12b9"/>
    </style:style>
    <style:style style:name="T528" style:family="text">
      <style:text-properties officeooo:rsid="006d71ea"/>
    </style:style>
    <style:style style:name="T529" style:family="text">
      <style:text-properties officeooo:rsid="007404f0"/>
    </style:style>
    <style:style style:name="T530" style:family="text">
      <style:text-properties officeooo:rsid="006fd178"/>
    </style:style>
    <style:style style:name="T531" style:family="text">
      <style:text-properties officeooo:rsid="00db0ccd"/>
    </style:style>
    <style:style style:name="T532" style:family="text">
      <style:text-properties officeooo:rsid="00dff7de"/>
    </style:style>
    <style:style style:name="T533" style:family="text">
      <style:text-properties officeooo:rsid="00e0de3f"/>
    </style:style>
    <style:style style:name="T534" style:family="text">
      <style:text-properties officeooo:rsid="004e9f7a"/>
    </style:style>
    <style:style style:name="T535" style:family="text">
      <style:text-properties officeooo:rsid="004f4a0c"/>
    </style:style>
    <style:style style:name="T536" style:family="text">
      <style:text-properties officeooo:rsid="00e66450"/>
    </style:style>
    <style:style style:name="T537" style:family="text">
      <style:text-properties officeooo:rsid="00ea2997"/>
    </style:style>
    <style:style style:name="T538" style:family="text">
      <style:text-properties officeooo:rsid="00ef8761"/>
    </style:style>
    <style:style style:name="T539" style:family="text">
      <style:text-properties officeooo:rsid="00f14e04"/>
    </style:style>
    <style:style style:name="T540" style:family="text">
      <style:text-properties officeooo:rsid="00f1a323"/>
    </style:style>
    <style:style style:name="T541" style:family="text">
      <style:text-properties officeooo:rsid="00f2e480"/>
    </style:style>
    <style:style style:name="T542" style:family="text">
      <style:text-properties officeooo:rsid="00f4a897"/>
    </style:style>
    <style:style style:name="T543" style:family="text">
      <style:text-properties officeooo:rsid="00f9141b"/>
    </style:style>
    <style:style style:name="T544" style:family="text">
      <style:text-properties officeooo:rsid="00fdfec5"/>
    </style:style>
    <style:style style:name="T545" style:family="text">
      <style:text-properties style:font-name="Linux Libertine S\.O\.Cist\."/>
    </style:style>
    <style:style style:name="T546" style:family="text">
      <style:text-properties style:font-name="Linux Libertine S\.O\.Cist\." officeooo:rsid="010998c4"/>
    </style:style>
    <style:style style:name="T547" style:family="text">
      <style:text-properties style:font-name="Linux Libertine S\.O\.Cist\." officeooo:rsid="010a862d"/>
    </style:style>
    <style:style style:name="T548" style:family="text">
      <style:text-properties style:font-name="Linux Libertine S\.O\.Cist\." officeooo:rsid="00169511"/>
    </style:style>
    <style:style style:name="T549" style:family="text">
      <style:text-properties style:font-name="Linux Libertine S\.O\.Cist\." officeooo:rsid="01486136"/>
    </style:style>
    <style:style style:name="T550" style:family="text">
      <style:text-properties style:font-name="Linux Libertine S\.O\.Cist\." officeooo:rsid="015e4816"/>
    </style:style>
    <style:style style:name="T551" style:family="text">
      <style:text-properties officeooo:rsid="00fece29"/>
    </style:style>
    <style:style style:name="T552" style:family="text">
      <style:text-properties officeooo:rsid="00ff9dc0"/>
    </style:style>
    <style:style style:name="T553" style:family="text">
      <style:text-properties officeooo:rsid="0100d8d4"/>
    </style:style>
    <style:style style:name="T554" style:family="text">
      <style:text-properties officeooo:rsid="0102317d"/>
    </style:style>
    <style:style style:name="T555" style:family="text">
      <style:text-properties officeooo:rsid="0106c927"/>
    </style:style>
    <style:style style:name="T556" style:family="text">
      <style:text-properties officeooo:rsid="00336121"/>
    </style:style>
    <style:style style:name="T557" style:family="text">
      <style:text-properties officeooo:rsid="01089919"/>
    </style:style>
    <style:style style:name="T558" style:family="text">
      <style:text-properties officeooo:rsid="0109658a"/>
    </style:style>
    <style:style style:name="T559" style:family="text">
      <style:text-properties officeooo:rsid="010a862d"/>
    </style:style>
    <style:style style:name="T560" style:family="text">
      <style:text-properties officeooo:rsid="010b1775"/>
    </style:style>
    <style:style style:name="T561" style:family="text">
      <style:text-properties officeooo:rsid="010ba70e"/>
    </style:style>
    <style:style style:name="T562" style:family="text">
      <style:text-properties officeooo:rsid="0008f4af"/>
    </style:style>
    <style:style style:name="T563" style:family="text">
      <style:text-properties officeooo:rsid="0009f959"/>
    </style:style>
    <style:style style:name="T564" style:family="text">
      <style:text-properties officeooo:rsid="0150c414"/>
    </style:style>
    <style:style style:name="T565" style:family="text">
      <style:text-properties officeooo:rsid="000be361"/>
    </style:style>
    <style:style style:name="T566" style:family="text">
      <style:text-properties officeooo:rsid="000d0b20"/>
    </style:style>
    <style:style style:name="T567" style:family="text">
      <style:text-properties officeooo:rsid="000f61a9"/>
    </style:style>
    <style:style style:name="T568" style:family="text">
      <style:text-properties officeooo:rsid="00126fa7"/>
    </style:style>
    <style:style style:name="T569" style:family="text">
      <style:text-properties officeooo:rsid="0013cad8"/>
    </style:style>
    <style:style style:name="T570" style:family="text">
      <style:text-properties officeooo:rsid="0015134f"/>
    </style:style>
    <style:style style:name="T571" style:family="text">
      <style:text-properties officeooo:rsid="0111d08d"/>
    </style:style>
    <style:style style:name="T572" style:family="text">
      <style:text-properties officeooo:rsid="00193b6b"/>
    </style:style>
    <style:style style:name="T573" style:family="text">
      <style:text-properties officeooo:rsid="00139a0d"/>
    </style:style>
    <style:style style:name="T574" style:family="text">
      <style:text-properties style:font-name="Linux Libertine S.O.Cist.1" fo:font-size="12pt" fo:language="cs" fo:country="CZ" style:font-size-asian="12pt" style:font-size-complex="12pt"/>
    </style:style>
    <style:style style:name="T575" style:family="text">
      <style:text-properties style:font-name="Linux Libertine S.O.Cist.1" fo:font-size="12pt" fo:language="cs" fo:country="CZ" officeooo:rsid="0040ede6" style:font-size-asian="12pt" style:font-size-complex="12pt"/>
    </style:style>
    <style:style style:name="T576" style:family="text">
      <style:text-properties style:font-name="Linux Libertine S.O.Cist.1" fo:font-size="12pt" fo:language="cs" fo:country="CZ" officeooo:rsid="0113a990" style:font-size-asian="12pt" style:font-size-complex="12pt"/>
    </style:style>
    <style:style style:name="T577" style:family="text">
      <style:text-properties style:font-name="Linux Libertine S.O.Cist.1" fo:font-size="12pt" fo:language="cs" fo:country="CZ" officeooo:rsid="00299368" style:font-size-asian="12pt" style:font-size-complex="12pt"/>
    </style:style>
    <style:style style:name="T578" style:family="text">
      <style:text-properties style:font-name="Linux Libertine S.O.Cist.1" fo:font-size="12pt" fo:language="cs" fo:country="CZ" officeooo:rsid="002af1a1" style:font-size-asian="12pt" style:font-size-complex="12pt"/>
    </style:style>
    <style:style style:name="T579" style:family="text">
      <style:text-properties style:font-name="Linux Libertine S.O.Cist.1" fo:font-size="12pt" fo:language="cs" fo:country="CZ" officeooo:rsid="0020482f" style:font-size-asian="12pt" style:font-size-complex="12pt"/>
    </style:style>
    <style:style style:name="T580" style:family="text">
      <style:text-properties style:font-name="Linux Libertine S.O.Cist.1" fo:font-size="12pt" fo:language="cs" fo:country="CZ" officeooo:rsid="00a5a7ed" style:font-size-asian="12pt" style:font-size-complex="12pt"/>
    </style:style>
    <style:style style:name="T581" style:family="text">
      <style:text-properties style:font-name="Linux Libertine S.O.Cist.1" fo:font-size="12pt" fo:language="cs" fo:country="CZ" officeooo:rsid="00205665" style:font-size-asian="12pt" style:font-size-complex="12pt"/>
    </style:style>
    <style:style style:name="T582" style:family="text">
      <style:text-properties style:font-name="Linux Libertine S.O.Cist.1" fo:font-size="12pt" fo:language="cs" fo:country="CZ" officeooo:rsid="01145f31" style:font-size-asian="12pt" style:font-size-complex="12pt"/>
    </style:style>
    <style:style style:name="T583" style:family="text">
      <style:text-properties style:font-name="Linux Libertine S.O.Cist.1" fo:font-size="12pt" fo:language="cs" fo:country="CZ" officeooo:rsid="009bf8ab" style:font-size-asian="12pt" style:font-size-complex="12pt"/>
    </style:style>
    <style:style style:name="T584" style:family="text">
      <style:text-properties style:font-name="Linux Libertine S.O.Cist.1" fo:font-size="12pt" fo:language="cs" fo:country="CZ" officeooo:rsid="01160622" style:font-size-asian="12pt" style:font-size-complex="12pt"/>
    </style:style>
    <style:style style:name="T585" style:family="text">
      <style:text-properties style:font-name="Linux Libertine S.O.Cist.1" fo:font-size="12pt" fo:language="cs" fo:country="CZ" officeooo:rsid="009c0a6d" style:font-size-asian="12pt" style:font-size-complex="12pt"/>
    </style:style>
    <style:style style:name="T586" style:family="text">
      <style:text-properties style:font-name="Linux Libertine S.O.Cist.1" fo:font-size="12pt" fo:language="cs" fo:country="CZ" officeooo:rsid="009f5f72" style:font-size-asian="12pt" style:font-size-complex="12pt"/>
    </style:style>
    <style:style style:name="T587" style:family="text">
      <style:text-properties style:font-name="Linux Libertine S.O.Cist.1" fo:font-size="12pt" fo:language="cs" fo:country="CZ" officeooo:rsid="019783c5" style:font-size-asian="12pt" style:font-size-complex="12pt"/>
    </style:style>
    <style:style style:name="T588" style:family="text">
      <style:text-properties style:font-name="Linux Libertine S.O.Cist.1" fo:font-size="12pt" fo:language="cs" fo:country="CZ" officeooo:rsid="00a1275c" style:font-size-asian="12pt" style:font-size-complex="12pt"/>
    </style:style>
    <style:style style:name="T589" style:family="text">
      <style:text-properties style:font-name="Linux Libertine S.O.Cist.1" fo:font-size="12pt" fo:language="cs" fo:country="CZ" officeooo:rsid="00a62b78" style:font-size-asian="12pt" style:font-size-complex="12pt"/>
    </style:style>
    <style:style style:name="T590" style:family="text">
      <style:text-properties style:font-name="Linux Libertine S.O.Cist.1" fo:font-size="12pt" fo:language="cs" fo:country="CZ" officeooo:rsid="0117d490" style:font-size-asian="12pt" style:font-size-complex="12pt"/>
    </style:style>
    <style:style style:name="T591" style:family="text">
      <style:text-properties style:font-name="Linux Libertine S.O.Cist.1" fo:font-size="12pt" fo:language="cs" fo:country="CZ" officeooo:rsid="00620407" style:font-size-asian="12pt" style:font-size-complex="12pt"/>
    </style:style>
    <style:style style:name="T592" style:family="text">
      <style:text-properties style:font-name="Linux Libertine S.O.Cist.1" fo:font-size="12pt" fo:language="cs" fo:country="CZ" officeooo:rsid="0053a63b" style:font-size-asian="12pt" style:font-size-complex="12pt"/>
    </style:style>
    <style:style style:name="T593" style:family="text">
      <style:text-properties style:font-name="Linux Libertine S.O.Cist.1" fo:font-size="12pt" fo:language="cs" fo:country="CZ" officeooo:rsid="01205536" style:font-size-asian="12pt" style:font-size-complex="12pt"/>
    </style:style>
    <style:style style:name="T594" style:family="text">
      <style:text-properties style:font-name="Linux Libertine S.O.Cist.1" fo:font-size="12pt" fo:language="cs" fo:country="CZ" officeooo:rsid="00b4db96" style:font-size-asian="12pt" style:font-size-complex="12pt"/>
    </style:style>
    <style:style style:name="T595" style:family="text">
      <style:text-properties style:font-name="Linux Libertine S.O.Cist.1" fo:font-size="12pt" fo:language="cs" fo:country="CZ" officeooo:rsid="018e7b1a" style:font-size-asian="12pt" style:font-size-complex="12pt"/>
    </style:style>
    <style:style style:name="T596" style:family="text">
      <style:text-properties style:font-name="Linux Libertine S.O.Cist.1" fo:font-size="12pt" fo:language="cs" fo:country="CZ" officeooo:rsid="0123b078" style:font-size-asian="12pt" style:font-size-complex="12pt"/>
    </style:style>
    <style:style style:name="T597" style:family="text">
      <style:text-properties style:font-name="Linux Libertine S.O.Cist.1" fo:font-size="12pt" fo:language="cs" fo:country="CZ" officeooo:rsid="0121d15e" style:font-size-asian="12pt" style:font-size-complex="12pt"/>
    </style:style>
    <style:style style:name="T598" style:family="text">
      <style:text-properties style:font-name="Linux Libertine S.O.Cist.1" fo:font-size="12pt" fo:language="cs" fo:country="CZ" officeooo:rsid="0064366a" style:font-size-asian="12pt" style:font-size-complex="12pt"/>
    </style:style>
    <style:style style:name="T599" style:family="text">
      <style:text-properties style:font-name="Linux Libertine S.O.Cist.1" fo:font-size="12pt" fo:language="cs" fo:country="CZ" officeooo:rsid="00a7b487" style:font-size-asian="12pt" style:font-size-complex="12pt"/>
    </style:style>
    <style:style style:name="T600" style:family="text">
      <style:text-properties style:font-name="Linux Libertine S.O.Cist.1" fo:font-size="12pt" fo:language="cs" fo:country="CZ" officeooo:rsid="00b2ad94" style:font-size-asian="12pt" style:font-size-complex="12pt"/>
    </style:style>
    <style:style style:name="T601" style:family="text">
      <style:text-properties style:font-name="Linux Libertine S.O.Cist.1" fo:font-size="12pt" fo:language="cs" fo:country="CZ" officeooo:rsid="00821d2e" style:font-size-asian="12pt" style:font-size-complex="12pt"/>
    </style:style>
    <style:style style:name="T602" style:family="text">
      <style:text-properties style:font-name="Linux Libertine S.O.Cist.1" fo:font-size="12pt" fo:language="cs" fo:country="CZ" officeooo:rsid="01262885" style:font-size-asian="12pt" style:font-size-complex="12pt"/>
    </style:style>
    <style:style style:name="T603" style:family="text">
      <style:text-properties style:font-name="Linux Libertine S.O.Cist.1" fo:font-size="12pt" fo:language="cs" fo:country="CZ" officeooo:rsid="012666e7" style:font-size-asian="12pt" style:font-size-complex="12pt"/>
    </style:style>
    <style:style style:name="T604" style:family="text">
      <style:text-properties style:font-name="Linux Libertine S.O.Cist.1" fo:font-size="12pt" fo:language="cs" fo:country="CZ" officeooo:rsid="0083110f" style:font-size-asian="12pt" style:font-size-complex="12pt"/>
    </style:style>
    <style:style style:name="T605" style:family="text">
      <style:text-properties style:font-name="Linux Libertine S.O.Cist.1" fo:font-size="12pt" fo:language="cs" fo:country="CZ" officeooo:rsid="01281ad1" style:font-size-asian="12pt" style:font-size-complex="12pt"/>
    </style:style>
    <style:style style:name="T606" style:family="text">
      <style:text-properties style:font-name="Linux Libertine S.O.Cist.1" fo:font-size="12pt" fo:language="cs" fo:country="CZ" officeooo:rsid="002e2772" style:font-size-asian="12pt" style:font-size-complex="12pt"/>
    </style:style>
    <style:style style:name="T607" style:family="text">
      <style:text-properties style:font-name="Linux Libertine S.O.Cist.1" fo:font-size="12pt" fo:language="cs" fo:country="CZ" officeooo:rsid="002fef14" style:font-size-asian="12pt" style:font-size-complex="12pt"/>
    </style:style>
    <style:style style:name="T608" style:family="text">
      <style:text-properties style:font-name="Linux Libertine S.O.Cist.1" fo:font-size="12pt" fo:language="cs" fo:country="CZ" officeooo:rsid="003150cc" style:font-size-asian="12pt" style:font-size-complex="12pt"/>
    </style:style>
    <style:style style:name="T609" style:family="text">
      <style:text-properties style:font-name="Linux Libertine S.O.Cist.1" fo:font-size="12pt" fo:language="cs" fo:country="CZ" officeooo:rsid="00c725dd" style:font-size-asian="12pt" style:font-size-complex="12pt"/>
    </style:style>
    <style:style style:name="T610" style:family="text">
      <style:text-properties style:font-name="Linux Libertine S.O.Cist.1" fo:font-size="12pt" fo:language="cs" fo:country="CZ" officeooo:rsid="01299e6a" style:font-size-asian="12pt" style:font-size-complex="12pt"/>
    </style:style>
    <style:style style:name="T611" style:family="text">
      <style:text-properties style:font-name="Linux Libertine S.O.Cist.1" fo:font-size="12pt" fo:language="cs" fo:country="CZ" officeooo:rsid="00c90d13" style:font-size-asian="12pt" style:font-size-complex="12pt"/>
    </style:style>
    <style:style style:name="T612" style:family="text">
      <style:text-properties style:font-name="Linux Libertine S.O.Cist.1" fo:font-size="12pt" fo:language="cs" fo:country="CZ" officeooo:rsid="00606441" style:font-size-asian="12pt" style:font-size-complex="12pt"/>
    </style:style>
    <style:style style:name="T613" style:family="text">
      <style:text-properties style:font-name="Linux Libertine S.O.Cist.1" fo:font-size="12pt" fo:language="cs" fo:country="CZ" officeooo:rsid="00db0ccd" style:font-size-asian="12pt" style:font-size-complex="12pt"/>
    </style:style>
    <style:style style:name="T614" style:family="text">
      <style:text-properties style:font-name="Linux Libertine S.O.Cist.1" fo:font-size="12pt" fo:language="cs" fo:country="CZ" officeooo:rsid="00671430" style:font-size-asian="12pt" style:font-size-complex="12pt"/>
    </style:style>
    <style:style style:name="T615" style:family="text">
      <style:text-properties style:font-name="Linux Libertine S.O.Cist.1" fo:font-size="12pt" fo:language="cs" fo:country="CZ" officeooo:rsid="012aab8e" style:font-size-asian="12pt" style:font-size-complex="12pt"/>
    </style:style>
    <style:style style:name="T616" style:family="text">
      <style:text-properties style:font-name="Linux Libertine S.O.Cist.1" fo:font-size="12pt" fo:language="cs" fo:country="CZ" officeooo:rsid="00612daa" style:font-size-asian="12pt" style:font-size-complex="12pt"/>
    </style:style>
    <style:style style:name="T617" style:family="text">
      <style:text-properties style:font-name="Linux Libertine S.O.Cist.1" fo:font-size="12pt" fo:language="cs" fo:country="CZ" officeooo:rsid="0062fa3e" style:font-size-asian="12pt" style:font-size-complex="12pt"/>
    </style:style>
    <style:style style:name="T618" style:family="text">
      <style:text-properties style:font-name="Linux Libertine S.O.Cist.1" fo:font-size="12pt" fo:language="cs" fo:country="CZ" officeooo:rsid="00dbcd4b" style:font-size-asian="12pt" style:font-size-complex="12pt"/>
    </style:style>
    <style:style style:name="T619" style:family="text">
      <style:text-properties style:font-name="Linux Libertine S.O.Cist.1" fo:font-size="12pt" fo:language="cs" fo:country="CZ" officeooo:rsid="0064bf26" style:font-size-asian="12pt" style:font-size-complex="12pt"/>
    </style:style>
    <style:style style:name="T620" style:family="text">
      <style:text-properties style:font-name="Linux Libertine S.O.Cist.1" fo:font-size="12pt" fo:language="cs" fo:country="CZ" officeooo:rsid="01337d00" style:font-size-asian="12pt" style:font-size-complex="12pt"/>
    </style:style>
    <style:style style:name="T621" style:family="text">
      <style:text-properties style:font-name="Linux Libertine S.O.Cist.1" fo:font-size="12pt" fo:language="cs" fo:country="CZ" officeooo:rsid="00f54824" style:font-size-asian="12pt" style:font-size-complex="12pt"/>
    </style:style>
    <style:style style:name="T622" style:family="text">
      <style:text-properties style:font-name="Linux Libertine S.O.Cist.1" fo:font-size="12pt" fo:language="cs" fo:country="CZ" officeooo:rsid="010998c4" style:font-size-asian="12pt" style:font-size-complex="12pt"/>
    </style:style>
    <style:style style:name="T623" style:family="text">
      <style:text-properties style:font-name="Linux Libertine S.O.Cist.1" fo:font-size="12pt" fo:language="cs" fo:country="CZ" officeooo:rsid="01046813" style:font-size-asian="12pt" style:font-size-complex="12pt"/>
    </style:style>
    <style:style style:name="T624" style:family="text">
      <style:text-properties style:font-name="Linux Libertine S.O.Cist.1" fo:font-size="12pt" fo:language="cs" fo:country="CZ" officeooo:rsid="01352a90" style:font-size-asian="12pt" style:font-size-complex="12pt"/>
    </style:style>
    <style:style style:name="T625" style:family="text">
      <style:text-properties style:font-name="Linux Libertine S.O.Cist.1" fo:font-size="12pt" fo:language="cs" fo:country="CZ" officeooo:rsid="002e8e11" style:font-size-asian="12pt" style:font-size-complex="12pt"/>
    </style:style>
    <style:style style:name="T626" style:family="text">
      <style:text-properties style:font-name="Linux Libertine S.O.Cist.1" fo:font-size="12pt" fo:language="cs" fo:country="CZ" officeooo:rsid="003d0ce6" style:font-size-asian="12pt" style:font-size-complex="12pt"/>
    </style:style>
    <style:style style:name="T627" style:family="text">
      <style:text-properties style:font-name="Linux Libertine S.O.Cist.1" fo:font-size="12pt" fo:language="cs" fo:country="CZ" officeooo:rsid="010ba70e" style:font-size-asian="12pt" style:font-size-complex="12pt"/>
    </style:style>
    <style:style style:name="T628" style:family="text">
      <style:text-properties style:font-name="Linux Libertine S.O.Cist.1" fo:font-size="12pt" fo:language="cs" fo:country="CZ" officeooo:rsid="0137224e" style:font-size-asian="12pt" style:font-size-complex="12pt"/>
    </style:style>
    <style:style style:name="T629" style:family="text">
      <style:text-properties style:font-name="Linux Libertine S.O.Cist.1" fo:font-size="12pt" fo:language="cs" fo:country="CZ" officeooo:rsid="013970b7" style:font-size-asian="12pt" style:font-size-complex="12pt"/>
    </style:style>
    <style:style style:name="T630" style:family="text">
      <style:text-properties style:font-name="Linux Libertine S.O.Cist.1" fo:font-size="12pt" fo:language="cs" fo:country="CZ" officeooo:rsid="013d8b46" style:font-size-asian="12pt" style:font-size-complex="12pt"/>
    </style:style>
    <style:style style:name="T631" style:family="text">
      <style:text-properties style:font-name="Linux Libertine S.O.Cist.1" fo:font-size="12pt" fo:language="cs" fo:country="CZ" officeooo:rsid="0142d618" style:font-size-asian="12pt" style:font-size-complex="12pt"/>
    </style:style>
    <style:style style:name="T632" style:family="text">
      <style:text-properties style:font-name="Linux Libertine S.O.Cist.1" fo:font-size="12pt" fo:language="cs" fo:country="CZ" officeooo:rsid="01448aa1" style:font-size-asian="12pt" style:font-size-complex="12pt"/>
    </style:style>
    <style:style style:name="T633" style:family="text">
      <style:text-properties style:font-name="Linux Libertine S.O.Cist.1" fo:font-size="12pt" fo:language="cs" fo:country="CZ" officeooo:rsid="01486136" style:font-size-asian="12pt" style:font-size-complex="12pt"/>
    </style:style>
    <style:style style:name="T634" style:family="text">
      <style:text-properties style:font-name="Linux Libertine S.O.Cist.1" fo:font-size="12pt" fo:language="cs" fo:country="CZ" officeooo:rsid="0149d239" style:font-size-asian="12pt" style:font-size-complex="12pt"/>
    </style:style>
    <style:style style:name="T635" style:family="text">
      <style:text-properties style:font-name="Linux Libertine S.O.Cist.1" fo:font-size="12pt" fo:language="cs" fo:country="CZ" officeooo:rsid="014d355a" style:font-size-asian="12pt" style:font-size-complex="12pt"/>
    </style:style>
    <style:style style:name="T636" style:family="text">
      <style:text-properties style:font-name="Linux Libertine S.O.Cist.1" fo:font-size="12pt" fo:language="cs" fo:country="CZ" officeooo:rsid="015133f8" style:font-size-asian="12pt" style:font-size-complex="12pt"/>
    </style:style>
    <style:style style:name="T637" style:family="text">
      <style:text-properties style:font-name="Linux Libertine S.O.Cist.1" fo:font-size="12pt" fo:language="cs" fo:country="CZ" officeooo:rsid="0155d8f8" style:font-size-asian="12pt" style:font-size-complex="12pt"/>
    </style:style>
    <style:style style:name="T638" style:family="text">
      <style:text-properties style:font-name="Linux Libertine S.O.Cist.1" fo:font-size="12pt" fo:language="cs" fo:country="CZ" officeooo:rsid="0156da01" style:font-size-asian="12pt" style:font-size-complex="12pt"/>
    </style:style>
    <style:style style:name="T639" style:family="text">
      <style:text-properties style:font-name="Linux Libertine S.O.Cist.1" fo:font-size="12pt" fo:language="cs" fo:country="CZ" officeooo:rsid="015c6cf0" style:font-size-asian="12pt" style:font-size-complex="12pt"/>
    </style:style>
    <style:style style:name="T640" style:family="text">
      <style:text-properties style:font-name="Linux Libertine S.O.Cist.1" fo:font-size="12pt" fo:language="cs" fo:country="CZ" officeooo:rsid="015d7254" style:font-size-asian="12pt" style:font-size-complex="12pt"/>
    </style:style>
    <style:style style:name="T641" style:family="text">
      <style:text-properties style:font-name="Linux Libertine S.O.Cist.1" fo:font-size="12pt" fo:language="cs" fo:country="CZ" officeooo:rsid="01601d25" style:font-size-asian="12pt" style:font-size-complex="12pt"/>
    </style:style>
    <style:style style:name="T642" style:family="text">
      <style:text-properties style:font-name="Linux Libertine S.O.Cist.1" fo:font-size="12pt" fo:language="cs" fo:country="CZ" officeooo:rsid="0160ccd6" style:font-size-asian="12pt" style:font-size-complex="12pt"/>
    </style:style>
    <style:style style:name="T643" style:family="text">
      <style:text-properties style:font-name="Linux Libertine S.O.Cist.1" fo:font-size="12pt" fo:language="cs" fo:country="CZ" officeooo:rsid="00329066" style:font-size-asian="12pt" style:language-asian="zh" style:country-asian="CN" style:font-size-complex="12pt" style:language-complex="hi" style:country-complex="IN"/>
    </style:style>
    <style:style style:name="T644" style:family="text">
      <style:text-properties style:font-name="Linux Libertine S.O.Cist.1" fo:font-size="12pt" fo:language="cs" fo:country="CZ" officeooo:rsid="0113a990" style:font-size-asian="12pt" style:language-asian="zh" style:country-asian="CN" style:font-size-complex="12pt" style:language-complex="hi" style:country-complex="IN"/>
    </style:style>
    <style:style style:name="T645" style:family="text">
      <style:text-properties style:font-name="Linux Libertine S.O.Cist.1" fo:font-size="12pt" fo:language="cs" fo:country="CZ" officeooo:rsid="009400b8" style:font-size-asian="12pt" style:language-asian="zh" style:country-asian="CN" style:font-size-complex="12pt" style:language-complex="hi" style:country-complex="IN"/>
    </style:style>
    <style:style style:name="T646" style:family="text">
      <style:text-properties style:font-name="Linux Libertine S.O.Cist.1" fo:font-size="12pt" fo:language="cs" fo:country="CZ" officeooo:rsid="00599d0e" style:font-size-asian="12pt" style:language-asian="zh" style:country-asian="CN" style:font-size-complex="12pt" style:language-complex="hi" style:country-complex="IN"/>
    </style:style>
    <style:style style:name="T647" style:family="text">
      <style:text-properties style:font-name="Linux Libertine S.O.Cist.1" fo:font-size="12pt" fo:language="cs" fo:country="CZ" officeooo:rsid="00db0ccd" style:font-size-asian="12pt" style:language-asian="zh" style:country-asian="CN" style:font-size-complex="12pt" style:language-complex="hi" style:country-complex="IN"/>
    </style:style>
    <style:style style:name="T648" style:family="text">
      <style:text-properties style:font-name="Linux Libertine S.O.Cist.1" fo:font-size="12pt" fo:language="cs" fo:country="CZ" officeooo:rsid="012aab8e" style:font-size-asian="12pt" style:language-asian="zh" style:country-asian="CN" style:font-size-complex="12pt" style:language-complex="hi" style:country-complex="IN"/>
    </style:style>
    <style:style style:name="T649" style:family="text">
      <style:text-properties style:font-name="Linux Libertine S.O.Cist.1" fo:font-size="12pt" fo:language="cs" fo:country="CZ" officeooo:rsid="013c4231" style:font-size-asian="12pt" style:language-asian="zh" style:country-asian="CN" style:font-size-complex="12pt" style:language-complex="hi" style:country-complex="IN"/>
    </style:style>
    <style:style style:name="T650" style:family="text">
      <style:text-properties style:font-name="Linux Libertine S.O.Cist.1" fo:font-size="12pt" fo:language="cs" fo:country="CZ" officeooo:rsid="015c6cf0" style:font-size-asian="12pt" style:language-asian="zh" style:country-asian="CN" style:font-size-complex="12pt" style:language-complex="hi" style:country-complex="IN"/>
    </style:style>
    <style:style style:name="T651" style:family="text">
      <style:text-properties style:font-name="Linux Libertine S.O.Cist.1" fo:font-size="12pt" fo:language="cs" fo:country="CZ" fo:font-style="italic" style:font-size-asian="12pt" style:font-style-asian="italic" style:font-size-complex="12pt" style:font-style-complex="italic"/>
    </style:style>
    <style:style style:name="T652" style:family="text">
      <style:text-properties style:font-name="Linux Libertine S.O.Cist.1" fo:font-size="12pt" fo:language="cs" fo:country="CZ" fo:font-style="italic" officeooo:rsid="002af1a1" style:font-size-asian="12pt" style:font-style-asian="italic" style:font-size-complex="12pt" style:font-style-complex="italic"/>
    </style:style>
    <style:style style:name="T653" style:family="text">
      <style:text-properties style:font-name="Linux Libertine S.O.Cist.1" fo:font-size="12pt" fo:language="cs" fo:country="CZ" fo:font-style="italic" officeooo:rsid="0043b1f1" style:font-size-asian="12pt" style:font-style-asian="italic" style:font-size-complex="12pt" style:font-style-complex="italic"/>
    </style:style>
    <style:style style:name="T654"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655" style:family="text">
      <style:text-properties style:font-name="Linux Libertine S.O.Cist.1" fo:font-size="12pt" fo:language="cs" fo:country="CZ" fo:font-style="italic" officeooo:rsid="00a1275c" style:font-size-asian="12pt" style:font-style-asian="italic" style:font-size-complex="12pt" style:font-style-complex="italic"/>
    </style:style>
    <style:style style:name="T656" style:family="text">
      <style:text-properties style:font-name="Linux Libertine S.O.Cist.1" fo:font-size="12pt" fo:language="cs" fo:country="CZ" fo:font-style="italic" officeooo:rsid="0123b078" style:font-size-asian="12pt" style:font-style-asian="italic" style:font-size-complex="12pt" style:font-style-complex="italic"/>
    </style:style>
    <style:style style:name="T657"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658" style:family="text">
      <style:text-properties style:font-name="Linux Libertine S.O.Cist.1" fo:font-size="12pt" fo:language="cs" fo:country="CZ" fo:font-style="italic" officeooo:rsid="0065ca5c" style:font-size-asian="12pt" style:font-style-asian="italic" style:font-size-complex="12pt" style:font-style-complex="italic"/>
    </style:style>
    <style:style style:name="T659" style:family="text">
      <style:text-properties style:font-name="Linux Libertine S.O.Cist.1" fo:font-size="12pt" fo:language="cs" fo:country="CZ" fo:font-style="italic" officeooo:rsid="0121d3c6" style:font-size-asian="12pt" style:font-style-asian="italic" style:font-size-complex="12pt" style:font-style-complex="italic"/>
    </style:style>
    <style:style style:name="T660" style:family="text">
      <style:text-properties style:font-name="Linux Libertine S.O.Cist.1" fo:font-size="12pt" fo:language="cs" fo:country="CZ" fo:font-style="italic" officeooo:rsid="0123b068" style:font-size-asian="12pt" style:font-style-asian="italic" style:font-size-complex="12pt" style:font-style-complex="italic"/>
    </style:style>
    <style:style style:name="T661" style:family="text">
      <style:text-properties style:font-name="Linux Libertine S.O.Cist.1" fo:font-size="12pt" fo:language="cs" fo:country="CZ" fo:font-style="italic" officeooo:rsid="00821d2e" style:font-size-asian="12pt" style:font-style-asian="italic" style:font-size-complex="12pt" style:font-style-complex="italic"/>
    </style:style>
    <style:style style:name="T662" style:family="text">
      <style:text-properties style:font-name="Linux Libertine S.O.Cist.1" fo:font-size="12pt" fo:language="cs" fo:country="CZ" fo:font-style="italic" officeooo:rsid="0083110f" style:font-size-asian="12pt" style:font-style-asian="italic" style:font-size-complex="12pt" style:font-style-complex="italic"/>
    </style:style>
    <style:style style:name="T663" style:family="text">
      <style:text-properties style:font-name="Linux Libertine S.O.Cist.1" fo:font-size="12pt" fo:language="cs" fo:country="CZ" fo:font-style="italic" officeooo:rsid="00d8cef5" style:font-size-asian="12pt" style:font-style-asian="italic" style:font-size-complex="12pt" style:font-style-complex="italic"/>
    </style:style>
    <style:style style:name="T664" style:family="text">
      <style:text-properties style:font-name="Linux Libertine S.O.Cist.1" fo:font-size="12pt" fo:language="cs" fo:country="CZ" fo:font-style="italic" officeooo:rsid="00dbcd4b" style:font-size-asian="12pt" style:font-style-asian="italic" style:font-size-complex="12pt" style:font-style-complex="italic"/>
    </style:style>
    <style:style style:name="T665" style:family="text">
      <style:text-properties style:font-name="Linux Libertine S.O.Cist.1" fo:font-size="12pt" fo:language="cs" fo:country="CZ" fo:font-style="italic" officeooo:rsid="0064bf26" style:font-size-asian="12pt" style:font-style-asian="italic" style:font-size-complex="12pt" style:font-style-complex="italic"/>
    </style:style>
    <style:style style:name="T666" style:family="text">
      <style:text-properties style:font-name="Linux Libertine S.O.Cist.1" fo:font-size="12pt" fo:language="cs" fo:country="CZ" fo:font-style="italic" officeooo:rsid="00f54824" style:font-size-asian="12pt" style:font-style-asian="italic" style:font-size-complex="12pt" style:font-style-complex="italic"/>
    </style:style>
    <style:style style:name="T667" style:family="text">
      <style:text-properties style:font-name="Linux Libertine S.O.Cist.1" fo:font-size="12pt" fo:language="cs" fo:country="CZ" fo:font-style="italic" officeooo:rsid="01046813" style:font-size-asian="12pt" style:font-style-asian="italic" style:font-size-complex="12pt" style:font-style-complex="italic"/>
    </style:style>
    <style:style style:name="T668" style:family="text">
      <style:text-properties style:font-name="Linux Libertine S.O.Cist.1" fo:font-size="12pt" fo:language="cs" fo:country="CZ" fo:font-style="italic" officeooo:rsid="000be361" style:font-size-asian="12pt" style:font-style-asian="italic" style:font-size-complex="12pt" style:font-style-complex="italic"/>
    </style:style>
    <style:style style:name="T669" style:family="text">
      <style:text-properties style:font-name="Linux Libertine S.O.Cist.1" fo:font-size="12pt" fo:language="cs" fo:country="CZ" fo:font-style="italic" officeooo:rsid="000dd1df" style:font-size-asian="12pt" style:font-style-asian="italic" style:font-size-complex="12pt" style:font-style-complex="italic"/>
    </style:style>
    <style:style style:name="T670" style:family="text">
      <style:text-properties style:font-name="Linux Libertine S.O.Cist.1" fo:font-size="12pt" fo:language="cs" fo:country="CZ" fo:font-style="italic" officeooo:rsid="00102c8e" style:font-size-asian="12pt" style:font-style-asian="italic" style:font-size-complex="12pt" style:font-style-complex="italic"/>
    </style:style>
    <style:style style:name="T671" style:family="text">
      <style:text-properties style:font-name="Linux Libertine S.O.Cist.1" fo:font-size="12pt" fo:language="cs" fo:country="CZ" fo:font-style="italic" officeooo:rsid="0142d618" style:font-size-asian="12pt" style:font-style-asian="italic" style:font-size-complex="12pt" style:font-style-complex="italic"/>
    </style:style>
    <style:style style:name="T672" style:family="text">
      <style:text-properties style:font-name="Linux Libertine S.O.Cist.1" fo:font-size="12pt" fo:language="cs" fo:country="CZ" fo:font-style="italic" officeooo:rsid="015a8f6a" style:font-size-asian="12pt" style:font-style-asian="italic" style:font-size-complex="12pt" style:font-style-complex="italic"/>
    </style:style>
    <style:style style:name="T673" style:family="text">
      <style:text-properties style:font-name="Linux Libertine S.O.Cist.1" fo:font-size="12pt" fo:language="cs" fo:country="CZ" fo:font-style="italic" officeooo:rsid="015d7254" style:font-size-asian="12pt" style:font-style-asian="italic" style:font-size-complex="12pt" style:font-style-complex="italic"/>
    </style:style>
    <style:style style:name="T674" style:family="text">
      <style:text-properties style:font-name="Linux Libertine S.O.Cist.1" fo:font-size="12pt" fo:language="cs" fo:country="CZ" fo:font-style="italic" officeooo:rsid="00db0ccd" style:font-size-asian="12pt" style:language-asian="zh" style:country-asian="CN" style:font-style-asian="italic" style:font-size-complex="12pt" style:language-complex="hi" style:country-complex="IN" style:font-style-complex="italic"/>
    </style:style>
    <style:style style:name="T675"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676"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677" style:family="text">
      <style:text-properties style:font-name="Linux Libertine S.O.Cist.1" fo:font-size="12pt" fo:language="cs" fo:country="CZ" fo:font-style="normal" officeooo:rsid="0083110f" style:font-size-asian="12pt" style:font-style-asian="normal" style:font-size-complex="12pt" style:font-style-complex="normal"/>
    </style:style>
    <style:style style:name="T678" style:family="text">
      <style:text-properties style:font-name="Linux Libertine S.O.Cist.1" fo:font-size="12pt" fo:language="cs" fo:country="CZ" fo:font-style="normal" officeooo:rsid="012666e7" style:font-size-asian="12pt" style:font-style-asian="normal" style:font-size-complex="12pt" style:font-style-complex="normal"/>
    </style:style>
    <style:style style:name="T679" style:family="text">
      <style:text-properties style:font-name="Linux Libertine S.O.Cist.1" fo:font-size="12pt" fo:language="cs" fo:country="CZ" fo:font-style="normal" officeooo:rsid="0083a5d2" style:font-size-asian="12pt" style:font-style-asian="normal" style:font-size-complex="12pt" style:font-style-complex="normal"/>
    </style:style>
    <style:style style:name="T680" style:family="text">
      <style:text-properties style:font-name="Linux Libertine S.O.Cist.1" fo:font-size="12pt" fo:language="cs" fo:country="CZ" fo:font-style="normal" officeooo:rsid="00d1c728" style:font-size-asian="12pt" style:font-style-asian="normal" style:font-size-complex="12pt" style:font-style-complex="normal"/>
    </style:style>
    <style:style style:name="T681" style:family="text">
      <style:text-properties style:font-name="Linux Libertine S.O.Cist.1" fo:font-size="12pt" fo:language="cs" fo:country="CZ" fo:font-style="normal" officeooo:rsid="00832499" style:font-size-asian="12pt" style:font-style-asian="normal" style:font-size-complex="12pt" style:font-style-complex="normal"/>
    </style:style>
    <style:style style:name="T682" style:family="text">
      <style:text-properties style:font-name="Linux Libertine S.O.Cist.1" fo:font-size="12pt" fo:language="cs" fo:country="CZ" fo:font-style="normal" officeooo:rsid="00d8cef5" style:font-size-asian="12pt" style:font-style-asian="normal" style:font-size-complex="12pt" style:font-style-complex="normal"/>
    </style:style>
    <style:style style:name="T683" style:family="text">
      <style:text-properties style:font-name="Linux Libertine S.O.Cist.1" fo:font-size="12pt" fo:language="cs" fo:country="CZ" fo:font-style="normal" officeooo:rsid="0064bf26" style:font-size-asian="12pt" style:font-style-asian="normal" style:font-size-complex="12pt" style:font-style-complex="normal"/>
    </style:style>
    <style:style style:name="T684" style:family="text">
      <style:text-properties style:font-name="Linux Libertine S.O.Cist.1" fo:font-size="12pt" fo:language="cs" fo:country="CZ" fo:font-style="normal" officeooo:rsid="00dbcd4b" style:font-size-asian="12pt" style:font-style-asian="normal" style:font-size-complex="12pt" style:font-style-complex="normal"/>
    </style:style>
    <style:style style:name="T685" style:family="text">
      <style:text-properties style:font-name="Linux Libertine S.O.Cist.1" fo:font-size="12pt" fo:language="cs" fo:country="CZ" fo:font-style="normal" officeooo:rsid="012aab8e" style:font-size-asian="12pt" style:font-style-asian="normal" style:font-size-complex="12pt" style:font-style-complex="normal"/>
    </style:style>
    <style:style style:name="T686" style:family="text">
      <style:text-properties style:font-name="Linux Libertine S.O.Cist.1" fo:font-size="12pt" fo:language="cs" fo:country="CZ" fo:font-style="normal" officeooo:rsid="00f54824" style:font-size-asian="12pt" style:font-style-asian="normal" style:font-size-complex="12pt" style:font-style-complex="normal"/>
    </style:style>
    <style:style style:name="T687" style:family="text">
      <style:text-properties style:font-name="Linux Libertine S.O.Cist.1" fo:font-size="12pt" fo:language="cs" fo:country="CZ" fo:font-style="normal" officeooo:rsid="00fa4330" style:font-size-asian="12pt" style:font-style-asian="normal" style:font-size-complex="12pt" style:font-style-complex="normal"/>
    </style:style>
    <style:style style:name="T688" style:family="text">
      <style:text-properties style:font-name="Linux Libertine S.O.Cist.1" fo:font-size="12pt" fo:language="cs" fo:country="CZ" fo:font-style="normal" officeooo:rsid="01337d00" style:font-size-asian="12pt" style:font-style-asian="normal" style:font-size-complex="12pt" style:font-style-complex="normal"/>
    </style:style>
    <style:style style:name="T689" style:family="text">
      <style:text-properties style:font-name="Linux Libertine S.O.Cist.1" fo:font-size="12pt" fo:language="cs" fo:country="CZ" fo:font-style="normal" officeooo:rsid="00f71d1b" style:font-size-asian="12pt" style:font-style-asian="normal" style:font-size-complex="12pt" style:font-style-complex="normal"/>
    </style:style>
    <style:style style:name="T690" style:family="text">
      <style:text-properties style:font-name="Linux Libertine S.O.Cist.1" fo:font-size="12pt" fo:language="cs" fo:country="CZ" fo:font-style="normal" officeooo:rsid="01046813" style:font-size-asian="12pt" style:font-style-asian="normal" style:font-size-complex="12pt" style:font-style-complex="normal"/>
    </style:style>
    <style:style style:name="T691" style:family="text">
      <style:text-properties style:font-name="Linux Libertine S.O.Cist.1" fo:font-size="12pt" fo:language="cs" fo:country="CZ" fo:font-style="normal" officeooo:rsid="000be361" style:font-size-asian="12pt" style:font-style-asian="normal" style:font-size-complex="12pt" style:font-style-complex="normal"/>
    </style:style>
    <style:style style:name="T692" style:family="text">
      <style:text-properties style:font-name="Linux Libertine S.O.Cist.1" fo:font-size="12pt" fo:language="cs" fo:country="CZ" fo:font-style="normal" officeooo:rsid="00172dc5" style:font-size-asian="12pt" style:font-style-asian="normal" style:font-size-complex="12pt" style:font-style-complex="normal"/>
    </style:style>
    <style:style style:name="T693" style:family="text">
      <style:text-properties style:font-name="Linux Libertine S.O.Cist.1" fo:font-size="12pt" fo:language="cs" fo:country="CZ" fo:font-style="normal" officeooo:rsid="001748db" style:font-size-asian="12pt" style:font-style-asian="normal" style:font-size-complex="12pt" style:font-style-complex="normal"/>
    </style:style>
    <style:style style:name="T694" style:family="text">
      <style:text-properties style:font-name="Linux Libertine S.O.Cist.1" fo:font-size="12pt" fo:language="cs" fo:country="CZ" fo:font-style="normal" officeooo:rsid="000d0b20" style:font-size-asian="12pt" style:font-style-asian="normal" style:font-size-complex="12pt" style:font-style-complex="normal"/>
    </style:style>
    <style:style style:name="T695" style:family="text">
      <style:text-properties style:font-name="Linux Libertine S.O.Cist.1" fo:font-size="12pt" fo:language="cs" fo:country="CZ" fo:font-style="normal" officeooo:rsid="01352a90" style:font-size-asian="12pt" style:font-style-asian="normal" style:font-size-complex="12pt" style:font-style-complex="normal"/>
    </style:style>
    <style:style style:name="T696" style:family="text">
      <style:text-properties style:font-name="Linux Libertine S.O.Cist.1" fo:font-size="12pt" fo:language="cs" fo:country="CZ" fo:font-style="normal" officeooo:rsid="000dd1df" style:font-size-asian="12pt" style:font-style-asian="normal" style:font-size-complex="12pt" style:font-style-complex="normal"/>
    </style:style>
    <style:style style:name="T697" style:family="text">
      <style:text-properties style:font-name="Linux Libertine S.O.Cist.1" fo:font-size="12pt" fo:language="cs" fo:country="CZ" fo:font-style="normal" officeooo:rsid="013542e0" style:font-size-asian="12pt" style:font-style-asian="normal" style:font-size-complex="12pt" style:font-style-complex="normal"/>
    </style:style>
    <style:style style:name="T698" style:family="text">
      <style:text-properties style:font-name="Linux Libertine S.O.Cist.1" fo:font-size="12pt" fo:language="cs" fo:country="CZ" fo:font-style="normal" officeooo:rsid="000f61a9" style:font-size-asian="12pt" style:font-style-asian="normal" style:font-size-complex="12pt" style:font-style-complex="normal"/>
    </style:style>
    <style:style style:name="T699" style:family="text">
      <style:text-properties style:font-name="Linux Libertine S.O.Cist.1" fo:font-size="12pt" fo:language="cs" fo:country="CZ" fo:font-style="normal" officeooo:rsid="00102c8e" style:font-size-asian="12pt" style:font-style-asian="normal" style:font-size-complex="12pt" style:font-style-complex="normal"/>
    </style:style>
    <style:style style:name="T700" style:family="text">
      <style:text-properties style:font-name="Linux Libertine S.O.Cist.1" fo:font-size="12pt" fo:language="cs" fo:country="CZ" fo:font-style="normal" officeooo:rsid="0142d618" style:font-size-asian="12pt" style:font-style-asian="normal" style:font-size-complex="12pt" style:font-style-complex="normal"/>
    </style:style>
    <style:style style:name="T701"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702" style:family="text">
      <style:text-properties style:font-name="Linux Libertine S.O.Cist.1" fo:font-size="12pt" fo:language="cs" fo:country="CZ" fo:font-style="normal" officeooo:rsid="015bf6d1" style:font-size-asian="12pt" style:font-style-asian="normal" style:font-size-complex="12pt" style:font-style-complex="normal"/>
    </style:style>
    <style:style style:name="T703" style:family="text">
      <style:text-properties style:font-name="Linux Libertine S.O.Cist.1" fo:font-size="12pt" fo:language="cs" fo:country="CZ" fo:font-style="normal" officeooo:rsid="015e4816" style:font-size-asian="12pt" style:font-style-asian="normal" style:font-size-complex="12pt" style:font-style-complex="normal"/>
    </style:style>
    <style:style style:name="T704" style:family="text">
      <style:text-properties style:font-name="Linux Libertine S.O.Cist.1" fo:font-size="12pt" fo:language="cs" fo:country="CZ" fo:font-style="normal" officeooo:rsid="01601d25" style:font-size-asian="12pt" style:font-style-asian="normal" style:font-size-complex="12pt" style:font-style-complex="normal"/>
    </style:style>
    <style:style style:name="T705" style:family="text">
      <style:text-properties style:font-name="Linux Libertine S.O.Cist.1" fo:font-size="12.5pt" fo:language="cs" fo:country="CZ" officeooo:rsid="0056b768" style:font-size-asian="12.5pt" style:font-size-complex="12.5pt"/>
    </style:style>
    <style:style style:name="T706" style:family="text">
      <style:text-properties style:font-name="Linux Libertine S.O.Cist.1" fo:font-size="12.5pt" fo:language="cs" fo:country="CZ" officeooo:rsid="003d0ce6" style:font-size-asian="12.5pt" style:font-size-complex="12.5pt"/>
    </style:style>
    <style:style style:name="T707" style:family="text">
      <style:text-properties style:font-name="Linux Libertine S.O.Cist.1" fo:font-size="12.5pt" fo:language="cs" fo:country="CZ" officeooo:rsid="01160622" style:font-size-asian="12.5pt" style:font-size-complex="12.5pt"/>
    </style:style>
    <style:style style:name="T708" style:family="text">
      <style:text-properties style:font-name="Linux Libertine S.O.Cist.1" fo:font-size="12.5pt" fo:language="cs" fo:country="CZ" officeooo:rsid="00574c1c" style:font-size-asian="12.5pt" style:font-size-complex="12.5pt"/>
    </style:style>
    <style:style style:name="T709" style:family="text">
      <style:text-properties style:font-name="Linux Libertine S.O.Cist.1" fo:font-size="12.5pt" fo:language="cs" fo:country="CZ" officeooo:rsid="0054df8d" style:font-size-asian="12.5pt" style:font-size-complex="12.5pt"/>
    </style:style>
    <style:style style:name="T710" style:family="text">
      <style:text-properties style:font-name="Linux Libertine S.O.Cist.1" fo:font-size="12.5pt" fo:language="cs" fo:country="CZ" officeooo:rsid="003779f9" style:font-size-asian="12.5pt" style:font-size-complex="12.5pt"/>
    </style:style>
    <style:style style:name="T711" style:family="text">
      <style:text-properties style:font-name="Linux Libertine S.O.Cist.1" fo:font-size="12.5pt" fo:language="cs" fo:country="CZ" officeooo:rsid="011b3d2c" style:font-size-asian="12.5pt" style:font-size-complex="12.5pt"/>
    </style:style>
    <style:style style:name="T712" style:family="text">
      <style:text-properties style:font-name="Linux Libertine S.O.Cist.1" fo:font-size="12.5pt" fo:language="cs" fo:country="CZ" officeooo:rsid="011e979c" style:font-size-asian="12.5pt" style:font-size-complex="12.5pt"/>
    </style:style>
    <style:style style:name="T713" style:family="text">
      <style:text-properties style:font-name="Linux Libertine S.O.Cist.1" fo:font-size="12.5pt" fo:language="cs" fo:country="CZ" officeooo:rsid="0140668c" style:font-size-asian="12.5pt" style:font-size-complex="12.5pt"/>
    </style:style>
    <style:style style:name="T714" style:family="text">
      <style:text-properties style:font-name="Linux Libertine S.O.Cist.1" fo:font-size="12.5pt" fo:language="cs" fo:country="CZ" officeooo:rsid="0153f8b5" style:font-size-asian="12.5pt" style:font-size-complex="12.5pt"/>
    </style:style>
    <style:style style:name="T715" style:family="text">
      <style:text-properties style:font-name="Linux Libertine S.O.Cist.1" fo:font-size="12.5pt" fo:language="cs" fo:country="CZ" fo:font-style="normal" officeooo:rsid="0056b768" style:font-size-asian="12.5pt" style:font-style-asian="normal" style:font-size-complex="12.5pt" style:font-style-complex="normal"/>
    </style:style>
    <style:style style:name="T716" style:family="text">
      <style:text-properties style:font-name="Linux Libertine S.O.Cist.1" fo:font-size="12.5pt" fo:language="cs" fo:country="CZ" fo:font-style="normal" officeooo:rsid="005a60f1" style:font-size-asian="12.5pt" style:font-style-asian="normal" style:font-size-complex="12.5pt" style:font-style-complex="normal"/>
    </style:style>
    <style:style style:name="T717" style:family="text">
      <style:text-properties style:font-name="Linux Libertine S.O.Cist.1" fo:font-size="12.5pt" fo:language="cs" fo:country="CZ" fo:font-style="normal" officeooo:rsid="011e979c" style:font-size-asian="12.5pt" style:font-style-asian="normal" style:font-size-complex="12.5pt" style:font-style-complex="normal"/>
    </style:style>
    <style:style style:name="T718" style:family="text">
      <style:text-properties officeooo:rsid="0117d490"/>
    </style:style>
    <style:style style:name="T719" style:family="text">
      <style:text-properties officeooo:rsid="01205536"/>
    </style:style>
    <style:style style:name="T720" style:family="text">
      <style:text-properties style:font-name="Linux Libertine S.O.Cist." fo:font-size="12pt" fo:language="cs" fo:country="CZ" officeooo:rsid="00c76fc9" style:font-size-asian="12pt" style:font-size-complex="12pt"/>
    </style:style>
    <style:style style:name="T721" style:family="text">
      <style:text-properties style:font-name="Linux Libertine S.O.Cist." fo:font-size="12pt" fo:language="cs" fo:country="CZ" officeooo:rsid="00ba20b9" style:font-size-asian="12pt" style:font-size-complex="12pt"/>
    </style:style>
    <style:style style:name="T722" style:family="text">
      <style:text-properties style:font-name="Linux Libertine S.O.Cist." fo:font-size="12pt" fo:language="cs" fo:country="CZ" officeooo:rsid="0121d15e" style:font-size-asian="12pt" style:font-size-complex="12pt"/>
    </style:style>
    <style:style style:name="T723" style:family="text">
      <style:text-properties officeooo:rsid="01281ad1"/>
    </style:style>
    <style:style style:name="T724" style:family="text">
      <style:text-properties officeooo:rsid="01299e6a"/>
    </style:style>
    <style:style style:name="T725" style:family="text">
      <style:text-properties officeooo:rsid="0129e644"/>
    </style:style>
    <style:style style:name="T726" style:family="text">
      <style:text-properties officeooo:rsid="012aab8e"/>
    </style:style>
    <style:style style:name="T727" style:family="text">
      <style:text-properties officeooo:rsid="01337d00"/>
    </style:style>
    <style:style style:name="T728" style:family="text">
      <style:text-properties officeooo:rsid="013542e0"/>
    </style:style>
    <style:style style:name="T729" style:family="text">
      <style:text-properties officeooo:rsid="0137224e"/>
    </style:style>
    <style:style style:name="T730" style:family="text">
      <style:text-properties officeooo:rsid="013970b7"/>
    </style:style>
    <style:style style:name="T731" style:family="text">
      <style:text-properties officeooo:rsid="013a8373"/>
    </style:style>
    <style:style style:name="T732" style:family="text">
      <style:text-properties officeooo:rsid="013c4231"/>
    </style:style>
    <style:style style:name="T733" style:family="text">
      <style:text-properties officeooo:rsid="014147f2"/>
    </style:style>
    <style:style style:name="T734" style:family="text">
      <style:text-properties officeooo:rsid="0141d040"/>
    </style:style>
    <style:style style:name="T735" style:family="text">
      <style:text-properties officeooo:rsid="01427889"/>
    </style:style>
    <style:style style:name="T736" style:family="text">
      <style:text-properties officeooo:rsid="0142d618"/>
    </style:style>
    <style:style style:name="T737" style:family="text">
      <style:text-properties officeooo:rsid="01448aa1"/>
    </style:style>
    <style:style style:name="T738" style:family="text">
      <style:text-properties officeooo:rsid="01454ebb"/>
    </style:style>
    <style:style style:name="T739" style:family="text">
      <style:text-properties officeooo:rsid="01473578"/>
    </style:style>
    <style:style style:name="T740" style:family="text">
      <style:text-properties officeooo:rsid="01486136"/>
    </style:style>
    <style:style style:name="T741" style:family="text">
      <style:text-properties officeooo:rsid="0149d239"/>
    </style:style>
    <style:style style:name="T742" style:family="text">
      <style:text-properties officeooo:rsid="01105b4d"/>
    </style:style>
    <style:style style:name="T743" style:family="text">
      <style:text-properties officeooo:rsid="014ac18b"/>
    </style:style>
    <style:style style:name="T744" style:family="text">
      <style:text-properties officeooo:rsid="014d355a"/>
    </style:style>
    <style:style style:name="T745" style:family="text">
      <style:text-properties officeooo:rsid="014e88cc"/>
    </style:style>
    <style:style style:name="T746" style:family="text">
      <style:text-properties officeooo:rsid="01505be5"/>
    </style:style>
    <style:style style:name="T747" style:family="text">
      <style:text-properties officeooo:rsid="015133f8"/>
    </style:style>
    <style:style style:name="T748" style:family="text">
      <style:text-properties officeooo:rsid="0152e77d"/>
    </style:style>
    <style:style style:name="T749" style:family="text">
      <style:text-properties officeooo:rsid="0153f8b5"/>
    </style:style>
    <style:style style:name="T750" style:family="text">
      <style:text-properties officeooo:rsid="0155d8f8"/>
    </style:style>
    <style:style style:name="T751" style:family="text">
      <style:text-properties officeooo:rsid="0158a7f6"/>
    </style:style>
    <style:style style:name="T752" style:family="text">
      <style:text-properties officeooo:rsid="015a8f6a"/>
    </style:style>
    <style:style style:name="T753" style:family="text">
      <style:text-properties officeooo:rsid="015d7254"/>
    </style:style>
    <style:style style:name="T754" style:family="text">
      <style:text-properties officeooo:rsid="015e4816"/>
    </style:style>
    <style:style style:name="T755" style:family="text">
      <style:text-properties officeooo:rsid="01601d25"/>
    </style:style>
    <style:style style:name="T756" style:family="text">
      <style:text-properties officeooo:rsid="0160cc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2"><text:span text:style-name="T2">DIE </text:span><text:span text:style-name="T4">I</text:span><text:span text:style-name="T2">. </text:span><text:span text:style-name="T4">M</text:span><text:span text:style-name="T3">A</text:span><text:span text:style-name="T4">J</text:span><text:span text:style-name="T3">I.</text:span></text:p>
            <text:p text:style-name="P163"><text:span text:style-name="T61">I</text:span><text:span text:style-name="T101">n</text:span><text:span text:style-name="T61"> F</text:span><text:span text:style-name="T101">esto</text:span><text:span text:style-name="T62"> </text:span><text:span text:style-name="T61">S</text:span><text:span text:style-name="T63">S</text:span><text:span text:style-name="T61">. </text:span><text:span text:style-name="T64">A</text:span><text:span text:style-name="T361">postolorum</text:span></text:p>
            <text:p text:style-name="P165"><text:span text:style-name="T62">P</text:span><text:span text:style-name="T361">hilippi et </text:span><text:span text:style-name="T63">J</text:span><text:span text:style-name="T361">acobi.</text:span></text:p>
            <text:p text:style-name="P64"><text:span text:style-name="T112">M</text:span>M. <text:span text:style-name="T113">maj.</text:span></text:p>
          </table:table-cell>
          <table:covered-table-cell/>
        </table:table-row>
        <table:table-row table:style-name="Tabulka1.1">
          <table:table-cell table:style-name="Tabulka1.A1" office:value-type="string">
            <text:p text:style-name="P166">In I. Nocturno</text:p>
            <text:p text:style-name="P170">De Epístola <text:span text:style-name="T735">prima </text:span>beáti Pauli Apóstoli </text:p>
            <text:p text:style-name="P170">ad <text:span text:style-name="T735">Corínthios</text:span>.</text:p>
            <text:p text:style-name="P89">Lectio j. <text:span text:style-name="T354">Cap. 4.</text:span></text:p>
            <text:p text:style-name="P230">S<text:span text:style-name="T365">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230"/>
          </table:table-cell>
          <table:table-cell table:style-name="Tabulka1.A1" office:value-type="string">
            <text:p text:style-name="P189"><text:s/></text:p>
            <text:p text:style-name="P14"/>
            <text:p text:style-name="P14"/>
            <text:p text:style-name="P14"/>
            <text:p text:style-name="P241"><text:span text:style-name="T365">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90">Lectio ij.</text:p>
            <text:p text:style-name="P318">I<text:span text:style-name="T365">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318"/>
          </table:table-cell>
          <table:table-cell table:style-name="Tabulka1.A1" office:value-type="string">
            <text:p text:style-name="P32"/>
            <text:p text:style-name="P242"><text:span text:style-name="T365">Nevyslovujte</text:span> proto soudy předčasně, dokud Pán nepřijde. On vynese na světlo to, co je skryto ve tmě, a zjeví záměry srdcí; tehdy se člověku dostane chvály od Boha. Toto jsem, bratří, kvůli vám vztáhl na sebe a na Apolla, abyste se na nás naučili, co znamená „ne nad to, co je psáno<text:span text:style-name="T288">,“</text:span> a nikdo se nepyšnil jedním z nás proti druhému. Kdo ti dal vyniknout? Máš něco, co bys byl nedostal? A když jsi to dostal, proč se chlubíš, jako bys to byl nedostal? </text:p>
          </table:table-cell>
        </table:table-row>
        <table:table-row table:style-name="Tabulka1.1">
          <table:table-cell table:style-name="Tabulka1.A1" office:value-type="string">
            <text:p text:style-name="P90">Lectio iij.</text:p>
            <text:p text:style-name="P318">J<text:span text:style-name="T365">am</text:span> saturáti estis, jam dívites facti estis: sine nobis regnátis: et útinam regnétis, ut et nos vobíscum regnémus. Puto enim quod Deus nos Apóstolos novíssimos osténdit, tamquam morti destinátos : quia spectáculum facti sumus mundo, et Angelis, et hominibus. Nos stulti propter Christum, vos autem prudéntes in Christo: nos infírmi, vos autem fortes: vos nóbiles, nos autem ignóbiles.</text:p>
            <text:p text:style-name="P318"/>
          </table:table-cell>
          <table:table-cell table:style-name="Tabulka1.A1" office:value-type="string">
            <text:p text:style-name="P32"/>
            <text:p text:style-name="P362"><text:span text:style-name="T431">Už</text:span><text:span text:style-name="T575"> jste nasyceni, už jste zbohatli, vešli jste do Božího království, a my ne! Kéž byste skutečně vešli do království, abychom i my kralovali spolu s vámi! Skoro se mi zdá, že nás </text:span><text:span text:style-name="T576">A</text:span><text:span text:style-name="T575">poštoly Bůh určil na poslední místo, jako vydané na smrt; stali jsme se divadlem světu, </text:span><text:span text:style-name="T576">A</text:span><text:span text:style-name="T575">ndělům i lidem. My jsme blázni pro Krista, vy ovšem jste v Kristu rozumní; my jsme slabí, vy silní; vy slavní, my beze cti. </text:span></text:p>
          </table:table-cell>
        </table:table-row>
        <table:table-row table:style-name="Tabulka1.1">
          <table:table-cell table:style-name="Tabulka1.A1" office:value-type="string">
            <text:p text:style-name="P91">Lectio i<text:span text:style-name="T463">v</text:span>.</text:p>
            <text:p text:style-name="P319">U<text:span text:style-name="T365">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319"/>
          </table:table-cell>
          <table:table-cell table:style-name="Tabulka1.A1" office:value-type="string">
            <text:p text:style-name="P32"/>
            <text:p text:style-name="P243"><text:span text:style-name="T365">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166">(ČEP)</text:span></text:p>
          </table:table-cell>
        </table:table-row>
        <text:soft-page-break/>
        <table:table-row table:style-name="Tabulka1.1">
          <table:table-cell table:style-name="Tabulka1.A1" office:value-type="string">
            <text:p text:style-name="P190">In II. Nocturno</text:p>
            <text:p text:style-name="P106">Lectio v.</text:p>
            <text:p text:style-name="P297"><text:span text:style-name="T365">Phil</text:span><text:span text:style-name="T367">í</text:span><text:span text:style-name="T365">ppus</text:span> Bethsáidæ natus, unus ex duódecim Apóstolis, qui primum a Christo Dómino vocáti sunt: a quo cum accepísset Nathanaël, ven<text:span text:style-name="T152">í</text:span>sse Messíam in lege prom<text:span text:style-name="T152">í</text:span>ssum, ad Dóminum dedúctus est. Quam vero Christus eum familiáriter adhibéret, illud f<text:span text:style-name="T152">á</text:span>cile decl<text:span text:style-name="T152">á</text:span>rat, quod Gent<text:span text:style-name="T152">í</text:span>les Salvatórem vidére cupiéntes, ad Philíppum accessérunt; et Dóminus, cum in solitúdine hóminum multitúdinem páscere vellet, sic Philíppum affátus est: Unde emémus panes, ut mand<text:span text:style-name="T152">ú</text:span>cent hi? </text:p>
            <text:p text:style-name="P297"/>
          </table:table-cell>
          <table:table-cell table:style-name="Tabulka1.A1" office:value-type="string">
            <text:p text:style-name="P194"><text:s/></text:p>
            <text:p text:style-name="P15"/>
            <text:p text:style-name="P373"><text:span text:style-name="T368">Filip</text:span><text:span text:style-name="T151"> se narodil v Bethsaidě a</text:span> <text:span text:style-name="T151">byl jedním ze dvanácti Apoštolů, které jako první Kristus Pán povolal. Od něj se nechal přesvědčit Nathanael, že Kristus je Mesiáš zaslíbený v Písmu, a Filip jej přivedl k Pánu. Jak pak Kristus důvěrně přijal Filipa, to se snadno ukáže, neboť, když nějací </text:span><text:span text:style-name="T730">P</text:span><text:span text:style-name="T151">ohané </text:span><text:span text:style-name="T730">za</text:span><text:span text:style-name="T151">toužili vidět Spasitele, šli za Filipem. A Pán zase, když chtěl v poušti nakrmit zástup lidí, takto k Filipovi promluvil: „Kde nakoupíme chleby, aby se tito mohli najíst?“</text:span></text:p>
          </table:table-cell>
        </table:table-row>
        <table:table-row table:style-name="Tabulka1.1">
          <table:table-cell table:style-name="Tabulka1.A1" office:value-type="string">
            <text:p text:style-name="P92">Lectio vj.</text:p>
            <text:p text:style-name="P328"><text:span text:style-name="T365">Is</text:span>, acc<text:span text:style-name="T152">é</text:span>pto Spíritu Sancto, cum ei Scythia ad prædicándum Evangélium obtigísset, omnem fere illam gentem ad <text:span text:style-name="T152">C</text:span>hristi<text:span text:style-name="T152">á</text:span>nam fidem convértit. Post<text:span text:style-name="T153">ré</text:span>mo, cum Hierápolim Phrygiæ venísset, pro Christi nómine cruci aff<text:span text:style-name="T153">í</text:span>xus lapidib<text:span text:style-name="T153">ú</text:span>sque óbrutus est, Kaléndis Maji. Ejus corpus ibidem a Christiánis sepúltum, póstea Romam delátum, in <text:span text:style-name="T153">B</text:span>as<text:span text:style-name="T154">í</text:span>lica duódecim Apostolórum una cum c<text:span text:style-name="T154">ó</text:span>rpore beáti Jacobi Apóstoli cónditum est.</text:p>
            <text:p text:style-name="P197"/>
          </table:table-cell>
          <table:table-cell table:style-name="Tabulka1.A1" office:value-type="string">
            <text:p text:style-name="P15"/>
            <text:p text:style-name="P363"><text:span text:style-name="T432">Když</text:span><text:span text:style-name="T577"> přijali Ducha svatého </text:span><text:span text:style-name="T578">a získala je</text:span><text:span text:style-name="T629">j</text:span><text:span text:style-name="T578"> Skytie (</text:span><text:span text:style-name="T652">dnešní </text:span><text:span text:style-name="T653">pobřežní část </text:span><text:span text:style-name="T652">Rumunsk</text:span><text:span text:style-name="T653">a</text:span><text:span text:style-name="T652"> a Bu</text:span><text:span text:style-name="T653">l</text:span><text:span text:style-name="T652">harsk</text:span><text:span text:style-name="T653">a</text:span><text:span text:style-name="T578">), </text:span><text:span text:style-name="T576">k </text:span><text:span text:style-name="T578">hlásá</text:span><text:span text:style-name="T576">ní</text:span><text:span text:style-name="T578"> Evangeli</text:span><text:span text:style-name="T576">a</text:span><text:span text:style-name="T578">, téměř celý národ </text:span><text:span text:style-name="T629">on </text:span><text:span text:style-name="T578">obrátil ke křesťanské víře. Poté, když přišel do Hierapole ve Frýgii, pro Kristovo jméno byl přibit na kříž a ukamenován dne 1. května. Jeho tělo místní </text:span><text:span text:style-name="T576">K</text:span><text:span text:style-name="T578">řesťané pohřbili a později bylo přeneseno do Říma, kde je spolu s tělem svatého Apoštola Jakuba uloženo v Basilice </text:span><text:span text:style-name="T635">Svatých </text:span><text:span text:style-name="T578">Dvanácti Apoštolů.</text:span></text:p>
          </table:table-cell>
        </table:table-row>
        <table:table-row table:style-name="Tabulka1.1">
          <table:table-cell table:style-name="Tabulka1.A1" office:value-type="string">
            <text:p text:style-name="P92">Lectio vij.</text:p>
            <text:p text:style-name="P331"><text:span text:style-name="T365">Jac</text:span><text:span text:style-name="T369">ó</text:span><text:span text:style-name="T365">bus</text:span> frater Dómini, cognom<text:span text:style-name="T155">é</text:span>nto Justus, ab ine<text:span text:style-name="T155">ú</text:span>nte æt<text:span text:style-name="T155">á</text:span>te vinum et síceram non bibit, carne abst<text:span text:style-name="T155">í</text:span>nuit, numquam tonsus est, nec ungu<text:span text:style-name="T155">é</text:span>nto nec b<text:span text:style-name="T155">á</text:span>lneo usus. Huic uni lic<text:span text:style-name="T155">é</text:span>bat íngredi in Sancta sanctórum. Idem l<text:span text:style-name="T155">í</text:span>neis v<text:span text:style-name="T155">é</text:span>stibus utebátur: cui <text:span text:style-name="T155">é</text:span>tiam assid<text:span text:style-name="T155">ú</text:span>itas orándi ita callum g<text:span text:style-name="T155">é</text:span>nibus obd<text:span text:style-name="T155">ú</text:span>xerat, ut dur<text:span text:style-name="T155">í</text:span>tie cam<text:span text:style-name="T155">é</text:span>li pellem imitarétur. Eum post Christi ascensiónem Apóstoli Jerosolymórum <text:span text:style-name="T155">E</text:span>p<text:span text:style-name="T155">í</text:span>scopum creavérunt; ad quem <text:span text:style-name="T155">é</text:span>tiam Princeps Apostolórum misit qui nuntiáret se e c<text:span text:style-name="T155">á</text:span>rcere ab Angelo ed<text:span text:style-name="T155">ú</text:span>ctum fu<text:span text:style-name="T155">í</text:span>sse.</text:p>
            <text:p text:style-name="P3"/>
          </table:table-cell>
          <table:table-cell table:style-name="Tabulka1.A1" office:value-type="string">
            <text:p text:style-name="P15"/>
            <text:p text:style-name="P246"><text:span text:style-name="T365">Jakub</text:span> byl bratr Páně, nazývaný Spravedlivý. Od dětství nepil víno ani <text:span text:style-name="T208">kořalku, nejedl maso, nikdy nebyl ostříhaný, neužíval masti ani láz</text:span><text:span text:style-name="T744">ně</text:span><text:span text:style-name="T208">. Jemu jedinému bylo dovoleno vstoupit do Velesvatyně. Také oblékal oděv ze lněné látky a díky jeho vytrvalosti v modlitbě mu na kolenou tak ztvrdla kůže natolik, že se tvrdostí podobala kůži velblouda. Po Kristově nanebevstoupení jej Apoštolové zvolili Biskupem Jerusaléma. Jemu také napsal Kníže Apoštolský dopis, ve kterém zvěstoval, že jej Anděl vyvedl ze žaláře. </text:span></text:p>
          </table:table-cell>
        </table:table-row>
        <table:table-row table:style-name="Tabulka1.1">
          <table:table-cell table:style-name="Tabulka1.A1" office:value-type="string">
            <text:p text:style-name="P92">Lectio viij.</text:p>
            <text:p text:style-name="P328"><text:span text:style-name="T370">I</text:span><text:span text:style-name="T365">s</text:span> nonagínta sex annos natus, cum trigínta annis illi Ecclésiæ sanctíssime præfuísset, Christum Dei Fílium constantíssime prædicans, lapídibus primum appétitur; mox in altíssimum Templi locum addúctus, inde præcipitátus est. Qui confráctis crúribus, jacens semivívus, manus tendébat ad cœlum, Deúmque pro illórum salúte deprecabátur. Qua in oratióne, gráviter ejus cápite fullónis fuste percússo, ánimam Deo réddidit.</text:p>
            <text:p text:style-name="P197"/>
          </table:table-cell>
          <table:table-cell table:style-name="Tabulka1.A1" office:value-type="string">
            <text:p text:style-name="P15"/>
            <text:p text:style-name="P247"><text:span text:style-name="T365">Když</text:span> mu bylo devadesát šest let, třicet let byl představeným <text:span text:style-name="T159">jeru</text:span><text:span text:style-name="T167">s</text:span><text:span text:style-name="T159">alémské</text:span> <text:span text:style-name="T464">C</text:span>írkve a neustále hlásal Krista, Syna Božího, byl <text:span text:style-name="T464">nej</text:span>prv<text:span text:style-name="T464">e</text:span> kamenován. Brzo nato jej vyvedli na nejvyšší místo Chrámu a odtud svrhli dolů. Když tam s polámanýma nohama ležel ještě napůl živý, zvedal ruce k nebesům a prosil Boha za jejich spásu. Když se ještě modlil, těžce jej udeřili do hlavy valchářovou palicí, a tak duši Bohu odevzdal. </text:p>
          </table:table-cell>
        </table:table-row>
        <table:table-row table:style-name="Tabulka1.1">
          <table:table-cell table:style-name="Tabulka1.A1" office:value-type="string">
            <text:p text:style-name="P190">In III. Nocturno</text:p>
            <text:p text:style-name="P40"><text:span text:style-name="T114">Léctio sancti Evangélii </text:span><text:span text:style-name="T115">secúndum </text:span><text:span text:style-name="T116">Joánnem</text:span><text:span text:style-name="T114">.</text:span><text:span text:style-name="T37"> </text:span></text:p>
            <text:p text:style-name="P40"><text:soft-page-break/><text:span text:style-name="T37">Lectio ix. Cap. </text:span><text:span text:style-name="T38">1</text:span><text:span text:style-name="T39">4</text:span><text:span text:style-name="T37">.</text:span></text:p>
            <text:p text:style-name="P337"><text:span text:style-name="T365">In</text:span> illo témpore: Dixit Jesus discípulis suis: Non turbétur cor vestrum. Creditis in Deum, et in me credite. In domo Patris mei mansiónes multæ sunt. Et réliqua.</text:p>
            <text:p text:style-name="P144"/>
            <text:p text:style-name="P40"><text:span text:style-name="T144">Homilia sancti </text:span><text:span text:style-name="T114">Augustíni Epíscopi.</text:span></text:p>
            <text:p text:style-name="P115">Tract. 67 in Joánnem.</text:p>
            <text:p text:style-name="P339"><text:span text:style-name="T365">Erigenda</text:span> est nobis, fratres, ad Deum major int<text:span text:style-name="T156">é</text:span>ntio, ut verba sancti Evangélii, quæ modo in nostris áuribus sonuérunt, <text:span text:style-name="T156">é</text:span>tiam mente cápere utcúmque poss<text:span text:style-name="T156">í</text:span>mus. Ait enim Dóminus Jesus: Non turbétur cor vestrum. Cr<text:span text:style-name="T156">é</text:span>ditis in Deum, et in me cr<text:span text:style-name="T156">é</text:span>dite. Ne mortem tamquam hómines tim<text:span text:style-name="T156">é</text:span>rent, et ideo turbaréntur, consolátur eos, <text:span text:style-name="T156">é</text:span>tiam se Deum esse cont<text:span text:style-name="T156">é</text:span>stans. </text:p>
            <text:p text:style-name="P144"/>
          </table:table-cell>
          <table:table-cell table:style-name="Tabulka1.A1" office:value-type="string">
            <text:p text:style-name="P15"/>
            <text:p text:style-name="P15"/>
            <text:p text:style-name="P15"/>
            <text:p text:style-name="P303"><text:soft-page-break/><text:span text:style-name="T371">Za</text:span><text:span text:style-name="T134"> onoho času </text:span><text:span text:style-name="T137">řekl Ježíš svým učedníkům: „Vaše srdce ať se nechvěje úzkostí. Uvěřili jste v Boha, věřte i ve mně. V domě Otce mého mnoho je příbytků</text:span><text:span text:style-name="T318">.“</text:span><text:span text:style-name="T136"> </text:span><text:span text:style-name="T134">A ostatní.</text:span></text:p>
            <text:p text:style-name="P15"/>
            <text:p text:style-name="P15"/>
            <text:p text:style-name="P15"/>
            <text:p text:style-name="P249"><text:span text:style-name="T365">Bratři</text:span>, <text:span text:style-name="T744">musíme</text:span> řádně pozdvih<text:span text:style-name="T744">nout</text:span> své mysli k Bohu, aby<text:span text:style-name="T209">chom</text:span> slova svatého <text:span text:style-name="T465">E</text:span>vangelia, která právě zazněla v našich uších, <text:span text:style-name="T209">také zachytili svou myslí, jak nejlépe jen můžeme. Pán Ježíš totiž praví: „Vaše srdce ať se nechvěje úzkostí. Uvěřili jste v Boha, věřte i ve mě</text:span><text:span text:style-name="T319">.“</text:span><text:span text:style-name="T209"> Aby se</text:span><text:span text:style-name="T204"> </text:span><text:span text:style-name="T205">Apoštolové</text:span><text:span text:style-name="T204"> </text:span><text:span text:style-name="T209">jako </text:span><text:span text:style-name="T205">ostatní </text:span><text:span text:style-name="T209">lidé nebáli smrti a nebyli </text:span><text:span text:style-name="T744">proto </text:span><text:span text:style-name="T209">úzkostní, utěšuje je a potvrzuje, že také On je Bůh.</text:span></text:p>
          </table:table-cell>
        </table:table-row>
        <table:table-row table:style-name="Tabulka1.1">
          <table:table-cell table:style-name="Tabulka1.A1" office:value-type="string">
            <text:p text:style-name="P106">Lectio x.</text:p>
            <text:p text:style-name="P341"><text:span text:style-name="T365">Cr</text:span><text:span text:style-name="T372">é</text:span><text:span text:style-name="T365">ditis</text:span>, inquit, in Deum, et in me cr<text:span text:style-name="T157">é</text:span>dite. Cónsequens est enim, ut, si in Deum cr<text:span text:style-name="T157">é</text:span>ditis, et in me cr<text:span text:style-name="T157">é</text:span>dere debeátis: quod non esset cónsequens, si Christus non esset Deus. Cr<text:span text:style-name="T157">é</text:span>ditis in Deum, et in eum cr<text:span text:style-name="T157">é</text:span>dite, cui natúra est, non rap<text:span text:style-name="T157">í</text:span>na, esse æqu<text:span text:style-name="T745">á</text:span>lem Deo; semetípsum enim exinanívit, non tamen formam Dei am<text:span text:style-name="T157">í</text:span>ttens, sed formam servi accípiens. Mortem metúitis huic formæ servi: non turbétur cor vestrum; suscitábit illam forma Dei. </text:p>
            <text:p text:style-name="P144"/>
          </table:table-cell>
          <table:table-cell table:style-name="Tabulka1.A1" office:value-type="string">
            <text:p text:style-name="P15"/>
            <text:p text:style-name="P293"><text:span text:style-name="T365">Praví</text:span>: „Uvěřili jste v Boha, věřte i ve mě<text:span text:style-name="T288">.“</text:span> Dá totiž rozum, že pokud jste uvěřili v Boha, i ve mě musíte uvěřit. Smysl by to ovšem nedávalo, pokud by Kristus nebyl Bůh. Uvěřili jste v Boha, věřte tedy i v toho, jehož vlastní přirozeností, <text:span text:style-name="T745">nikoliv</text:span><text:span text:style-name="T730"> </text:span><text:span text:style-name="T745">nějak ukořistěnou</text:span><text:span text:style-name="T730">,</text:span> je <text:span text:style-name="T730">také to</text:span>, že je roven Bohu. <text:span text:style-name="T745">Vyprázdnil </text:span>totiž sám sebe, tím <text:span text:style-name="T745">ovšem </text:span>neztratil podobu Boha, <text:span text:style-name="T466">nýbrž </text:span>přijal podobu služebníka. Bojíte se smrti této podoby služebníka, <text:span text:style-name="T210">avšak vaše srdce ať se nechvěje úzkostí, podoba Boha ji totiž vzkřísí. </text:span></text:p>
          </table:table-cell>
        </table:table-row>
        <table:table-row table:style-name="Tabulka1.1">
          <table:table-cell table:style-name="Tabulka1.A1" office:value-type="string">
            <text:p text:style-name="P106">Lectio xj.</text:p>
            <text:p text:style-name="P337"><text:span text:style-name="T365">Sed</text:span> quid est, quod s<text:span text:style-name="T157">é</text:span>quitur: In domo Patris mei mansiónes multæ sunt; nisi quia et sibi metu<text:span text:style-name="T157">é</text:span>bant? Unde audíre debuérunt: Non turbétur cor vestrum. Quis enim eórum non metúeret, cum Petro dictum esset, fidenti<text:span text:style-name="T157">ó</text:span>ri atque prompti<text:span text:style-name="T157">ó</text:span>ri: Non cantábit gallus, donec ter me neges?</text:p>
            <text:p text:style-name="P144"/>
          </table:table-cell>
          <table:table-cell table:style-name="Tabulka1.A1" office:value-type="string">
            <text:p text:style-name="P15"/>
            <text:p text:style-name="P251"><text:span text:style-name="T365">Avšak</text:span> co znamená následující verš: „V domě mého Otce je mnoho příbytků<text:span text:style-name="T288">,“</text:span> ne-li, že i <text:span text:style-name="T211">sebe navzájem se báli? Proto potřebovali slyšel: „Ať se nechvěje vaše srdce </text:span><text:span text:style-name="T730">úzkostí</text:span><text:span text:style-name="T320">.“</text:span><text:span text:style-name="T211"> Kdo z nich by se totiž nebál, když i Petrovi, který byl věrnější a odvážnější než mnozí, Pán řekl: „Než kohout zazpívá, třikrát mne zapřeš“?</text:span></text:p>
          </table:table-cell>
        </table:table-row>
        <table:table-row table:style-name="Tabulka1.1">
          <table:table-cell table:style-name="Tabulka1.A1" office:value-type="string">
            <text:p text:style-name="P106">Lectio xij.</text:p>
            <text:p text:style-name="P344"><text:span text:style-name="T365">Tamquam</text:span> ergo essent ab illo perit<text:span text:style-name="T158">ú</text:span>ri, mérito turbabántur; sed cum <text:span text:style-name="T158">á</text:span>udiunt, In domo Patris mei mansiónes multæ sunt; si quo minus, dixíssem vobis: Quia vado paráre vobis locum; a perturbatióne recreántur, certi ac fidéntes, <text:span text:style-name="T158">é</text:span>tiam post per<text:span text:style-name="T158">í</text:span>cula tentatiónum, se apud Deum cum Christo esse mans<text:span text:style-name="T158">ú</text:span>ros. Quia etsi <text:span text:style-name="T158">á</text:span>lius est <text:span text:style-name="T158">á</text:span>lio f<text:span text:style-name="T158">ó</text:span>rtior, <text:span text:style-name="T158">á</text:span>lius <text:span text:style-name="T158">á</text:span>lio sapiéntior, <text:span text:style-name="T158">á</text:span>lius <text:span text:style-name="T158">á</text:span>lio j<text:span text:style-name="T158">ú</text:span>stior, <text:span text:style-name="T158">á</text:span>lius <text:span text:style-name="T158">á</text:span>lio s<text:span text:style-name="T158">á</text:span>nctior: in domo Patris mei mansiónes multæ sunt. Nullus eórum alienábitur ab illa domo, ubi mansiónem pro suo quisque accept<text:span text:style-name="T158">ú</text:span>rus est m<text:span text:style-name="T158">é</text:span>rito.</text:p>
            <text:p text:style-name="P144"/>
          </table:table-cell>
          <table:table-cell table:style-name="Tabulka1.A1" office:value-type="string">
            <text:p text:style-name="P15"/>
            <text:p text:style-name="P294"><text:span text:style-name="T365">Proto</text:span><text:span text:style-name="T373">že</text:span><text:span text:style-name="T212"> však Pán měl od nich odejít, právem se obávali. Ale když slyšeli: „V domě mého Otce je mnoho příbytků; </text:span><text:span text:style-name="T730">k</text:span><text:span text:style-name="T212">dyby tomu tak nebylo, řekl bych vám to; </text:span><text:span text:style-name="T730">j</text:span><text:span text:style-name="T212">du, abych vám připravil místo</text:span><text:span text:style-name="T321">,“</text:span><text:span text:style-name="T212"> jejich obavy byly rozehnány, a oni si byli jisti a věřili, že i po nebezpečí mnohých pokušení budou moci přebývat u Boha s Kristem. Neboť i když je někdo silnější, moudřejší, spravedlivější či svatější než druhý, „v domě mého Otce je mnoho příbytků</text:span><text:span text:style-name="T321">.“</text:span><text:span text:style-name="T212"> Nikdo z nich nebude připraven o tento domov, ve kterém každý </text:span><text:span text:style-name="T746">obdrží</text:span><text:span text:style-name="T212"> příbytek podle svých zásluh. </text:span></text:p>
          </table:table-cell>
        </table:table-row>
        <table:table-row table:style-name="Tabulka1.1">
          <table:table-cell table:style-name="Tabulka1.A1" table:number-columns-spanned="2" office:value-type="string">
            <text:p text:style-name="P56"><text:span text:style-name="T5">DIE</text:span><text:span text:style-name="T2"> II. </text:span><text:span text:style-name="T6">M</text:span><text:span text:style-name="T5">A</text:span><text:span text:style-name="T6">J</text:span><text:span text:style-name="T5">I.</text:span></text:p>
            <text:p text:style-name="P211"><text:span text:style-name="T71">I</text:span><text:span text:style-name="T106">n</text:span><text:span text:style-name="T71"> F</text:span><text:span text:style-name="T106">esto</text:span><text:span text:style-name="T71"> S. </text:span><text:span text:style-name="T72">S</text:span><text:span text:style-name="T363">i</text:span><text:span text:style-name="T364">gismundi</text:span><text:span text:style-name="T362">.</text:span></text:p>
            <text:p text:style-name="P83"><text:soft-page-break/>Martyris,</text:p>
            <text:p text:style-name="P44"><text:span text:style-name="T33">Patroni Regni Bohemiæ</text:span><text:span text:style-name="T32">.</text:span></text:p>
            <text:p text:style-name="P43"><text:span text:style-name="T93">in </text:span><text:span text:style-name="T35">B</text:span><text:span text:style-name="T93">ohemia:</text:span><text:span text:style-name="T94"> M</text:span><text:span text:style-name="T95">M</text:span><text:span text:style-name="T94">. </text:span><text:span text:style-name="T95">m</text:span><text:span text:style-name="T96">in</text:span><text:span text:style-name="T95">.</text:span></text:p>
          </table:table-cell>
          <table:covered-table-cell/>
        </table:table-row>
        <table:table-row table:style-name="Tabulka1.1">
          <table:table-cell table:style-name="Tabulka1.A1" office:value-type="string">
            <text:p text:style-name="P179">In I. Nocturno</text:p>
            <text:p text:style-name="P171">De Epístola beáti Pauli Apóstoli ad Romános.</text:p>
            <text:p text:style-name="P97">Lectio j. <text:span text:style-name="T354">Cap. 8.</text:span></text:p>
            <text:p text:style-name="P232"><text:span text:style-name="T365">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232"/>
          </table:table-cell>
          <table:table-cell table:style-name="Tabulka1.A1" office:value-type="string">
            <text:p text:style-name="P19"/>
            <text:p text:style-name="P19"/>
            <text:p text:style-name="P19"/>
            <text:p text:style-name="P252"><text:span text:style-name="T366">B</text:span><text:span text:style-name="T365">ratř</text:span><text:span text:style-name="T366">i</text:span>, nejsme povinni tělu, abychom podle těla žili. Neboť žijete-li podle těla, zemřete; umrtvujete-li však duchem tělesné pudy, budete žít. Vždyť všichni ti, <text:span text:style-name="T731">kteří </text:span>se dávají vést Duchem Božím, jsou synové Boží. Neboť jste nepřijali ducha <text:span text:style-name="T460">otroctví</text:span>, abyste zase ž<text:span text:style-name="T460">ili v obavách</text:span>, ale přijali jste ducha synovství, v němž voláme: „Abba, Otče!“ <text:span text:style-name="T460">Tento</text:span> Duch <text:span text:style-name="T460">totiž </text:span>vydává svědectví naš<text:span text:style-name="T460">e</text:span>m<text:span text:style-name="T460">u</text:span> duch<text:span text:style-name="T460">u</text:span>, že jsme dě<text:span text:style-name="T460">ti</text:span> Boží. Jsme-li však dě<text:span text:style-name="T460">ti</text:span>, jsme i dědici: dědici Boží a spoludědici Kristovi. <text:span text:style-name="T731">J</text:span>estliže <text:span text:style-name="T460">tedy</text:span> spolu s ním trpíme, <text:span text:style-name="T201">je to proto, </text:span>abychom <text:span text:style-name="T731">spolu </text:span>s ním byli také oslaveni. </text:p>
          </table:table-cell>
        </table:table-row>
        <table:table-row table:style-name="Tabulka1.1">
          <table:table-cell table:style-name="Tabulka1.A1" office:value-type="string">
            <text:p text:style-name="P97">Lectio ij. </text:p>
            <text:p text:style-name="P321"><text:span text:style-name="T365">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201"/>
          </table:table-cell>
          <table:table-cell table:style-name="Tabulka1.A1" office:value-type="string">
            <text:p text:style-name="P35"/>
            <text:p text:style-name="P257"><text:span text:style-name="T365">Myslím</text:span> totiž, že utrpení tohoto času nejsou nic ve srovnání se slávou, která se zjeví <text:span text:style-name="T461">v </text:span>nás. Vždyť i tvorstvo <text:span text:style-name="T165">toužebně </text:span>očekává zjevení synů Božích. Víme však, že těm, kdo milují Boha, všechno napomáhá k dobrému, <text:span text:style-name="T461">totiž</text:span> těm, kteří jsou podle jeho úradku povoláni za svaté. Neboť ty, o nichž to předzvěděl, ty také předurčil, aby byli připodobněni obrazu jeho Syna, aby On byl prvorozený mezi mnoh<text:span text:style-name="T731">a</text:span> bratřími. Ty pak, jež předurčil, ty také povolal; a <text:span text:style-name="T461">ty, </text:span>které povolal, t<text:span text:style-name="T461">aké</text:span> ospravedlnil, a <text:span text:style-name="T461">ty, </text:span>které ospravedlnil, také oslavil. </text:p>
          </table:table-cell>
        </table:table-row>
        <table:table-row table:style-name="Tabulka1.1">
          <table:table-cell table:style-name="Tabulka1.A1" office:value-type="string">
            <text:p text:style-name="P97">Lectio iij.</text:p>
            <text:p text:style-name="P321"><text:span text:style-name="T365">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8"/>
          </table:table-cell>
          <table:table-cell table:style-name="Tabulka1.A1" office:value-type="string">
            <text:p text:style-name="P35"/>
            <text:p text:style-name="P257"><text:span text:style-name="T365">Co</text:span> tedy k tomu máme <text:span text:style-name="T731">ještě </text:span>říci? Je-li Bůh <text:span text:style-name="T461">s námi</text:span>, kdo proti nám? Když ani vlastního Syna neušetřil, ale za nás za všechny ho vydal na smrt, jak <text:span text:style-name="T461">by nám</text:span> s ním ned<text:span text:style-name="T461">al</text:span> všec<text:span text:style-name="T461">hn</text:span>o <text:span text:style-name="T461">ostatní</text:span>? Kdo <text:span text:style-name="T461">vznese</text:span> žalo<text:span text:style-name="T461">bu</text:span> na vyvolené Boží? Bůh, jenž ospravedlňuje? Kdo <text:span text:style-name="T731">může být</text:span>, jenž by je odsoudil? Kristus Ježíš, který za nás umřel, ano i z mrtvých vstal, který je na pravici Boží, který se též za nás přimlouvá? </text:p>
          </table:table-cell>
        </table:table-row>
        <table:table-row table:style-name="Tabulka1.1">
          <table:table-cell table:style-name="Tabulka1.A1" office:value-type="string">
            <text:p text:style-name="P97">Lectio i<text:span text:style-name="T462">v</text:span>. </text:p>
            <text:p text:style-name="P321"><text:span text:style-name="T365">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text:soft-page-break/>que instántia, neque futúra, neque fortitúdo, neque altitúdo, neque profúndum, neque creatúra ália póterit nos separáre a charitáte Dei, quæ est in Christo Jesu Dómino nostro.</text:p>
            <text:p text:style-name="P8"/>
          </table:table-cell>
          <table:table-cell table:style-name="Tabulka1.A1" office:value-type="string">
            <text:p text:style-name="P35"/>
            <text:p text:style-name="P264"><text:span text:style-name="T365">Kdo</text:span> nás tedy odloučí od lásky Kristovy? Snad soužení nebo úzkost nebo hlad nebo nahota nebo nebezpečenství nebo pronásledování nebo meč? <text:span text:style-name="T461">(</text:span>Tak je psáno: „Neboť kvůli tobě jsme po celý den na smrt vydáváni; jsme pokládáni za ovce na zabití<text:span text:style-name="T288">.“</text:span><text:span text:style-name="T461">)</text:span> Ale v tom všem dokonale vítězíme skrze Toho, <text:span text:style-name="T731">který</text:span> si nás zamiloval. Neboť jsem přesvědčen, že ani smrt ani život, ani <text:span text:style-name="T731">A</text:span>ndělé ani knížata ani <text:soft-page-break/>mocnosti, ani věci přítomné ani budoucí, ani síla, ani výška ani hloubka, ani žádné jiné stvoření nebude nás moc<text:span text:style-name="T731">t</text:span> odloučiti od lásky Boží, která je v Kristu Ježíši, našem Pánu. </text:p>
          </table:table-cell>
        </table:table-row>
        <table:table-row table:style-name="Tabulka1.1">
          <table:table-cell table:style-name="Tabulka1.A1" office:value-type="string">
            <text:p text:style-name="P168">In II. Nocturno</text:p>
            <text:p text:style-name="P96">Lectio v.</text:p>
            <text:p text:style-name="P305"><text:span text:style-name="T117">S</text:span><text:span text:style-name="T374">igismúndus</text:span><text:span text:style-name="T117"> Burgúndiæ Rex, quam a Beáto Avíto Viennénsi Epíscopo pietátem háuserat, egrégie excóluit. Charitáte in páupe</text:span><text:span text:style-name="T118">r</text:span><text:span text:style-name="T117">es, vitæ abstinéntia, demissióne ánimi, omni dénique virtútum ge</text:span><text:span text:style-name="T119">n</text:span><text:span text:style-name="T117">ere, sed præsértim religióne in Deum, veneratióne in Sanctos illústris fuit. Inter cæteros Thebéos Mártyres, eorúmque Ducem Maurítium mirífice cóluit.</text:span></text:p>
            <text:p text:style-name="P200"/>
          </table:table-cell>
          <table:table-cell table:style-name="Tabulka1.A1" office:value-type="string">
            <text:p text:style-name="P27"/>
            <text:p text:style-name="P27"/>
            <text:p text:style-name="P377"><text:span text:style-name="T454">Zikmund</text:span><text:span text:style-name="T643">, král burgundský, výtečně pěstoval víru, kterou přijal od </text:span><text:span text:style-name="T644">vienneského</text:span><text:span text:style-name="T643"> </text:span><text:span text:style-name="T645">B</text:span><text:span text:style-name="T643">iskupa Avíta. Vynikal štědrostí k chudým, zdrženlivostí života, </text:span><text:span text:style-name="T649">pokořováním svého ducha, </text:span><text:span text:style-name="T643">všemi druhy ctností, především však oddaností Bohu a úctou k </text:span><text:span text:style-name="T649">S</text:span><text:span text:style-name="T643">vatým. </text:span><text:span text:style-name="T649">Kromě ostatních M</text:span><text:span text:style-name="T643">učedník</text:span><text:span text:style-name="T649">ů</text:span><text:span text:style-name="T643"> z thébské legie uctíval </text:span><text:span text:style-name="T649">zvláštním způsobem </text:span><text:span text:style-name="T643">jejich velitele Mořice. </text:span></text:p>
          </table:table-cell>
        </table:table-row>
        <table:table-row table:style-name="Tabulka1.1">
          <table:table-cell table:style-name="Tabulka1.A1" office:value-type="string">
            <text:p text:style-name="P96">Lectio vj.</text:p>
            <text:p text:style-name="P335">Q<text:span text:style-name="T365">uorum</text:span> Agaunénse templum, ubi eórum sacra córpora servabántur, et Monastérium injúria Témporum pene desértum non modo restítuit, sed magnificéntius étiam extrúctum, Monachorúmque número auctum amplíssimis red<text:span text:style-name="T747">í</text:span>tibus locupletávit. Ad horum Mártyrum túmulum cum frequénter accéderet, illud rogáre imprímis consuéverat, ut in eórum societátem, ipsis exorántibus a Deo reciperétur.</text:p>
            <text:p text:style-name="P7"/>
          </table:table-cell>
          <table:table-cell table:style-name="Tabulka1.A1" office:value-type="string">
            <text:p text:style-name="P34"/>
            <text:p text:style-name="P256"><text:span text:style-name="T384">Jejich</text:span><text:span text:style-name="T213"> chrám v Agaunu (</text:span><text:span text:style-name="T214">dnešní</text:span><text:span text:style-name="T213"> </text:span><text:span text:style-name="T160">sv. Mořic ve Švýcarsku</text:span><text:span text:style-name="T213">), kde jsou jejich svatá těla uložena, i celý Klášter, nespravedlností času téměř opuštěný, nejen</text:span><text:span text:style-name="T732">že</text:span><text:span text:style-name="T213"> obnovil, ale také velkolepě přestavěl, rozšířil počet Mnichů a velkými dary je</text:span><text:span text:style-name="T732">j</text:span><text:span text:style-name="T213"> obohatil. Když často chodíval k hrobům těchto mučedníků, měl ve zvyku žádat především o to, aby jej Bůh na jejich přímluvu přijal do jejich společenství. </text:span></text:p>
          </table:table-cell>
        </table:table-row>
        <table:table-row table:style-name="Tabulka1.1">
          <table:table-cell table:style-name="Tabulka1.A1" office:value-type="string">
            <text:p text:style-name="P96">Lectio vij.</text:p>
            <text:p text:style-name="P335">H<text:span text:style-name="T365">oc</text:span> in templo dum preces fúnderet, mónitus ab Angelo divínitus est, ut quod cœléstium chori ipso audiénte mox erant factúri, Mónachos ad psalmos altérnis versículis decantándos hortarétur. Dénique Syágrii fílii necem, quam novércæ dolo atque impúlsu illi intúlerat, hoc eódem in loco, ad Sanctórum Mártyrum túmulum provolútus, ubérrime deflévit, veniámque a Dómìno ipsis deprecántibus impetrávit.</text:p>
            <text:p text:style-name="P132"/>
          </table:table-cell>
          <table:table-cell table:style-name="Tabulka1.A1" office:value-type="string">
            <text:p text:style-name="P58"/>
            <text:p text:style-name="P266">V tomto chrámu, když prosby své vyléval, zjevil se mu <text:span text:style-name="T467">A</text:span>nděl a božským způsobem jej nabádal, že <text:span text:style-name="T468">stejně</text:span> jako to činí sbory nebešťanů, přesně jak <text:span text:style-name="T468">také</text:span> brzo uslyší, i on má povzbudit <text:span text:style-name="T467">M</text:span>nichy, aby se při zpěvu žalmů střídali po verších. Po<text:span text:style-name="T468">té, co</text:span> zabi<text:span text:style-name="T468">l</text:span> svého syna Sigerika, čehož se dopustil <text:span text:style-name="T468">kvůli lsti</text:span> nevlastní matky <text:span text:style-name="T747">a na její popud</text:span>, právě na tomto místě, u hrobů svatých mučedníků, se vrhnul k zemi, hořce plakal, a milost od Pána si <text:span text:style-name="T747">na</text:span> jejich přímluvu vyprosil. </text:p>
          </table:table-cell>
        </table:table-row>
        <table:table-row table:style-name="Tabulka1.1">
          <table:table-cell table:style-name="Tabulka1.A1" office:value-type="string">
            <text:p text:style-name="P96">Lectio viij.</text:p>
            <text:p text:style-name="P335">I<text:span text:style-name="T365">nterim</text:span> eum in Burgúndiam Franci irrup<text:span text:style-name="T216">í</text:span>ssent: Sigismúndus una cum Gondemáro Fratre illis occúrrit. Fusus ab hóstibus, cum ad Agaunénse Monastérium quasi in ortum confugísset, prodéntibus suis in Chlodomíri potestátem venit. Abdúctus ejúsdem jussu in Gállias, atque in cárcerem primo conjéctus, mox étiam in púteum, una cum uxóre et líberis præceps est datus. Sacri córporis Reliquiæ post triénnium ad Agaunénse templum delátæ, in eódem jacuére, donec a Cárolo Quarto Cæsare Pragam advéctæ, gloriósum ibidem túmulum invenére.</text:p>
            <text:p text:style-name="P132"><text:soft-page-break/></text:p>
          </table:table-cell>
          <table:table-cell table:style-name="Tabulka1.A1" office:value-type="string">
            <text:p text:style-name="P58"/>
            <text:p text:style-name="P309"><text:span text:style-name="T380">Mezitím</text:span><text:span text:style-name="T217"> k němu do Burgundska vtrhli Frankové a Zikmund spolu s bratrem </text:span><text:span text:style-name="T218">Godomarem se jim postavili. </text:span><text:span text:style-name="T219">Jejich vojsko však bylo poraženo </text:span><text:span text:style-name="T220">a když chtěl Zikmund najít útočiště v agaunském </text:span><text:span text:style-name="T232">K</text:span><text:span text:style-name="T220">lášteře, </text:span><text:span text:style-name="T232">jeho </text:span><text:span text:style-name="T220">vlastní jej zradili a on byl vydán do rukou </text:span><text:span text:style-name="T249">fran</text:span><text:span text:style-name="T250">ského krále </text:span><text:span text:style-name="T221">Chlodomera. </text:span><text:span text:style-name="T222">Na jeho příkaz </text:span><text:span text:style-name="T223">jej</text:span><text:span text:style-name="T222"> odvle</text:span><text:span text:style-name="T223">kli</text:span><text:span text:style-name="T222"> do </text:span><text:span text:style-name="T224">Gallie a </text:span><text:span text:style-name="T223">nejprve</text:span><text:span text:style-name="T224"> byl uvržen do vězení, </text:span><text:span text:style-name="T225">později do studny, vrhli </text:span><text:span text:style-name="T232">jej</text:span><text:span text:style-name="T225"> tam po hlavě spolu s manželkou </text:span><text:span text:style-name="T232">i</text:span><text:span text:style-name="T225"> dětmi. </text:span><text:span text:style-name="T226">Po třech letech byly ostatky jeho svatého těla přeneseny do agaunského chrámu, a tam ležely, dokud je císař Karel IV. nepřevezl do </text:span><text:soft-page-break/><text:span text:style-name="T226">Prahy, kde našly </text:span><text:span text:style-name="T227">slavné místo odpočinku.</text:span></text:p>
          </table:table-cell>
        </table:table-row>
        <table:table-row table:style-name="Tabulka1.1">
          <table:table-cell table:style-name="Tabulka1.A1" office:value-type="string">
            <text:p text:style-name="P196">In III. Nocturno</text:p>
            <text:p text:style-name="P45"><text:span text:style-name="T122">Léctio sancti Evangélii </text:span><text:span text:style-name="T123">secúndum </text:span><text:span text:style-name="T124">Joánnem</text:span><text:span text:style-name="T122">.</text:span><text:span text:style-name="T23"> </text:span></text:p>
            <text:p text:style-name="P45"><text:span text:style-name="T23">Lectio ix. Cap. </text:span><text:span text:style-name="T24">1</text:span><text:span text:style-name="T25">5</text:span><text:span text:style-name="T23">.</text:span></text:p>
            <text:p text:style-name="P347">I<text:span text:style-name="T365">n</text:span> illo témpore: Dixit Jesus discípulis suis: Ego sum vitis vera: et Pater meus agrícola est. Et réliqua.</text:p>
            <text:p text:style-name="P152"/>
            <text:p text:style-name="P46"><text:span text:style-name="T252">Homilía sancti Augustíni Epíscopi</text:span><text:span text:style-name="T122">.</text:span></text:p>
            <text:p text:style-name="P117">Tract. 80. in Joannem.</text:p>
            <text:p text:style-name="P342">I<text:span text:style-name="T365">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2"/>
          </table:table-cell>
          <table:table-cell table:style-name="Tabulka1.A1" office:value-type="string">
            <text:p text:style-name="P34"/>
            <text:p text:style-name="P34"/>
            <text:p text:style-name="P34"/>
            <text:p text:style-name="P307"><text:span text:style-name="T380">Za</text:span><text:span text:style-name="T217"> onoho času ř</text:span><text:span text:style-name="T228">ekl Ježíš </text:span><text:span text:style-name="T229">svým učedníkům</text:span><text:span text:style-name="T228">: „</text:span><text:span text:style-name="T229">Já jsem pravý vinný </text:span><text:span text:style-name="T230">kmen</text:span><text:span text:style-name="T229"> a můj Otec je vinař</text:span><text:span text:style-name="T311">.“</text:span><text:span text:style-name="T231"> </text:span><text:span text:style-name="T217">A ostatní.</text:span></text:p>
            <text:p text:style-name="P34"/>
            <text:p text:style-name="P34"/>
            <text:p text:style-name="P34"/>
            <text:p text:style-name="P378"><text:span text:style-name="T433">Bratři,</text:span><text:span text:style-name="T579"> </text:span><text:span text:style-name="T582">toto </text:span><text:span text:style-name="T579">místo v Evangeliu, </text:span><text:span text:style-name="T636">na</text:span><text:span text:style-name="T579"> </text:span><text:span text:style-name="T636">němž</text:span><text:span text:style-name="T579"> se Pán nazývá vinným kmenem a své učedníky</text:span><text:span text:style-name="T580"> </text:span><text:span text:style-name="T581">ratolestmi, zní takto proto, že Ježíš Kristus, prostředník Boží a člověk všech lidí, je hlavou Církve, my jsme pak jeho údy. Vinný kmen i ratolesti jsou totiž stejné podstaty. Proto tedy, když </text:span><text:span text:style-name="T630">on </text:span><text:span text:style-name="T581">byl Bohem a my této podstaty nejsme, stal se člověkem, aby se v něm lidská přirozenost stala vinným kmenem, jehož my se p</text:span><text:span text:style-name="T636">ak</text:span><text:span text:style-name="T581"> můžeme stát ratolestmi. </text:span></text:p>
          </table:table-cell>
        </table:table-row>
        <table:table-row table:style-name="Tabulka1.1">
          <table:table-cell table:style-name="Tabulka1.A1" office:value-type="string">
            <text:p text:style-name="P111">Lectio x.</text:p>
            <text:p text:style-name="P343">Q<text:span text:style-name="T365">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2"/>
          </table:table-cell>
          <table:table-cell table:style-name="Tabulka1.A1" office:value-type="string">
            <text:p text:style-name="P396"/>
            <text:p text:style-name="P288"><text:span text:style-name="T379">Co</text:span><text:span text:style-name="T255"> má tedy znamenat </text:span><text:span text:style-name="T256">věta</text:span><text:span text:style-name="T255">: „Já jsem pravý vinný kmen“? Ř</text:span><text:span text:style-name="T256">ekl ji snad</text:span><text:span text:style-name="T255"> Pán </text:span><text:span text:style-name="T256">proto, aby mohl </text:span><text:span text:style-name="T255">dodat slovo „pravý“ </text:span><text:span text:style-name="T256">k vinnému kmeni</text:span><text:span text:style-name="T255">, aby tak bylo jasné, od čeho se odvíjí ta podobnost? </text:span><text:span text:style-name="T257">V</text:span><text:span text:style-name="T255">inným kmenem </text:span><text:span text:style-name="T257">j</text:span><text:span text:style-name="T255">e totiž nazván </text:span><text:span text:style-name="T257">pro svou</text:span><text:span text:style-name="T255"> podobnost, ne </text:span><text:span text:style-name="T257">pro takové </text:span><text:span text:style-name="T255">vlastnosti. Podobně je nazýván beránkem, lvem, skálou, úhelným kamenem a dalšími podobnými názvy, ze kterých jsou pravdivé spíše ty, z nichž se odvozují </text:span><text:span text:style-name="T256">různé</text:span><text:span text:style-name="T255"> podobnosti, než vlastnosti.</text:span></text:p>
          </table:table-cell>
        </table:table-row>
        <table:table-row table:style-name="Tabulka1.1">
          <table:table-cell table:style-name="Tabulka1.A1" office:value-type="string">
            <text:p text:style-name="P111">Lectio xj.</text:p>
            <text:p text:style-name="P348">S<text:span text:style-name="T365">ed</text:span> cum <text:span text:style-name="T286">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2"/>
          </table:table-cell>
          <table:table-cell table:style-name="Tabulka1.A1" office:value-type="string">
            <text:p text:style-name="P34"/>
            <text:p text:style-name="P267"><text:span text:style-name="T365">A</text:span><text:span text:style-name="T378">však</text:span><text:span text:style-name="T287"> když říká: „Já jsem pravý vinný kmen</text:span><text:span text:style-name="T322">,“</text:span><text:span text:style-name="T287"> odlišuje se jistě od toho, o němž je psáno: „Jak ses obrátila v hořkost, vinice cizí?“ Neboť jak by mohl být tím pravým vinným kořenem, o kterém očekáváme, že bude rodit hrozny, kdyby rodil bodláčí? „Já jsem</text:span><text:span text:style-name="T322">,“</text:span><text:span text:style-name="T287"> praví, „pravý vinný kmen. A můj Otec je vinař</text:span><text:span text:style-name="T322">.“</text:span><text:span text:style-name="T287"> Jsou ale snad jedno vinař a réva? </text:span></text:p>
          </table:table-cell>
        </table:table-row>
        <table:table-row table:style-name="Tabulka1.1">
          <table:table-cell table:style-name="Tabulka1.A1" office:value-type="string">
            <text:p text:style-name="P111">Lectio xij.</text:p>
            <text:p text:style-name="P346"><text:span text:style-name="T286">S</text:span><text:span text:style-name="T377">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2"/>
          </table:table-cell>
          <table:table-cell table:style-name="Tabulka1.A1" office:value-type="string">
            <text:p text:style-name="P34"/>
            <text:p text:style-name="P387"><text:span text:style-name="T456">Kristus</text:span><text:span text:style-name="T675"> je tedy vinný kmen podle toho, že řekl: „Otec je větší než já</text:span><text:span text:style-name="T330">.“</text:span><text:span text:style-name="T675"> Podle toho, že řekl: „Já a Otec jedno jsme“</text:span><text:span text:style-name="T676"> </text:span><text:span text:style-name="T675">a „on je vinař</text:span><text:span text:style-name="T330">,“</text:span><text:span text:style-name="T675"> však není takový, jací jsou ti vinaři, kteří se z vnějšku starají a pracují na vinici, nýbrž takový, který zevnitř dává révě vzrůst. Neboť </text:span><text:span text:style-name="T701">nezáleží na tom</text:span><text:span text:style-name="T675">, k</text:span><text:span text:style-name="T701">do</text:span><text:span text:style-name="T675"> sází a</text:span><text:span text:style-name="T701">ni kdo</text:span><text:span text:style-name="T675"> zalévá, ale </text:span><text:span text:style-name="T701">na </text:span><text:span text:style-name="T675">t</text:span><text:span text:style-name="T701">om</text:span><text:span text:style-name="T675">, </text:span><text:span text:style-name="T701">kdo</text:span><text:span text:style-name="T675"> dává vzrůst, </text:span><text:span text:style-name="T701">tedy na Bohu</text:span><text:span text:style-name="T675">. Avšak Bůh je zajisté Kristus, neboť Bůh byl to Slovo. A proto on i Otec jedno jsou, že když Slovo se stalo tělem, </text:span><text:span text:style-name="T654">stal se Bůh tím, </text:span><text:span text:style-name="T675">čím předtím nebyl, a</text:span><text:span text:style-name="T701">však</text:span><text:span text:style-name="T675"> nepřestal být tím, čím předtím byl. </text:span></text:p>
          </table:table-cell>
        </table:table-row>
        <text:soft-page-break/>
        <table:table-row table:style-name="Tabulka1.1">
          <table:table-cell table:style-name="Tabulka1.A1" table:number-columns-spanned="2" office:value-type="string">
            <text:p text:style-name="P53"><text:span text:style-name="T2">DIE </text:span><text:span text:style-name="T4">I</text:span><text:span text:style-name="T13">II</text:span><text:span text:style-name="T2">. </text:span><text:span text:style-name="T4">M</text:span><text:span text:style-name="T3">A</text:span><text:span text:style-name="T4">J</text:span><text:span text:style-name="T3">I.</text:span></text:p>
            <text:p text:style-name="P125"><text:span text:style-name="T42">I</text:span><text:span text:style-name="T98">n</text:span><text:span text:style-name="T42"> F</text:span><text:span text:style-name="T98">esto</text:span><text:span text:style-name="T47"> I</text:span><text:span text:style-name="T147">nvention</text:span><text:span text:style-name="T141">is</text:span><text:span text:style-name="T147"> </text:span><text:span text:style-name="T47">S</text:span><text:span text:style-name="T147">anctæ </text:span><text:span text:style-name="T47">C</text:span><text:span text:style-name="T147">rucis</text:span></text:p>
            <text:p text:style-name="P65"><text:span text:style-name="T112">M</text:span>M. <text:span text:style-name="T113">maj.</text:span></text:p>
          </table:table-cell>
          <table:covered-table-cell/>
        </table:table-row>
        <table:table-row table:style-name="Tabulka1.1">
          <table:table-cell table:style-name="Tabulka1.A1" office:value-type="string">
            <text:p text:style-name="P180">In I. Nocturno</text:p>
            <text:p text:style-name="P172">De Epístola beáti Pauli Apóstoli ad <text:span text:style-name="T475">Gálatas</text:span>.</text:p>
            <text:p text:style-name="P98">Lectio j. <text:span text:style-name="T354">Cap. 3.</text:span></text:p>
            <text:p text:style-name="P233">Q<text:span text:style-name="T365">uicúmque</text:span> ex opéribus legis sunt, sub maledícto sunt. Scriptum est enim: Maledíctus omnis, qui non permánserit in ómnibus, quæ scripta sunt in Libro legis ut fáciat ea. Christus nos redémit de maledícto legis, factus pro nobis maledíctum: quia scriptum est: Maledíctus omnis qui pendet in ligno: ut in Géntibus benedíctio Abrahæ fíeret in Christo Jesu, ut pollicitatiónem Spíritus accipiámus per fidem.</text:p>
            <text:p text:style-name="P233"/>
          </table:table-cell>
          <table:table-cell table:style-name="Tabulka1.A1" office:value-type="string">
            <text:p text:style-name="P20"/>
            <text:p text:style-name="P20"/>
            <text:p text:style-name="P20"/>
            <text:p text:style-name="P379"><text:span text:style-name="T434">Všichni</text:span><text:span text:style-name="T583"> </text:span><text:span text:style-name="T584">t</text:span><text:span text:style-name="T574">i však, kteří spoléhají na skutky zákona, jsou pod kletbou, neboť stojí psáno: ,Proklet je každý, kdo nezůstává věrn</text:span><text:span text:style-name="T583">ý</text:span><text:span text:style-name="T574"> všemu, co je psáno v </text:span><text:span text:style-name="T583">Knize </text:span><text:span text:style-name="T574">zákon</text:span><text:span text:style-name="T583">a</text:span><text:span text:style-name="T574">, a nečiní to.‘ Kristus nás vykoupil z kletby zákona tím, že za nás vzal prokletí na sebe, neboť je psáno: ,Proklet je každý, kdo visí na dřevě.‘ To proto, aby požehnání dané Abrahamovi dostaly v Ježíši Kristu i pohanské </text:span><text:span text:style-name="T585">N</text:span><text:span text:style-name="T574">árody, abychom zaslíbeného Ducha přijali skrze víru. <text:s/></text:span></text:p>
          </table:table-cell>
        </table:table-row>
        <table:table-row table:style-name="Tabulka1.1">
          <table:table-cell table:style-name="Tabulka1.A1" office:value-type="string">
            <text:p text:style-name="P67">De Ep<text:span text:style-name="T476">í</text:span>stola ad Philippénses.</text:p>
            <text:p text:style-name="P98">Lectio ij. <text:span text:style-name="T476">Cap. 2.</text:span></text:p>
            <text:p text:style-name="P322"><text:span text:style-name="T365">Humiliávit</text:span> semetípsum Christus Jesus, factus obédiens usque ad mortem, mortem autem crucis. Propter quod et Deus exaltávit illum, et donávit illi nomen, quod est super omne nomen: ut in nómine Jesu omne genu flectátur cœléstium, terréstrium, et infernórum, et omnis lingua confiteátur quia Dóminus Jesus Christus in glória est Dei Patris.</text:p>
            <text:p text:style-name="P202"/>
          </table:table-cell>
          <table:table-cell table:style-name="Tabulka1.A1" office:value-type="string">
            <text:p text:style-name="P36"/>
            <text:p text:style-name="P36"/>
            <text:p text:style-name="P258"><text:span text:style-name="T388">Ježíš</text:span><text:span text:style-name="T477"> Kristus </text:span>ponížil <text:span text:style-name="T477">sám sebe a stal se poslušným až k smrti</text:span>, a to <text:span text:style-name="T477">k </text:span>smrt<text:span text:style-name="T477">i</text:span> na kříži. Proto ho Bůh <text:span text:style-name="T477">po</text:span>výšil a dal mu jméno nad každé jméno, <text:span text:style-name="T748">takže při </text:span>Ježíšov<text:span text:style-name="T748">ě jménu</text:span> <text:span text:style-name="T748">musí pokleknout </text:span>každé koleno na nebi, na zemi i <text:span text:style-name="T477">v podsvětí, </text:span>a každý jazyk <text:span text:style-name="T748">musí ke slávě Boží vyznat</text:span>, <text:span text:style-name="T477">že</text:span> Ježíš Kristus jest Pán. </text:p>
          </table:table-cell>
        </table:table-row>
        <table:table-row table:style-name="Tabulka1.1">
          <table:table-cell table:style-name="Tabulka1.A1" office:value-type="string">
            <text:p text:style-name="P67">De Epístola ad Colossénses.</text:p>
            <text:p text:style-name="P98">Lectio iij. <text:span text:style-name="T476">Cap. 2.</text:span></text:p>
            <text:p text:style-name="P322">I<text:span text:style-name="T365">n</text:span> Christo inhábitat omnis plenitúdo divinitátis corporáliter: et estis in illo repléti, qui est caput omnis principátus, et potestátis: in quo et circumcísi estis circumcisióne non manu facta in expoliatióne córporis carnis, sed in circumcisióne Christi: consepúlti ei in baptísmo, in quo et resurrexístis per fidem operatiónis Dei, qui suscitávit illum a mórtuis.</text:p>
            <text:p text:style-name="P9"/>
          </table:table-cell>
          <table:table-cell table:style-name="Tabulka1.A1" office:value-type="string">
            <text:p text:style-name="P36"/>
            <text:p text:style-name="P36"/>
            <text:p text:style-name="P259">V <text:span text:style-name="T478">Kristu</text:span> <text:span text:style-name="T478">tělesně přebývá </text:span>všechna plnost božství; v něm jste i vy dosáhli plnosti. On je hlavou všech <text:span text:style-name="T479">knížat</text:span> a <text:span text:style-name="T479">mocností</text:span>. V něm jste obřezáni obřízkou, která není udělána lidskou rukou; nýbrž <text:span text:style-name="T479">spočívá </text:span>v odložení tělesnosti, <text:span text:style-name="T159">totiž</text:span> obřízkou Kristovou. S Kristem jste byli ve křtu pohřbeni a spolu s ním také vzkříšeni vírou, kterou působí Bůh, jenž ho vzkřísil z mrtvých.</text:p>
          </table:table-cell>
        </table:table-row>
        <table:table-row table:style-name="Tabulka1.1">
          <table:table-cell table:style-name="Tabulka1.A1" office:value-type="string">
            <text:p text:style-name="P98">Lectio i<text:span text:style-name="T462">v</text:span>. </text:p>
            <text:p text:style-name="P322"><text:span text:style-name="T365">Et</text:span> vos cum mórtui essétis in delíctis, et præpútio carnis vestræ, convivificávit cum illo, donans vobis ómnia delícta: delens quod advérsus nos erat chirógraphum decréti, quod erat contrárium nobis, et ipsum tulit de médio, affígens illud cruci: et exspólians principátus, et potestátes tradúxit confidénter, palam triúmphans illos in semetípso.</text:p>
            <text:p text:style-name="P9"/>
          </table:table-cell>
          <table:table-cell table:style-name="Tabulka1.A1" office:value-type="string">
            <text:p text:style-name="P36"/>
            <text:p text:style-name="P388"><text:span text:style-name="T435">Také</text:span><text:span text:style-name="T586"> vy, k</text:span><text:span text:style-name="T587">dyž jste ještě byli mrtvi ve svých vinách a duchovně neobřezáni, probudil </text:span><text:span text:style-name="T586">v</text:span><text:span text:style-name="T587">ás </text:span><text:span text:style-name="T655">Bůh </text:span><text:span text:style-name="T587">k životu spolu s ním a všechny viny </text:span><text:span text:style-name="T584">v</text:span><text:span text:style-name="T587">ám odpustil. </text:span><text:span text:style-name="T586">V</text:span><text:span text:style-name="T587">ymazal dlužní úpis, jehož ustanovení svědčila proti nám, a zcela jej zrušil tím, že jej přibil na kříž. Tak odzbrojil a veřejně odhalil každ</text:span><text:span text:style-name="T588">é knížectví</text:span><text:span text:style-name="T587"> i mocnost a slavil nad nimi vítězství.</text:span></text:p>
          </table:table-cell>
        </table:table-row>
        <table:table-row table:style-name="Tabulka1.1">
          <table:table-cell table:style-name="Tabulka1.A1" office:value-type="string">
            <text:p text:style-name="P191">In II. Nocturno</text:p>
            <text:p text:style-name="P75">Lectio v.</text:p>
            <text:p text:style-name="P310"><text:soft-page-break/>P<text:span text:style-name="T365">ost</text:span> insígnem victóriam, quam Constantínus imperátor, divínitus accépto signo Domínicæ Crucis, ex Maxéntio reportávit, Hélena Constantíni mater in somnis admónita, conquiréndæ Crucis stúdio Jerosólymam venit: ubi marmóream Véneris statuam in Crucis loco a Géntibus collocátam ad tolléndam Christi Dómini passiónis memóriam, post centum círciter octogínta annos everténdam curávit. Quod item fecit ad Præsépe Salvatóris, et in loco Resurrectiónis, inde Adónidis, hinc Jovis subláto simulácro.</text:p>
            <text:p text:style-name="P310"/>
          </table:table-cell>
          <table:table-cell table:style-name="Tabulka1.A1" office:value-type="string">
            <text:p text:style-name="P60"/>
            <text:p text:style-name="P60"/>
            <text:p text:style-name="P369"><text:soft-page-break/><text:span text:style-name="T394">Po</text:span><text:span text:style-name="T343"> slavném vítězství nad Maxentiem, které císař Konstantin získal poté, co zázra</text:span><text:span text:style-name="T344">kem</text:span><text:span text:style-name="T343"> přijal znamení Kříže Pán</text:span><text:span text:style-name="T345">ě</text:span><text:span text:style-name="T343">, se Konstantinova matka Helena, ve snu k tomu vybídnut</text:span><text:span text:style-name="T344">a</text:span><text:span text:style-name="T343">, vydala do Jeru</text:span><text:span text:style-name="T345">s</text:span><text:span text:style-name="T343">aléma ve</text:span><text:span text:style-name="T345">dena</text:span><text:span text:style-name="T343"> sna</text:span><text:span text:style-name="T345">hou</text:span><text:span text:style-name="T343"> získat tento Kříž. Na místě, kde stál Kříž, nalezla mramorovou sochu Venuše, kterou tam pohané umístili, aby zahladili památku utrpení Krista Pána, a poté, co tam stála asi sto osmdesát let, ji nechala odstranit. Totéž učinila u Spasitelových Jesliček, kde stála modla Adonise, a na místě Zmrtvýchvstání, které nahradil</text:span><text:span text:style-name="T344">a</text:span><text:span text:style-name="T343"> </text:span><text:span text:style-name="T344">modla </text:span><text:span text:style-name="T343">Jupiter</text:span><text:span text:style-name="T344">a</text:span><text:span text:style-name="T343">.</text:span></text:p>
          </table:table-cell>
        </table:table-row>
        <table:table-row table:style-name="Tabulka1.1">
          <table:table-cell table:style-name="Tabulka1.A1" office:value-type="string">
            <text:p text:style-name="P76">Lectio vj.</text:p>
            <text:p text:style-name="P350">I<text:span text:style-name="T365">taque</text:span> loco Crucis purgáto, alte defóssæ tres cruces érutæ sunt, repertúsque seórsum ab illis Crucis Domínicæ títulus: qui cum ex tribus cui affíxus fuísset, non apparéret, eam dubitatiónem sústulit miráculum. Nam Macárius Jerosolymórum Epíscopus, factis Deo précibus, síngulas cruces cuídam fœminæ gravi morbo laboránti admóvit: cui cum réliquæ nihil profuíssent, adhíbita tértia Crux statim eam sanávit.</text:p>
            <text:p text:style-name="P208"/>
          </table:table-cell>
          <table:table-cell table:style-name="Tabulka1.A1" office:value-type="string">
            <text:p text:style-name="P60"/>
            <text:p text:style-name="P311"><text:span text:style-name="T385">Tak</text:span><text:span text:style-name="T469"> tedy po vyčištění místa Kříže byly vykopány tři hluboko uložené kříže a na tomtéž místě byla </text:span><text:s/><text:span text:style-name="T469">nalezena i tabulka z Pánova Kříže, avšak nebylo zřejmé, ke kterému ze třech křížů přísluší. Tuto pochybnost odstranil zázrak. Neboť Makarius, Biskup Jerusaléma, přednesl Bohu prosby a každý kříž přiložil k ženě, která trpěla těžkou nemocí. Dva kříže jí nijak nepomohly, přiložení třetího Kříže ji však ihned uzdravilo.</text:span></text:p>
          </table:table-cell>
        </table:table-row>
        <table:table-row table:style-name="Tabulka1.1">
          <table:table-cell table:style-name="Tabulka1.A1" office:value-type="string">
            <text:p text:style-name="P93">Lectio vij.</text:p>
            <text:p text:style-name="P351">H<text:span text:style-name="T365">élena</text:span>, salutári Cruce invénta, magnificentíssimam ibi extrúxit Ecclésiam, in qua partem Crucis relíquit thecis argénteis inclúsam, partem Constantíno fílio détul<text:span text:style-name="T470">i</text:span>t: quæ Romæ repósita fuit in Ecclésia sanctæ Crucis in Jerúsalem, ædificáta in ædibus Sessoriánis.</text:p>
            <text:p text:style-name="P12"/>
          </table:table-cell>
          <table:table-cell table:style-name="Tabulka1.A1" office:value-type="string">
            <text:p text:style-name="P60"/>
            <text:p text:style-name="P312"><text:span text:style-name="T365">Poté</text:span>, co <text:span text:style-name="T470">Helena </text:span>nalezla ten spásný Kříž, <text:span text:style-name="T470">nechala na onom místě vystavět velkolepý chrám, v němž zanechala část Kříže vloženou do stříbrného relikviáře, a část odnesla svému synu Konstantinovi. Tato část byla uložena v Římě v Chrámu svatého Kříže v Jerusalémě, který byl vystavěn v sessoriánském paláci. </text:span></text:p>
          </table:table-cell>
        </table:table-row>
        <table:table-row table:style-name="Tabulka1.1">
          <table:table-cell table:style-name="Tabulka1.A1" office:value-type="string">
            <text:p text:style-name="P93">Lectio viij.</text:p>
            <text:p text:style-name="P352">C<text:span text:style-name="T365">lavos</text:span> étiam áttulit fílio, quibus sanctíssimum Jesu Christi corpus fixum fúerat. Quo ex témpore Constantínus legem sancívit, ne crux ad supplícium cuíquam adhiberétur: ita res, quæ ántea homínibus probro ac ludíbrio fúerat, veneratióni et glóriæ esse cœpit.</text:p>
            <text:p text:style-name="P238"/>
          </table:table-cell>
          <table:table-cell table:style-name="Tabulka1.A1" office:value-type="string">
            <text:p text:style-name="P60"/>
            <text:p text:style-name="P313"><text:span text:style-name="T365">Hřeby</text:span>, jimiž bylo přibito nejsvětější tělo Ježíše Krista, také přinesla synovi. Od té doby Konstantin zákonem vyhlásil, že kříž již nikdy nesmí <text:span text:style-name="T749">být </text:span>použ<text:span text:style-name="T749">i</text:span>t jako nástroj trestu, takže věc, která předtím byla lidem k pokoření a posměchu, začala býti nástrojem úcty a slávy. </text:p>
          </table:table-cell>
        </table:table-row>
        <table:table-row table:style-name="Tabulka1.1">
          <table:table-cell table:style-name="Tabulka1.A1" office:value-type="string">
            <text:p text:style-name="P191">In III. Nocturno</text:p>
            <text:p text:style-name="P61"><text:span text:style-name="T114">Léctio sancti Evangélii </text:span><text:span text:style-name="T115">secúndum </text:span><text:span text:style-name="T116">Joánnem</text:span><text:span text:style-name="T114">.</text:span><text:span text:style-name="T37"> </text:span></text:p>
            <text:p text:style-name="P61"><text:span text:style-name="T37">Lectio ix. Cap. </text:span><text:span text:style-name="T40">3</text:span><text:span text:style-name="T37">.</text:span></text:p>
            <text:p text:style-name="P353"><text:span text:style-name="T365">In</text:span> illo témpore: Erat homo ex Pharisæis, Nicodémus nómine, princeps Judæórum. Hic venit ad Jesum nocte, et dixit ei: Rabbi, scimus quia a Deo venisti magister. Et réliqua.</text:p>
            <text:p text:style-name="P160"/>
            <text:p text:style-name="P61"><text:span text:style-name="T144">Homil</text:span><text:span text:style-name="T145">í</text:span><text:span text:style-name="T144">a sancti </text:span><text:span text:style-name="T114">Augustíni Epíscopi.</text:span></text:p>
            <text:p text:style-name="P77"><text:soft-page-break/>Tract. 11. in Joannem post initium.</text:p>
            <text:p text:style-name="P354">N<text:span text:style-name="T365">icodémus</text:span> ex his erat, qui credíderant in nómine Jesu, vidéntes signa et prodígia, quæ faciébat. Supérius enim hoc dixit: Cum autem esset Jerosólymis in Pascha in die festo, multi credidérunt in nómine eius. Quare credidérunt in nómine ejus? Séquitur, et dicit: Vidéntes signa ejus quæ faciébat. Et de Nicodémo quid dicit? Erat princeps Judæórum, nómine Nicodémus. Hic venit ad eum nocte, et ait illi: Rabbi, scimus quia a Deo venísti magíster.</text:p>
            <text:p text:style-name="P160"/>
          </table:table-cell>
          <table:table-cell table:style-name="Tabulka1.A1" office:value-type="string">
            <text:p text:style-name="P60"/>
            <text:p text:style-name="P60"/>
            <text:p text:style-name="P60"/>
            <text:p text:style-name="P316"><text:span text:style-name="T371">Za</text:span><text:span text:style-name="T134"> onoho času, </text:span><text:span text:style-name="T138">byl </text:span><text:span text:style-name="T143">jednou </text:span><text:span text:style-name="T138">jeden člověk z </text:span><text:span text:style-name="T139">F</text:span><text:span text:style-name="T138">ari</text:span><text:span text:style-name="T139">s</text:span><text:span text:style-name="T138">eů jménem Nikodém, člen židovské velerady. Ten přišel v noci k Ježíšovi a řekl mu: „Mistře, víme, že jsi od Boha přišel jako učitel</text:span><text:span text:style-name="T318">.“</text:span><text:span text:style-name="T136"> </text:span><text:span text:style-name="T134">A ostatní.</text:span></text:p>
            <text:p text:style-name="P60"/>
            <text:p text:style-name="P60"/>
            <text:p text:style-name="P60"><text:soft-page-break/></text:p>
            <text:p text:style-name="P370"><text:span text:style-name="T458">Nikodém</text:span><text:span text:style-name="T709"> byl jedním z těch</text:span><text:span text:style-name="T710">, </text:span><text:span text:style-name="T709">kteří uvěřili ve jméno Ježíšovo, když </text:span><text:span text:style-name="T713">u</text:span><text:span text:style-name="T709">viděl</text:span><text:span text:style-name="T713">i</text:span><text:span text:style-name="T709"> znamení a zázraky, které činil. Výše se totiž praví: „Když pak byl v Jerusal</text:span><text:span text:style-name="T714">é</text:span><text:span text:style-name="T709">mě o slavnosti Velikonoc, mnozí uvěřili v jeho jméno</text:span><text:span text:style-name="T347">.“</text:span><text:span text:style-name="T709"> Proč uvě</text:span><text:span text:style-name="T711">ř</text:span><text:span text:style-name="T709">ili v jeho jméno? T</text:span><text:span text:style-name="T711">o </text:span><text:span text:style-name="T709">se praví </text:span><text:span text:style-name="T711">hned </text:span><text:span text:style-name="T709">z</text:span><text:span text:style-name="T711">a tím</text:span><text:span text:style-name="T709">: „když viděli jeho znamení, která činil</text:span><text:span text:style-name="T347">.“</text:span><text:span text:style-name="T709"> A co se říká o Nikodémovi? „Byl jeden člen židovské velerady jménem Nikodém. Ten přišel v noci k Ježíšovi a řekl mu: ,Mistře, víme, že jsi přišel od Boha jako učitel</text:span><text:span text:style-name="T347">.‘“</text:span><text:span text:style-name="T709"> </text:span></text:p>
          </table:table-cell>
        </table:table-row>
        <table:table-row table:style-name="Tabulka1.1">
          <table:table-cell table:style-name="Tabulka1.A1" office:value-type="string">
            <text:p text:style-name="P107">Lectio x.</text:p>
            <text:p text:style-name="P355">E<text:span text:style-name="T365">t</text:span> iste ergo credíderat in nómine ejus. Et ipse unde credíderat? Séquitur: Nemo enim potest hæc signa fácere, quæ tu facis, nisi fúerit Deus cum eo. Si ergo Nicodémus de illis multis erat, qui credíderant in nómine ejus, <text:span text:style-name="T733">j</text:span>am in isto Nicodémo attendámus, quare Jesus non se credébat eis.</text:p>
            <text:p text:style-name="P160"/>
          </table:table-cell>
          <table:table-cell table:style-name="Tabulka1.A1" office:value-type="string">
            <text:p text:style-name="P314"/>
            <text:p text:style-name="P364"><text:span text:style-name="T715">A on uvěřil v jeho jméno. A proč </text:span><text:span text:style-name="T716">právě </text:span><text:span text:style-name="T715">N</text:span><text:span text:style-name="T717">ikodém</text:span><text:span text:style-name="T715"> uvěřil? T</text:span><text:span text:style-name="T717">o říká hned dále</text:span><text:span text:style-name="T715">: „N</text:span><text:span text:style-name="T717">eboť n</text:span><text:span text:style-name="T715">ikdo nemůže činiti tyto zázraky, které ty činíš, není-li s ním Bůh</text:span><text:span text:style-name="T348">.“</text:span><text:span text:style-name="T715"> Pokud tedy Nikodém byl </text:span><text:span text:style-name="T717">jedním </text:span><text:span text:style-name="T715">z těchto mnoh</text:span><text:span text:style-name="T717">ých</text:span><text:span text:style-name="T715">, kteří uvěřili v jeho jméno, již se </text:span><text:span text:style-name="T716">na</text:span><text:span text:style-name="T715"> tomto Nikodémovi podívejme, proč se jim Ježíš sám nesvěřil. </text:span></text:p>
          </table:table-cell>
        </table:table-row>
        <table:table-row table:style-name="Tabulka1.1">
          <table:table-cell table:style-name="Tabulka1.A1" office:value-type="string">
            <text:p text:style-name="P107">Lectio xj.</text:p>
            <text:p text:style-name="P353">R<text:span text:style-name="T365">espóndit</text:span> Jesus, et dixit ei: Amen, amen dico tibi, nisi quis renátus fúerit dénuo, non potest vidére regnum Dei. Ipsis ergo se credit Jesus, qui nati fúerint denuo; Ecce illi credíderant in eum, et Jesus non se credébat eis. Tales sunt omnes catechúmeni: ipsi jam credunt in nómine Christi, sed Jesus non se credit eis.</text:p>
            <text:p text:style-name="P160"/>
          </table:table-cell>
          <table:table-cell table:style-name="Tabulka1.A1" office:value-type="string">
            <text:p text:style-name="P60"/>
            <text:p text:style-name="P364"><text:span text:style-name="T457">Odpověděl</text:span><text:span text:style-name="T705"> Ježíš a řekl mu: „Amen</text:span><text:span text:style-name="T706">, </text:span><text:span text:style-name="T705">amen</text:span><text:span text:style-name="T706"> pravím t</text:span><text:span text:style-name="T705">obě</text:span><text:span text:style-name="T706">: Nenarodí-li se kdo znova, nemůže </text:span><text:span text:style-name="T707">spatřit</text:span><text:span text:style-name="T706"> království Boží</text:span><text:span text:style-name="T346">.“</text:span><text:span text:style-name="T706"> </text:span><text:span text:style-name="T708">Ježíš se tedy svěří jen těm, k</text:span><text:span text:style-name="T712">teří</text:span><text:span text:style-name="T708"> se narodí znova. Hle, oni v něj tedy uvěřili, ale Ježíš se jim nesvěřil. Takoví jsou všichni katechumeni: oni již uvěřili v Kristovo jméno, ale Ježíš se jim </text:span><text:span text:style-name="T707">ještě </text:span><text:span text:style-name="T708">nesvěřil. </text:span></text:p>
          </table:table-cell>
        </table:table-row>
        <table:table-row table:style-name="Tabulka1.1">
          <table:table-cell table:style-name="Tabulka1.A1" office:value-type="string">
            <text:p text:style-name="P107">Lectio xij.</text:p>
            <text:p text:style-name="P364"><text:span text:style-name="T133">I</text:span><text:span text:style-name="T376">nténdat</text:span><text:span text:style-name="T133"> et intélligat cháritas vestra. Si dixérimus catechúmeno: Credis in Christum? Respóndét, Credo, et signat se cruce Christi: portat in fronte, et non erubéscit de cruce Dómini sui. Ecce credit in nómine ejus. Interrogémus eum: Mandúcas carnem Fílii hóminis, et bibis sánguinem Filii hóminis? Nescit quid dícimus, quia Jesus non se crédidit ei.</text:span></text:p>
            <text:p text:style-name="P160"/>
          </table:table-cell>
          <table:table-cell table:style-name="Tabulka1.A1" office:value-type="string">
            <text:p text:style-name="P60"/>
            <text:p text:style-name="P315"><text:span text:style-name="T365">Po</text:span><text:span text:style-name="T386">hleďte</text:span><text:span text:style-name="T471"> tedy a pochopte. Pokud katechumenovi řekneme „Věříš v Krista?</text:span><text:span text:style-name="T328">“,</text:span><text:span text:style-name="T471"> odpoví: „Věřím“ a označí se znamením Kristova kříže. Nese je hrdě na čele a nestydí se za kříž svého Pána. Hle, uvěřil v jeho jméno. Zeptejme se jej však: „Jíš tělo Syna člověka a piješ krev Syna člověka?“ Neví, o čem mluvíme, neboť Ježíš se mu ještě nesvěřil.</text:span></text:p>
          </table:table-cell>
        </table:table-row>
        <table:table-row table:style-name="Tabulka1.1">
          <table:table-cell table:style-name="Tabulka1.A1" table:number-columns-spanned="2" office:value-type="string">
            <text:p text:style-name="P42"><text:span text:style-name="T48">DIE</text:span><text:span text:style-name="T42"> I</text:span><text:span text:style-name="T49">V</text:span><text:span text:style-name="T42">. </text:span><text:span text:style-name="T50">M</text:span><text:span text:style-name="T48">A</text:span><text:span text:style-name="T50">J</text:span><text:span text:style-name="T48">I.</text:span></text:p>
            <text:p text:style-name="P127"><text:span text:style-name="T42">I</text:span><text:span text:style-name="T98">n</text:span><text:span text:style-name="T42"> F</text:span><text:span text:style-name="T98">esto</text:span><text:span text:style-name="T42"> S. </text:span><text:span text:style-name="T49">F</text:span><text:span text:style-name="T148">loriani</text:span><text:span text:style-name="T146">.</text:span></text:p>
            <text:p text:style-name="P78">Martyris.</text:p>
            <text:p text:style-name="P74"><text:span text:style-name="T107">in </text:span><text:span text:style-name="T472">B</text:span><text:span text:style-name="T107">ohemia et </text:span><text:span text:style-name="T472">L</text:span><text:span text:style-name="T107">usatia:</text:span><text:span text:style-name="T108"> M</text:span><text:span text:style-name="T109">M</text:span><text:span text:style-name="T108">. </text:span><text:span text:style-name="T109">m</text:span><text:span text:style-name="T110">in</text:span><text:span text:style-name="T109">.</text:span></text:p>
          </table:table-cell>
          <table:covered-table-cell/>
        </table:table-row>
        <table:table-row table:style-name="Tabulka1.1">
          <table:table-cell table:style-name="Tabulka1.A1" office:value-type="string">
            <text:p text:style-name="P179">In I. Nocturno</text:p>
            <text:p text:style-name="P171">De libro Sapiéntiæ.</text:p>
            <text:p text:style-name="P97">Lectio j. <text:span text:style-name="T354">Cap. 5.</text:span></text:p>
            <text:p text:style-name="P232"><text:soft-page-break/>S<text:span text:style-name="T365">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32"/>
          </table:table-cell>
          <table:table-cell table:style-name="Tabulka1.A1" office:value-type="string">
            <text:p text:style-name="P19"/>
            <text:p text:style-name="P19"/>
            <text:p text:style-name="P19"/>
            <text:p text:style-name="P380"><text:soft-page-break/><text:span text:style-name="T430">Spravedliv</text:span><text:span text:style-name="T436">í</text:span><text:span text:style-name="T574"> tehdy s velkou neohrožeností předstoupí před ty, </text:span><text:span text:style-name="T589">kteří</text:span><text:span text:style-name="T574"> </text:span><text:span text:style-name="T589">je</text:span><text:span text:style-name="T574"> sužovali a pohrdali je</text:span><text:span text:style-name="T589">jich</text:span><text:span text:style-name="T574"> úsilím. </text:span><text:span text:style-name="T590">Ti p</text:span><text:span text:style-name="T574">ři pohledu na ně budou zachváceni hrozným strachem a užasnou nad je</text:span><text:span text:style-name="T589">jich</text:span><text:span text:style-name="T574"> nečekanou spásou. </text:span><text:span text:style-name="T589">S </text:span><text:span text:style-name="T574">úzkostným povzdechem si pro sebe kajícně řeknou: „To j</text:span><text:span text:style-name="T589">sou</text:span><text:span text:style-name="T574"> t</text:span><text:span text:style-name="T589">i</text:span><text:span text:style-name="T574">, k</text:span><text:span text:style-name="T589">teří</text:span><text:span text:style-name="T574"> nám byl</text:span><text:span text:style-name="T589">i</text:span><text:span text:style-name="T574"> kdysi k smíchu jako příklad potupy, nám pošetilým! Je</text:span><text:span text:style-name="T589">jich</text:span><text:span text:style-name="T574"> život jsme považovali za nesmyslný a je</text:span><text:span text:style-name="T589">jich</text:span><text:span text:style-name="T574"> konec za bezectný.</text:span></text:p>
          </table:table-cell>
        </table:table-row>
        <table:table-row table:style-name="Tabulka1.1">
          <table:table-cell table:style-name="Tabulka1.A1" office:value-type="string">
            <text:p text:style-name="P97">Lectio ij. </text:p>
            <text:p text:style-name="P321">E<text:span text:style-name="T365">cce</text:span> quóm<text:span text:style-name="T481">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1"/>
          </table:table-cell>
          <table:table-cell table:style-name="Tabulka1.A1" office:value-type="string">
            <text:p text:style-name="P35"/>
            <text:p text:style-name="P260"><text:span text:style-name="T390">Hle</text:span><text:span text:style-name="T481">, j</text:span>ak to, že j<text:span text:style-name="T481">sou</text:span> připočten<text:span text:style-name="T481">i</text:span> k Božím synům a že je<text:span text:style-name="T481">jich</text:span> úděl je mezi svatými? Zbloudili jsme <text:span text:style-name="T481">tedy </text:span>z cesty pravdy, světlo spravedlnosti nám nezasvítilo, <text:span text:style-name="T481">S</text:span>lunce <text:span text:style-name="T481">porozumění </text:span>nám nevzešlo. Naplno jsme se vydali po stezkách nepravosti a záhuby, neschůdnými pustinami jsme se plahočili, cestu Hospodinovu <text:span text:style-name="T481">jsme však </text:span>nepoznali. <text:span text:style-name="T481">Takové věci budou v pekle říkat ti, kteří zhřešili.</text:span></text:p>
          </table:table-cell>
        </table:table-row>
        <table:table-row table:style-name="Tabulka1.1">
          <table:table-cell table:style-name="Tabulka1.A1" office:value-type="string">
            <text:p text:style-name="P97">Lectio iij.</text:p>
            <text:p text:style-name="P321">J<text:span text:style-name="T365">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61"><text:span text:style-name="T365">Spravedliví</text:span> však žijí navěky; jejich odměna je u Hospodina, Nejvyšší o ně pečuje. Obdrží slavné království a krásnou čelenku z ruky Hospodinovy, neboť <text:span text:style-name="T718">svou </text:span>pravicí je přikryje a svou <text:span text:style-name="T482">svatou </text:span>paží je ochrání. <text:s/></text:p>
          </table:table-cell>
        </table:table-row>
        <table:table-row table:style-name="Tabulka1.1">
          <table:table-cell table:style-name="Tabulka1.A1" office:value-type="string">
            <text:p text:style-name="P97">Lectio i<text:span text:style-name="T462">v</text:span>. </text:p>
            <text:p text:style-name="P321"><text:span text:style-name="T365">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64"><text:span text:style-name="T365">Vezme</text:span> si jako zbroj své rozhorlení a vyzbrojí stvoření k odvetě proti nepřátelům. Oděje se spravedlností jako pancířem a jako přilbu si nasadí neúplatný soud. Jako neprorazitelný štít si vezme <text:span text:style-name="T483">spravedlnost</text:span>. Naostří přísný hněv jako <text:span text:style-name="T483">kopí</text:span>, a <text:span text:style-name="T483">celý </text:span>svět s ním půjde do boje proti pobloudilcům. <text:span text:style-name="T483">(</text:span><text:span text:style-name="T484">~</text:span><text:span text:style-name="T169">ČEP)</text:span></text:p>
          </table:table-cell>
        </table:table-row>
        <table:table-row table:style-name="Tabulka1.1">
          <table:table-cell table:style-name="Tabulka1.A1" office:value-type="string">
            <text:p text:style-name="P192">In II. Nocturno</text:p>
            <text:p text:style-name="P108">Lectio v.</text:p>
            <text:p text:style-name="P298">S<text:span text:style-name="T365">æviénte</text:span> Diocletiáni et Maximiáni Imperatórum in Christianórum sánguinem persecutióne, cum Aquilínus Nórici Repénsis Præses in eósdem Christi cultóres acérrime animadvérteret, et ad quadragínta nómine vinctos maléque tractátos in cárcerem conjecísset, Floriánus iísdem Religióne et milítiæ societáte hæc Lauréaci fíeri audívit.</text:p>
            <text:p text:style-name="P298"/>
          </table:table-cell>
          <table:table-cell table:style-name="Tabulka1.A1" office:value-type="string">
            <text:p text:style-name="P16"/>
            <text:p text:style-name="P16"/>
            <text:p text:style-name="P371"><text:span text:style-name="T395">Když</text:span><text:span text:style-name="T333"> zuřilo pronásledování křesťanské krve za </text:span><text:span text:style-name="T334">C</text:span><text:span text:style-name="T333">ísařů Diokleciána a Maximiána, </text:span><text:span text:style-name="T341">a </text:span><text:span text:style-name="T333">když Aquilinus, </text:span><text:span text:style-name="T335">místodržící</text:span><text:span text:style-name="T333"> v Pobřežním Noricu (</text:span><text:span text:style-name="T342">dnešní Rakousko</text:span><text:span text:style-name="T333">) krutě obrátil svou pozornost k těm, k</text:span><text:span text:style-name="T334">teří</text:span><text:span text:style-name="T333"> uctívali Krista, </text:span><text:span text:style-name="T336">a kolem čtyřiceti jich nechal spoutat, špatně s nimi zacházel, a uvrhl </text:span><text:span text:style-name="T341">je </text:span><text:span text:style-name="T336">do žaláře. Doslechl se o tom Florián, který s nimi sdílel Náboženství i službu v armádě, </text:span><text:span text:style-name="T341">právě </text:span><text:span text:style-name="T336">když byl v</text:span><text:span text:style-name="T341">e</text:span><text:span text:style-name="T336"> městě Lorch.</text:span></text:p>
          </table:table-cell>
        </table:table-row>
        <table:table-row table:style-name="Tabulka1.1">
          <table:table-cell table:style-name="Tabulka1.A1" office:value-type="string">
            <text:p text:style-name="P94">Lectio vj.</text:p>
            <text:p text:style-name="P329">H<text:span text:style-name="T365">ic </text:span>sancto f<text:span text:style-name="T750">í</text:span>dei ardóre incénsus, ac sánguinem pro Christo profúndere cúpiens eódem ádvolat sicque ad excellentióris milítiæ corónam glorióso certámine conténdit. Videns ergo Christiános ad <text:soft-page-break/>idolórum Sacrifícia perquíri, nihil truculentórum fídei hóstium immanitátem véritus, in médium se ultro profert, liberéque exclámat.</text:p>
            <text:p text:style-name="P198"/>
          </table:table-cell>
          <table:table-cell table:style-name="Tabulka1.A1" office:value-type="string">
            <text:p text:style-name="P16"/>
            <text:p text:style-name="P268"><text:span text:style-name="T365">Florián</text:span> zaplál svatým plamenem víry a v touze prolít krev pro Krista tam rychle přišel, a tak se o korunu výtečnější všech vojenských poct ve slavném boji ucházel. Když viděl, jak nutili <text:span text:style-name="T733">K</text:span>řesťany <text:soft-page-break/>přinášet oběti modlám, nic se nebál zloby lítých nepřátel víry, přišel doprostřed všech a svobodně provolal:</text:p>
          </table:table-cell>
        </table:table-row>
        <table:table-row table:style-name="Tabulka1.1">
          <table:table-cell table:style-name="Tabulka1.A1" office:value-type="string">
            <text:p text:style-name="P94">Lectio vij.</text:p>
            <text:p text:style-name="P332">Q<text:span text:style-name="T365">uem</text:span> álium, ínquiens, quæritis? ecce ego Christiánus sum: ite, nuntiáte Præsidi, me hic adésse. Re ad Præsidem deláta, Floriánus vinctus addúcitur, <text:span text:style-name="T473">ac</text:span> de confessióne sua interrogátus, eum in eádem et inánium Deórum detestatióne firmíssime persísteret, fústibus dire cæditur, ferróque scápulæ ejus crudelíssime sauciántur, et confringúntur.</text:p>
            <text:p text:style-name="P4"/>
          </table:table-cell>
          <table:table-cell table:style-name="Tabulka1.A1" office:value-type="string">
            <text:p text:style-name="P16"/>
            <text:p text:style-name="P365"><text:span text:style-name="T437">Koho</text:span><text:span text:style-name="T591"> ještě jiného</text:span><text:span text:style-name="T337">,“</text:span><text:span text:style-name="T592"> </text:span><text:span text:style-name="T591">pravil, „hledáte? Hle, já jsem Křesťan. Jděte a řekněte Místodržícímu, že jsem zde</text:span><text:span text:style-name="T337">.“</text:span><text:span text:style-name="T591"> Když se to doneslo Místodržícímu, Florián byl v poutech přiveden a vyslýchán ohledně svého vyznání. Když </text:span><text:span text:style-name="T593">pře</text:span><text:span text:style-name="T591">pevně vytrval v pohrdání neživými bohy, nejdříve jej krutě zbili holemi, </text:span><text:span text:style-name="T637">pak jeho</text:span><text:span text:style-name="T591"> záda přeukrutně zranili mečem a polámali. </text:span></text:p>
          </table:table-cell>
        </table:table-row>
        <table:table-row table:style-name="Tabulka1.1">
          <table:table-cell table:style-name="Tabulka1.A1" office:value-type="string">
            <text:p text:style-name="P94">Lectio viij.</text:p>
            <text:p text:style-name="P329">T<text:span text:style-name="T365">andem</text:span> invíctus Christi Athléta, váriis tormentórum genéribus superátis, ob inconcússam <text:span text:style-name="T134">f</text:span><text:span text:style-name="T140">í</text:span><text:span text:style-name="T134">dei</text:span> constántiam últimam mortis lætus éxcipit senténtiam. Ligáto ígitur ad collum ejus saxo e ponte in Anísum flúvium dejícitur. Non défuit Divina últio. Nam óculi ejus, qui injéctis violénter mánibus Mártyrem præcipitávit, mox crepuérunt.</text:p>
            <text:p text:style-name="P198"/>
          </table:table-cell>
          <table:table-cell table:style-name="Tabulka1.A1" office:value-type="string">
            <text:p text:style-name="P16"/>
            <text:p text:style-name="P269"><text:span text:style-name="T387">Když</text:span><text:span text:style-name="T474"> neporažený bojovník Kristův přestál různé druhy mučení, pro svou neotřesitelnou stálost ve víře radostně přijal konečný rozsudek smrti. Přivázali mu na krk </text:span><text:span text:style-name="T168">mlýnský </text:span><text:span text:style-name="T474">kámen a svrhli jej z mostu do řeky Enns. Boží pomsta však na sebe nenechala dlouho čekat. Neboť oči toho, který Mučedníka </text:span><text:span text:style-name="T750">vlastní</text:span><text:span text:style-name="T474">ma rukama zuřivě do vody svrhl, zanedlouho praskly.</text:span></text:p>
          </table:table-cell>
        </table:table-row>
        <table:table-row table:style-name="Tabulka1.1">
          <table:table-cell table:style-name="Tabulka1.A1" office:value-type="string">
            <text:p text:style-name="P196">In III. Nocturno</text:p>
            <text:p text:style-name="P45"><text:span text:style-name="T122">Léctio sancti Evangélii </text:span><text:span text:style-name="T123">secúndum </text:span><text:span text:style-name="T124">Joánnem</text:span><text:span text:style-name="T122">.</text:span><text:span text:style-name="T23"> </text:span></text:p>
            <text:p text:style-name="P45"><text:span text:style-name="T23">Lectio ix. Cap. </text:span><text:span text:style-name="T24">1</text:span><text:span text:style-name="T25">5</text:span><text:span text:style-name="T23">.</text:span></text:p>
            <text:p text:style-name="P347">I<text:span text:style-name="T365">n</text:span> illo témpore: Dixit Jesus discípulis suis: Ego sum vitis vera: et Pater meus agrícola est. Et réliqua.</text:p>
            <text:p text:style-name="P152"/>
            <text:p text:style-name="P46"><text:span text:style-name="T252">Homilía sancti Augustíni Epíscopi</text:span><text:span text:style-name="T122">.</text:span></text:p>
            <text:p text:style-name="P117">Tract. 80. in Joannem.</text:p>
            <text:p text:style-name="P342">I<text:span text:style-name="T365">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152"/>
          </table:table-cell>
          <table:table-cell table:style-name="Tabulka1.A1" office:value-type="string">
            <text:p text:style-name="P34"/>
            <text:p text:style-name="P34"/>
            <text:p text:style-name="P34"/>
            <text:p text:style-name="P307"><text:span text:style-name="T380">Za</text:span><text:span text:style-name="T217"> onoho času ř</text:span><text:span text:style-name="T228">ekl Ježíš </text:span><text:span text:style-name="T229">svým učedníkům</text:span><text:span text:style-name="T228">: „</text:span><text:span text:style-name="T229">Já jsem pravý vinný </text:span><text:span text:style-name="T230">kmen</text:span><text:span text:style-name="T229"> a můj Otec je vinař</text:span><text:span text:style-name="T311">.“</text:span><text:span text:style-name="T231"> </text:span><text:span text:style-name="T217">A ostatní.</text:span></text:p>
            <text:p text:style-name="P34"/>
            <text:p text:style-name="P34"/>
            <text:p text:style-name="P34"/>
            <text:p text:style-name="P378"><text:span text:style-name="T433">Bratři,</text:span><text:span text:style-name="T579"> </text:span><text:span text:style-name="T582">toto </text:span><text:span text:style-name="T579">místo v Evangeliu, </text:span><text:span text:style-name="T636">na</text:span><text:span text:style-name="T579"> </text:span><text:span text:style-name="T636">němž</text:span><text:span text:style-name="T579"> se Pán nazývá vinným kmenem a své učedníky</text:span><text:span text:style-name="T580"> </text:span><text:span text:style-name="T581">ratolestmi, zní takto proto, že Ježíš Kristus, prostředník Boží a člověk všech lidí, je hlavou Církve, my jsme pak jeho údy. Vinný kmen i ratolesti jsou totiž stejné podstaty. Proto tedy, když </text:span><text:span text:style-name="T630">on </text:span><text:span text:style-name="T581">byl Bohem a my této podstaty nejsme, stal se člověkem, aby se v něm lidská přirozenost stala vinným kmenem, jehož my se p</text:span><text:span text:style-name="T636">ak</text:span><text:span text:style-name="T581"> můžeme stát ratolestmi. </text:span></text:p>
          </table:table-cell>
        </table:table-row>
        <table:table-row table:style-name="Tabulka1.1">
          <table:table-cell table:style-name="Tabulka1.A1" office:value-type="string">
            <text:p text:style-name="P111">Lectio x.</text:p>
            <text:p text:style-name="P343">Q<text:span text:style-name="T365">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152"/>
          </table:table-cell>
          <table:table-cell table:style-name="Tabulka1.A1" office:value-type="string">
            <text:p text:style-name="P396"/>
            <text:p text:style-name="P288"><text:span text:style-name="T379">Co</text:span><text:span text:style-name="T255"> má tedy znamenat </text:span><text:span text:style-name="T256">věta</text:span><text:span text:style-name="T255">: „Já jsem pravý vinný kmen“? Ř</text:span><text:span text:style-name="T256">ekl ji snad</text:span><text:span text:style-name="T255"> Pán </text:span><text:span text:style-name="T256">proto, aby mohl </text:span><text:span text:style-name="T255">dodat slovo „pravý“ </text:span><text:span text:style-name="T256">k vinnému kmeni</text:span><text:span text:style-name="T255">, aby tak bylo jasné, od čeho se odvíjí ta podobnost? </text:span><text:span text:style-name="T257">V</text:span><text:span text:style-name="T255">inným kmenem </text:span><text:span text:style-name="T257">j</text:span><text:span text:style-name="T255">e totiž nazván </text:span><text:span text:style-name="T257">pro svou</text:span><text:span text:style-name="T255"> podobnost, ne </text:span><text:span text:style-name="T257">pro takové </text:span><text:span text:style-name="T255">vlastnosti. Podobně je nazýván beránkem, lvem, skálou, úhelným kamenem a dalšími podobnými názvy, ze kterých jsou pravdivé spíše ty, z nichž se odvozují </text:span><text:span text:style-name="T256">různé</text:span><text:span text:style-name="T255"> podobnosti, než vlastnosti.</text:span></text:p>
          </table:table-cell>
        </table:table-row>
        <text:soft-page-break/>
        <table:table-row table:style-name="Tabulka1.1">
          <table:table-cell table:style-name="Tabulka1.A1" office:value-type="string">
            <text:p text:style-name="P111">Lectio xj.</text:p>
            <text:p text:style-name="P348">S<text:span text:style-name="T365">ed</text:span> cum <text:span text:style-name="T286">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152"/>
          </table:table-cell>
          <table:table-cell table:style-name="Tabulka1.A1" office:value-type="string">
            <text:p text:style-name="P34"/>
            <text:p text:style-name="P267"><text:span text:style-name="T365">A</text:span><text:span text:style-name="T378">však</text:span><text:span text:style-name="T287"> když říká: „Já jsem pravý vinný kmen</text:span><text:span text:style-name="T322">,“</text:span><text:span text:style-name="T287"> odlišuje se jistě od toho, o němž je psáno: „Jak ses obrátila v hořkost, vinice cizí?“ Neboť jak by mohl být tím pravým vinným kořenem, o kterém očekáváme, že bude rodit hrozny, kdyby rodil bodláčí? „Já jsem</text:span><text:span text:style-name="T322">,“</text:span><text:span text:style-name="T287"> praví, „pravý vinný kmen. A můj Otec je vinař</text:span><text:span text:style-name="T322">.“</text:span><text:span text:style-name="T287"> Jsou ale snad jedno vinař a réva? </text:span></text:p>
          </table:table-cell>
        </table:table-row>
        <table:table-row table:style-name="Tabulka1.1">
          <table:table-cell table:style-name="Tabulka1.A1" office:value-type="string">
            <text:p text:style-name="P111">Lectio xij.</text:p>
            <text:p text:style-name="P346"><text:span text:style-name="T286">S</text:span><text:span text:style-name="T377">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152"/>
          </table:table-cell>
          <table:table-cell table:style-name="Tabulka1.A1" office:value-type="string">
            <text:p text:style-name="P34"/>
            <text:p text:style-name="P387"><text:span text:style-name="T456">Kristus</text:span><text:span text:style-name="T675"> je tedy vinný kmen podle toho, že řekl: „Otec je větší než já</text:span><text:span text:style-name="T330">.“</text:span><text:span text:style-name="T675"> Podle toho, že řekl: „Já a Otec jedno jsme“</text:span><text:span text:style-name="T676"> </text:span><text:span text:style-name="T675">a „on je vinař</text:span><text:span text:style-name="T330">,“</text:span><text:span text:style-name="T675"> však není takový, jací jsou ti vinaři, kteří se z vnějšku starají a pracují na vinici, nýbrž takový, který zevnitř dává révě vzrůst. Neboť </text:span><text:span text:style-name="T701">nezáleží na tom</text:span><text:span text:style-name="T675">, k</text:span><text:span text:style-name="T701">do</text:span><text:span text:style-name="T675"> sází a</text:span><text:span text:style-name="T701">ni kdo</text:span><text:span text:style-name="T675"> zalévá, ale </text:span><text:span text:style-name="T701">na </text:span><text:span text:style-name="T675">t</text:span><text:span text:style-name="T701">om</text:span><text:span text:style-name="T675">, </text:span><text:span text:style-name="T701">kdo</text:span><text:span text:style-name="T675"> dává vzrůst, </text:span><text:span text:style-name="T701">tedy na Bohu</text:span><text:span text:style-name="T675">. Avšak Bůh je zajisté Kristus, neboť Bůh byl to Slovo. A proto on i Otec jedno jsou, že když Slovo se stalo tělem, </text:span><text:span text:style-name="T654">stal se Bůh tím, </text:span><text:span text:style-name="T675">čím předtím nebyl, a</text:span><text:span text:style-name="T701">však</text:span><text:span text:style-name="T675"> nepřestal být tím, čím předtím byl. </text:span></text:p>
          </table:table-cell>
        </table:table-row>
        <table:table-row table:style-name="Tabulka1.1">
          <table:table-cell table:style-name="Tabulka1.A1" table:number-columns-spanned="2" office:value-type="string">
            <text:p text:style-name="P88">DIE <text:span text:style-name="T486">V</text:span>. <text:span text:style-name="T489">MAJI</text:span>.</text:p>
            <text:p text:style-name="P128"><text:span text:style-name="T55">I</text:span><text:span text:style-name="T150">n </text:span><text:span text:style-name="T55">F</text:span><text:span text:style-name="T150">esto </text:span><text:span text:style-name="T55">S. </text:span><text:span text:style-name="T56">S</text:span><text:span text:style-name="T301">ace</text:span><text:span text:style-name="T300">r</text:span><text:span text:style-name="T301">dot</text:span><text:span text:style-name="T300">i</text:span><text:span text:style-name="T301">s</text:span><text:span text:style-name="T300">,</text:span></text:p>
            <text:p text:style-name="P87">Episcopi <text:span text:style-name="T489">et </text:span>Confessoris.</text:p>
            <text:p text:style-name="P54"><text:span text:style-name="T29">i</text:span><text:span text:style-name="T28">i</text:span><text:span text:style-name="T30">j</text:span><text:span text:style-name="T28">. Lect. et M.</text:span></text:p>
          </table:table-cell>
          <table:covered-table-cell/>
        </table:table-row>
        <table:table-row table:style-name="Tabulka1.1">
          <table:table-cell table:style-name="Tabulka1.A1" office:value-type="string">
            <text:p text:style-name="P181">In I. Nocturno</text:p>
            <text:p text:style-name="P173">De Epístola prima beáti Pauli Apóstoli </text:p>
            <text:p text:style-name="P173">ad Timótheum.</text:p>
            <text:p text:style-name="P99">Lectio j. <text:span text:style-name="T487">Cap. 3.</text:span></text:p>
            <text:p text:style-name="P234">F<text:span text:style-name="T365">idélis</text:span> sermo: Si quis Episcopátum desíderat, bonum opus des<text:span text:style-name="T719">í</text:span>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34"/>
          </table:table-cell>
          <table:table-cell table:style-name="Tabulka1.A1" office:value-type="string">
            <text:p text:style-name="P21"/>
            <text:p text:style-name="P21"/>
            <text:p text:style-name="P21"/>
            <text:p text:style-name="P21"/>
            <text:p text:style-name="P270"><text:span text:style-name="T365">Věrohodné</text:span> je to<text:span text:style-name="T488">to</text:span> slovo: Kdo chce být<text:span text:style-name="T488">i</text:span> <text:span text:style-name="T488">B</text:span>iskupem, touží po krásném úkolu. Nuže, <text:span text:style-name="T488">B</text:span>iskup má být bezúhonný, jen <text:span text:style-name="T488">s </text:span>jednou <text:span text:style-name="T488">manželkou </text:span>ženatý, střídmý, rozvážný, řádný, pohostinný, schopný učit, ne pijan, ne rváč, nýbrž vlídný, smířlivý, nezištný, ne svárlivý ani lakomý. Má dobře vést <text:span text:style-name="T488">svůj dům i</text:span> rodinu a mít děti poslušné a počestné.</text:p>
          </table:table-cell>
        </table:table-row>
        <table:table-row table:style-name="Tabulka1.1">
          <table:table-cell table:style-name="Tabulka1.A1" office:value-type="string">
            <text:p text:style-name="P99">Lectio ij.</text:p>
            <text:p text:style-name="P323"><text:span text:style-name="T365">Martínus</text:span> qui et Sacérdos appellátur, nóbilis Hispánus, Abbáti Blásio in monastério de Cántavos offértur a matre. Cisterciénsi indutus hábitu, et professióne facta post mortem Blásii, et monastérii in Hortam translatiónem, júvenis eléctus est in Abbátem. Factus vero post annos círciter vigínti Saguntínus Epíscopus, Clerum suum reformávit, Canonicos régulis astrínxit, Ecclésiæ suæ jura túitus est, captivórum liberatiónem non omíttens. </text:p>
            <text:p text:style-name="P203"/>
          </table:table-cell>
          <table:table-cell table:style-name="Tabulka1.A1" office:value-type="string">
            <text:p text:style-name="P37"/>
            <text:p text:style-name="P389"><text:span text:style-name="T438">Martin </text:span><text:span text:style-name="T500">Nuñez de </text:span><text:span text:style-name="T501">H</text:span><text:span text:style-name="T500">inojosa</text:span><text:span text:style-name="T594">, který byl nazýván také Kněz, byl vznešený Španěl. Jeho matka jej nabídla Opatu Blažejovi v klášteře Cantavos. Oblékl Cisterciácký hábit a po smrti Blažejově složil věčné sliby, nato přešel do kláštera Santa María de Huerta, kde byl jako mladík zvolen Opatem. Když se však asi po dvaceti letech stal Biskupem ve městě Sigüenza, provedl reformu svého Kléru, Kanovník</text:span><text:span text:style-name="T638">ům</text:span><text:span text:style-name="T594"> </text:span><text:span text:style-name="T638">ustanovil </text:span><text:span text:style-name="T594">pravidl</text:span><text:span text:style-name="T638">a</text:span><text:span text:style-name="T594">, uchránil práva své Církve, nezapomněl ani na osvobozování zajatců.</text:span></text:p>
          </table:table-cell>
        </table:table-row>
        <table:table-row table:style-name="Tabulka1.1">
          <table:table-cell table:style-name="Tabulka1.A1" office:value-type="string">
            <text:p text:style-name="P99">Lectio iij. </text:p>
            <text:p text:style-name="P323"><text:soft-page-break/><text:span text:style-name="T365">Post</text:span> annos septem in Pontificátu transáctos, de Papæ licéntia cessit, et Hortam rédiens, privátam ibi vitam, sed virtútum glória coruscántem duxit. Morbo dénique pressus, cum ex Ovísa in próprium monastérium deflécteret, in Cétoca óppido mórtuus est, corpúsque ejus Hortam reportátum quamplúrimis fulsit miráculis, ex quibus illud admirándum, et probátum, quod Angelus caput de córpore extráxerit, Saguntúmque Canónicis detúlerit, die quinta Maji, quo die festívitas ejus celebrátur. </text:p>
            <text:p text:style-name="P10"/>
          </table:table-cell>
          <table:table-cell table:style-name="Tabulka1.A1" office:value-type="string">
            <text:p text:style-name="P37"/>
            <text:p text:style-name="P273"><text:soft-page-break/><text:span text:style-name="T365">Když </text:span>uběhlo sedm let jeho Pontifikátu, s dovolením Papeže odešel a vrátil se do Santa María de Huerta, kde vedl život soukromý, avšak slávou ctností prozářený. Stihla jej pak choroba <text:span text:style-name="T505">a </text:span>když se vracel z <text:span text:style-name="T173">kláštera Santa María de </text:span><text:span text:style-name="T506">Ovíla do svého vlastního kláštera, ve městě Sotoca </text:span><text:span text:style-name="T173">de Tajo </text:span><text:span text:style-name="T506">zemřel. Jeho tělo bylo přeneseno do Santa María de Huerta a proslavilo se přemnoha zázraky, z nichž jeden obdivuhodný i potvrzený byl ten, že Anděl oddělil jeho hlavu od těla, a přinesl ji Kanovníkům diecéze Sigüenza, dne 5. května. Toho dne se také slaví jeho svátek.</text:span></text:p>
          </table:table-cell>
        </table:table-row>
        <table:table-row table:style-name="Tabulka1.1">
          <table:table-cell table:style-name="Tabulka1.A1" table:number-columns-spanned="2" office:value-type="string">
            <text:p text:style-name="P212"><text:span text:style-name="T2">DIE </text:span><text:span text:style-name="T14">VI</text:span><text:span text:style-name="T2">. </text:span><text:span text:style-name="T14">MAJI.</text:span></text:p>
            <text:p text:style-name="P218"><text:span text:style-name="T73">I</text:span><text:span text:style-name="T111">n</text:span><text:span text:style-name="T73"> F</text:span><text:span text:style-name="T111">esto</text:span><text:span text:style-name="T74"> </text:span><text:span text:style-name="T73">S. </text:span><text:span text:style-name="T75">J</text:span><text:span text:style-name="T309">oannis</text:span><text:span text:style-name="T490">.</text:span></text:p>
            <text:p text:style-name="P212"><text:span text:style-name="T34">ante Portam Latinam</text:span><text:span text:style-name="T32">.</text:span></text:p>
            <text:p text:style-name="P73">xij. Lect. et M.</text:p>
          </table:table-cell>
          <table:covered-table-cell/>
        </table:table-row>
        <table:table-row table:style-name="Tabulka1.1">
          <table:table-cell table:style-name="Tabulka1.A1" office:value-type="string">
            <text:p text:style-name="P182">In I. Nocturno</text:p>
            <text:p text:style-name="P172">Incipit liber Ezechiélis Prophétæ. </text:p>
            <text:p text:style-name="P98">Lectio j. <text:span text:style-name="T487">Cap. 1.</text:span></text:p>
            <text:p text:style-name="P233"><text:span text:style-name="T365">Et</text:span> factum est in trigésimo anno, in quarto, in quinta mensis, cum essem in médio captivórum juxta flúvium Chobar, apérti sunt coeli, et vidi visiónes Dei. In quinta mensis, ipse est annus quintus transmigratiónis regis Jóachin, factum est verbum Dómini ad Ezechiélem filium Busi sacerdótem in terra Chaldaeórum, secus flumen Chobar: et facta est super eum ibi manus Dómini. </text:p>
            <text:p text:style-name="P233"/>
          </table:table-cell>
          <table:table-cell table:style-name="Tabulka1.A1" office:value-type="string">
            <text:p text:style-name="P188"><text:s/></text:p>
            <text:p text:style-name="P20"/>
            <text:p text:style-name="P20"/>
            <text:p text:style-name="P271"><text:span text:style-name="T391">Tř</text:span><text:span text:style-name="T365">icátého</text:span> <text:span text:style-name="T491">l</text:span>éta, čtvrtého <text:span text:style-name="T159">měsíce</text:span>, pátého dne <text:span text:style-name="T159">toho</text:span> měsíce, když jsem byl mezi zajatci u řeky Chobar, otevřela se nebesa, a měl jsem vidění Boží. Pátého dne <text:span text:style-name="T159">toho</text:span> měsíce, byl to pátý rok zajetí krále Joachina, oslovil Hospodin Ezechiel<text:span text:style-name="T491">e</text:span>, syna Buziova, kněze v Chaldejsku u řeky Chobar, a spočinula t<text:span text:style-name="T491">am</text:span> na něm ruka Hospodinova. </text:p>
          </table:table-cell>
        </table:table-row>
        <table:table-row table:style-name="Tabulka1.1">
          <table:table-cell table:style-name="Tabulka1.A1" office:value-type="string">
            <text:p text:style-name="P98">Lectio ij.</text:p>
            <text:p text:style-name="P322"><text:span text:style-name="T365">Et</text:span> vidi, et ecce ventus túrbinis veniébat ab Aquilóne: et nubes magna, et ignis invólvens, et splendor in circúitu ejus: et de mé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ae quasi aspéctus æris candéntis. </text:p>
            <text:p text:style-name="P202"/>
          </table:table-cell>
          <table:table-cell table:style-name="Tabulka1.A1" office:value-type="string">
            <text:p text:style-name="P36"/>
            <text:p text:style-name="P388"><text:span text:style-name="T439">Viděl</text:span><text:span text:style-name="T595"> jsem, jak se přihnal bouřlivý vítr od severu, veliké mračno a šlehající oheň; okolo něho byla zář a uprostřed ohně jakýsi třpyt oslnivého vzácného kovu: </text:span><text:span text:style-name="T596">u</text:span><text:span text:style-name="T595">prostřed něho bylo cosi podobného čtyřem bytostem, které </text:span><text:span text:style-name="T596">vypadaly tak, že </text:span><text:span text:style-name="T595">se </text:span><text:span text:style-name="T596">s</text:span><text:span text:style-name="T597">vým způsobem</text:span><text:span text:style-name="T595"> podobaly člověku. Každá z nich </text:span><text:span text:style-name="T656">však </text:span><text:span text:style-name="T595">měla čtyři tváře a každá čtyři křídla. Nohy měly rovné, ale chodidla byla jako chodidla býčka, jiskřila jako vyleštěný bronz. </text:span></text:p>
          </table:table-cell>
        </table:table-row>
        <table:table-row table:style-name="Tabulka1.1">
          <table:table-cell table:style-name="Tabulka1.A1" office:value-type="string">
            <text:p text:style-name="P98">Lectio iij.</text:p>
            <text:p text:style-name="P322"><text:span text:style-name="T365">Et</text:span> manus hóminis sub pennis eórum in quátuor pártibus: et fácies, et pennas per quátuor partes habébant. Junctæque erant pennæ eórum altérius ad álterum. Non revertebántur cum incéderent: sed unumquódque ante fáciem suam gradiebátur. Similitúdo autem vultus eórum: fácies hominis, et fácies leonis a dextris ipsórum quátuor: fácies autem bovis, a sinístris ipsórum quátuor, et fácies áquilæ désuper ipsórum quátuor. </text:p>
            <text:p text:style-name="P9"><text:soft-page-break/></text:p>
          </table:table-cell>
          <table:table-cell table:style-name="Tabulka1.A1" office:value-type="string">
            <text:p text:style-name="P36"/>
            <text:p text:style-name="P274"><text:span text:style-name="T365">Ruce</text:span> pod <text:span text:style-name="T491">svými </text:span>křídly na čtyřech stranách měly lidské, a měly po čtyřech tvářích <text:span text:style-name="T491">i</text:span> křídlech. Svými křídly <text:span text:style-name="T491">byly spojeny</text:span> jedna k druhé. Při chůzi se neotáčely, každá se pohybovala přímo vpřed. Jejich tváře se <text:span text:style-name="T492">však </text:span>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98">Lectio i<text:span text:style-name="T462">v</text:span>. </text:p>
            <text:p text:style-name="P322"><text:span text:style-name="T365">Fácies</text:span> eórum, et pennæ eórum exténtæ désuper: duæ pennæ singulórum jungebántur, et duæ tegébant córpora eórum: et unumquódque eórum coram fácie sua ambulábat: ubi erat ímpetus spíritus, illuc gradiebántur, nec revertebántur, cum ambulárent. Et similitúdo animálium, aspéctus eórum quasi carbónum ignis ardéntium, et quasi aspéctus lampadárum. </text:p>
            <text:p text:style-name="P9"/>
          </table:table-cell>
          <table:table-cell table:style-name="Tabulka1.A1" office:value-type="string">
            <text:p text:style-name="P36"/>
            <text:p text:style-name="P265"><text:span text:style-name="T392">Jejich</text:span><text:span text:style-name="T492"> tváře a jejich křídla byla rozepjata vzhůru. Každá </text:span><text:span text:style-name="T170">bytost </text:span><text:span text:style-name="T492">se přimykala dvěma křídly k druhé a dvěma si přikrývaly těla. Každá se pohybovala přímo vpřed. Kam je vedl duch, tam kráčely, avšak při chůzi se neotáčely. Svým vzhledem se ty bytosti podobaly hořícímu žhnoucím ohnivým uhlíkům, a pohled na ně byl jako pohled na pochodně. </text:span><text:s/></text:p>
            <text:p text:style-name="P26"><text:span text:style-name="T493">(</text:span><text:span text:style-name="T171">ČEP, </text:span><text:span text:style-name="T172">upraveno</text:span><text:span text:style-name="T259">)</text:span></text:p>
          </table:table-cell>
        </table:table-row>
        <table:table-row table:style-name="Tabulka1.1">
          <table:table-cell table:style-name="Tabulka1.A1" office:value-type="string">
            <text:p text:style-name="P223">In II. Nocturno</text:p>
            <text:p text:style-name="P209">Ex libro sancti Hierónymi Presbyteri</text:p>
            <text:p text:style-name="P209">contra Joviniánum. </text:p>
            <text:p text:style-name="P120">Lectio v. <text:span text:style-name="T495">Lib. 1.</text:span></text:p>
            <text:p text:style-name="P398"><text:span text:style-name="T365">Joánnes</text:span> Apóstolus unus ex discípulis Dómini, qui mínimus natu tráditur fuísse inter Apóstolos, et quem fides Christi vírginem repérerat, virgo permánsit: et ídeo plus amátur a Dómino, et recúmbit super pectus Jesu: et quod Petrus, qui uxórem habúerat, interrogáre non audet, illum rogat, ut intérroget: et post resurrect<text:span text:style-name="T509">i</text:span>ónem, nuntiánte Maria Magdaléne, quod Dóminus resurrexísset, utérque cucúrrit ad sepúlchrum, sed ille prævénit : cumque essent in navi, et piscaréntur in lacu Genézareth, Jesus stabat in líttore, nec sciébant Apóstoli quem vidérent : solus virgo vírginem agnóscit, et dicit Petro: Dóminus est. </text:p>
            <text:p text:style-name="P398"/>
          </table:table-cell>
          <table:table-cell table:style-name="Tabulka1.A1" office:value-type="string">
            <text:p text:style-name="P224"><text:s/></text:p>
            <text:p text:style-name="P215"/>
            <text:p text:style-name="P215"/>
            <text:p text:style-name="P215"/>
            <text:p text:style-name="P376"><text:span text:style-name="T399">Apoštol</text:span> <text:span text:style-name="T507">Jan byl </text:span>učedník <text:span text:style-name="T507">Páně. Traduje se, že byl nejmladší mezi Apoštoly a protože jej víra v Krista zastihla jako panice, panicem také zůstal; a proto jej Pán více miloval a mohl ležet přivinut na Ježíšově hrudi; a na co se Petr, který měl manželku, neodvážil zeptat, požádal Jana, aby se jej zeptal on; a po </text:span><text:span text:style-name="T175">Ježíšově</text:span><text:span text:style-name="T507"> zmrtvýchvstání, když Maria Magdaléna oznámila, že Pán vstal z mrtvých, oba běželi ke hrobu, avšak Jan tam dorazil dříve; a když byli na lodi a rybařili na Genezaretském jezeru, Ježíš stál na břehu, ale Apoštolové nevěděli, kdo to je, pouze panic poznal panice a řekl Petrovi: „Pán je to.“</text:span></text:p>
          </table:table-cell>
        </table:table-row>
        <table:table-row table:style-name="Tabulka1.1">
          <table:table-cell table:style-name="Tabulka1.A1" office:value-type="string">
            <text:p text:style-name="P121">Lectio vj.</text:p>
            <text:p text:style-name="P356"><text:span text:style-name="T365">Fuit</text:span> autem Joánnes et Apóstolus, et Evangelísta, et Prophéta. Apóstolus, quia scripsit ad Ecclésias ut magíster: Evangelísta, quia librum Evangélii cóndidit, quod, excépto Matthaeo, álii ex duódecim Apóstoli non fecérunt. Prophéta, vidit enim in Patmos ínsula, in qua fúerat a Domitiáno príncipe ob Dómini martyrium relegátus, Apocalypsim infiníta futurórum mystéria continéntem. </text:p>
            <text:p text:style-name="P210"/>
          </table:table-cell>
          <table:table-cell table:style-name="Tabulka1.A1" office:value-type="string">
            <text:p text:style-name="P215"/>
            <text:p text:style-name="P388"><text:span text:style-name="T459">Jan</text:span><text:span text:style-name="T720"> </text:span><text:span text:style-name="T721">byl t</text:span><text:span text:style-name="T722">edy</text:span><text:span text:style-name="T721"> Apoštol, Evangelista i Prorok. Apoštol proto, že psal Církvím jako učitel. Evangelista proto, že sepsal knihu Evangelia, což kromě Matouše nikdo z dvanácti Apoštolů neučinil. Prorok, </text:span><text:span text:style-name="T722">neboť</text:span><text:span text:style-name="T721"> na ostrově Patmos, na který jej císař Domicián poslal do vyhnanství proto, že svědčil o utrpení Páně, o</text:span><text:span text:style-name="T722">bdržel </text:span><text:span text:style-name="T721">vidění Zjevení, které obsahuje nesčetná tajemství budoucích věků.</text:span></text:p>
          </table:table-cell>
        </table:table-row>
        <table:table-row table:style-name="Tabulka1.1">
          <table:table-cell table:style-name="Tabulka1.A1" office:value-type="string">
            <text:p text:style-name="P121">Lectio vij.</text:p>
            <text:p text:style-name="P357">R<text:span text:style-name="T365">efert</text:span> autem Tertulliánus, quod Romæ missus in fervéntis ólei dólium, púrior et vegétior exíverit, quam intráverit. Sed et ipsum ejus Evangélium multum distat a céteris. Matthæus quasi de hómine íncipit scríbere, Liber generatiónis Jesu Christi fílii David, fílii Abraham: Lucas a sacerdótio Zacharíæ: Marcus a Prophetía Malachíæ, et Isaíæ.</text:p>
            <text:p text:style-name="P216"/>
          </table:table-cell>
          <table:table-cell table:style-name="Tabulka1.A1" office:value-type="string">
            <text:p text:style-name="P215"/>
            <text:p text:style-name="P399"><text:span text:style-name="T400">Píše</text:span> <text:span text:style-name="T508">však o něm Tertullián, že v Římě byl vhozen do kotle s vroucím olejem, </text:span><text:span text:style-name="T751">ale</text:span><text:span text:style-name="T508"> vyšel čistší a sil</text:span><text:span text:style-name="T751">­</text:span><text:span text:style-name="T508">nější než předtím. Avšak i samotné jeho Evangelium se velmi liší od ostatních. Matouš začíná </text:span><text:span text:style-name="T260">psát </text:span><text:span text:style-name="T174">o Pánu</text:span><text:span text:style-name="T260"> jako o člověku, „Rodokmen Ježíše Krista, syna Davidova, syna Abrahámova</text:span><text:span text:style-name="T279">;“</text:span><text:span text:style-name="T260"> Lukáš vychází ze Zachariášova kněžství; Marek z Proroctví Malachiáše a Isajáše. <text:s/></text:span></text:p>
          </table:table-cell>
        </table:table-row>
        <table:table-row table:style-name="Tabulka1.1">
          <table:table-cell table:style-name="Tabulka1.A1" office:value-type="string">
            <text:p text:style-name="P121">Lectio viij.</text:p>
            <text:p text:style-name="P356"><text:soft-page-break/><text:span text:style-name="T365">Primus</text:span> habet fáciem hóminis, propter genealogíam: secúndus fáciem vítuli, propter sacerdótium: tértius fáciem leónis, propter vocem clamántis in desérto: Paráte viam Dómini, rectas fácite sémitas ejus. Joánnes vero noster quasi áquila ad supérna volat, et ad ipsum Patrem pérvenit, dicens: In princípio erat Verbum, et Verbum erat apud Deum, et Deus erat Verbum. </text:p>
            <text:p text:style-name="P210"/>
          </table:table-cell>
          <table:table-cell table:style-name="Tabulka1.A1" office:value-type="string">
            <text:p text:style-name="P215"/>
            <text:p text:style-name="P400"><text:soft-page-break/><text:span text:style-name="T365">T</text:span><text:span text:style-name="T400">en</text:span> <text:span text:style-name="T508">první,</text:span><text:span text:style-name="T174"> </text:span><text:span text:style-name="T202">Matouš,</text:span><text:span text:style-name="T174"> je tedy zobrazován </text:span><text:span text:style-name="T260">s tváří člověka </text:span><text:span text:style-name="T282">podle</text:span><text:span text:style-name="T260"> rodokmenu </text:span><text:span text:style-name="T206">na začátku</text:span><text:span text:style-name="T260">; druhý </text:span><text:span text:style-name="T202">Lukáš </text:span><text:span text:style-name="T260">s tváří dobytčete </text:span><text:span text:style-name="T282">podle tématu </text:span><text:span text:style-name="T260">kněžství;</text:span> <text:span text:style-name="T508">třetí </text:span><text:span text:style-name="T202">Marek</text:span><text:span text:style-name="T508"> s tváří lva </text:span><text:span text:style-name="T751">podle </text:span><text:span text:style-name="T508">hlasu volajícího na poušti: „Připravte cestu Pánu, vyrovnejte jeho stezky</text:span><text:span text:style-name="T323">.“</text:span><text:span text:style-name="T508"> Náš Jan však jako orel stoupá k výšinám a doletí až k samotnému Otci, když říká: „Na počátku bylo Slovo, a Slovo bylo u Boha, a Bůh byl to Slovo</text:span><text:span text:style-name="T323">.“</text:span></text:p>
          </table:table-cell>
        </table:table-row>
        <table:table-row table:style-name="Tabulka1.1">
          <table:table-cell table:style-name="Tabulka1.A1" office:value-type="string">
            <text:p text:style-name="P223">In III. Nocturno</text:p>
            <text:p text:style-name="P217"><text:span text:style-name="T122">Léctio sancti Evangélii </text:span><text:span text:style-name="T123">secúndum </text:span><text:span text:style-name="T125">Matthaeum</text:span><text:span text:style-name="T122">.</text:span><text:span text:style-name="T23"> </text:span></text:p>
            <text:p text:style-name="P217"><text:span text:style-name="T23">Lectio ix. Cap. </text:span><text:span text:style-name="T27">2</text:span><text:span text:style-name="T26">0</text:span><text:span text:style-name="T23">.</text:span></text:p>
            <text:p text:style-name="P358">I<text:span text:style-name="T365">n</text:span> illo témpore: Accéssit ad Jesum mater filiórum Zebedæi cum fíliis suis, adórans et petens áliquid ab eo. Et réliqua. </text:p>
            <text:p text:style-name="P161"/>
            <text:p text:style-name="P162">Homilía sancti Hierónymi Presbyteri. </text:p>
            <text:p text:style-name="P122">Lib. 3. Commentar. in Matth. Cap. 20.</text:p>
            <text:p text:style-name="P359"><text:span text:style-name="T365">Unde</text:span> opiniónem regni habet mater filiórum Zebedæi, ut cum Dóminus díxerit: Fílius hóminis tradétur princípibus sacerdótum et Scribis, et condemnábunt eum morte, et tradent Géntibus ad illudéndum, et flagellándum, et crucifigéndum; et ignomíniam passiónis timéntibus discípulis nuntiáret, illa glóriam póstulet triumphántis? Hac, ut reor, ex causa, quia post ómnia díxerat Dóminus: Et tértia die resúrget: putávit eum múlier post resurrectiónem íllico regnatúrum. </text:p>
            <text:p text:style-name="P161"/>
          </table:table-cell>
          <table:table-cell table:style-name="Tabulka1.A1" office:value-type="string">
            <text:p text:style-name="P225"><text:s/></text:p>
            <text:p text:style-name="P215"/>
            <text:p text:style-name="P215"/>
            <text:p text:style-name="P405"><text:span text:style-name="T380">Za</text:span><text:span text:style-name="T217"> onoho času </text:span><text:span text:style-name="T234">přistoupila k Ježíšovi matky synů Zebedeových se svými syny, aby se mu poklonila a </text:span><text:span text:style-name="T235">o </text:span><text:span text:style-name="T234">něco </text:span><text:span text:style-name="T235">je</text:span><text:span text:style-name="T234">j </text:span><text:span text:style-name="T235">po</text:span><text:span text:style-name="T234">žádala</text:span><text:span text:style-name="T233">.</text:span><text:span text:style-name="T231"> </text:span><text:span text:style-name="T217">A ostatní.</text:span></text:p>
            <text:p text:style-name="P215"/>
            <text:p text:style-name="P215"/>
            <text:p text:style-name="P215"/>
            <text:p text:style-name="P401"><text:span text:style-name="T401">Odkud</text:span> <text:span text:style-name="T513">vzala matka synů Zebedeových zvěsti o kralování, když poté, co Pán řekl: „Syn člověka vydán bude velekněžím a Zákoníkům, ti jej odsoudí na smrt a vydají Pohanům, aby se mu naposmívali, zbičovali jej a ukřižovali;“ a vypravuje vyděšeným učedníkům o potupném utrpení, ona žádá o </text:span><text:span text:style-name="T176">podíl na </text:span><text:span text:style-name="T261">slávě vítěze? Domnívám se, že proto, že po tom všem Pán řekl: „A třetího dne vstanu z mrtvých;“ takže ta žena předpokládala, že po svém zmrtvýchvstání se stane hned vládcem. </text:span></text:p>
          </table:table-cell>
        </table:table-row>
        <table:table-row table:style-name="Tabulka1.1">
          <table:table-cell table:style-name="Tabulka1.A1" office:value-type="string">
            <text:p text:style-name="P120">Lectio x.</text:p>
            <text:p text:style-name="P360">P<text:span text:style-name="T365">óstulat</text:span> autem mater filiórum Zebedæi errore mulíebri, et pietátis afféctu, nésciens quid péteret. Nec mirum si ista arguátur imperítiae, cum de Petro dicátur, quando tria vult fácere tabernácula: Nésciens, quid díceret. Mater póstulat, et Dóminus discípulis lóquitur: intélligens preces ejus ex filiórum descéndere voluntáte. Potéstis bíbere cálicem, quem ego bibitúrus sum? </text:p>
            <text:p text:style-name="P161"/>
          </table:table-cell>
          <table:table-cell table:style-name="Tabulka1.A1" office:value-type="string">
            <text:p text:style-name="P215"/>
            <text:p text:style-name="P403"><text:span text:style-name="T401">Matka </text:span><text:span text:style-name="T494">synů Zebedeových žádá v ženském omylu a v záchvatu zbožnosti, neví však, co žádá. Není nijak zvláštní, že je nařčena z nevědomosti, vždyť i o Petrovi je psáno, když chtěl postavit tři stany, že nevěděl, co říká. Matka prosí a Pán se ptá učedníků; neboť věděl, že její prosby jsou vedeny touhou jejích synů. „Můžete pít kalich, který já mám pít?“</text:span></text:p>
          </table:table-cell>
        </table:table-row>
        <table:table-row table:style-name="Tabulka1.1">
          <table:table-cell table:style-name="Tabulka1.A1" office:value-type="string">
            <text:p text:style-name="P120">Lectio xj.</text:p>
            <text:p text:style-name="P358"><text:span text:style-name="T365">Cálicem</text:span> in Scriptúris divínis passiónem intellígimus juxta illud: Pater, si possibile est, tránseat a me calix iste. Et in Psalmo: Quid retríbuam Dómino pro ómnibus, quæ retríbuit mihi? Cálicem salutáris accípiam, et nomen Dómini invocábo. Statímque infert quis iste sit calix: Pretiósa in conspéctu Dómini mors sanctórum ejus. </text:p>
            <text:p text:style-name="P161"/>
          </table:table-cell>
          <table:table-cell table:style-name="Tabulka1.A1" office:value-type="string">
            <text:p text:style-name="P215"/>
            <text:p text:style-name="P402"><text:span text:style-name="T402">Kalichem</text:span> je <text:span text:style-name="T510">v Písmu svatém míněno utrpení, jak poznáme zde: „Otče, je-li to možné, ať odejde ode mne kalich tento</text:span><text:span text:style-name="T324">.“</text:span><text:span text:style-name="T510"> A v Žalmu </text:span><text:span text:style-name="T177">115</text:span><text:span text:style-name="T262">: „Čím odplatím Hospodinu za všechno, co mi prokázal? Vezmu kalich spásy a budu vzývat Hospodinovo jméno</text:span><text:span text:style-name="T325">.“</text:span><text:span text:style-name="T262"> </text:span><text:span text:style-name="T263">A hned dodává, kdo má být tento kalich: „Drahocenná je v Hospodinových očích smrt jeho svatých</text:span><text:span text:style-name="T326">.“</text:span></text:p>
          </table:table-cell>
        </table:table-row>
        <table:table-row table:style-name="Tabulka1.1">
          <table:table-cell table:style-name="Tabulka1.A1" office:value-type="string">
            <text:p text:style-name="P120">Lectio xij.</text:p>
            <text:p text:style-name="P361">Q<text:span text:style-name="T393">uæritur</text:span>, quómodo cálicem martyrii fílii Zebedæi, Jacóbus vidélicet, et Joánnes bíberint: cum <text:soft-page-break/>Scriptúra narret, Jacóbum tantum Apóstolum ab Heróde cápite truncátum, Joánnes autem própria morte vitam finíerit. Sed si legámus Ecclesiásticas Histórias, in quibus fertur, quod et ipse propter martyrium sit missus in fervéntis ólei dólium, et inde ad suscipiéndam corónam Christi athléta procésserit, statímque relegátus in Patmos ínsulam sit: vidébimus martyrio ánimum non defuísse, et bibísse Joánnem cálicem confessiónis, quem et tres púeri in camíno ignis bibérunt, licet persecútor non fúderit sánguinem. </text:p>
            <text:p text:style-name="P161"/>
          </table:table-cell>
          <table:table-cell table:style-name="Tabulka1.A1" office:value-type="string">
            <text:p text:style-name="P215"/>
            <text:p text:style-name="P404"><text:span text:style-name="T403">Ptáte</text:span> <text:span text:style-name="T511">se, jaký kalich mučednictví vlastně vypili synové Zebedeovi, tedy Jakub a Jan? Neboť </text:span><text:soft-page-break/><text:span text:style-name="T511">Písmo vypráví, že pouze Apoštola Jakuba</text:span> <text:span text:style-name="T511">zkrátil Herodes o hlavu, Jan však skončil svůj život přirozenou smrtí. Avšak pokud si přečteme Církevní dějiny, v nichž se píše, že i Jan byl jako svědek </text:span><text:span text:style-name="T178">Kristův </text:span><text:span text:style-name="T511">vhozen do kotle vroucího oleje, a odtud měl namířeno, aby jako Kristův šampion přijal korunu </text:span><text:span text:style-name="T179">mučednictví</text:span><text:span text:style-name="T512">, avšak hned byl poslán do vyhnanství na ostrov Patmos; uvidíme, že duch mučednictví mu nescházel, a že Jan vypil kalich vyznání, který pili i tři mládenci v ohnivé peci, neboť pronásledovatel neprolil jeho krev.</text:span></text:p>
          </table:table-cell>
        </table:table-row>
        <table:table-row table:style-name="Tabulka1.1">
          <table:table-cell table:style-name="Tabulka1.A1" table:number-columns-spanned="2" office:value-type="string">
            <text:p text:style-name="P62"><text:span text:style-name="T2">DIE </text:span><text:span text:style-name="T8">VII</text:span><text:span text:style-name="T2">. </text:span><text:span text:style-name="T8">M</text:span><text:span text:style-name="T7">A</text:span><text:span text:style-name="T8">J</text:span><text:span text:style-name="T7">I.</text:span></text:p>
            <text:p text:style-name="P222"><text:span text:style-name="T61">I</text:span><text:span text:style-name="T101">n</text:span><text:span text:style-name="T61"> F</text:span><text:span text:style-name="T101">esto</text:span><text:span text:style-name="T61"> </text:span><text:span text:style-name="T65">S</text:span><text:span text:style-name="T61">. </text:span><text:span text:style-name="T66">S</text:span><text:span text:style-name="T303">tanisla</text:span><text:span text:style-name="T304">i</text:span><text:span text:style-name="T305">,</text:span></text:p>
            <text:p text:style-name="P86">Episcopi <text:span text:style-name="T351">et Martyris</text:span>.</text:p>
            <text:p text:style-name="P81">iij. Lect. et M.</text:p>
          </table:table-cell>
          <table:covered-table-cell/>
        </table:table-row>
        <table:table-row table:style-name="Tabulka1.1">
          <table:table-cell table:style-name="Tabulka1.A1" office:value-type="string">
            <text:p text:style-name="P183">In I. Nocturno</text:p>
            <text:p text:style-name="P174">De libro Sapiéntiæ.</text:p>
            <text:p text:style-name="P100">Lectio j. <text:span text:style-name="T354">Cap. 5.</text:span></text:p>
            <text:p text:style-name="P235">S<text:span text:style-name="T365">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35"/>
          </table:table-cell>
          <table:table-cell table:style-name="Tabulka1.A1" office:value-type="string">
            <text:p text:style-name="P183"><text:s/></text:p>
            <text:p text:style-name="P18"/>
            <text:p text:style-name="P18"/>
            <text:p text:style-name="P377"><text:span text:style-name="T430">Spravedliví</text:span><text:span text:style-name="T574"> tehdy s velkou neohrožeností předstoupí před ty, kteří je sužovali a pohrdali jejich úsilím. Ti při pohledu na ně budou zachváceni hrozným strachem a užasnou nad jejich nečekanou spásou. S úzkostným povzdechem si pro sebe kajícně řeknou: „To jsou ti, kteří nám byli kdysi k smíchu jako příklad potupy, nám pošetilým! Jejich život jsme považovali za nesmyslný a jejich konec za bezectný. </text:span><text:span text:style-name="T598">(</text:span><text:span text:style-name="T657">Č</text:span><text:span text:style-name="T659">EP</text:span><text:span text:style-name="T657">, </text:span><text:span text:style-name="T658">upraveno</text:span><text:span text:style-name="T598">)</text:span></text:p>
          </table:table-cell>
        </table:table-row>
        <table:table-row table:style-name="Tabulka1.1">
          <table:table-cell table:style-name="Tabulka1.A1" office:value-type="string">
            <text:p text:style-name="P96">Lectio ij.</text:p>
            <text:p text:style-name="P324">S<text:span text:style-name="T365">tanisláus</text:span> Polónus apud Cracóviam, nóbili génere et piis paréntibus natus ab ineúnte ætáte futúræ sanctitátis spécimen dedit, quibus mórtuis cum plúrimum in sacra Cánonum et Theologíæ doctrína profecísset amplum patrimónium paupéribus distríbuit, vitæ monásticæ desidério. Sed Canónicus Cracoviénsis factus a Lambérto Epíscopo, in ejus póstea locum, quamvis invítus, suffícitur.</text:p>
            <text:p text:style-name="P200"/>
          </table:table-cell>
          <table:table-cell table:style-name="Tabulka1.A1" office:value-type="string">
            <text:p text:style-name="P34"/>
            <text:p text:style-name="P275"><text:span text:style-name="T365">Stanislav</text:span> byl Polák. Narodil se v Krakově zbožným rodičům vznešeného rodu a již od raného věku byl příkladem budoucí svatosti. Po smrti rodičů, když již značně pokročil ve svatém studiu kanonického práva i teologie, v touze po mnišském životě rozdal své značné dědictví chudým. Avšak <text:span text:style-name="T485">B</text:span>iskup Lambert jej učinil krakovským <text:span text:style-name="T485">K</text:span>anovníkem, takže toto místo zaujal, ač nerad. </text:p>
          </table:table-cell>
        </table:table-row>
        <table:table-row table:style-name="Tabulka1.1">
          <table:table-cell table:style-name="Tabulka1.A1" office:value-type="string">
            <text:p text:style-name="P96">Lectio iij.</text:p>
            <text:p text:style-name="P325">Q<text:span text:style-name="T365">uo</text:span> in múnere, ómnium pastorálium virtútum laude, et præcípue misericórdia in páuperes enítuit. Erat tum Polóniæ rex Bolesláus, quem frustra sæpe ob libídinem admónitum, Stanisláus tandem a fidélium communióne rémovet. Ille furens iracúndia, cum per mílites nihil effíceret, sua manu, sacrifícium offeréntem obtrúncat, corpúsque membrátim concísum, ejúsque jussu per agros projéctum, áquilæ a <text:span text:style-name="T353">f</text:span>eris deféndunt. Hunc miráculis illústrem Innocéntius Quartus Sanctis adjúnxit.</text:p>
            <text:p text:style-name="P7"><text:soft-page-break/></text:p>
          </table:table-cell>
          <table:table-cell table:style-name="Tabulka1.A1" office:value-type="string">
            <text:p text:style-name="P34"/>
            <text:p text:style-name="P276"><text:span text:style-name="T352">V tomto úřadě chvályhodně vynikal ve všech pastýřských ctnostech, především v milosrdenství k chudým. Tehdy byl v Polsku králem Bole</text:span><text:span text:style-name="T734">­</text:span><text:span text:style-name="T352">slav </text:span><text:span text:style-name="T161">II.</text:span><text:span text:style-name="T352">, jejž Stanislav často marně káral pro jeho smilné chování, takže jej musel odebrat ze společenství věřících. To Boleslava nesmírně rozzuřilo a když rozkazem vojákům nic nezmohl, svou vlastní rukou Stanislava zavraždil, zrovna když přinášel Nejsvětější Oběť, jeho tělo pak rozčtvrtil a rozkázal pohodit v polích. Orli je však bránili před divou zvěří. Inno</text:span><text:soft-page-break/><text:span text:style-name="T352">cens IV. jej pak, proslulého zázraky, připočetl k zástupu Svatých.</text:span></text:p>
            <text:p text:style-name="P277"/>
          </table:table-cell>
        </table:table-row>
        <table:table-row table:style-name="Tabulka1.1">
          <table:table-cell table:style-name="Tabulka1.A1" table:number-columns-spanned="2" office:value-type="string">
            <text:p text:style-name="P47"><text:span text:style-name="T2">DIE </text:span><text:span text:style-name="T8">VII</text:span><text:span text:style-name="T9">I</text:span><text:span text:style-name="T2">. </text:span><text:span text:style-name="T8">M</text:span><text:span text:style-name="T7">A</text:span><text:span text:style-name="T8">J</text:span><text:span text:style-name="T7">I.</text:span></text:p>
            <text:p text:style-name="P219"><text:span text:style-name="T61">I</text:span><text:span text:style-name="T101">n</text:span><text:span text:style-name="T61"> </text:span><text:span text:style-name="T67">A</text:span><text:span text:style-name="T102">pparitione</text:span><text:span text:style-name="T61"> </text:span><text:span text:style-name="T65">S</text:span><text:span text:style-name="T61">. </text:span><text:span text:style-name="T67">M</text:span><text:span text:style-name="T303">i</text:span><text:span text:style-name="T306">chaelis, </text:span><text:span text:style-name="T67">A</text:span><text:span text:style-name="T306">rch</text:span><text:span text:style-name="T303">an</text:span><text:span text:style-name="T306">gel</text:span><text:span text:style-name="T303">i</text:span><text:span text:style-name="T305">.</text:span></text:p>
            <text:p text:style-name="P79">iij. Lect. et M.</text:p>
          </table:table-cell>
          <table:covered-table-cell/>
        </table:table-row>
        <table:table-row table:style-name="Tabulka1.1">
          <table:table-cell table:style-name="Tabulka1.A1" office:value-type="string">
            <text:p text:style-name="P183">In I. Nocturno</text:p>
            <text:p text:style-name="P174"><text:span text:style-name="T356">Ex Daniéle Prophéta</text:span>.</text:p>
            <text:p text:style-name="P100">Lectio j. <text:span text:style-name="T354">Cap. 10.</text:span></text:p>
            <text:p text:style-name="P235">E<text:span text:style-name="T365">x</text:span> die primo, quo posuísti cor tuum ad intelligéndum ut te afflígeres in conspéctu Dei tui, exaudíta sunt verba tua: et ego veni propter sermónes tuos. Princeps autem regni Persárum réstitit mihi vigínti et uno diébus: et ecce Michaël unus de princípibus primis venit in adjutórium meum, et ego remánsi ibi juxta regem Persárum.</text:p>
            <text:p text:style-name="P235"/>
          </table:table-cell>
          <table:table-cell table:style-name="Tabulka1.A1" office:value-type="string">
            <text:p text:style-name="P183"><text:s/></text:p>
            <text:p text:style-name="P18"/>
            <text:p text:style-name="P18"/>
            <text:p text:style-name="P381"><text:span text:style-name="T451">O</text:span><text:span text:style-name="T430">d</text:span><text:span text:style-name="T574"> prvního dne, kdy ses rozhodl mít pochopení a pokořit se před svým Bohem, byla tvá slova vyslyšena a já jsem přišel kvůli tvým prosbám. Avšak kníže perského království mi odporoval po jedenadvacet dní, ale tu Michael, jeden z prvních knížat, mi přišel na pomoc, a tak jsem tam zůstal u perského krále. </text:span><text:span text:style-name="T598">(</text:span><text:span text:style-name="T658">Č</text:span><text:span text:style-name="T672">LP</text:span><text:span text:style-name="T598">)</text:span></text:p>
          </table:table-cell>
        </table:table-row>
        <table:table-row table:style-name="Tabulka1.1">
          <table:table-cell table:style-name="Tabulka1.A1" office:value-type="string">
            <text:p text:style-name="P96">Lectio ij.</text:p>
            <text:p text:style-name="P324">B<text:span text:style-name="T365">eátum</text:span> Michaélem Archangelum sæpius homínibus apparuísse probátum est. Gelásio autem primo Pontífice Máximo, in Apúlia in vértice Gargani montis, illústris fuit ipsíus apparítio. Factum est enim, ut ex grégibus armentórum Gargáni cujúsdam taurus longe discéderet: quem diu conquisítum, in aditu spelúncæ hæréntem invenérunt. Cum vero quidam ex illis, ut taurum confígeret, sagíttam emisisset, retórta sagítta in ipsum récidit sagittárium.</text:p>
            <text:p text:style-name="P200"/>
          </table:table-cell>
          <table:table-cell table:style-name="Tabulka1.A1" office:value-type="string">
            <text:p text:style-name="P34"/>
            <text:p text:style-name="P275"><text:span text:style-name="T405">J</text:span><text:span text:style-name="T404">e</text:span><text:span text:style-name="T358"> potvrzeno, že svatý Michael Archanděl se již mnohokrát lidem zjevil. Papeži Gelasiovi I. se zjevil v Apulii na vrcholu hory Monte Gargano a přeslavné bylo jeho zjevení. Stalo se totiž, že ze stád dobytka, která patřila člověku jménem Gargano, se jeden býk velmi vzdálil. Dlouho jej pak hledali a když jej konečně nalezli, nechtěl se hnouti od vchodu do jeskyně. Když jeden z honců vystřelil šíp, aby býka zabil, obrátil se ten šíp </text:span><text:span text:style-name="T164">v letu</text:span><text:span text:style-name="T358"> a probodl samotného střelce. </text:span></text:p>
          </table:table-cell>
        </table:table-row>
        <table:table-row table:style-name="Tabulka1.1">
          <table:table-cell table:style-name="Tabulka1.A1" office:value-type="string">
            <text:p text:style-name="P96">Lectio iij.</text:p>
            <text:p text:style-name="P325">Q<text:span text:style-name="T365">uae</text:span> res adeo præséntes ac étiam admónitum Epíscopu<text:span text:style-name="T357">m</text:span> commóvit, ut indícto jejúnio rem a Deo postulándam mandáverit. Post tríduum Archángelus Epíscopum monet, in sua tutéla esse eum locum, velléque ut ibi cultus Deo, in sui et Angelórum memóriam haberétur. Spelúncam ígitur ádiit, vidénsque locum templo quodámmodo conformátum, divínis illum celebrávit offíciis, qui multis póstea miráculis fuit illustrátus.</text:p>
            <text:p text:style-name="P7"/>
          </table:table-cell>
          <table:table-cell table:style-name="Tabulka1.A1" office:value-type="string">
            <text:p text:style-name="P34"/>
            <text:p text:style-name="P279"><text:span text:style-name="T405">C</text:span><text:span text:style-name="T365">ož</text:span> natolik pohnulo všechny přítomné, <text:span text:style-name="T515">stejně tak </text:span>i <text:span text:style-name="T515">B</text:span>iskup<text:span text:style-name="T515">ovo napomenutí</text:span>, k<text:span text:style-name="T515">dyž</text:span> vyhlásil půst, aby si od Boha v této věci vyžádali znamení. Po třech dnech Archanděl <text:span text:style-name="T515">B</text:span>iskupovi oznámil, že toto místo je pod jeho ochranou a že chce, aby se tam pěstovala úcta k Bohu na paměť jeho i <text:span text:style-name="T159">ostatních</text:span> <text:span text:style-name="T515">A</text:span>ndělů. Biskup se tedy vydal do jeskyně a viděl, že místo se svým způsobem podobá chrámu, takže jej oslavil svatými obřady. Zdejší místo se <text:span text:style-name="T515">i</text:span> později proslavilo mnoha zázraky.</text:p>
            <text:p text:style-name="P277"/>
          </table:table-cell>
        </table:table-row>
        <table:table-row table:style-name="Tabulka1.1">
          <table:table-cell table:style-name="Tabulka1.A1" table:number-columns-spanned="2" office:value-type="string">
            <text:p text:style-name="P213"><text:span text:style-name="T2">DIE </text:span><text:span text:style-name="T16">I</text:span><text:span text:style-name="T15">X</text:span><text:span text:style-name="T2">. </text:span><text:span text:style-name="T16">MAJI</text:span><text:span text:style-name="T7">.</text:span></text:p>
            <text:p text:style-name="P126"><text:span text:style-name="T42">I</text:span><text:span text:style-name="T98">n</text:span><text:span text:style-name="T42"> F</text:span><text:span text:style-name="T98">esto </text:span><text:span text:style-name="T44">S</text:span><text:span text:style-name="T42">. </text:span><text:span text:style-name="T51">G</text:span><text:span text:style-name="T296">regor</text:span><text:span text:style-name="T294">ii </text:span><text:span text:style-name="T51">N</text:span><text:span text:style-name="T294">a</text:span><text:span text:style-name="T296">zianzeni</text:span><text:span text:style-name="T295">,</text:span></text:p>
            <text:p text:style-name="P119">Episcopi, <text:span text:style-name="T351">Confessoris et Ecclesiæ Doct.</text:span></text:p>
            <text:p text:style-name="P118">iij. Lect. et M.</text:p>
          </table:table-cell>
          <table:covered-table-cell/>
        </table:table-row>
        <table:table-row table:style-name="Tabulka1.1">
          <table:table-cell table:style-name="Tabulka1.A1" office:value-type="string">
            <text:p text:style-name="P183">In I. Nocturno</text:p>
            <text:p text:style-name="P175">De libro Ecclesiástici.</text:p>
            <text:p text:style-name="P101">Lectio j. <text:span text:style-name="T354">Cap. 39.</text:span></text:p>
            <text:p text:style-name="P236"><text:soft-page-break/>S<text:span text:style-name="T365">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36"/>
          </table:table-cell>
          <table:table-cell table:style-name="Tabulka1.A1" office:value-type="string">
            <text:p text:style-name="P183"><text:s text:c="2"/></text:p>
            <text:p text:style-name="P22"/>
            <text:p text:style-name="P22"/>
            <text:p text:style-name="P382"><text:soft-page-break/><text:span text:style-name="T441">M</text:span><text:span text:style-name="T440">oudrý</text:span><text:span text:style-name="T599"> muž</text:span><text:span text:style-name="T574"> hledá moudrost všech starých a obírá se </text:span><text:span text:style-name="T600">Proroky</text:span><text:span text:style-name="T574">. Vypravování slovut</text:span><text:span text:style-name="T605">­</text:span><text:span text:style-name="T574">ných mužů si pamatuje, a v</text:span><text:span text:style-name="T599">e skrytý význam</text:span><text:span text:style-name="T574"> </text:span><text:span text:style-name="T599">podobenství hned</text:span><text:span text:style-name="T574"> proniká. Tajnosti </text:span><text:span text:style-name="T599">skryté v příslovích</text:span><text:span text:style-name="T574"> zkoumá, a záhadami </text:span><text:span text:style-name="T599">podobenství</text:span><text:span text:style-name="T574"> se zabývá. Mezi velmoži koná službu, a před </text:span><text:span text:style-name="T599">tváří</text:span><text:span text:style-name="T574"> vladařov</text:span><text:span text:style-name="T599">ou</text:span><text:span text:style-name="T574"> se ukazuje. </text:span><text:span text:style-name="T598">(</text:span><text:span text:style-name="T657">Hejčl, </text:span><text:span text:style-name="T658">upraveno</text:span><text:span text:style-name="T598">)</text:span></text:p>
          </table:table-cell>
        </table:table-row>
        <table:table-row table:style-name="Tabulka1.1">
          <table:table-cell table:style-name="Tabulka1.A1" office:value-type="string">
            <text:p text:style-name="P101">Lectio ij.</text:p>
            <text:p text:style-name="P326"><text:span text:style-name="T397">Gregórius</text:span><text:span text:style-name="T496"> ex singulári</text:span> divinárum litterárum sciéntia Theólogi cognómen consecútus, Naziánzi in Cappadócia natus, Athénis in omni disciplinárum génere una cum sancto Basilío erudítus, ad stúdia sacrárum litterárum se convértit. Domum revérsus, primum Sasimórum Epíscopus, deinde Nazianzénæ Ecclésiæ administrátor, tum Constantinópolim ad eam regéndam Ecclésiam fuit accersítus. Civitátem hæresum purgátam erróribus, ad Cathólicam fidem redúcens, multórum sibi comparávit invídiam. </text:p>
            <text:p text:style-name="P204"/>
          </table:table-cell>
          <table:table-cell table:style-name="Tabulka1.A1" office:value-type="string">
            <text:p text:style-name="P38"/>
            <text:p text:style-name="P280"><text:span text:style-name="T365">Ř</text:span><text:span text:style-name="T406">ehoř </text:span><text:span text:style-name="T502">si </text:span><text:span text:style-name="T516">pro svou jedinečnou znalost svatých Písem získal přízvisko Bohoslovec. Narodil se v Nazianzu v Kapadokii, v Athenách se mu dostalo vzdělání ve všech oborech a spolu se svatým Basilem se obrátil ke studiu posvátných Písem. Když se vrátil domů, nejdříve se stal Biskupem v diecézi Sasima, potom administrátorem Církve diecéze Nazianz, a pak byl vyžádán do Konstantinopole, aby vládl tamější Církvi. Město vyčistil od bludných omylů a přivedl je zpět ke Katolické víře, čímž si získal nenávist mnohých. </text:span></text:p>
          </table:table-cell>
        </table:table-row>
        <table:table-row table:style-name="Tabulka1.1">
          <table:table-cell table:style-name="Tabulka1.A1" office:value-type="string">
            <text:p text:style-name="P101">Lectio iij.</text:p>
            <text:p text:style-name="P300"><text:span text:style-name="T375">Itaque</text:span><text:span text:style-name="T126"> cum inter Epíscopos magna proptérea esset facta sedítio, sponte cessit Episcopátu, et Naziánzum revérsus, illi Ecclésiæ Eulálium præficiéndum curávit, tumque se ad contemplatiónem et scriptiónem divinárum rerum cóntulit. Consubsta</text:span><text:span text:style-name="T127">n</text:span><text:span text:style-name="T126">tialitátis Fílii fuit acérrimus propugnátor. In iis scribéndi ac legéndi stúdiis ruri vitam mónachi exércens, imperatóre Theodósio, ad cœléstem vitam sénio conféctus migrávit. </text:span></text:p>
            <text:p text:style-name="P11"/>
          </table:table-cell>
          <table:table-cell table:style-name="Tabulka1.A1" office:value-type="string">
            <text:p text:style-name="P38"/>
            <text:p text:style-name="P281"><text:span text:style-name="T407">Když</text:span><text:span text:style-name="T517"> kvůli tomu došlo k velkým neshodám mezi Biskupy, dobrovolně se vzdal úřadu Biskupa a vrátil se do Naziánzu, tam ustanovil správcem místní Církve Eulália, a tehdy se oddal kontemplaci a psaní o božských věcech. Neochvějně prosazoval soupodstatnost Syna </text:span><text:span text:style-name="T180">a Otce</text:span><text:span text:style-name="T517">. Na venkově se věnoval četbě a psaní o těchto věcech, žil jako mnich a za vlády císaře Theodosia sešlý stářím odešel do nebeského života.</text:span></text:p>
            <text:p text:style-name="P278"/>
          </table:table-cell>
        </table:table-row>
        <table:table-row table:style-name="Tabulka1.1">
          <table:table-cell table:style-name="Tabulka1.A1" table:number-columns-spanned="2" office:value-type="string">
            <text:p text:style-name="P88">DIE <text:span text:style-name="T496">X</text:span>. <text:span text:style-name="T489">MAJI</text:span>.</text:p>
            <text:p text:style-name="P128"><text:span text:style-name="T55">I</text:span><text:span text:style-name="T150">n </text:span><text:span text:style-name="T55">F</text:span><text:span text:style-name="T150">esto </text:span><text:span text:style-name="T55">S. </text:span><text:span text:style-name="T57">P</text:span><text:span text:style-name="T301">e</text:span><text:span text:style-name="T302">t</text:span><text:span text:style-name="T300">ri,</text:span></text:p>
            <text:p text:style-name="P87">Episcopi <text:span text:style-name="T489">et </text:span>Confessoris.</text:p>
            <text:p text:style-name="P54"><text:span text:style-name="T29">i</text:span><text:span text:style-name="T28">i</text:span><text:span text:style-name="T30">j</text:span><text:span text:style-name="T28">. Lect. et M.</text:span></text:p>
          </table:table-cell>
          <table:covered-table-cell/>
        </table:table-row>
        <table:table-row table:style-name="Tabulka1.1">
          <table:table-cell table:style-name="Tabulka1.A1" office:value-type="string">
            <text:p text:style-name="P181">In I. Nocturno</text:p>
            <text:p text:style-name="P178">De Epístola prima beáti Pauli Apóstoli </text:p>
            <text:p text:style-name="P178">ad Timótheum.</text:p>
            <text:p text:style-name="P99">Lectio j. <text:span text:style-name="T487">Cap. 3.</text:span></text:p>
            <text:p text:style-name="P234">F<text:span text:style-name="T365">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34"/>
          </table:table-cell>
          <table:table-cell table:style-name="Tabulka1.A1" office:value-type="string">
            <text:p text:style-name="P21"/>
            <text:p text:style-name="P21"/>
            <text:p text:style-name="P21"/>
            <text:p text:style-name="P21"/>
            <text:p text:style-name="P270"><text:span text:style-name="T365">Věrohodné</text:span> je to<text:span text:style-name="T488">to</text:span> slovo: Kdo chce být<text:span text:style-name="T488">i</text:span> <text:span text:style-name="T488">B</text:span>iskupem, touží po krásném úkolu. Nuže, <text:span text:style-name="T488">B</text:span>iskup má být bezúhonný, jen <text:span text:style-name="T488">s </text:span>jednou <text:span text:style-name="T488">manželkou </text:span>ženatý, střídmý, rozvážný, řádný, pohostinný, schopný učit, ne pijan, ne rváč, nýbrž vlídný, smířlivý, nezištný, ne svárlivý ani lakomý. Má dobře vést <text:span text:style-name="T488">svůj dům i</text:span> rodinu a mít děti poslušné a počestné.</text:p>
          </table:table-cell>
        </table:table-row>
        <table:table-row table:style-name="Tabulka1.1">
          <table:table-cell table:style-name="Tabulka1.A1" office:value-type="string">
            <text:p text:style-name="P99">Lectio ij.</text:p>
            <text:p text:style-name="P323"><text:soft-page-break/><text:span text:style-name="T365">Beátus</text:span> Petrus in Viennénsi Diœcési, piis ádmodum paréntibus natus, piíssimus ipse ab ineúnte ætáte in monastério Bonævállis Ordinis Cisterciénsis sanctae conversatiónis hábitum suscépit: ubi cum se frátribus ómnium virtútum exémplar exhibui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cum tanta tamen in victu et vestítu parcitáte, ut non minus vitæ austeritáte, quam múneris auctoritáte, fratres suos Mónachos antecéderet, tantáque erat erga páuperes liberalitáte et charitáte, ut sua sæpe cibária, étiam iter fáciens, paupéribus erogáret. </text:p>
            <text:p text:style-name="P203"/>
          </table:table-cell>
          <table:table-cell table:style-name="Tabulka1.A1" office:value-type="string">
            <text:p text:style-name="P37"/>
            <text:p text:style-name="P262"><text:soft-page-break/><text:span text:style-name="T408">Svatý </text:span><text:span text:style-name="T518">Petr se narodil v diecézi Vienne zvláště zbožným rodičům, on sám byl velmi zbožný již od raného věku a v klášteře Bellevaux přijal hábit svatého života Cisterciáckého Řádu, kde, když se bratřím ukázal býti vzorem všech ctností, souhlasem všech byl zvolen prvním Opatem nového kláštera v Tamié. V tomto úřadu podivuhodně vykonával příkladné skutky bratrské lásky, a to nejen vůči svým bratrům, ale také vůči bratrům jiných klášterů a poutníkům. Za nějaký čas si jej Klérus diecéze Tarentaise vyžádal za Pastýře, tak na povzbuzení celého Řádu, nejvíce však našeho svatého Otce Bernarda tento </text:span><text:span text:style-name="T752">a</text:span><text:span text:style-name="T518">rcibiskupský úřad přijal. Jak veliká byla jeho střídmost v jídle i oděvu a život velmi prostý ve srovnání s mocí úřadu, s nimiž předcházel své bratry Mnichy, tak veliká byla jeho velkorysost a láska, že často své zásoby jídla, a to i na cestách, rozdal chudým.</text:span></text:p>
          </table:table-cell>
        </table:table-row>
        <table:table-row table:style-name="Tabulka1.1">
          <table:table-cell table:style-name="Tabulka1.A1" office:value-type="string">
            <text:p text:style-name="P99">Lectio iij. </text:p>
            <text:p text:style-name="P323">U<text:span text:style-name="T365">rgébat</text:span> ádmodum sanctíssimum Pastórem Christi cháritas, ita ut nullam horæ mórulam labi síneret, in qua de reformatióne suæ Diœcésis, quæ prædecessóris incúria pessum íerat, non cogitáret: quo factum est, ut brevi Tarentasiénsis Ecclésia avítæ pietátis splendórem recuperáverit. Et, ut ipsíus voci vocem virtútis Dóminus ádderet, effécit, ut vitæ ipsíus sanctimóniam miraculórum grátia comitarétur. Sed mundi glóriam pertiméscens, cum ad quoddam Germániæ prædícti Ordinis Cisterciénsis monastérium ignótus divertísset, ibi miraculóse detéctus est: sicque ad suam sedem cum summa pópuli devotióne et exultatióne redúctus est. Tandem summa in veneratióne a summis princípibus, imperatóre nempe Frederíco, et rege Gálliæ Ludovíco Junióre hábitus, cum annos septuagínta tres complevísset, in médio fratrum psalléntium, et orántium ánimam Deo réddidit. </text:p>
            <text:p text:style-name="P10"/>
          </table:table-cell>
          <table:table-cell table:style-name="Tabulka1.A1" office:value-type="string">
            <text:p text:style-name="P37"/>
            <text:p text:style-name="P263"><text:span text:style-name="T409">Přesvatého P</text:span><text:span text:style-name="T519">astýře nesmírně pobízela Kristova láska, takže nedovolil, aby uplynula byť jen chvilinka, kterou by nevěnoval obnově své Diecéze, která nedbalostí jeho předchůdců velmi poklesla. Tím se stalo, že Církev diecéze Tarentaise zakrátko znovu získala lesk pradávné zbožnosti. A aby k jeho hlasu Pán přidal také hlas ctnosti, učinil, aby svatost jeho života doprovázela i milost zázraků. Obával se však světské slávy, takže se uchýlil tajně do jednoho německého kláštera již zmíněného Cisterciáckého Řádu, tam byl však zázračně nalezen. Tak byl tedy s nejvyšší oddaností i jásotem všeho lidu opět přiveden na svůj stolec. Požíval nejvyšší úcty od nejvyšších vládců, totiž </text:span><text:span text:style-name="T181">ří</text:span><text:span text:style-name="T183">mského </text:span><text:span text:style-name="T519">císaře Fridricha </text:span><text:span text:style-name="T182">I. Barbarossy</text:span><text:span text:style-name="T264">, a krále Francie Ludvíka </text:span><text:span text:style-name="T182">VII. Mladého</text:span><text:span text:style-name="T264">, a tehdy, když dovršil sedmdesátý třetí rok svého života, uprostřed bratrů v modlitbách a zpívání žalmů svou duši Bohu navrátil.</text:span></text:p>
          </table:table-cell>
        </table:table-row>
        <table:table-row table:style-name="Tabulka1.1">
          <table:table-cell table:style-name="Tabulka1.A1" table:number-columns-spanned="2" office:value-type="string">
            <text:p text:style-name="P47"><text:span text:style-name="T2">DIE </text:span><text:span text:style-name="T10">X</text:span><text:span text:style-name="T9">I</text:span><text:span text:style-name="T2">. </text:span><text:span text:style-name="T8">M</text:span><text:span text:style-name="T7">A</text:span><text:span text:style-name="T8">J</text:span><text:span text:style-name="T7">I.</text:span></text:p>
            <text:p text:style-name="P220"><text:span text:style-name="T61">I</text:span><text:span text:style-name="T101">n</text:span><text:span text:style-name="T61"> </text:span><text:span text:style-name="T65">F</text:span><text:span text:style-name="T103">esto</text:span><text:span text:style-name="T65"> S</text:span><text:span text:style-name="T61">. </text:span><text:span text:style-name="T68">P</text:span><text:span text:style-name="T303">i</text:span><text:span text:style-name="T307">i v</text:span><text:span text:style-name="T305">.</text:span></text:p>
            <text:p text:style-name="P85">Papæ et Confessoris.</text:p>
            <text:p text:style-name="P79">iij. Lect. et M.</text:p>
          </table:table-cell>
          <table:covered-table-cell/>
        </table:table-row>
        <table:table-row table:style-name="Tabulka1.1">
          <table:table-cell table:style-name="Tabulka1.A1" office:value-type="string">
            <text:p text:style-name="P184">In I. Nocturno</text:p>
            <text:p text:style-name="P176">De Epístola prima beáti Pauli Apóstoli</text:p>
            <text:p text:style-name="P176">ad Timótheum.</text:p>
            <text:p text:style-name="P100">Lectio j. <text:span text:style-name="T354">Cap. 4.</text:span></text:p>
            <text:p text:style-name="P235">E<text:span text:style-name="T365">xémplum</text:span> esto fidélium in verbo, in conversatióne, in charitáte, in fide, in castitáte. Dum venio, atténde lectióni, exhortatióni, et doctrínæ. Noli neglígere grátiam, quæ in te <text:soft-page-break/>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235"/>
          </table:table-cell>
          <table:table-cell table:style-name="Tabulka1.A1" office:value-type="string">
            <text:p text:style-name="P184"><text:s/></text:p>
            <text:p text:style-name="P18"/>
            <text:p text:style-name="P18"/>
            <text:p text:style-name="P18"/>
            <text:p text:style-name="P383"><text:span text:style-name="T430">Buď</text:span><text:span text:style-name="T574"> věřícím vzorem ve slově, v jednání, v lásce, ve víře a v čistotě! Dokud nepřijdu, věnuj se předčítání, napomínání a </text:span><text:span text:style-name="T601">vy</text:span><text:span text:style-name="T574">učování! Nezanedbávej milost, kterou máš! Ta ti byla </text:span><text:soft-page-break/><text:span text:style-name="T574">dána podle prorockého pokynu, když na tebe </text:span><text:span text:style-name="T631">kněží</text:span><text:span text:style-name="T671"> a biskup</text:span><text:span text:style-name="T651"> </text:span><text:span text:style-name="T574">vložili ruce. O to se starej, tomu se věnuj, aby tvůj pokrok byl všem zjevný! Dej pozor na sebe i na učení! Vytrvej v tom, neboť budeš-li takto jednati, spasíš i sám sebe i ty, </text:span><text:span text:style-name="T602">kteří</text:span><text:span text:style-name="T574"> tě poslouchají.</text:span></text:p>
            <text:p text:style-name="P227"><text:span text:style-name="T598">(</text:span><text:span text:style-name="T660">C</text:span><text:span text:style-name="T657">ol, </text:span><text:span text:style-name="T658">upraveno</text:span><text:span text:style-name="T598">)</text:span></text:p>
          </table:table-cell>
        </table:table-row>
        <table:table-row table:style-name="Tabulka1.1">
          <table:table-cell table:style-name="Tabulka1.A1" office:value-type="string">
            <text:p text:style-name="P96">Lectio ij.</text:p>
            <text:p text:style-name="P324">P<text:span text:style-name="T365">ius</text:span> e Bonónia oriúndus ex nóbili Ghisleriórum família, cum quatuórdecim esset annórum, Ordinem Prædicatórum ingréssus, admirábili patiéntia, profúnda humilitáte, summa vitæ austeritáte, continuóque oratiónis et reguláris disciplínæ stúdio excélluit. Sacris disciplínis assídue incúmbens, ádeo in iis profécit, ut illas per plures annos magna cum laude docúerit, et públicas conciónes cum ingénti auditórum fructu habúerit. Inquisitóris offícium inviolábili ánimi fortitúdine diu sustínuit, multásque civitátes ab hæresi immúnes servávit. A Paulo quarto, cui, ob exímias virtútes charíssimus erat, ad Nepesínum et Sutrínum Episcopátum promótus, et post biénnium inter Románæ Ecclésiæ Cardináles adscríptus, demum ad Ecclésiam Montis Regális a Pio quarto translátus, cum plures in eam ábusus irrepsísse cognovísset, totam diœcésim lustrávit, rebúsque compósitis, gravíssimis applicándus negótiis, Romam revérsus est.</text:p>
            <text:p text:style-name="P200"/>
          </table:table-cell>
          <table:table-cell table:style-name="Tabulka1.A1" office:value-type="string">
            <text:p text:style-name="P34"/>
            <text:p text:style-name="P390"><text:span text:style-name="T442">Pius</text:span><text:span text:style-name="T601"> z Bologně vzešel ze vznešené rodiny Ghislieri. Když mu bylo čtrnáct let, vstoupil do Řádu Kazatelů. Vynikal obdivuhodnou trpělivostí, hlubokou pokorou, nejvyšší přísností života, stálostí v modlitbě a studiu řeholní nauky. Ponořil se do vytrvalého studia posvátného učení a </text:span><text:span text:style-name="T603">natolik</text:span><text:span text:style-name="T601"> v něm vynikal, že je po několik let s velikým prospěchem </text:span><text:span text:style-name="T603">vy</text:span><text:span text:style-name="T601">uč</text:span><text:span text:style-name="T603">ova</text:span><text:span text:style-name="T601">l, a míval i veřejné přednášky, které posluchačům přinášely nesmírně mnohé plody. S neotřesitelnou silou ducha dlouho zastával úřad úředního obhájce víry (</text:span><text:span text:style-name="T661">inkvizitora</text:span><text:span text:style-name="T601">) a mnohá města tím zachoval nedotčená </text:span><text:span text:style-name="T631">bludem</text:span><text:span text:style-name="T601">. Pavel IV., jemuž byl pro své výjimečné ctnosti velmi milý, jej povýšil na Biskupský stolec měst Nepi a Sutri, a po dvou letech byl připočten mezi Kardinály Římské Církve a tehdy jej Pius IV. přeložil do diecéze Mondovì, kde poznal, že se do ní vplížilo mnoho nešvarů, takže celou diecézi očistil, uvedl věci to pořádku, což ho stálo značné úsilí, a </text:span><text:span text:style-name="T603">poté se </text:span><text:span text:style-name="T601">vrátil do Říma.</text:span></text:p>
          </table:table-cell>
        </table:table-row>
        <table:table-row table:style-name="Tabulka1.1">
          <table:table-cell table:style-name="Tabulka1.A1" office:value-type="string">
            <text:p text:style-name="P96">Lectio iij.</text:p>
            <text:p text:style-name="P327">M<text:span text:style-name="T365">órtuo</text:span> autem Pontífice, præter omnium expectatiónem in ejus locum sufféctus, nihil in vitæ ratióne excépto exterióri hábitu, immutávit. Fuit in eo religiónis propagándæ et Ecclesiásticæ disciplínæ restituéndæ indeféssus labor; in sublevándis egéntium necessitátibus jugis beneficéntia, ac in Sedis Apostólicæ júribus vindicándis robur invíctum. Selímum Turcárum Imperatórem, multis elátum victóriis, ingénti comparáta classe, ad Naupáctum, non tam armis, quam fusis ad Deum précibus devícit. Quam victóriam ea ipsa hora, qua obtinebátur, Deo revelánte, cognóvit, suísque familiáribus indicávit. Dum vero novam molirétur expeditiónem, in gravem morbum íncidit, et acerbíssimis dolóribus patientíssime tolerátis, ad extréma devéniens, cum Sacraménta de more suscepísset, ánimam Deo placidíssime réddidit anno millésimo quingentésimo septuagésimo secúndo; cujus corpus in Basílica sanctæ Maríæ ad Præsépe summa fidélium veneratióne cólitur.</text:p>
            <text:p text:style-name="P7"/>
          </table:table-cell>
          <table:table-cell table:style-name="Tabulka1.A1" office:value-type="string">
            <text:p text:style-name="P34"/>
            <text:p text:style-name="P391"><text:span text:style-name="T443">Papež</text:span><text:span text:style-name="T604"> však zemřel a on byl proti očekávání všech zvolen na jeho místo. Nezměnil </text:span><text:span text:style-name="T631">n</text:span><text:span text:style-name="T604">ic však ze svého stylu života, </text:span><text:span text:style-name="T631">s výjimkou</text:span><text:span text:style-name="T604"> vnějšího oděvu. Neúnavně se lopotil, aby šířil víru a obnovil řád v Církvi, to spojoval s dobročinností, kdy ulehčoval v potřebách chudým, a ukázal také nepřemoženou sílu a pevnost v obnově práv Apoštolského Stolce. Tureckého sultána Selima </text:span><text:span text:style-name="T662">II.</text:span><text:span text:style-name="T677">, který se pyšnil mnoha vítězstvími a </text:span><text:span text:style-name="T678">zrovna </text:span><text:span text:style-name="T677">dal dohromady obrovskou flotilu, porazil u Lepanta ne toliko zbraněmi, jako spíše modlitbami k Bohu vyslanými. Toto vítězství mu Bůh zjevil </text:span><text:span text:style-name="T679">již </text:span><text:span text:style-name="T677">v hodinu, kdy jej bylo dosaženo, a on </text:span><text:span text:style-name="T680">to</text:span><text:span text:style-name="T677"> sdělil všem přítomným. </text:span><text:span text:style-name="T681">Když však podnikl další výpravu, těžce se roznemohl. Nejkrutější bolesti trpělivě snášel a došel až na konec, když přijal obvyklé Svátosti a duši svou Bohu v </text:span><text:span text:style-name="T702">nesmírném</text:span><text:span text:style-name="T681"> pokoji odevzdal roku 1572. </text:span><text:span text:style-name="T700">J</text:span><text:span text:style-name="T681">eho </text:span><text:span text:style-name="T700">t</text:span><text:span text:style-name="T681">ělo je</text:span><text:span text:style-name="T679"> </text:span><text:span text:style-name="T681">uloženo v Basilice Santa Maria Maggiore u Jesliček, </text:span><text:span text:style-name="T678">a těší se</text:span><text:span text:style-name="T681"> </text:span><text:span text:style-name="T678">nejvyšší </text:span><text:span text:style-name="T681">úctě vše</text:span><text:span text:style-name="T678">ch</text:span><text:span text:style-name="T681"> věřící</text:span><text:span text:style-name="T678">ch</text:span><text:span text:style-name="T681">.</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9">I</text:span><text:span text:style-name="T2">. </text:span><text:span text:style-name="T8">M</text:span><text:span text:style-name="T7">A</text:span><text:span text:style-name="T8">J</text:span><text:span text:style-name="T7">I.</text:span></text:p>
            <text:p text:style-name="P221"><text:span text:style-name="T61">I</text:span><text:span text:style-name="T101">n</text:span><text:span text:style-name="T61"> </text:span><text:span text:style-name="T69">F</text:span><text:span text:style-name="T102">e</text:span><text:span text:style-name="T104">sto</text:span><text:span text:style-name="T61"> </text:span><text:span text:style-name="T65">S</text:span><text:span text:style-name="T69">S</text:span><text:span text:style-name="T61">. </text:span><text:span text:style-name="T69">N</text:span><text:span text:style-name="T306">e</text:span><text:span text:style-name="T308">re</text:span><text:span text:style-name="T306">i, </text:span><text:span text:style-name="T69">A</text:span><text:span text:style-name="T308">chillei et </text:span><text:span text:style-name="T69">D</text:span><text:span text:style-name="T308">omitillæ, </text:span><text:span text:style-name="T69">V</text:span><text:span text:style-name="T308">irginis, </text:span></text:p>
            <text:p text:style-name="P221"><text:soft-page-break/><text:span text:style-name="T308">atque </text:span><text:span text:style-name="T69">P</text:span><text:span text:style-name="T308">ancratii</text:span><text:span text:style-name="T306">, </text:span><text:span text:style-name="T69">M</text:span><text:span text:style-name="T303">a</text:span><text:span text:style-name="T308">rtyrum</text:span><text:span text:style-name="T305">.</text:span></text:p>
            <text:p text:style-name="P80">iij. Lect. et M.</text:p>
          </table:table-cell>
          <table:covered-table-cell/>
        </table:table-row>
        <table:table-row table:style-name="Tabulka1.1">
          <table:table-cell table:style-name="Tabulka1.A1" office:value-type="string">
            <text:p text:style-name="P183">In I. Nocturno</text:p>
            <text:p text:style-name="P174">De libro Sapiéntiæ.</text:p>
            <text:p text:style-name="P100">Lectio j. <text:span text:style-name="T354">Cap. 5.</text:span></text:p>
            <text:p text:style-name="P235">S<text:span text:style-name="T365">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235"/>
          </table:table-cell>
          <table:table-cell table:style-name="Tabulka1.A1" office:value-type="string">
            <text:p text:style-name="P183"><text:s/></text:p>
            <text:p text:style-name="P18"/>
            <text:p text:style-name="P18"/>
            <text:p text:style-name="P253"><text:span text:style-name="T365">Spravedliv</text:span><text:span text:style-name="T389">í</text:span> tehdy s velkou neohrožeností předstoupí před ty, <text:span text:style-name="T480">kteří</text:span> <text:span text:style-name="T480">je</text:span> sužovali a pohrdali je<text:span text:style-name="T480">jich</text:span> úsilím. <text:span text:style-name="T718">Ti p</text:span>ři pohledu na ně budou zachváceni hrozným strachem a užasnou nad je<text:span text:style-name="T480">jich</text:span> nečekanou spásou. <text:span text:style-name="T480">S </text:span>úzkostným povzdechem si pro sebe kajícně řeknou: „To j<text:span text:style-name="T480">sou</text:span> t<text:span text:style-name="T480">i</text:span>, k<text:span text:style-name="T480">teří</text:span> nám byl<text:span text:style-name="T480">i</text:span> kdysi k smíchu jako příklad potupy, nám pošetilým! Je<text:span text:style-name="T480">jich</text:span> život jsme považovali za nesmyslný a je<text:span text:style-name="T480">jich</text:span> konec za bezectný. <text:span text:style-name="T723">(</text:span><text:span text:style-name="T200">ČEP, upraveno</text:span><text:span text:style-name="T723">)</text:span></text:p>
          </table:table-cell>
        </table:table-row>
        <table:table-row table:style-name="Tabulka1.1">
          <table:table-cell table:style-name="Tabulka1.A1" office:value-type="string">
            <text:p text:style-name="P68">De Epístola sancti Cypriáni Epíscopi et Mártyris </text:p>
            <text:p text:style-name="P68">ad Mártyres et Confessóres.</text:p>
            <text:p text:style-name="P96">Lib. 2. Epist. 6.</text:p>
            <text:p text:style-name="P96">Lectio <text:span text:style-name="T359">ij</text:span>.</text:p>
            <text:p text:style-name="P334">Q<text:span text:style-name="T365">uibus</text:span> ego vos láudibus prædicem, fortíssimi Mártyres? robur péctoris vestri, et perseverántiam fidei, quo præcónio vocis ex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7"/>
          </table:table-cell>
          <table:table-cell table:style-name="Tabulka1.A1" office:value-type="string">
            <text:p text:style-name="P34"/>
            <text:p text:style-name="P34"/>
            <text:p text:style-name="P34"/>
            <text:p text:style-name="P34"/>
            <text:p text:style-name="P282"><text:span text:style-name="T365">Jaké</text:span> chvály vám <text:span text:style-name="T736">jen</text:span> mohu vzdáti, přesilní Mučedníci? Jakým chvalozpěvem moh<text:span text:style-name="T736">l bych </text:span>ozdobit sílu vašich srdcí a vytrvalost víry? Snášeli jste až do samého slavného konce tu nejtvrdší zkoušku, mučení vás nezdolalo, spíše vy jste všechna mučení zdolali. Konec bolestem, jejž mučitelé nechtěli dát, však přinesly slavné koruny. K tomu jste dlouze snášeli větší trápení než zvíře na jatkách, ne však proto, abyste nakonec svou víru zapřeli, ale abyste rychleji lid Boží k Bohu přivedli.</text:p>
          </table:table-cell>
        </table:table-row>
        <table:table-row table:style-name="Tabulka1.1">
          <table:table-cell table:style-name="Tabulka1.A1" office:value-type="string">
            <text:p text:style-name="P96">Lectio <text:span text:style-name="T359">ii</text:span>j.</text:p>
            <text:p text:style-name="P239">V<text:span text:style-name="T365">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ext:p text:style-name="P239"/>
          </table:table-cell>
          <table:table-cell table:style-name="Tabulka1.A1" office:value-type="string">
            <text:p text:style-name="P34"/>
            <text:p text:style-name="P392"><text:span text:style-name="T606">S obdivem uzřely přítomn</text:span><text:span text:style-name="T607">é</text:span><text:span text:style-name="T606"> zástupy </text:span><text:span text:style-name="T608">váš</text:span><text:span text:style-name="T606"> </text:span><text:span text:style-name="T607">nebeský </text:span><text:span text:style-name="T606">souboj, souboj Boží, souboj duchovní, boj Kristův. </text:span><text:span text:style-name="T608">Všichni uzřeli Jeho služebníky, </text:span><text:span text:style-name="T605">kter</text:span><text:span text:style-name="T608">ak stojí s neochvějným hlasem, nezlomeným duchem, božskou ctností, zbraní světských sice zbavené, avšak ozbrojené zbraněmi planoucí víry. I když byli mučeni, byli silnější než </text:span><text:span text:style-name="T605">jejich </text:span><text:span text:style-name="T608">mučitelé. Jejich zbité a rozervané údy přemohly nástroje, které je zraňovaly.</text:span></text:p>
          </table:table-cell>
        </table:table-row>
        <table:table-row table:style-name="Tabulka1.1">
          <table:table-cell table:style-name="Tabulka1.A1" table:number-columns-spanned="2" office:value-type="string">
            <text:p text:style-name="P214"><text:span text:style-name="T2">DIE </text:span><text:span text:style-name="T15">X</text:span><text:span text:style-name="T17">III</text:span><text:span text:style-name="T2">. </text:span><text:span text:style-name="T16">MAJI</text:span><text:span text:style-name="T7">. </text:span></text:p>
            <text:p text:style-name="P214"><text:span text:style-name="T310">(in monasteriis </text:span><text:span text:style-name="T17">B</text:span><text:span text:style-name="T310">ohemiae)</text:span></text:p>
            <text:p text:style-name="P126"><text:span text:style-name="T42">I</text:span><text:span text:style-name="T98">n</text:span><text:span text:style-name="T42"> F</text:span><text:span text:style-name="T98">esto </text:span><text:span text:style-name="T44">S</text:span><text:span text:style-name="T42">. </text:span><text:span text:style-name="T52">A</text:span><text:span text:style-name="T297">thanas</text:span><text:span text:style-name="T294">ii</text:span><text:span text:style-name="T295">,</text:span></text:p>
            <text:p text:style-name="P119">Episcopi, <text:span text:style-name="T351">Confessoris et Ecclesiæ Doct.</text:span></text:p>
            <text:p text:style-name="P118">iij. Lect. et M.</text:p>
          </table:table-cell>
          <table:covered-table-cell/>
        </table:table-row>
        <table:table-row table:style-name="Tabulka1.1">
          <table:table-cell table:style-name="Tabulka1.A1" office:value-type="string">
            <text:p text:style-name="P183">In I. Nocturno</text:p>
            <text:p text:style-name="P175">De libro Ecclesiástici.</text:p>
            <text:p text:style-name="P101">Lectio j. <text:span text:style-name="T354">Cap. 39.</text:span></text:p>
            <text:p text:style-name="P236"><text:soft-page-break/>S<text:span text:style-name="T365">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236"/>
          </table:table-cell>
          <table:table-cell table:style-name="Tabulka1.A1" office:value-type="string">
            <text:p text:style-name="P183"><text:s text:c="2"/></text:p>
            <text:p text:style-name="P22"/>
            <text:p text:style-name="P22"/>
            <text:p text:style-name="P254"><text:soft-page-break/><text:span text:style-name="T398">Takový</text:span><text:span text:style-name="T497"> muž</text:span> hledá moudrost všech starých a obírá se <text:span text:style-name="T498">Proroky</text:span>. Vypravování slovutných mužů si pamatuje, a v<text:span text:style-name="T497">e skrytý význam</text:span> <text:span text:style-name="T497">podobenství hned</text:span> proniká. Tajnosti <text:span text:style-name="T497">skryté v příslovích</text:span> zkoumá, a záhadami <text:span text:style-name="T497">podobenství</text:span> se zabývá. Mezi velmoži koná službu, a před <text:span text:style-name="T497">tváří</text:span> vladařov<text:span text:style-name="T497">ou</text:span> se ukazuje. <text:span text:style-name="T355">(</text:span><text:span text:style-name="T162">Hejčl, </text:span><text:span text:style-name="T163">upraveno</text:span><text:span text:style-name="T355">)</text:span></text:p>
          </table:table-cell>
        </table:table-row>
        <table:table-row table:style-name="Tabulka1.1">
          <table:table-cell table:style-name="Tabulka1.A1" office:value-type="string">
            <text:p text:style-name="P101">Lectio ij.</text:p>
            <text:p text:style-name="P326"><text:span text:style-name="T365">Athanásius</text:span> Alexandrínus, ab Alexándro Epíscopo Diáconus factus, in ejus locum succéssit, quem étiam ántea secútus fúerat ad Nicaenum Concílium, ubi cum Aríi impietátem repressísset, tantum ódium Arianórum suscépit, ut ex eo témpore ei insídias molíri numquam destíterint. Quamóbrem in exílium actus, in Gállia apud Tréviros exulávit. Grávibus deínceps ac diutúrnis sub Constántio imperatóre, Arianórum fautóre, tempestátibus jactátus, et incredíbiles calamitátes perpéssus, magnam orbis terrae partem peragrávit: ac sæpe e sua Ecclésia ejéctus, sæpe étiam in eámdem restitútus est. </text:p>
            <text:p text:style-name="P204"/>
          </table:table-cell>
          <table:table-cell table:style-name="Tabulka1.A1" office:value-type="string">
            <text:p text:style-name="P38"/>
            <text:p text:style-name="P393"><text:span text:style-name="T444">Atanáš</text:span><text:span text:style-name="T445"> </text:span><text:span text:style-name="T609">pocházel z Alexandrie. Biskup Alexandr jej vysvětil na Jáhna a Atanáš nastoupil na jeho místo poté, co jej již dříve doprovázel na Nikájský Koncil, kde byla zavržena Ariova bezbožnost, a </text:span><text:span text:style-name="T632">on </text:span><text:span text:style-name="T609">tam zaplál takovou nenávistí k Ariánům, že </text:span><text:span text:style-name="T632">oni</text:span><text:span text:style-name="T609"> od té doby nikdy nepolevili v kladení podlých nástrah proti Atanášovi. Poslali jej tedy do vyhnanství a on odešel do Francie poblíž Trevíru. Pak jím zmítaly urputné a dlouhotrvající bouře, které mu přichystali Ariáni za císaře Konstancia, a protrpěl si neuvěřitelné pohromy, přičemž prošel velký díl světa: a </text:span><text:span text:style-name="T610">přestože</text:span><text:span text:style-name="T609"> bý</text:span><text:span text:style-name="T610">va</text:span><text:span text:style-name="T609">l často vypuzen ze své Církve, stejně často bý</text:span><text:span text:style-name="T639">va</text:span><text:span text:style-name="T609">l i </text:span><text:span text:style-name="T632">p</text:span><text:span text:style-name="T609">ovoláván zpět.</text:span></text:p>
          </table:table-cell>
        </table:table-row>
        <table:table-row table:style-name="Tabulka1.1">
          <table:table-cell table:style-name="Tabulka1.A1" office:value-type="string">
            <text:p text:style-name="P101">Lectio iij.</text:p>
            <text:p text:style-name="P300"><text:span text:style-name="T126">A</text:span><text:span text:style-name="T375">riánis</text:span><text:span text:style-name="T126"> intérea illi semper inféstis, eórum pertinácem iram fúgiens, in sicca cistérna quinque annis se ábdidit, et Constántio mórtuo, Alexandríam revérsus, summo honóre excéptus est. Sed non multo post, a Juliáno apóstata exagitátus, rursus discédere cógitur, et ad necem conquísitus effúgit, atque Alexandríam rédiens, ibídem usque ad Juliáni óbitum occúltus permánsit. Alia exórta tempestáte, quátuor menses in patérno sepúlchro delítuit, ac dénique ex tot tantísque perículis divínitus eréptus, Alexandríæ mortuus est in suo léctulo, sub Valénte, cum quadragínta annos in summa témporum varietáte Alexandrínam Ecclésiam sanctíssime gubernásset. </text:span></text:p>
            <text:p text:style-name="P11"/>
          </table:table-cell>
          <table:table-cell table:style-name="Tabulka1.A1" office:value-type="string">
            <text:p text:style-name="P38"/>
            <text:p text:style-name="P393"><text:span text:style-name="T446">Ariáni</text:span><text:span text:style-name="T611"> na něj mezitím neustále útočili, takže aby unikl jejich neodbytnému hněvu, ukryl se do vyschlé studně a tam po pět let přebýval. Po smrti Konstancia se navrátil do Alexandrie, kde byl přijat s nejvyššími poctami. Avšak zanedlouho poté byl na žádost Juliána Odpadlíka opět donucen odejít a bylo mu usilováno o život, čemuž unikl, a opět se vrátil do Alexandrie </text:span><text:span text:style-name="T610">kde</text:span><text:span text:style-name="T611"> tajně přebýval až do Juliánovy smrti. Přišla jiná bouře, takže se čtyři měsíce skrýval v hrobce svého otce, a poté, co byl z tak přemnoha nebezpečenství božskou mocí vysvobozen, zemřel v Alexandrii na svém lůžku, za vlády </text:span><text:span text:style-name="T663">císaře </text:span><text:span text:style-name="T682">Valenta, když čtyřicet let v přízni i nepřízni časů přesvatě spravoval Alexandrijské Církevní společenství.</text:span></text:p>
            <text:p text:style-name="P278"/>
          </table:table-cell>
        </table:table-row>
        <table:table-row table:style-name="Tabulka1.1">
          <table:table-cell table:style-name="Tabulka1.A1" table:number-columns-spanned="2" office:value-type="string">
            <text:p text:style-name="P48"><text:span text:style-name="T2">DIE </text:span><text:span text:style-name="T11">X</text:span><text:span text:style-name="T8">I</text:span><text:span text:style-name="T20">V</text:span><text:span text:style-name="T2">. </text:span><text:span text:style-name="T8">M</text:span><text:span text:style-name="T7">A</text:span><text:span text:style-name="T8">J</text:span><text:span text:style-name="T7">I.</text:span></text:p>
            <text:p text:style-name="P129"><text:span text:style-name="T42">I</text:span><text:span text:style-name="T98">n</text:span><text:span text:style-name="T42"> </text:span><text:span text:style-name="T43">F</text:span><text:span text:style-name="T99">e</text:span><text:span text:style-name="T100">sto</text:span><text:span text:style-name="T42"> </text:span><text:span text:style-name="T44">S</text:span><text:span text:style-name="T42">. </text:span><text:span text:style-name="T45">P</text:span><text:span text:style-name="T299">achomii</text:span><text:span text:style-name="T291">, </text:span></text:p>
            <text:p text:style-name="P123"><text:span text:style-name="T60">Abbat</text:span><text:span text:style-name="T59">is</text:span><text:span text:style-name="T58">.</text:span></text:p>
            <text:p text:style-name="P80">iij. Lect. et M.</text:p>
          </table:table-cell>
          <table:covered-table-cell/>
        </table:table-row>
        <table:table-row table:style-name="Tabulka1.1">
          <table:table-cell table:style-name="Tabulka1.A1" office:value-type="string">
            <text:p text:style-name="P187">In I. Nocturno</text:p>
            <text:p text:style-name="P177">De libro Ecclesiástici.</text:p>
            <text:p text:style-name="P102">Lectio j. <text:span text:style-name="T487">Cap. 44.</text:span></text:p>
            <text:p text:style-name="P237"><text:span text:style-name="T534">L</text:span><text:span text:style-name="T365">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text:soft-page-break/>præsénti pópulo, et virtúte prudéntiæ pópulis sanctíssima verba.</text:p>
            <text:p text:style-name="P237"/>
          </table:table-cell>
          <table:table-cell table:style-name="Tabulka1.A1" office:value-type="string">
            <text:p text:style-name="P23"/>
            <text:p text:style-name="P23"/>
            <text:p text:style-name="P23"/>
            <text:p text:style-name="P272"><text:span text:style-name="T411">C</text:span><text:span text:style-name="T365">hvalme</text:span> slavné muže, <text:span text:style-name="T535">své </text:span>otce<text:span text:style-name="T535"> </text:span>všech pokolení. Mnohou slávu vyjevil Hospodin <text:span text:style-name="T535">ve své vznešenosti od věků</text:span>. Panovali ve svých královstvích, <text:span text:style-name="T186">byli to </text:span>muži proslulí svou mocí; <text:span text:style-name="T535">věhlasní svou moudrostí, Proroctvími dokazovali důstojnost Proroků a lidu svému vládli ctností své </text:span><text:soft-page-break/><text:span text:style-name="T535">moudrosti i přesvatými slovy</text:span>. </text:p>
          </table:table-cell>
        </table:table-row>
        <table:table-row table:style-name="Tabulka1.1">
          <table:table-cell table:style-name="Tabulka1.A1" office:value-type="string">
            <text:p text:style-name="P69">Ex libro Morálium sancti Gregórii Papae.</text:p>
            <text:p text:style-name="P105">Lib. 10. Cap. 16. in 12. Job.</text:p>
            <text:p text:style-name="P96">Lectio <text:span text:style-name="T359">ij</text:span>.</text:p>
            <text:p text:style-name="P334"><text:span text:style-name="T365">Sapiéntia</text:span> <text:span text:style-name="T533">j</text:span>ustórum est, nil per ostensiónem fíngere, sensum verbis aperíre, vera ut sunt dilígere, falsa devitáre, bona gratis exhibére, mala libéntius toleráre, quam fácere; nullam in<text:span text:style-name="T533">j</text:span>úriæ ultiónem quærere, pro veritáte contuméliam lucrum putáre. Sed hæc <text:span text:style-name="T533">j</text:span>ustórum simplícitas deridétur; quia ab hu<text:span text:style-name="T533">j</text:span>us mundi sapiéntibus puritátis virtus, fatúitas créditur.</text:p>
            <text:p text:style-name="P7"/>
          </table:table-cell>
          <table:table-cell table:style-name="Tabulka1.A1" office:value-type="string">
            <text:p text:style-name="P34"/>
            <text:p text:style-name="P34"/>
            <text:p text:style-name="P34"/>
            <text:p text:style-name="P283"><text:span text:style-name="T365">Moudrost</text:span> spravedlivých nic nepředstírá, aby se předváděla, <text:span text:style-name="T207">avšak </text:span>otvírá smysl slov, pravdu miluje takovou, jaká je, lžím se vyhýbá, ráda koná dobro, zlo raději snáší, než by se k němu snížila, netouží po mstě bezpráví, trpět pro pravdu považuje za výhru. Avšak tato prostota spravedlivých <text:span text:style-name="T737">bývá</text:span> terčem posměchu, neboť moudří tohoto světa věří, že ctnost čistoty je pouhé bláznovství. </text:p>
          </table:table-cell>
        </table:table-row>
        <table:table-row table:style-name="Tabulka1.1">
          <table:table-cell table:style-name="Tabulka1.A1" office:value-type="string">
            <text:p text:style-name="P96">Lectio <text:span text:style-name="T359">ii</text:span>j.</text:p>
            <text:p text:style-name="P239"><text:span text:style-name="T365">Omne</text:span> enim quod innocénter ágitur, ab eis procul dúbio stultum putátur; et quidquid in ópere véritas ápprobat, carnáli sapiéntiæ fátuum sonat. Quid namque stúltius vidétur mundo quam mentem verbis osténdere, nil cállida machinatióne simuláre, nullas iniúriis contumélias réddere, pro maledicéntibus oráre, paupertátem quærere, posséssa relínquere, rapiénti non resístere, percutiénti álteram maxíllam præbére?</text:p>
            <text:p text:style-name="P239"/>
          </table:table-cell>
          <table:table-cell table:style-name="Tabulka1.A1" office:value-type="string">
            <text:p text:style-name="P34"/>
            <text:p text:style-name="P285"><text:span text:style-name="T365">Totiž</text:span> vše, co se chová nevinně, považují beze vší pochyby za hloupé; a cokoliv je v něčích skutcích shledáno pravdou, tělesná moudrost to vidí jako pošetilost. Neboť co shledává svět <text:span text:style-name="T737">pošetilejším</text:span> než řečí vyjevit, co je na mysli, nic horečnatou činností nepředstírat, nespravedlivé urážky nemstít bezprávím, modlit se za ty, kteří nám zlořečí, vyhledávat chudobu, vzdávat se majetku, uchvatiteli nevzdorovat, <text:span text:style-name="T724">a </text:span>když nás někdo uhodí, nabídnout mu druhou tvář? <text:s/></text:p>
          </table:table-cell>
        </table:table-row>
        <table:table-row table:style-name="Tabulka1.1">
          <table:table-cell table:style-name="Tabulka1.A1" office:value-type="string">
            <text:p text:style-name="P103">Oratio. </text:p>
            <text:p text:style-name="P375"><text:span text:style-name="T365">Intercéssi</text:span><text:span text:style-name="T412">o</text:span> nos, quæsumus, Dómine, beáti Pachómii Abbátis comméndet: * ut, quod nostris méritis non valémus, § ejus patrocínio assequámur. Per Dóminum. </text:p>
            <text:p text:style-name="P375"/>
          </table:table-cell>
          <table:table-cell table:style-name="Tabulka1.A1" office:value-type="string">
            <text:p text:style-name="P103"/>
            <text:p text:style-name="P384"><text:span text:style-name="T396">Prosíme</text:span><text:span text:style-name="T332"> </text:span><text:span text:style-name="T338">tě</text:span><text:span text:style-name="T332">, </text:span><text:span text:style-name="T338">Pane, ať nás provází přímluva svatého Opata Pachomia</text:span><text:span text:style-name="T332">: </text:span><text:span text:style-name="T338">aby</text:span><text:span text:style-name="T339">chom</text:span><text:span text:style-name="T338"> to, co svými zásluhami dosáhnouti nedokážeme, jeho přímluvami </text:span><text:span text:style-name="T339">jsme </text:span><text:span text:style-name="T338">dosáhnouti m</text:span><text:span text:style-name="T339">ohli</text:span><text:span text:style-name="T332">. </text:span><text:span text:style-name="T338">Skrze Pána</text:span><text:span text:style-name="T332">. </text:span></text:p>
            <text:p text:style-name="P375"/>
          </table:table-cell>
        </table:table-row>
        <table:table-row table:style-name="Tabulka1.1">
          <table:table-cell table:style-name="Tabulka1.A1" table:number-columns-spanned="2" office:value-type="string">
            <text:p text:style-name="P57"><text:span text:style-name="T5">DIE</text:span><text:span text:style-name="T2"> </text:span><text:span text:style-name="T18">XV</text:span><text:span text:style-name="T2">I. </text:span><text:span text:style-name="T6">M</text:span><text:span text:style-name="T5">A</text:span><text:span text:style-name="T6">J</text:span><text:span text:style-name="T5">I.</text:span></text:p>
            <text:p text:style-name="P226"><text:span text:style-name="T42">I</text:span><text:span text:style-name="T98">n</text:span><text:span text:style-name="T42"> F</text:span><text:span text:style-name="T98">esto</text:span><text:span text:style-name="T42"> S. </text:span><text:span text:style-name="T53">J</text:span><text:span text:style-name="T149">oannis </text:span><text:span text:style-name="T53">N</text:span><text:span text:style-name="T149">epomuceni</text:span><text:span text:style-name="T146">.</text:span></text:p>
            <text:p text:style-name="P84">Martyris,</text:p>
            <text:p text:style-name="P51"><text:span text:style-name="T33">Patroni Regni Bohemiæ</text:span><text:span text:style-name="T32">.</text:span></text:p>
            <text:p text:style-name="P50"><text:span text:style-name="T93">in </text:span><text:span text:style-name="T35">B</text:span><text:span text:style-name="T93">ohemia:</text:span><text:span text:style-name="T94"> </text:span><text:span text:style-name="T97">Serm</text:span><text:span text:style-name="T94">. </text:span><text:span text:style-name="T95">m</text:span><text:span text:style-name="T97">aj</text:span><text:span text:style-name="T95">.</text:span></text:p>
          </table:table-cell>
          <table:covered-table-cell/>
        </table:table-row>
        <table:table-row table:style-name="Tabulka1.1">
          <table:table-cell table:style-name="Tabulka1.A1" office:value-type="string">
            <text:p text:style-name="P179">In I. Nocturno</text:p>
            <text:p text:style-name="P171">De libro Sapiéntiæ.</text:p>
            <text:p text:style-name="P97">Lectio j. <text:span text:style-name="T354">Cap. 5.</text:span></text:p>
            <text:p text:style-name="P232">S<text:span text:style-name="T365">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232"><text:soft-page-break/></text:p>
          </table:table-cell>
          <table:table-cell table:style-name="Tabulka1.A1" office:value-type="string">
            <text:p text:style-name="P19"/>
            <text:p text:style-name="P19"/>
            <text:p text:style-name="P19"/>
            <text:p text:style-name="P252"><text:span text:style-name="T365">Spravedliv</text:span><text:span text:style-name="T389">í</text:span> tehdy s velkou neohrožeností předstoupí před ty, <text:span text:style-name="T480">kteří</text:span> <text:span text:style-name="T480">je</text:span> sužovali a pohrdali je<text:span text:style-name="T480">jich</text:span> úsilím. Při pohledu na ně budou zachváceni hrozným strachem a užasnou nad je<text:span text:style-name="T480">jich</text:span> nečekanou spásou. <text:span text:style-name="T480">S </text:span>úzkostným povzdechem si pro sebe kajícně řeknou: „To j<text:span text:style-name="T480">sou</text:span> t<text:span text:style-name="T480">i</text:span>, k<text:span text:style-name="T480">teří</text:span> nám byl<text:span text:style-name="T480">i</text:span> kdysi k smíchu jako příklad potupy, nám pošetilým! Je<text:span text:style-name="T480">jich</text:span> život jsme považovali za nesmyslný a je<text:span text:style-name="T480">jich</text:span> konec za bezectný.</text:p>
          </table:table-cell>
        </table:table-row>
        <table:table-row table:style-name="Tabulka1.1">
          <table:table-cell table:style-name="Tabulka1.A1" office:value-type="string">
            <text:p text:style-name="P97">Lectio ij. </text:p>
            <text:p text:style-name="P321">E<text:span text:style-name="T365">cce</text:span> quóm<text:span text:style-name="T481">o</text:span>do computáti sunt inter fílios Dei, et inter sanctos sors illórum est. Ergo errávimus a via veritátis, et justítiæ lumen non luxit nobis, et Sol intelligéntiæ non est ortus nobis. Lassáti sumus in via iniquitátis et perditiónis, et ambulávimus vias diffíciles, viam autem Dómini ignorávimus. Tália dixérunt in inférno hi, qui peccavérunt.</text:p>
            <text:p text:style-name="P201"/>
          </table:table-cell>
          <table:table-cell table:style-name="Tabulka1.A1" office:value-type="string">
            <text:p text:style-name="P35"/>
            <text:p text:style-name="P260"><text:span text:style-name="T390">Hle</text:span><text:span text:style-name="T481">, j</text:span>ak to, že j<text:span text:style-name="T481">sou</text:span> připočten<text:span text:style-name="T481">i</text:span> k Božím synům a že je<text:span text:style-name="T481">jich</text:span> úděl je mezi svatými? Zbloudili jsme <text:span text:style-name="T481">tedy </text:span>z cesty pravdy, světlo spravedlnosti nám nezasvítilo, <text:span text:style-name="T481">S</text:span>lunce <text:span text:style-name="T481">porozumění </text:span>nám nevzešlo. Naplno jsme se vydali po stezkách nepravosti a záhuby, neschůdnými pustinami jsme se plahočili, cestu Hospodinovu <text:span text:style-name="T481">jsme však </text:span>nepoznali. <text:span text:style-name="T481">Takové věci budou v pekle říkat ti, kteří zhřešili.</text:span></text:p>
          </table:table-cell>
        </table:table-row>
        <table:table-row table:style-name="Tabulka1.1">
          <table:table-cell table:style-name="Tabulka1.A1" office:value-type="string">
            <text:p text:style-name="P97">Lectio iij.</text:p>
            <text:p text:style-name="P321">J<text:span text:style-name="T365">usti</text:span> autem in perpétuum vivent, et apud Dóminum est merces eórum, et cogitátio illórum apud Altíssimum. Ideo accípient regnum decóris, et diadéma speciéi de manu Dómini: quóniam déxtera sua teget eos, et bráchio sancto suo deféndet illos.</text:p>
            <text:p text:style-name="P8"/>
          </table:table-cell>
          <table:table-cell table:style-name="Tabulka1.A1" office:value-type="string">
            <text:p text:style-name="P35"/>
            <text:p text:style-name="P261"><text:span text:style-name="T365">Spravedliví</text:span> však žijí navěky; jejich odměna je u Hospodina, Nejvyšší o ně pečuje. Obdrží slavné království a krásnou čelenku z ruky Hospodinovy, neboť <text:span text:style-name="T725">svou </text:span>pravicí je přikryje a svou <text:span text:style-name="T482">svatou </text:span>paží je ochrání. <text:s/></text:p>
          </table:table-cell>
        </table:table-row>
        <table:table-row table:style-name="Tabulka1.1">
          <table:table-cell table:style-name="Tabulka1.A1" office:value-type="string">
            <text:p text:style-name="P97">Lectio i<text:span text:style-name="T462">v</text:span>. </text:p>
            <text:p text:style-name="P321"><text:span text:style-name="T365">Accípiet</text:span> armatúram zelus illíus, et armábit creatúram ad ultiónem inimicórum. Induet pro thoráce justítiam, et accípiet pro gálea judícium certum. Sumet scutum inexpugnábile æquitátem: ácuet autem duram iram in lánceam, et pugnábit cum illo orbis terrárum contra insensátos.</text:p>
            <text:p text:style-name="P8"/>
          </table:table-cell>
          <table:table-cell table:style-name="Tabulka1.A1" office:value-type="string">
            <text:p text:style-name="P35"/>
            <text:p text:style-name="P264"><text:span text:style-name="T365">Vezme</text:span> si jako zbroj své rozhorlení a vyzbrojí stvoření k odvetě proti nepřátelům. Oděje se spravedlností jako pancířem a jako přilbu si nasadí neúplatný soud. Jako neprorazitelný štít si vezme <text:span text:style-name="T483">spravedlnost</text:span>. Naostří přísný hněv jako <text:span text:style-name="T483">kopí</text:span>, a <text:span text:style-name="T483">celý </text:span>svět s ním půjde do boje proti pobloudilcům. <text:span text:style-name="T483">(</text:span><text:span text:style-name="T484">~</text:span><text:span text:style-name="T169">ČEP)</text:span></text:p>
          </table:table-cell>
        </table:table-row>
        <table:table-row table:style-name="Tabulka1.1">
          <table:table-cell table:style-name="Tabulka1.A1" office:value-type="string">
            <text:p text:style-name="P185">In I<text:span text:style-name="T520">I</text:span>. Nocturno</text:p>
            <text:p text:style-name="P104">Lectio v.</text:p>
            <text:p text:style-name="P306"><text:span text:style-name="T117">J</text:span><text:span text:style-name="T374">oánnes</text:span><text:span text:style-name="T117"> Nepomúci Bohémiæ óppido, unde Nepomucéni cognómen duxit, a Paréntibus ætáte provéctis, non sine futúræ Sanctitátis præságio flammis supra nascéntis domum mirabíliter collucéntibus ortus est. Cum infans in gravem morbum incidisset, Beátæ Virginis ope, cui natum Parentes referébant accéptum e vitæ perículo evásit incólumis. Egrégia índole, piáque institutióne cœléstibus indíciis obsequénte inter sanctas religiosásque exercitatiónes puerítiam egit; Fórmula enim Presbyteris Divínum Sacrifícium factúris inserviéndi percépta; sponte sua ad Cœnóbium Monachórum Cisterciénsium Nepomúco ádjacens, primo mane decúrrere, singulísque Dei Mystis ad Aras operatúris ministráre consuévit. Zatécii politióribus líteris ad humanitátem informátus; Pragæ vero gravióribus disciplínis excúltus, Philosophíæ, Theol</text:span><text:span text:style-name="T120">o</text:span><text:span text:style-name="T117">gíæ, Sacrorúmque Cánonum Magistérium et Láuream eméruit. Sacerdotio initiátus, atque a sciéntia Sanctórum ad lucra animárum rite comparátus, ministério verbi Dei se pénitus addíxit.</text:span></text:p>
            <text:p text:style-name="P205"/>
          </table:table-cell>
          <table:table-cell table:style-name="Tabulka1.A1" office:value-type="string">
            <text:p text:style-name="P185"><text:s/></text:p>
            <text:p text:style-name="P28"/>
            <text:p text:style-name="P289"><text:span text:style-name="T410">Jan</text:span><text:span text:style-name="T521"> pochází z českého města Nepomuku, podle něhož získal přízvisko Nepomucký. Jeho rodiče byli již pokročilého věku</text:span> <text:span text:style-name="T521">a v předzvěsti budoucí svatosti nad domem v den jeho narození zázračně zazářily plameny. Když jako nemluvně těžce onemocněl, zásluhou Blahoslavené Panny, která jej dle rodičů již při narození přijala, vyvázl z ohrožení života nedotčen. S obrovským nadáním a zbožnými vlohami, poslušen nebeským vnuknutím prožíval svůj chlapecký věk mezi svatými a nábožnými cvičeními. Když zaslechl proměňovací slova Kněze, který zrovna vysluhoval Božskou Oběť, ze své vlastní vůle, neboť bydlel nedaleko Kláštera Cisterciáckých Mnichů v Nepomuku, zvykl si každého dne hned ráno vyběhnout a vždy jednomu z Kněží sloužících u Oltáře ministrovat. V Žatci se mu dostalo vytříbeného humanitního vzdělání, v Praze pak pěstoval náročnější disciplíny, získal vzdělání ve Filosofii, Theologii a stal se bakalářem Posvátného Kanonického Práva. Když byl vysvěcen na Kněze a díky znalosti Svatých řádně připraven k získávání dobra duším, hluboce se oddal službě Božímu slovu.</text:span></text:p>
          </table:table-cell>
        </table:table-row>
        <text:soft-page-break/>
        <table:table-row table:style-name="Tabulka1.1">
          <table:table-cell table:style-name="Tabulka1.A1" office:value-type="string">
            <text:p text:style-name="P104">Lectio vj.</text:p>
            <text:p text:style-name="P336"><text:span text:style-name="T365">Cum</text:span> igitur in v<text:span text:style-name="T522">í</text:span>tiis extirpándis et revocándis in viam salútis errántibus eloqu<text:span text:style-name="T737">é</text:span>ntia et pietáte úberes éderet fructus inter Canónicos Metropolitánæ Ecclésiæ Pragénsis cooptátus, mox sibi demandátam Evangélii coram Rege Wencesláo IV. prædicándi provínciam suscépit eo succéssu, ut Joánnis suásu multa Rex fáceret, magnóque in honóre ejus virtútes habéret. Conspícuas tamen, quas ille óbtulit dignitátes Dei servus, ne a Divini verbi præcónio avocarétur, constantíssime recusávit. Régiis illum eleemósynis in páuperes erogándis præféctum Joánna Regina consciéntiæ sibi Moderatórem adscívit. Cum autem Wencesláus ab offício institutóque decessísset, atque in vítia præceps abriperétur: piæ autem Cónjugis obtestátiónes et mónita graváte ferret, conténdere ausus est, ut in Sacramentáli Judício Sacerdótii crédita Regínæ arcána sibi a Joánne panderéntur. At Dei miníster blandítiis primum, torméntis deinde, et cárceris squalóre tentátus, nefáriæ Regis cupiditáti fórtiter óbstitit.</text:p>
            <text:p text:style-name="P6"/>
          </table:table-cell>
          <table:table-cell table:style-name="Tabulka1.A1" office:value-type="string">
            <text:p text:style-name="P28"/>
            <text:p text:style-name="P290"><text:span text:style-name="T365">Když</text:span> tedy pracoval na vykořeňování neřestí a <text:span text:style-name="T737">svou výmluvností povolával zpět ty, </text:span>k<text:span text:style-name="T737">teří</text:span> zabloudili na cestě ke spáse, a přinášel hojné plody zbožnosti, byl jmenován <text:span text:style-name="T531">K</text:span>anovníkem <text:span text:style-name="T531">M</text:span>etropolitního <text:span text:style-name="T531">Chrámu</text:span> pražského a brzy provincii k hlásání <text:span text:style-name="T531">E</text:span>vangelia sobě <text:span text:style-name="T523">s</text:span>věřenou před <text:span text:style-name="T531">K</text:span>rálem Václavem IV. přijal s takovým úspěchem, že na Janův návrh král mnohé věci učinil, a velmi si vážil jeho ctností. Honosné pocty, kterých se mu dostávalo, <text:span text:style-name="T523">však </text:span>služebník Boží neustále odmítal, aby jej neodváděly od hlásání Božího slova. Královna J<text:span text:style-name="T524">oh</text:span>ana <text:span text:style-name="T184">Bavorská </text:span>jej ustanovila správcem královské almužny, která měla být rozdělena chudým, <text:span text:style-name="T524">a </text:span>svěřila mu<text:span text:style-name="T525"> i péči o </text:span>své svědomí. <text:span text:style-name="T525">Když se však Václav odvrátil od svých vladařských povinností, rychle jej uchvátily </text:span><text:span text:style-name="T737">i</text:span><text:span text:style-name="T525"> neřesti. Tím hůř snášel manželčiny zbožné prosby a napomenutí, takže se o</text:span><text:span text:style-name="T737">po</text:span><text:span text:style-name="T525">vážil obrátit se na Jana, aby mu odhalil tajemství, která Královna </text:span><text:span text:style-name="T737">u</text:span><text:span text:style-name="T525"> Svátostné</text:span><text:span text:style-name="T737">ho</text:span><text:span text:style-name="T525"> Kněž</text:span><text:span text:style-name="T737">ského</text:span><text:span text:style-name="T525"> Soudu odhalila. Pokoušen nejdříve lichotkami, poté mučením a špínou vězení, služebník Boží pevně odolal nestoudným tužbám královým.</text:span></text:p>
          </table:table-cell>
        </table:table-row>
        <table:table-row table:style-name="Tabulka1.1">
          <table:table-cell table:style-name="Tabulka1.A1" office:value-type="string">
            <text:p text:style-name="P104">Lectio vij.</text:p>
            <text:p text:style-name="P336">F<text:span text:style-name="T365">uréntem</text:span> tamen Wenceslái ánimum eum ab execrándo proposito nec humána, nec div<text:span text:style-name="T738">í</text:span>na jura deterrérent, suprémum agónem, quem instáre sibi Athléta Christi nóverat, pópulo in concióne de impendéntibus etiam Regni calamitátibus admónito, non obscúre prænuntiávit. Mox Bolesláviam proféctus ad Beátæ Virginis Imáginem antíquo cultu célebrem, cœléste præsídium ad certandum bonum certámen effúsis précibus implorávit. Inde vésperi reverténtem, in Pervigílio Domínicæ Ascensiónis, Rex e fenéstra conspicátus arcéssit, eumque veheméntius urgéret, et próximam in aquis, si obluctári pérgeret, submersiónem intentáret. Joánnes invícta cónstántia terrores minásque refutávit. Itaque Regis império in Moldávam flumen Pragam intérfluens noctu dejéctus, illústrem Martyrii corónam est consecútus. Sacrílegum fácinus clam patrátum, et Mártyris glóriam insígne prodígium divínitus patefécit. Ubi enim exánime corpus secúndo flúmine vehi cœpit, ardéntes faces aquis supernatántes et discurréntes apparuérunt.</text:p>
            <text:p text:style-name="P133"/>
          </table:table-cell>
          <table:table-cell table:style-name="Tabulka1.A1" office:value-type="string">
            <text:p text:style-name="P31"/>
            <text:p text:style-name="P394"><text:span text:style-name="T455">Rozzuřeného</text:span><text:span text:style-name="T646"> ducha Václavova však od vykonání jeho úmyslu neodradily ani lidské, ani Boží zákony, a svůj poslední zápas, o kterém </text:span><text:span text:style-name="T647">Z</text:span><text:span text:style-name="T646">ápasník Kristův věděl, že brzy přijde, jasně vytušil. Lid se mezitím bouřil, když se dozvěděl o hrozící pohromě pro </text:span><text:span text:style-name="T647">K</text:span><text:span text:style-name="T646">rálovství. Brzy nato vyrazil </text:span><text:span text:style-name="T674">Jan </text:span><text:span text:style-name="T646">do Boleslavi k od pradávna uctívanému </text:span><text:span text:style-name="T647">O</text:span><text:span text:style-name="T646">brazu Blahoslavené Panny, kde vyléval úpěnlivé prosby o nebeskou ochranu, aby dobrý boj bojoval. Když se odtud večer vracel, bylo právě před </text:span><text:span text:style-name="T647">N</text:span><text:span text:style-name="T646">edělí v oktávu Nanebevstoupení, </text:span><text:span text:style-name="T647">K</text:span><text:span text:style-name="T646">rál jej uviděl z okna, zavolal si jej a násilím jej zadržel s tím, že jej v nedaleké vodě utopí, pokud by se bránil. Jan s nepřemoženou vytrvalostí odolával strachu i výhrůžkám. Takže byl na </text:span><text:span text:style-name="T647">K</text:span><text:span text:style-name="T646">rálův příkaz v noci </text:span><text:span text:style-name="T647">v</text:span><text:span text:style-name="T646">hozen do řeky Vltavy, která Prahou protéká, a tím obdržel slavnou korunu </text:span><text:span text:style-name="T647">Mučednictví</text:span><text:span text:style-name="T646">. Zločin svatokrádežníků byl proveden v</text:span><text:span text:style-name="T647">e skrytosti</text:span><text:span text:style-name="T646">, avšak slávu Mučedníka všem božskou mocí </text:span><text:span text:style-name="T648">vy</text:span><text:span text:style-name="T646">jevil nevšední zázrak. Na místě, kam řeka zrovna </text:span><text:span text:style-name="T647">od</text:span><text:span text:style-name="T646">náš</text:span><text:span text:style-name="T647">e</text:span><text:span text:style-name="T646">la bezduché tělo, se objevily hořící pochodně, které pl</text:span><text:span text:style-name="T650">u</text:span><text:span text:style-name="T646">ly a vznášely se nad vodou. </text:span></text:p>
          </table:table-cell>
        </table:table-row>
        <table:table-row table:style-name="Tabulka1.1">
          <table:table-cell table:style-name="Tabulka1.A1" office:value-type="string">
            <text:p text:style-name="P104">Lectio viij.</text:p>
            <text:p text:style-name="P336">Q<text:span text:style-name="T365">uamóbrem</text:span> ex aréna, postrídie mane corpus elátum, Canónici deínde Regis iram nihil timéntes, in Metropolitánam Ecclésiam solémni pompa intulérunt et sepultúræ mandárunt. Cum autem indíes invícti Sacerdótis memória miráculis et máxima fi<text:soft-page-break/>délium, eórum præcipue, qui fama periclitántur, veneratióne crésceret, post annos demum ámplius tercéntos in jurídica recognitióne córporis, quod sub humo tam diu jacúerat, lingua ejus incorrúpta et vívida repérta est; quæ sexto post anno judícibus a Sede Apostólica delegátis exhíbita, novo prodígio repénte intúmuit, et subobscúrum rubórem in purpúreum commutávit. His ítaque aliísque signis rite probátis, Benedictus XIII. Póntifex Máximus, die décima nona mensis Mártii anno Salútis millésimo septingentésimo vigésimo nono primum hunc S<text:span text:style-name="T726">a</text:span>cramentális Sigílli Assertórem, Arcáni fidem sánguine obsignántem Sanctórum Mártyrum catálogo adscrípsit.</text:p>
            <text:p text:style-name="P133"/>
          </table:table-cell>
          <table:table-cell table:style-name="Tabulka1.A1" office:value-type="string">
            <text:p text:style-name="P59"/>
            <text:p text:style-name="P394"><text:span text:style-name="T447">Proto</text:span><text:span text:style-name="T612">, když </text:span><text:span text:style-name="T613">K</text:span><text:span text:style-name="T612">anovníci druhý den ráno vyzvedli Janovo tělo z písku, nebáli se nic </text:span><text:span text:style-name="T613">K</text:span><text:span text:style-name="T612">rálova hněvu a se vší slávou je přinesli do </text:span><text:span text:style-name="T613">M</text:span><text:span text:style-name="T612">etropolitního </text:span><text:span text:style-name="T613">C</text:span><text:span text:style-name="T612">hrámu, a </text:span><text:span text:style-name="T614">zde </text:span><text:span text:style-name="T613">je </text:span><text:span text:style-name="T614">i </text:span><text:span text:style-name="T613">přikázali</text:span><text:span text:style-name="T614"> </text:span><text:span text:style-name="T612">pohřb</text:span><text:span text:style-name="T614">ít</text:span><text:span text:style-name="T612">. Když však den ode dne sílila svrchovaná úcta k památce ne</text:span><text:soft-page-break/><text:span text:style-name="T612">přemoženého Kněze a zázraky se stávaly především těm, </text:span><text:span text:style-name="T615">kteří</text:span><text:span text:style-name="T612"> o jeho pověsti pochybovali, po více než třech stech letech </text:span><text:span text:style-name="T616">se při úředním ohledání těla, které tak dlouho leželo pod zemí, </text:span><text:span text:style-name="T614">shledalo</text:span><text:span text:style-name="T616">, že jazyk jeho je neporušený a vypadá jako živý. Když byl po </text:span><text:span text:style-name="T614">dalších </text:span><text:span text:style-name="T616">šesti letech ukáz</text:span><text:span text:style-name="T617">án</text:span><text:span text:style-name="T616"> soudcům Apoštolského </text:span><text:span text:style-name="T613">S</text:span><text:span text:style-name="T616">tolce, </text:span><text:span text:style-name="T617">novým zázrakem se </text:span><text:span text:style-name="T614">jazyk </text:span><text:span text:style-name="T617">najednou zvětšil, a z matně rudé barvy se stal jasný purpur. Tato i jiná znamení byla řádně posouzena a </text:span><text:span text:style-name="T618">Svatý Otec</text:span><text:span text:style-name="T617"> Benedikt XIII. jej dne 19. března léta Spásy 1729 </text:span><text:span text:style-name="T683">potvrdil </text:span><text:span text:style-name="T619">jako prvního </text:span><text:span text:style-name="T618">O</text:span><text:span text:style-name="T619">chránce této Svátostné Pečeti, který víru ve </text:span><text:span text:style-name="T664">zpovědní</text:span><text:span text:style-name="T665"> </text:span><text:span text:style-name="T683">Tajemství </text:span><text:span text:style-name="T684">zpečetil </text:span><text:span text:style-name="T683">krví svou, </text:span><text:span text:style-name="T685">a </text:span><text:span text:style-name="T683">připsal na seznam Svatých Mučedníků. </text:span></text:p>
          </table:table-cell>
        </table:table-row>
        <table:table-row table:style-name="Tabulka1.1">
          <table:table-cell table:style-name="Tabulka1.A1" office:value-type="string">
            <text:p text:style-name="P186">In I<text:span text:style-name="T526">II</text:span>. Nocturno</text:p>
            <text:p text:style-name="P49"><text:span text:style-name="T121">Léctio sancti Evangélii secúndum Matthæum.</text:span><text:span text:style-name="T22"> </text:span></text:p>
            <text:p text:style-name="P49"><text:span text:style-name="T28">Lectio ix. Cap. 1</text:span><text:span text:style-name="T31">0</text:span><text:span text:style-name="T28">.</text:span></text:p>
            <text:p text:style-name="P302">I<text:span text:style-name="T365">n</text:span> illo témpore: Dixit Jesus discípulis suis: Nihil est opértum, quod non revelábitur, et occultum, quod non sciétur. Et réliqua.</text:p>
            <text:p text:style-name="P6"/>
            <text:p text:style-name="P49"><text:span text:style-name="T253">Homilía S</text:span><text:span text:style-name="T254">ancti</text:span><text:span text:style-name="T253"> Hilárii Epíscopi.</text:span></text:p>
            <text:p text:style-name="P113">Comment. in Matth. can. 10. post med.</text:p>
            <text:p text:style-name="P301">D<text:span text:style-name="T365">óminus</text:span> diem judícii osténdit, quæ obstrúsam voluntátis nostræ consciéntiam prodet: et ea, quæ nunc occúlta existimántur luce cognitiónis públicæ déteget. Igitur non minas, non consília, non potestátes insectántium monet esse metuéndas: quia dies judícii nulla hæc fuísse, atque inánia revelábit.</text:p>
            <text:p text:style-name="P6"/>
          </table:table-cell>
          <table:table-cell table:style-name="Tabulka1.A1" office:value-type="string">
            <text:p text:style-name="P186"><text:s/></text:p>
            <text:p text:style-name="P28"/>
            <text:p text:style-name="P28"/>
            <text:p text:style-name="P308"><text:span text:style-name="T382">Za</text:span><text:span text:style-name="T237"> onoho času řekl Ježíš svým učedníkům: „Není nic </text:span><text:span text:style-name="T238">s</text:span><text:span text:style-name="T237">kryté, co neb</text:span><text:span text:style-name="T238">ude </text:span><text:span text:style-name="T251">jednou</text:span><text:span text:style-name="T237"> odhaleno, ani skryté, co </text:span><text:span text:style-name="T238">nebude </text:span><text:span text:style-name="T237">pozn</text:span><text:span text:style-name="T238">án</text:span><text:span text:style-name="T237">o</text:span><text:span text:style-name="T236">. A ostatn</text:span><text:span text:style-name="T248">í</text:span><text:span text:style-name="T236">.</text:span></text:p>
            <text:p text:style-name="P28"/>
            <text:p text:style-name="P28"/>
            <text:p text:style-name="P28"/>
            <text:p text:style-name="P317"><text:span text:style-name="T381">Pán</text:span><text:span text:style-name="T236"> </text:span><text:span text:style-name="T239">mluvil o</text:span><text:span text:style-name="T236"> dn</text:span><text:span text:style-name="T239">i</text:span><text:span text:style-name="T236"> soudu, který odhalí hlodavé svědomí naší vůle a věci, které jsou nyní považovány za skryté, odhalí světlem </text:span><text:span text:style-name="T239">všeobecného</text:span><text:span text:style-name="T236"> poznání. Proto nemáme </text:span><text:span text:style-name="T239">mít strach z </text:span><text:span text:style-name="T236">výhrůžek, plánů, ani moci těch, kteří nás pronásledují, neboť v den soudu již nic takového nebude, avšak odhal</text:span><text:span text:style-name="T239">eny budou</text:span><text:span text:style-name="T236"> všechny naše </text:span><text:span text:style-name="T240">pošetilosti</text:span><text:span text:style-name="T236">.</text:span></text:p>
          </table:table-cell>
        </table:table-row>
        <table:table-row table:style-name="Tabulka1.1">
          <table:table-cell table:style-name="Tabulka1.A1" office:value-type="string">
            <text:p text:style-name="P104">Lectio x.</text:p>
            <text:p text:style-name="P302">E<text:span text:style-name="T365">t</text:span> quod dico vobis in ténebris, d<text:span text:style-name="T738">í</text:span>cite in lúmine: et quod in aure audístis, prædicáte super tecta. Non légimus Dóminum sólitum fuísse, nóctibus sermocinári, et doctrínam in ténebris tradidísse: sed quia omnis sermo ejus carnálibus ténebræ sunt, et verbum ejus infidélibus nox est. Itaque id, quod a se dictum est, eum libertáte fídei, et confessiónis vult esse loquéndum.</text:p>
            <text:p text:style-name="P114"/>
          </table:table-cell>
          <table:table-cell table:style-name="Tabulka1.A1" office:value-type="string">
            <text:p text:style-name="P28"/>
            <text:p text:style-name="P291">A co vám říkám ve tmách, <text:span text:style-name="T527">povězte</text:span> na světle. <text:span text:style-name="T527">A</text:span> co slyšíte v soukromí, <text:span text:style-name="T527">roz</text:span>hl<text:span text:style-name="T527">ašu</text:span>jte ze střech. <text:span text:style-name="T527">Nikde jsme nečetli, že by Pán měl ve zvyku kázat po nocích a učení předávat za tmy, ale je to proto, že pro tělesné bytosti je každá jeho řeč temnotou a pro nevěřící je každé jeho slovo nocí. Proto Pán chtěl, aby cokoliv, co řekl, bylo hlásáno a vyznáváno ve svobodě víry. </text:span></text:p>
          </table:table-cell>
        </table:table-row>
        <table:table-row table:style-name="Tabulka1.1">
          <table:table-cell table:style-name="Tabulka1.A1" office:value-type="string">
            <text:p text:style-name="P104">Lectio xj.</text:p>
            <text:p text:style-name="P349">I<text:span text:style-name="T365">dcírco</text:span> quæ in ténebris dicta sunt, prædicári jussit in lúmine: ut quæ secréto áurium commíssa sunt, super tecta, i. e. excélso loquéntium præcónio audiántur. Constánter enim Dei ingerénda est cognítio, et profúndum doctr<text:span text:style-name="T528">í</text:span>næ Evangélicae secrétum in lúmine prædicatiónis Apostólicæ revelándum: non timéntes eos, quibus eum sit licéntia in córpora, tamen in ánimam jus nullum est: sed ti<text:soft-page-break/>méntes pótius Deum, cui perdéndæ in gehénna et ánimæ et córporis sit potéstas.</text:p>
            <text:p text:style-name="P6"/>
          </table:table-cell>
          <table:table-cell table:style-name="Tabulka1.A1" office:value-type="string">
            <text:p text:style-name="P28"/>
            <text:p text:style-name="P292"><text:span text:style-name="T365">Proto</text:span> přikázal, aby všechno, co <text:span text:style-name="T529">bylo</text:span> řečeno ve tmě, rozhlašovalo se za světla a co v tajnosti uším <text:span text:style-name="T529">bylo </text:span>svěřeno, ze střech, tedy z výšin hlasitě <text:span text:style-name="T529">se </text:span>rozhlašov<text:span text:style-name="T529">al</text:span>o. <text:span text:style-name="T530">Neustále je tedy třeba hromadit poznání Boha a odhalovat hluboká tajemství evan­gelního učení ve světle toho, co kázali Apoštolové. Nebojme se těch, kteří mají moc nad tělem, neboť na duši žádné právo nemají. Bojme se spíše Boha, který </text:span><text:soft-page-break/><text:span text:style-name="T530">má moc zničit v pekelném ohni tělo i duši. </text:span></text:p>
          </table:table-cell>
        </table:table-row>
        <table:table-row table:style-name="Tabulka1.1">
          <table:table-cell table:style-name="Tabulka1.A1" office:value-type="string">
            <text:p text:style-name="P104">Lectio xij.</text:p>
            <text:p text:style-name="P349">N<text:span text:style-name="T365">olíte</text:span> timére eos, qui occídunt corpus. Nullus igitur córporum nostrórum casus est pertimescéndus, neque ullus interiméndæ carnis admitténdus est dolor: quando pro natúræ suæ, atque oríginis conditióne resolúta, in substántiam spirituális ánimæ refundátur. Et quia doctrínis tálibus confirmátos opórtet líberam confiténdi Dei habére constántiam, etiam conditiónem, qua tenerémur, adjécit: negatúrum se eum Patri in cœlis, qui se hominibus in terra negásset: eum porro, qui conféssus coram homínibus se fuísset, a se in cœlis confiténdum: qualésque nos nóminis sui testes homínibus fuissémus, tali nos apud Deum Patrem testimónio ejus usúros.</text:p>
            <text:p text:style-name="P2"/>
          </table:table-cell>
          <table:table-cell table:style-name="Tabulka1.A1" office:value-type="string">
            <text:p text:style-name="P29"/>
            <text:p text:style-name="P308"><text:span text:style-name="T383">Nebojte</text:span><text:span text:style-name="T241"> se těch, kteří zabíjejí tělo. </text:span><text:span text:style-name="T242">Nemusíme se tedy bát čehokoliv, co se stane s naším tělem, </text:span><text:span text:style-name="T241">a</text:span><text:span text:style-name="T242">ni </text:span><text:span text:style-name="T241">není třeba připouštět si bolest z </text:span><text:span text:style-name="T243">jeho</text:span><text:span text:style-name="T241"> </text:span><text:span text:style-name="T242">ztráty</text:span><text:span text:style-name="T241">, </text:span><text:span text:style-name="T244">neboť když se podle své přirozenosti a podle svého počátku těla zbavíme, duše se navrátí do své duchovní podstaty. A protože nám, takovým učením posílený</text:span><text:span text:style-name="T246">m</text:span><text:span text:style-name="T244">, se sluší, abychom ve svobodě neus</text:span><text:span text:style-name="T245">tále vyznávali Boha, a to i ve stavu, ve kterém se nacházíme, proto dodal, že Otci v nebesích zapře toho, kdo jej před lidmi na zemi zapře. Ovšem toho, kdo jej před lidmi vyzná, i on v nebesích vyzná. Jakými tedy budeme jeho svědky před lidmi, takové jeho svědectví si pak zasloužíme </text:span><text:span text:style-name="T247">i </text:span><text:span text:style-name="T245">u Boha Otce. </text:span></text:p>
          </table:table-cell>
        </table:table-row>
        <table:table-row table:style-name="Tabulka1.1">
          <table:table-cell table:style-name="Tabulka1.A1" table:number-columns-spanned="2" office:value-type="string">
            <text:p text:style-name="P63"><text:span text:style-name="T2">DIE </text:span><text:span text:style-name="T11">X</text:span><text:span text:style-name="T8">I</text:span><text:span text:style-name="T12">X</text:span><text:span text:style-name="T2">. </text:span><text:span text:style-name="T8">M</text:span><text:span text:style-name="T7">A</text:span><text:span text:style-name="T8">J</text:span><text:span text:style-name="T7">I.</text:span></text:p>
            <text:p text:style-name="P130"><text:span text:style-name="T42">I</text:span><text:span text:style-name="T98">n</text:span><text:span text:style-name="T42"> </text:span><text:span text:style-name="T43">F</text:span><text:span text:style-name="T99">e</text:span><text:span text:style-name="T100">sto</text:span><text:span text:style-name="T42"> </text:span><text:span text:style-name="T44">S</text:span><text:span text:style-name="T42">. </text:span><text:span text:style-name="T45">P</text:span><text:span text:style-name="T289">e</text:span><text:span text:style-name="T290">t</text:span><text:span text:style-name="T291">r</text:span><text:span text:style-name="T289">i </text:span><text:span text:style-name="T45">C</text:span><text:span text:style-name="T292">œl</text:span><text:span text:style-name="T290">estini</text:span><text:span text:style-name="T291">, </text:span></text:p>
            <text:p text:style-name="P124"><text:span text:style-name="T59">Papæ et Confessoris</text:span><text:span text:style-name="T58">.</text:span></text:p>
            <text:p text:style-name="P82">iij. Lect. et M.</text:p>
          </table:table-cell>
          <table:covered-table-cell/>
        </table:table-row>
        <table:table-row table:style-name="Tabulka1.1">
          <table:table-cell table:style-name="Tabulka1.A1" office:value-type="string">
            <text:p text:style-name="P183">In I. Nocturno</text:p>
            <text:p text:style-name="P174">De libro Ecclesiástici.</text:p>
            <text:p text:style-name="P100">Lectio j. <text:span text:style-name="T354">Cap. 31.</text:span></text:p>
            <text:p text:style-name="P235">B<text:span text:style-name="T365">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35"/>
          </table:table-cell>
          <table:table-cell table:style-name="Tabulka1.A1" office:value-type="string">
            <text:p text:style-name="P183"><text:s/></text:p>
            <text:p text:style-name="P18"/>
            <text:p text:style-name="P18"/>
            <text:p text:style-name="P385"><text:span text:style-name="T452">Šťast</text:span><text:span text:style-name="T453">e</text:span><text:span text:style-name="T452">n</text:span><text:span text:style-name="T598"> </text:span><text:span text:style-name="T640">je muž</text:span><text:span text:style-name="T598">, který se uchovává bez viny a nehoní se za zlatem, </text:span><text:span text:style-name="T640">naději svou nemá v penězích ani v pokladech</text:span><text:span text:style-name="T598">. Kdo je to, abychom ho velebili? </text:span><text:span text:style-name="T640">N</text:span><text:span text:style-name="T598">eboť podivuhodné věci prokazuje </text:span><text:span text:style-name="T640">ve </text:span><text:span text:style-name="T598">svém ž</text:span><text:span text:style-name="T640">ivotě</text:span><text:span text:style-name="T598">. Kdo podstoupil tuto zkoušku a osvědčil se jako dokonalý? Bude mu to k chloubě </text:span><text:span text:style-name="T640">navěky</text:span><text:span text:style-name="T598">. Kdo mohl hřešit, a nezhřešil, dělat zlo, a neudělal? Jeho štěstí bude zajištěno </text:span><text:span text:style-name="T640">v Hospodinu</text:span><text:span text:style-name="T598">, o jeho milosrdenství se bude vypravovat v obci </text:span><text:span text:style-name="T640">Svatých</text:span><text:span text:style-name="T598">. (</text:span><text:span text:style-name="T657">Č</text:span><text:span text:style-name="T673">LP</text:span><text:span text:style-name="T657">, </text:span><text:span text:style-name="T658">upraveno</text:span><text:span text:style-name="T598">)</text:span></text:p>
          </table:table-cell>
        </table:table-row>
        <table:table-row table:style-name="Tabulka1.1">
          <table:table-cell table:style-name="Tabulka1.A1" office:value-type="string">
            <text:p text:style-name="P96">Lectio <text:span text:style-name="T359">ij</text:span>.</text:p>
            <text:p text:style-name="P334">P<text:span text:style-name="T365">etrus</text:span> Cœlest<text:span text:style-name="T360">í</text:span>nus, Æsérniæ in Samnítibus ex matérna alvo pellícula súbnigra, monástici hábitus instar corpúsculo obdúcta, mirabíliter pródiit. Puérulus a Deípara Vírgine, et divo Joánne Evangelísta sæpenúmero erudítur. Adhuc puer, áspera ac dévia móntium petens in latebrósa specu, unde et immánem dracónem divina virtúte éxpulit, quinquénnio commorátur. Erémi cultor præcípuus, victu quidem ásperam, sed virtútum insígniis coruscántem vitam duxit.</text:p>
            <text:p text:style-name="P7"/>
          </table:table-cell>
          <table:table-cell table:style-name="Tabulka1.A1" office:value-type="string">
            <text:p text:style-name="P34"/>
            <text:p text:style-name="P284"><text:span text:style-name="T413">Petr</text:span><text:span text:style-name="T532"> Celestin se narodil v Isernii v Samniu (</text:span><text:span text:style-name="T215">pozn.</text:span><text:span text:style-name="T532"> </text:span><text:span text:style-name="T185">střední Itálie</text:span><text:span text:style-name="T532">). Již od narození byl velmi tmavé pleti, přijal tedy mnišský hábit dle podoby svého těla (</text:span><text:span text:style-name="T215">pozn.</text:span><text:span text:style-name="T532"> </text:span><text:span text:style-name="T185">vstoupil k Benediktinům</text:span><text:span text:style-name="T532">) a podivuhodným způsobem zde prospíval. Jako mladého chlapce jej vzdělávala Bohorodička Panna a svatý Jan Evangelista. Byl ještě chlapec, když zamířil po drsných a neschůdných horských cestách do odlehlé jeskyně, odkud božskou mocí vyhnal nesmírně velikého draka, a pět let tam zůstal. Věnoval se především poustevnickému životu, pokrm jedl jen strohý, ale život vedl v lesku nezvyklých projevů ctností.</text:span></text:p>
          </table:table-cell>
        </table:table-row>
        <table:table-row table:style-name="Tabulka1.1">
          <table:table-cell table:style-name="Tabulka1.A1" office:value-type="string">
            <text:p text:style-name="P96">Lectio <text:span text:style-name="T359">ii</text:span>j.</text:p>
            <text:p text:style-name="P239"><text:soft-page-break/>M<text:span text:style-name="T365">ultis</text:span> ad eum úndique confluéntibus, Ordinem sancti Benedícti, in quo adoléscens solémnem emíserat professiónem, institutióne Monachórum Cœlestinórum propagávit. Inde ad erémum revérsus Summus Póntifex designátur; quo in múnere, eódem, quo dudum vivéndi génere utens, ac círciter sex menses pie versátus, Papátu sese ultro abdicávit, et ad némora iteráto se recépit. Miráculis ante et post óbitum cláruit. Dénique sénio conféctus, et ærúmnis, migrávit ad Dóminum.</text:p>
            <text:p text:style-name="P239"/>
          </table:table-cell>
          <table:table-cell table:style-name="Tabulka1.A1" office:value-type="string">
            <text:p text:style-name="P34"/>
            <text:p text:style-name="P285"><text:soft-page-break/><text:span text:style-name="T414">Mnozí </text:span><text:span text:style-name="T536">se k němu odevšad scházeli, takže Řád svatého Benedikta, v němž již jako mladík složil věčné sliby, rozšířil založením Celestinských Mnichů. Odtud se vrátil do poustevny, když byl </text:span><text:span text:style-name="T187">náhle</text:span><text:span text:style-name="T536"> zvolen Papežem; v tomto úřadu žil stejným způsobem jako dříve a asi šest měsíců tam zbožně přebýval, pak se Papežského úřadu vzdal, a opět se odebral do lesů. Proslaven zázraky byl před svou smrtí i po ní. Poté, stářím i soužením sešlý, odešel k Pánu.</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text:span><text:span text:style-name="T2">. </text:span><text:span text:style-name="T8">M</text:span><text:span text:style-name="T7">A</text:span><text:span text:style-name="T8">J</text:span><text:span text:style-name="T7">I.</text:span></text:p>
            <text:p text:style-name="P129"><text:span text:style-name="T42">I</text:span><text:span text:style-name="T98">n</text:span><text:span text:style-name="T42"> </text:span><text:span text:style-name="T43">F</text:span><text:span text:style-name="T99">e</text:span><text:span text:style-name="T100">sto</text:span><text:span text:style-name="T42"> </text:span><text:span text:style-name="T44">S</text:span><text:span text:style-name="T42">. </text:span><text:span text:style-name="T46">G</text:span><text:span text:style-name="T291">r</text:span><text:span text:style-name="T293">egori</text:span><text:span text:style-name="T289">i </text:span><text:span text:style-name="T293">vij.</text:span><text:span text:style-name="T291"> </text:span></text:p>
            <text:p text:style-name="P123"><text:span text:style-name="T59">Papæ et Confessoris</text:span><text:span text:style-name="T58">.</text:span></text:p>
            <text:p text:style-name="P80">iij. Lect. et M.</text:p>
          </table:table-cell>
          <table:covered-table-cell/>
        </table:table-row>
        <table:table-row table:style-name="Tabulka1.1">
          <table:table-cell table:style-name="Tabulka1.A1" office:value-type="string">
            <text:p text:style-name="P183">In I. Nocturno</text:p>
            <text:p text:style-name="P174">De Epistola beáti Pauli Apóstoli ad Titum.</text:p>
            <text:p text:style-name="P100">Lectio j. <text:span text:style-name="T354">Cap. 1.</text:span></text:p>
            <text:p text:style-name="P235">O<text:span text:style-name="T365">pórtet</text:span> Episcopum sine crímine esse, sicut Dei dispensá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35"/>
          </table:table-cell>
          <table:table-cell table:style-name="Tabulka1.A1" office:value-type="string">
            <text:p text:style-name="P183"><text:s/></text:p>
            <text:p text:style-name="P18"/>
            <text:p text:style-name="P18"/>
            <text:p text:style-name="P255"><text:span text:style-name="T365">Neboť</text:span> <text:span text:style-name="T514">Biskup</text:span> má býti jako správce Boží bezúhonný, n<text:span text:style-name="T537">ikoliv</text:span> pyšný, hněvivý, pijan, ne násilné povahy nebo chtivý mrzkého zisku, nýbrž pohostinný, dobra milovný, rozvážný, spra<text:span text:style-name="T739">­</text:span>vedlivý, zbožný a zdrželivý, má se držet spolehlivého slova učení, aby byl schopen v<text:span text:style-name="T739">e</text:span> zdravém učení i vyučovat i odpůrce usvědčovat. </text:p>
            <text:p text:style-name="P24"><text:span text:style-name="T355">(</text:span><text:span text:style-name="T203">C</text:span><text:span text:style-name="T162">ol, </text:span><text:span text:style-name="T163">upraveno</text:span><text:span text:style-name="T355">)</text:span></text:p>
          </table:table-cell>
        </table:table-row>
        <table:table-row table:style-name="Tabulka1.1">
          <table:table-cell table:style-name="Tabulka1.A1" office:value-type="string">
            <text:p text:style-name="P96">Lectio <text:span text:style-name="T359">ij</text:span>.</text:p>
            <text:p text:style-name="P334">G<text:span text:style-name="T365">regórius</text:span> Papa séptimus ántea Hildebrán-dus, Soánæ in Hetrúria natus ténera adhuc ætáte Romam proféctus, sub protectióne sancti Petri educátus est. Júvenis Ecclésiæ libertátem a láicis oppréssam, ac depravátos Ecclesiasticórum mores veheméntius dolens, in Cluniacénsi monastério hábitum regulárem índuit, tantóque pietátis ardóre divínæ Majestáti servívit, ut a sanctis ejúsdem cœnóbii pátribus Prior fúerit eléctus. Divina Providéntia majóra de eo disponénte, Cluníaco edúctus, Abbas primum sancti Pauli extra muros Urbis eléctus, ac póstmodum Románæ Ecclésiæ Cardinális creátus, sub quinque vicissim Summis Pontifícibus præcípua múnera et legatiónes cum laude magna, et strénua virtúte implévit, vir sanctíssimi ac puríssimi consílii a beáto Petro Damiáno nuncupáns. Mórtuo Alexándro secúndo, invítus et mœrens unánimi ómnium consénsu Summus Póntifex eléctus, sicut sol effúlsit in Domo Dei; nam potens ópere et sermóne, Ecclesiásticæ disciplínæ reparándæ, fídei propagándæ, libertáti Ecclesiásticæ restituéndæ, tanto stúdio incúbuit, ut ex Apostolórum ætáte nullus Pontíficum fuísse tradátur, qui majóres pro Ec<text:soft-page-break/>clésia Dei labóres molestiásque pertúlerit, aut qui pro e<text:span text:style-name="T538">j</text:span>us libertáte ácrius pugnáverit.</text:p>
            <text:p text:style-name="P7"/>
          </table:table-cell>
          <table:table-cell table:style-name="Tabulka1.A1" office:value-type="string">
            <text:p text:style-name="P34"/>
            <text:p text:style-name="P286"><text:span text:style-name="T365">Papež</text:span> Řehoř VII., vlastním jménem Hildebrand, <text:span text:style-name="T541">se </text:span>naro<text:span text:style-name="T541">dil</text:span> ve městě Soana v Toskánsku <text:span text:style-name="T541">a </text:span>ještě v mladém věku odešel do Říma, kde byl vzdělá<text:span text:style-name="T537">vá</text:span>n po ochranou svatého Petra. <text:span text:style-name="T537">Jako mladíka jej velmi trápilo, že laici utlačují svobodu Církve a ještě více </text:span><text:span text:style-name="T753">však </text:span><text:span text:style-name="T537">upadlé mravy Kleriků, takže oblékl řeholní hábit v klášteře v Cluny, a božské Vznešenosti sloužil s takovým zbožným zápalem, že jej svatí otcové tohoto kláštera zvolili Převor</text:span><text:span text:style-name="T753">em</text:span><text:span text:style-name="T537">. Boží Prozřetelnost jej však vybavila k větším věcem, takže byl z Cluny </text:span><text:span text:style-name="T753">od</text:span><text:span text:style-name="T537">volán, a byl nejprve zvolen Opatem u svatého Pavla za hradbami Města </text:span><text:span text:style-name="T188">Ří</text:span><text:span text:style-name="T189">ma, </text:span><text:span text:style-name="T265">a poté byl kreován Kardinálem Římské Církve, </text:span><text:span text:style-name="T269">kdy </text:span><text:span text:style-name="T265">postupně pod pěti Svatými Otci </text:span><text:span text:style-name="T266">nanejvýš chvályhodně </text:span><text:span text:style-name="T283">zaujímal</text:span><text:span text:style-name="T265"> </text:span><text:span text:style-name="T266">s vel</text:span><text:span text:style-name="T283">­</text:span><text:span text:style-name="T266">kým zaujetím</text:span><text:span text:style-name="T265"> zvláštní úřady a </text:span><text:span text:style-name="T266">poselstva, svatý Petr Damián jej nazval mužem nejsvětější</text:span><text:span text:style-name="T267">ch</text:span><text:span text:style-name="T266"> a nejčistší</text:span><text:span text:style-name="T267">ch úmyslů. Když zemřel Alexandr II., byl proti své vůli a ke svému žalu jednomyslně zvolen Papežem. </text:span><text:span text:style-name="T269">J</text:span><text:span text:style-name="T267">ako slunce zazářil v Domě Božím; </text:span><text:span text:style-name="T268">neboť byl mocný skutkem i slovem, </text:span><text:span text:style-name="T269">o</text:span><text:span text:style-name="T268"> obnovení kázně v Církvi, šíření víry a navrácení svobody Církvi se zasadil takovou měrou, že od dob Apoštolů ne</text:span><text:span text:style-name="T269">máme</text:span><text:span text:style-name="T268"> zprávy o žád</text:span><text:span text:style-name="T281">­</text:span><text:span text:style-name="T268">ném Papeži, který by pro Církev Boží snášel větší </text:span><text:soft-page-break/><text:span text:style-name="T268">útrapy a nepříjemnosti, či pro její svobodu urputněji bojoval. </text:span></text:p>
          </table:table-cell>
        </table:table-row>
        <table:table-row table:style-name="Tabulka1.1">
          <table:table-cell table:style-name="Tabulka1.A1" office:value-type="string">
            <text:p text:style-name="P96">Lectio <text:span text:style-name="T359">ii</text:span>j.</text:p>
            <text:p text:style-name="P239">D<text:span text:style-name="T365">um</text:span> Missárum solémnia perágeret, visa est colúmba e cœlo delápsa, alis expánsis, caput e<text:span text:style-name="T539">j</text:span>us veláre; quo significabátur ipsum Spíritus sancti afflátu, non humánæ prudéntiæ consíliis Ecclésiam gubernáre. Cum ab exércitu imperatóris Henrí-ci, quem in profúndum malórum prolápsum, fidélium communióne regnóque priváverat, Romæ gravi obsidióne premerétur, excitátum ab hóstibus incéndium, signo Crucis extínxit. De ejus manu tandem liberátus, Cassínum et inde Salérnum se cóntulit, ubi cum aliquándo sermónem habuísset ad pópulum ærúmnis conféctus in morbum íncidit, quo se interitúrum præscívit. Postréma Gregórii moriéntis verba fuére: Diléxi <text:span text:style-name="T540">j</text:span>ustítiam et odívi iniquitátem, proptérea mórior in exílio. Innumerabília sunt quæ vel fórtiter sustínuit, vel in Synodis sapiénter constítuit, vir vere sanctus, críminum vindex, et acérrimus Ecclésiæ defénsor. Exáctis itaque in Pontificátu annis duódecim, migrávit in cœlum, anno salútis millésimo octogésimo quinto, plúrimis in vita et post mortem miráculis carus.</text:p>
            <text:p text:style-name="P239"/>
          </table:table-cell>
          <table:table-cell table:style-name="Tabulka1.A1" office:value-type="string">
            <text:p text:style-name="P34"/>
            <text:p text:style-name="P287"><text:span text:style-name="T365">Když </text:span><text:span text:style-name="T503">jednou </text:span>sloužil Mši svatou, uviděli přítomní holubici, která sestoupila z nebe, roztáhla křídla a zakryla jeho hlavu; což znamenalo, že Církev řídí z vnuknutí samotného Ducha svatého a nikoliv z úradků lidské moudrosti. Když jej vojsko císaře Jindřicha, který upadl do hlubin špatností a Řehoř jej zbavil účasti na společenství věřících i království, v Římě utlačovalo <text:span text:style-name="T542">mocným</text:span> obléháním, a nepřátelé založili požár, znamením Kříže jej uhasil. Když byl vysvobozen z jejich rukou, odebral se na Monte Cassino a poté do Salerna, <text:span text:style-name="T540">kde když jednou pronášel řeč k lidu, stiženého obtížemi jej zachvátila nemoc, kterou si předpověděl. Poslední slova umírajícího Řehoře byla: „Zamiloval jsem si spravedlnost a nenáviděl jsem nepravost, proto umírám ve vyhnanství</text:span><text:span text:style-name="T327">.“</text:span><text:span text:style-name="T540"> Nesčetné věci buď statečně snášel, nebo v Synodech moudře ustanovil, byl to muž vpravdě svatý, mstitel zločinů, a přeurputný obránce Církve. Když uplynulo dvanáct let jeho Pontifikátu, odešel do nebe roku spásy 1805, mnoha zázraky se proslavil za života i po smrti. </text:span></text:p>
          </table:table-cell>
        </table:table-row>
        <table:table-row table:style-name="Tabulka1.1">
          <table:table-cell table:style-name="Tabulka1.A1" table:number-columns-spanned="2" office:value-type="string">
            <text:p text:style-name="P48"><text:span text:style-name="T2">DIE </text:span><text:span text:style-name="T11">X</text:span><text:span text:style-name="T12">X</text:span><text:span text:style-name="T19">VI</text:span><text:span text:style-name="T2">. </text:span><text:span text:style-name="T8">M</text:span><text:span text:style-name="T7">A</text:span><text:span text:style-name="T8">J</text:span><text:span text:style-name="T7">I.</text:span></text:p>
            <text:p text:style-name="P129"><text:span text:style-name="T42">I</text:span><text:span text:style-name="T98">n</text:span><text:span text:style-name="T42"> </text:span><text:span text:style-name="T43">F</text:span><text:span text:style-name="T99">e</text:span><text:span text:style-name="T100">sto</text:span><text:span text:style-name="T42"> </text:span><text:span text:style-name="T44">S</text:span><text:span text:style-name="T42">. </text:span><text:span text:style-name="T45">P</text:span><text:span text:style-name="T298">hilipp</text:span><text:span text:style-name="T289">i </text:span><text:span text:style-name="T54">N</text:span><text:span text:style-name="T290">e</text:span><text:span text:style-name="T298">r</text:span><text:span text:style-name="T290">ii</text:span><text:span text:style-name="T291">, </text:span></text:p>
            <text:p text:style-name="P123"><text:span text:style-name="T59">Confessoris</text:span><text:span text:style-name="T58">.</text:span></text:p>
            <text:p text:style-name="P80">iij. Lect. et M.</text:p>
          </table:table-cell>
          <table:covered-table-cell/>
        </table:table-row>
        <table:table-row table:style-name="Tabulka1.1">
          <table:table-cell table:style-name="Tabulka1.A1" office:value-type="string">
            <text:p text:style-name="P183">In I. Nocturno</text:p>
            <text:p text:style-name="P174">De libro Ecclesiástici.</text:p>
            <text:p text:style-name="P100">Lectio j. <text:span text:style-name="T354">Cap. 31.</text:span></text:p>
            <text:p text:style-name="P235">B<text:span text:style-name="T365">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ét non est transgréssus: fácere mala, et non fecit: ídeo stabilíta sunt bona illíus in Dómino, et eleemósynas illíus enarrábit omnis Ecclésia sanctórum.</text:p>
            <text:p text:style-name="P235"/>
          </table:table-cell>
          <table:table-cell table:style-name="Tabulka1.A1" office:value-type="string">
            <text:p text:style-name="P183"><text:s/></text:p>
            <text:p text:style-name="P18"/>
            <text:p text:style-name="P18"/>
            <text:p text:style-name="P386"><text:span text:style-name="T452">Šťast</text:span><text:span text:style-name="T453">e</text:span><text:span text:style-name="T452">n</text:span><text:span text:style-name="T598"> </text:span><text:span text:style-name="T640">je muž</text:span><text:span text:style-name="T598">, který se uchovává bez viny a nehoní se za zlatem, </text:span><text:span text:style-name="T640">naději svou nemá v penězích ani v pokladech</text:span><text:span text:style-name="T598">. Kdo je to, abychom ho velebili? </text:span><text:span text:style-name="T640">N</text:span><text:span text:style-name="T598">eboť podivuhodné věci prokazuje </text:span><text:span text:style-name="T640">ve </text:span><text:span text:style-name="T598">svém ž</text:span><text:span text:style-name="T640">ivotě</text:span><text:span text:style-name="T598">. Kdo podstoupil tuto zkoušku a osvědčil se jako dokonalý? Bude mu to k chloubě </text:span><text:span text:style-name="T640">navěky</text:span><text:span text:style-name="T598">. Kdo mohl hřešit, a nezhřešil, dělat zlo, a neudělal? Jeho štěstí bude zajištěno </text:span><text:span text:style-name="T640">v Hospodinu</text:span><text:span text:style-name="T598">, o jeho milosrdenství se bude vypravovat v obci </text:span><text:span text:style-name="T640">Svatých</text:span><text:span text:style-name="T598">. (</text:span><text:span text:style-name="T657">Č</text:span><text:span text:style-name="T673">LP</text:span><text:span text:style-name="T657">, </text:span><text:span text:style-name="T658">upraveno</text:span><text:span text:style-name="T598">)</text:span></text:p>
          </table:table-cell>
        </table:table-row>
        <table:table-row table:style-name="Tabulka1.1">
          <table:table-cell table:style-name="Tabulka1.A1" office:value-type="string">
            <text:p text:style-name="P96">Lectio <text:span text:style-name="T359">ij</text:span>.</text:p>
            <text:p text:style-name="P334"><text:span text:style-name="T365">Philíppus</text:span> Floréntiæ natus, hæreditáte dimíssa, Romam se contulit, ubi totum se Christo dicávit. Abstinéntiæ, vigíliis et oratiónibus inténtus, apud cœmetérium Callísti sæpius pernoctávit. Sacérdos ex obediéntia factus, in animárum salúte procuránda totus fuit. Multos Christo péperit, quos verbi Dei pábulo, Sacramentórum frequéntia, orati<text:soft-page-break/>ónis assiduitáte, aliísque piis exercitatiónibus enutríri cúpiens, Oratórii Congregatiónem instítuit. </text:p>
            <text:p text:style-name="P7"/>
          </table:table-cell>
          <table:table-cell table:style-name="Tabulka1.A1" office:value-type="string">
            <text:p text:style-name="P34"/>
            <text:p text:style-name="P395"><text:span text:style-name="T448">Filip</text:span><text:span text:style-name="T621"> se narodil ve Florencii. Když odmítl dědictví, odebral se do Říma, kde se zcela oddal Kristu. Byl horlivý v odříkání, nočním bdění a modlitbách, často </text:span><text:span text:style-name="T666">také</text:span><text:span text:style-name="T686"> přenocoval v </text:span><text:span text:style-name="T687">Kali</text:span><text:span text:style-name="T688">x</text:span><text:span text:style-name="T687">tových</text:span><text:span text:style-name="T686"> katakombách. Z poslušnosti byl vysvěcen na Kněze a cele pracoval ku spáse duší. Mnohé zrodil pro Krista, když </text:span><text:span text:style-name="T688">jedny</text:span><text:span text:style-name="T689"> pokrmem Božího slova, častým přijímání Svátostí, </text:span><text:soft-page-break/><text:span text:style-name="T689">vytrvalostí v modlitbě, jiné pak zbožnými cvičeními toužil ž</text:span><text:span text:style-name="T687">iviti</text:span><text:span text:style-name="T689">, a ustanovil je tak S</text:span><text:span text:style-name="T703">hromážděn</text:span><text:span text:style-name="T689">ím své Oratoře.</text:span></text:p>
          </table:table-cell>
        </table:table-row>
        <table:table-row table:style-name="Tabulka1.1">
          <table:table-cell table:style-name="Tabulka1.A1" office:value-type="string">
            <text:p text:style-name="P96">Lectio <text:span text:style-name="T359">ii</text:span>j.</text:p>
            <text:p text:style-name="P239"><text:span text:style-name="T365">Charitáte</text:span> Dei proximíque vulnerátus, languébat júgiter. Humilitáti addíctus, et dono prophetíae clarus, virginitátem perpétuo illibátam conservávit, et ægrótos plúrimos, et morti próximos, sanitáti restítuit, mórtuum quoque ad vitam revocávit. Divínis apparitiónibus illustrátus, et mortis hora cum gáudio prænuntiáta, octogenárius obdormívit in Dómino, et a Gregório décimo quinto in Sanctórum númerum est relátus. </text:p>
            <text:p text:style-name="P239"/>
          </table:table-cell>
          <table:table-cell table:style-name="Tabulka1.A1" office:value-type="string">
            <text:p text:style-name="P34"/>
            <text:p text:style-name="P285"><text:span text:style-name="T415">Byl </text:span><text:span text:style-name="T543">raněn láskou k Bohu i k bližnímu a náležitě </text:span><text:span text:style-name="T190">z toho zranění </text:span><text:span text:style-name="T270">umdléval</text:span><text:span text:style-name="T543">. Oddal se pokoře a proslavil se darem proroctví, neporušené panictví si navěky zachoval, a mnohé nemocné i v blízkosti smrti uzdravil, také mrtvého povolal zpět k životu. Božskými zjeveními byl osvícen a když mu k jeho radosti byla oznámena hodina smrti, ve svých osmdesáti letech zesnul v Pánu, a Řehoř XV. jej pak připočetl k zástupu Svatých.</text:span></text:p>
          </table:table-cell>
        </table:table-row>
        <table:table-row table:style-name="Tabulka1.1">
          <table:table-cell table:style-name="Tabulka1.A1" table:number-columns-spanned="2" office:value-type="string">
            <text:p text:style-name="P55"><text:span text:style-name="T2">DIE </text:span><text:span text:style-name="T21">XXX</text:span><text:span text:style-name="T4">I</text:span><text:span text:style-name="T2">. </text:span><text:span text:style-name="T4">M</text:span><text:span text:style-name="T3">A</text:span><text:span text:style-name="T4">J</text:span><text:span text:style-name="T3">I.</text:span></text:p>
            <text:p text:style-name="P164"><text:span text:style-name="T61">I</text:span><text:span text:style-name="T101">n</text:span><text:span text:style-name="T61"> F</text:span><text:span text:style-name="T101">esto </text:span><text:span text:style-name="T61">B. M</text:span><text:span text:style-name="T101">ariæ </text:span><text:span text:style-name="T61">V</text:span><text:span text:style-name="T101">irginis,</text:span></text:p>
            <text:p text:style-name="P164"><text:span text:style-name="T70">O</text:span><text:span text:style-name="T105">mnium </text:span><text:span text:style-name="T70">G</text:span><text:span text:style-name="T105">ratiarum </text:span><text:span text:style-name="T61">M</text:span><text:span text:style-name="T101">ediatricis</text:span><text:span text:style-name="T361">.</text:span></text:p>
            <text:p text:style-name="P66"><text:span text:style-name="T76">In Altovadense Monasterio: M</text:span><text:span text:style-name="T90">M. </text:span><text:span text:style-name="T91">maj.</text:span></text:p>
          </table:table-cell>
          <table:covered-table-cell/>
        </table:table-row>
        <table:table-row table:style-name="Tabulka1.1">
          <table:table-cell table:style-name="Tabulka1.A1" office:value-type="string">
            <text:p text:style-name="P167">In I. Nocturno</text:p>
            <text:p text:style-name="P169">De libro Ecclesiástici.</text:p>
            <text:p text:style-name="P95">Lectio j. <text:span text:style-name="T354">Cap. 24.</text:span></text:p>
            <text:p text:style-name="P231"><text:span text:style-name="T416">E</text:span><text:span text:style-name="T365">go</text:span> <text:span text:style-name="T545">ex ore Altíssimi prodívi primogénita ante omnem creatúram : ego feci in coelis ut orirétur lumen indefíciens, et sicut nébula texi omnem terram. Ego in altíssimis habitávi, et thronus meus in colúmna nubis. Gyrum cadi circuívi sola, et profúndum abyssi penetrávi, in flúctibus maris ambulávi, et in omni terra steti : et in omni pópulo et in omni gente primátum hábui : et ómnium excelléntium et humílium corda virtúte calcávi : et in his ómnibus réquiem quæsívi, et in hereditáte Dómini morábor. </text:span></text:p>
            <text:p text:style-name="P240"/>
            <text:p text:style-name="P206"><text:span text:style-name="T78">R/.</text:span><text:span text:style-name="T545"> In Sion firmáta sum, et in civitáte sanctificáta simíliter requiévi, et in J</text:span><text:span text:style-name="T546">e</text:span><text:span text:style-name="T545">rúsalem potéstas mea : </text:span><text:span text:style-name="T78">*</text:span><text:span text:style-name="T545"> Et radicávi in pópulo honorificáto, et in parte Dei mei heréditas illíus, et in plenitúdine sanctórum deténtio mea. </text:span><text:span text:style-name="T78">(T. P.</text:span><text:span text:style-name="T545"> Allelúia.</text:span><text:span text:style-name="T78">)</text:span><text:span text:style-name="T545"> </text:span></text:p>
            <text:p text:style-name="P206"><text:span text:style-name="T78">V/.</text:span><text:span text:style-name="T545"> Sicut cinnamómum et bálsamum aromatízans odórem dedi : quasi myrrha elécta dedi suavitátem odóris. </text:span><text:span text:style-name="T78">*</text:span><text:span text:style-name="T545"> Et radicavi. </text:span></text:p>
            <text:p text:style-name="P231"/>
          </table:table-cell>
          <table:table-cell table:style-name="Tabulka1.A1" office:value-type="string">
            <text:p text:style-name="P193"><text:s/></text:p>
            <text:p text:style-name="P17"/>
            <text:p text:style-name="P17"/>
            <text:p text:style-name="P372"><text:span text:style-name="T430">Já</text:span><text:span text:style-name="T574"> jsem z úst Nejvyššího vyšla, prvorozená před </text:span><text:span text:style-name="T620">každým</text:span><text:span text:style-name="T574"> tvorem. Já jsem učinila na nebi, aby vzešlo světlo neskonalé, a jako mlha přikryla jsem </text:span><text:span text:style-name="T622">celou</text:span><text:span text:style-name="T574"> zemi. Já jsem přebývala na výsostech a můj trůn byl na oblakovém sloup</text:span><text:span text:style-name="T622">u</text:span><text:span text:style-name="T574">. Okruh nebe sama jsem obešla, i hlubiny propastí jsem pronikla, </text:span><text:span text:style-name="T622">prošla</text:span><text:span text:style-name="T574"> jsem mořské vlny, na každém místě země jsem stála, a ve všem lidu, v každém národě jsem vládla. A srdce všech, </text:span><text:span text:style-name="T622">vznešených</text:span><text:span text:style-name="T574"> i nízkých, mocně jsem </text:span><text:span text:style-name="T622">pošlapala</text:span><text:span text:style-name="T574">. U těch všech jsem hledala </text:span><text:span text:style-name="T622">spočinutí</text:span><text:span text:style-name="T574">, kde, v kterém údělu Páně bych mohla přebývat. </text:span></text:p>
            <text:p text:style-name="P207"><text:span text:style-name="T78">R/.</text:span><text:span text:style-name="T545"> </text:span><text:span text:style-name="T546">Na Siónu jsem utvrzena</text:span><text:span text:style-name="T545">, </text:span><text:span text:style-name="T546">a v městě posvěceném podobně jsem spočinula</text:span><text:span text:style-name="T545">, </text:span><text:span text:style-name="T546">a v </text:span><text:span text:style-name="T545">J</text:span><text:span text:style-name="T546">e</text:span><text:span text:style-name="T545">rusalémě </text:span><text:span text:style-name="T546">je má moc</text:span><text:span text:style-name="T545">: </text:span><text:span text:style-name="T78">*</text:span><text:span text:style-name="T545"> </text:span><text:span text:style-name="T546">A kořeny jsem zapustila v lidu poctěném</text:span><text:span text:style-name="T545">, </text:span><text:span text:style-name="T546">a v údělu Boha </text:span><text:span text:style-name="T548">sv</text:span><text:span text:style-name="T546">ého</text:span><text:span text:style-name="T547">,</text:span><text:span text:style-name="T546"> </text:span><text:span text:style-name="T547">v</text:span><text:span text:style-name="T546"> </text:span><text:span text:style-name="T547">jeho dědictví</text:span><text:span text:style-name="T545">, </text:span><text:span text:style-name="T547">a uprostřed zástupu svatých se zdržuji</text:span><text:span text:style-name="T545">. </text:span><text:span text:style-name="T78">(T. P.</text:span><text:span text:style-name="T545"> Allel</text:span><text:span text:style-name="T549">uj</text:span><text:span text:style-name="T545">a.</text:span><text:span text:style-name="T78">)</text:span><text:span text:style-name="T545"> </text:span></text:p>
            <text:p text:style-name="P207"><text:span text:style-name="T78">V/.</text:span><text:span text:style-name="T545"> </text:span><text:span text:style-name="T547">Jako skořice a vonný balzám vydal</text:span><text:span text:style-name="T550">a</text:span><text:span text:style-name="T547"> jsem a vůni</text:span><text:span text:style-name="T545">: </text:span><text:span text:style-name="T547">jako vyvolená myrha vydala jsem vůni sladkou</text:span><text:span text:style-name="T545">. </text:span><text:span text:style-name="T78">*</text:span><text:span text:style-name="T545"> </text:span><text:span text:style-name="T547">A kořeny jsem zapustila</text:span><text:span text:style-name="T545">. </text:span></text:p>
          </table:table-cell>
        </table:table-row>
        <table:table-row table:style-name="Tabulka1.1">
          <table:table-cell table:style-name="Tabulka1.A1" office:value-type="string">
            <text:p text:style-name="P95">Lectio ij.</text:p>
            <text:p text:style-name="P320"><text:span text:style-name="T544">E</text:span><text:span text:style-name="T365">go</text:span> quasi terebínthus exténdi ramos meos, et rami mei honóris et grátiae. Ego quasi vitis fructificávi suavitátem odóris : et flores mei fructus honóris et honestátis. Ego mater pulchrae dilectiónis, et timóris, et agnitiónis, et sanctae spei. In me grátia omnis viae et veritátis, in me omnis spes vitae et virtútis. Transíte ad me, omnes qui concupíscitis me, <text:soft-page-break/>et a generatiónibus meis implémini. Spíritus enim meus super me<text:span text:style-name="T544">l</text:span> dulcis, et heréditas mea super me<text:span text:style-name="T544">l</text:span> et favum. Memória mea in generatiónes saeculórum. Qui edunt me adhuc esúrient : et qui bibunt me adhuc sítient. Qui audit me non confundétur: et qui operántur in me non peccábunt. Qui elúcidant me, vitam aetérnam habébunt. </text:p>
            <text:p text:style-name="P134"><text:span text:style-name="T77">R/.</text:span> Mecum sunt divítiae et glória, opes supérbae et justítia : <text:span text:style-name="T1">*</text:span> Mélior est enim fructus meus auro et lápide pretióso, et genímina mea argénto elécto. </text:p>
            <text:p text:style-name="P134"><text:span text:style-name="T1">(T. P.</text:span> Allelúia.<text:span text:style-name="T1">)</text:span> </text:p>
            <text:p text:style-name="P135"><text:span text:style-name="T77">V/</text:span><text:span text:style-name="T1">.</text:span> In viis justítiae ámbulo, in médio semitárum judícii, ut ditem diligéntes me, et thesáuros eórum répleam. <text:span text:style-name="T1">* </text:span>Mélior est.</text:p>
            <text:p text:style-name="P320"/>
          </table:table-cell>
          <table:table-cell table:style-name="Tabulka1.A1" office:value-type="string">
            <text:p text:style-name="P33"/>
            <text:p text:style-name="P244"><text:span text:style-name="T365">Já</text:span> jako terebint rozkládám své <text:span text:style-name="T559">větve</text:span>, a mé <text:span text:style-name="T559">větve</text:span> jsou nádherné a vnadné. Já jako vinný kmen <text:span text:style-name="T559">vydala jsem plody sladce vonící</text:span>, z mých květů jsou plody skvostné a přebohaté. Jsem matka krásného milování, bázně, poznání a svaté naděje. Ve mně je všec<text:span text:style-name="T559">hn</text:span>a milost <text:span text:style-name="T561">každé cesty a </text:span>pravd<text:span text:style-name="T561">y</text:span>, ve mně je všec<text:span text:style-name="T560">hn</text:span>a naděje v život ctnosti. Přistupte ke mně <text:soft-page-break/>všichni, kdo po mně toužíte, abyste se nasytili mými plody. Neboť <text:span text:style-name="T560">můj duch je</text:span> sladší <text:span text:style-name="T740">než</text:span> med, a <text:span text:style-name="T560">mé dědictví nad </text:span>plást medu. Památka má bude do<text:span text:style-name="T560"> po</text:span>kolení <text:span text:style-name="T560">všech </text:span><text:span text:style-name="T727">věků</text:span>. Kdo mne jedí, budou dále lačnět, a kdo mne pijí, budou dále žíznit. Kdo mne <text:span text:style-name="T560">bude</text:span> poslušen, nebude zahanben, a kteří o mne se namáhají, nezhřeší. Kteří mne vysvětlují, <text:span text:style-name="T560">budou míti věčný život</text:span>. </text:p>
            <text:p text:style-name="P139"><text:span text:style-name="T77">R/.</text:span> <text:span text:style-name="T562">S sebou mám bohatství a slávu, velkolepá díla i spravedlnost </text:span>: <text:span text:style-name="T1">*</text:span> <text:span text:style-name="T562">Lepší jsou mé plody nad zlato a drahé kamení</text:span>, <text:span text:style-name="T562">a mé potomstvo nad vybrané stříbro. </text:span><text:span text:style-name="T1">(T. P.</text:span> Allel<text:span text:style-name="T740">uj</text:span>a.<text:span text:style-name="T1">)</text:span> </text:p>
            <text:p text:style-name="P139"><text:span text:style-name="T77">V/</text:span><text:span text:style-name="T1">.</text:span> <text:span text:style-name="T562">Kráčím po cestách spravedlnosti</text:span>, <text:span text:style-name="T562">uprostřed cest práva</text:span>, <text:span text:style-name="T562">abych dala bohatství těm, kteří mne milují</text:span>, <text:span text:style-name="T562">a naplnila jejich pokladnice</text:span>. <text:span text:style-name="T36">* </text:span><text:span text:style-name="T562">Lepší jsou</text:span>.</text:p>
          </table:table-cell>
        </table:table-row>
        <table:table-row table:style-name="Tabulka1.1">
          <table:table-cell table:style-name="Tabulka1.A1" office:value-type="string">
            <text:p text:style-name="P95">Lectio iij.</text:p>
            <text:p text:style-name="P320"><text:span text:style-name="T417">E</text:span><text:span text:style-name="T365">go</text:span> quasi trames aquæ imménsæ deflúvio, ego quasi flúvii dióryx, et sicut aquædúctus exívi de para<text:span text:style-name="T560">d</text:span>íso. Dixi: Rigábo hortum meum plantatiónum, et inebriábo prati mei fructum. Et ecce factus est mihi trames abúndans, et flúvius meus appropinquávit ad mare : quóniam doctrínam quasi antelucánum illúmino ómnibus, et enarrábo illam usque ad longínquum. <text:s/></text:p>
            <text:p text:style-name="P134"><text:span text:style-name="T1">R/.</text:span> In me grátia omnis viæ et veritátis, in me omnis spes vitæ et virtútis : <text:span text:style-name="T1">*</text:span> Transíte ad me, omnes qui concupíscitis me, et a generatiónibus meis implémini. <text:span text:style-name="T1">(T. P.</text:span> Allelúia.<text:span text:style-name="T1">) </text:span></text:p>
            <text:p text:style-name="P134"><text:span text:style-name="T1">V/.</text:span> Spíritus enim meus super me<text:span text:style-name="T562">l</text:span> dulcis, et heréditas mea super mei et favum. <text:span text:style-name="T1">* </text:span>Transíte. </text:p>
            <text:p text:style-name="P320"/>
          </table:table-cell>
          <table:table-cell table:style-name="Tabulka1.A1" office:value-type="string">
            <text:p text:style-name="P33"/>
            <text:p text:style-name="P245"><text:span text:style-name="T365">Já</text:span> jsem jako <text:span text:style-name="T560">dno nesmírné plynoucí řeky</text:span>. Já jsem jako říč<text:span text:style-name="T560">ní koryto</text:span>, a jako vodovod <text:span text:style-name="T560">vyšla z rajské</text:span> <text:span text:style-name="T562">z</text:span>ahrady. Řekl<text:span text:style-name="T560">a</text:span> jsem si: „Zavlažím <text:span text:style-name="T258">sady</text:span> své zahrady <text:s/> napojím <text:span text:style-name="T159">plodiny</text:span> svých záhonů.“ A hle, má str<text:span text:style-name="T560">o</text:span>uha <text:span text:style-name="T562">st</text:span>ala se řekou, a má řeka stala se <text:span text:style-name="T560">téměř </text:span>mořem. <text:s/><text:span text:style-name="T562">P</text:span><text:span text:style-name="T258">rot</text:span><text:span text:style-name="T271">o</text:span><text:span text:style-name="T258"> </text:span><text:span text:style-name="T560">dá</text:span>le budu rozsvěceti nauku <text:span text:style-name="T258">všem</text:span> jako <text:s/><text:span text:style-name="T562">jitřenku</text:span>, a h<text:span text:style-name="T562">l</text:span>ásati ji budu až do nej<text:span text:style-name="T561">vzdálenějších</text:span> <text:s/><text:span text:style-name="T562">k</text:span>rajin. </text:p>
            <text:p text:style-name="P245"/>
            <text:p text:style-name="P25"><text:span text:style-name="T85">R/.</text:span><text:span text:style-name="T128"> </text:span><text:span text:style-name="T129">Ve mně je milost každé cesty a pravdy</text:span><text:span text:style-name="T128">, </text:span><text:span text:style-name="T129">ve mně je každá naděje života a ctnosti </text:span><text:span text:style-name="T128">: </text:span><text:span text:style-name="T85">*</text:span><text:span text:style-name="T128"> </text:span><text:span text:style-name="T129">Pojďte ke mně všichni, kteří po mně toužíte</text:span><text:span text:style-name="T128">, </text:span><text:span text:style-name="T129">a budete naplněni mými plody</text:span><text:span text:style-name="T128">. </text:span><text:span text:style-name="T85">(T. P.</text:span><text:span text:style-name="T128"> Allel</text:span><text:span text:style-name="T130">uj</text:span><text:span text:style-name="T128">a.</text:span><text:span text:style-name="T85">) </text:span></text:p>
            <text:p text:style-name="P139"><text:span text:style-name="T1">V/.</text:span> <text:span text:style-name="T562">Můj duch je sladší nad med</text:span>, <text:span text:style-name="T562">a mé dědictví nad plástev z medu</text:span>. <text:span text:style-name="T1">* </text:span><text:span text:style-name="T312">Pojďte</text:span>. </text:p>
          </table:table-cell>
        </table:table-row>
        <table:table-row table:style-name="Tabulka1.1">
          <table:table-cell table:style-name="Tabulka1.A1" office:value-type="string">
            <text:p text:style-name="P95">Lectio i<text:span text:style-name="T463">v</text:span>.</text:p>
            <text:p text:style-name="P320"><text:span text:style-name="T365">Penetrábo</text:span> omnes inferióres partes terræ, et inspíciam omnes dormiéntes, et illuminábo omnes sperántes in Dómino. Adhuc doctrínam quasi prophetíam effúndam, et relínquam illam quæréntibus sapiéntiam, et non désinam in progénies illórum usque in ævum sanctum.</text:p>
            <text:p text:style-name="P134"><text:span text:style-name="T1">R/.</text:span> Benedícta et venerábilis es Virgo Maria, <text:span text:style-name="T1">*</text:span> Cujus víscera meruérunt portáre Dóminum Christum. <text:span text:style-name="T1">(T. P.</text:span> Allelúia.<text:span text:style-name="T1">) </text:span></text:p>
            <text:p text:style-name="P134"><text:span text:style-name="T1">V/.</text:span> Benedícta tu in muliéribus, et benedíctus fructus ventris tui, <text:span text:style-name="T1">*</text:span> Cujus.</text:p>
            <text:p text:style-name="P134">Glória Patri. <text:span text:style-name="T1">*</text:span> Cujus.</text:p>
            <text:p text:style-name="P320"/>
          </table:table-cell>
          <table:table-cell table:style-name="Tabulka1.A1" office:value-type="string">
            <text:p text:style-name="P33"/>
            <text:p text:style-name="P245"><text:span text:style-name="T365">Proniknu</text:span> všecky hlubiny země, navštívím vše<text:span text:style-name="T740">chn</text:span>y, kteří spí, a osvítím vše<text:span text:style-name="T740">chn</text:span>y, kteří doufají v Pána. Dále poučení budu chrlit jako proroctví, zůstavím je těm, kteří hledají moudrosti, a zůstanu s jejich rody až do svatého věku. <text:span text:style-name="T166">(</text:span><text:span text:style-name="T191">Hejčl, upraveno</text:span><text:span text:style-name="T166">)</text:span></text:p>
            <text:p text:style-name="P39"><text:span text:style-name="T86">R/.</text:span><text:span text:style-name="T131"> </text:span><text:span text:style-name="T132">Požehnaná a ctihodná jsi, Panno Maria</text:span><text:span text:style-name="T131">, </text:span><text:span text:style-name="T86">*</text:span><text:span text:style-name="T131"> </text:span><text:span text:style-name="T132">jejíž nitro hodno bylo nosit Pána Krista</text:span><text:span text:style-name="T131">. </text:span></text:p>
            <text:p text:style-name="P140"><text:span text:style-name="T1">(T. P.</text:span> Allel<text:span text:style-name="T740">uj</text:span>a.<text:span text:style-name="T1">) </text:span></text:p>
            <text:p text:style-name="P140"><text:span text:style-name="T1">V/.</text:span> <text:span text:style-name="T563">Požehnaná jsi mezi ženami, a požehnaný plod života tvého</text:span>, <text:span text:style-name="T1">*</text:span> <text:span text:style-name="T563">Jejíž</text:span>.</text:p>
            <text:p text:style-name="P140"><text:span text:style-name="T563">Sláva Otci. </text:span><text:span text:style-name="T87">*</text:span><text:span text:style-name="T564"> Jejíž.</text:span></text:p>
          </table:table-cell>
        </table:table-row>
        <table:table-row table:style-name="Tabulka1.1">
          <table:table-cell table:style-name="Tabulka1.A1" office:value-type="string">
            <text:p text:style-name="P193">In II. Nocturno</text:p>
            <text:p text:style-name="P1"><text:span text:style-name="T551">O</text:span>rátio sancti Ephr<text:span text:style-name="T551">a</text:span>em Syri Diáconi ad Deíparam.</text:p>
            <text:p text:style-name="P109">Lectio v.</text:p>
            <text:p text:style-name="P299"><text:span text:style-name="T418">Dómina</text:span><text:span text:style-name="T551"> mea, sanctíssima Dei Génitrix et grátia plena, pélagus inexháustum divinárum secretarúmque largitiónum ac múne</text:span><text:soft-page-break/><text:span text:style-name="T551">rum, bonórum ómnium erogátio, ómnium post Trinitátem Dómina, post Paráclitum álius consolátor, et post Mediatórem Mediátrix totíus mundi, vide meam fidem meúmque desidérium divínitus datum. Ne despícias indígnum, neque meárum actiónum foeditátes tuam imménsam misericórdiam interrúmpant, Dei Genítrix, meum desiderabilíssimum nomen ; nihil enim est fírmius trophæum quam tuum auxílium. Tu enim abstulísti omnes lácrymas a fácie terrae ; tu creatúram replésti omni génere benefícii, coeléstibus laetítiam attulísti, terréstria salvásti. Per te resurrectiónis nostrae tésseram certíssimam tenémus ; per te coeléste regnum nos consecutúros esse sperámus ; per te omnis glória, honor et sánctitas ab ipso primo Adam et usque ad consummatiónem sæculi Apóstolis, Prophétis, justis et humílibus corde, sola immaculáta, deriváta est, derivátur et derivábitur; atque in te gaudet, gratia plena, omnis creatúra. </text:span></text:p>
            <text:p text:style-name="P13"><text:span text:style-name="T79">R/.</text:span><text:span text:style-name="T552"> Ecce Dóminus meus ómnia mihi trádidit, * Nec quidquam est quod non in mea sit potestáte, vel non tradíderit mihi. </text:span><text:span text:style-name="T79">(T. P.</text:span><text:span text:style-name="T552"> Allelúia.</text:span><text:span text:style-name="T79">)</text:span><text:span text:style-name="T552"> </text:span></text:p>
            <text:p text:style-name="P13"><text:span text:style-name="T79">V/. </text:span><text:span text:style-name="T552">Fecit mihi magna, qui potens est, et sanctum nomen ejus. Nec.</text:span></text:p>
            <text:p text:style-name="P299"/>
          </table:table-cell>
          <table:table-cell table:style-name="Tabulka1.A1" office:value-type="string">
            <text:p text:style-name="P17"/>
            <text:p text:style-name="P17"/>
            <text:p text:style-name="P17"/>
            <text:p text:style-name="P374"><text:span text:style-name="T420">Má</text:span><text:span text:style-name="T151"> Paní, přesvatá Boží Rodičko, plná milosti, nevyčerpatelné moř</text:span><text:span text:style-name="T754">ská hlubino</text:span><text:span text:style-name="T151"> božských tajemství, tajemných vyslyšení a darů, </text:span><text:soft-page-break/><text:span text:style-name="T151">vzývání všeho dobrého, po svaté Trojici Paní všech, po Utěšiteli další útěcho, a po Prostředníku jakož Prostřednice celého světa, pohleď na mou víru a na mou touhu z nebes mi danou. Nepohrdej </text:span><text:span text:style-name="T192">mnou </text:span><text:span text:style-name="T151">nehodným a ošklivost mých skutků ať neporuší tvé nezměrné milosrdenství, Boží Rodičko. </text:span><text:span text:style-name="T193">Jsi </text:span><text:span text:style-name="T284">pro mě to</text:span><text:span text:style-name="T151"> nejtoužebnější jméno, nic totiž není větším vítězstvím než tvá přímluva. Neboť ty jsi setřela všechny slzy z tváře země; ty jsi naplnila stvoření všemi druhy dobrého, ty jsi nám přinesla radost nebešťanů, a vše na zemi jsi zachránila. Skrze tebe máme nejjistější vstupenku ke svému vzkříšení, skrze tebe doufáme, že dojdeme do nebeského království, skrze tebe všechna sláva, čest a svatost od samotného prvního Adama a až do skonání světa Apoštolům, Prorokům, spravedlivým a pokorným srdce, jediná neposkvrněná, odvozena byla, odvozena jest a odvozena bude, a v tobě, milostiplná, se raduje všechno stvoření. </text:span></text:p>
            <text:p text:style-name="P30"><text:span text:style-name="T79">R/.</text:span><text:span text:style-name="T552"> Hle můj Pán předal mi vše, </text:span><text:span text:style-name="T79">*</text:span><text:span text:style-name="T552"> A není nic, co by nebylo v mé moci, nebo co by mi byl nepředal. </text:span><text:span text:style-name="T79">(T. P.</text:span><text:span text:style-name="T552"> Allel</text:span><text:span text:style-name="T740">uj</text:span><text:span text:style-name="T552">a.</text:span><text:span text:style-name="T79">)</text:span><text:span text:style-name="T552"> </text:span></text:p>
            <text:p text:style-name="P72"><text:span text:style-name="T79">V/. </text:span><text:span text:style-name="T552">Učinil mi veliké věci ten, který je mocný, a jeho jméno je svaté. </text:span><text:span text:style-name="T79">* </text:span><text:span text:style-name="T552">A není nic.</text:span></text:p>
          </table:table-cell>
        </table:table-row>
        <table:table-row table:style-name="Tabulka1.1">
          <table:table-cell table:style-name="Tabulka1.A1" office:value-type="string">
            <text:p text:style-name="P70">Sermo sancti Germáni Epíscopi </text:p>
            <text:p text:style-name="P70">Constantinopolitáni.</text:p>
            <text:p text:style-name="P95">Oratio 9. post medium.</text:p>
            <text:p text:style-name="P95">Lectio vj.</text:p>
            <text:p text:style-name="P330"><text:span text:style-name="T419">No</text:span><text:span text:style-name="T365">s</text:span>, qui divinórum óperum morúmque páuperes sumus, dum per te, o María, nobis exhíbitas benignitátis divítias cérnimus, propénse dicámus : Misericórdia Dómini plena est terra. Nos in multitúdine peccatórum a Deo extórres, per te Deum quaesívimus et invénimus, inventóque salvi facti sumus. Igitur potens ad salútem praestándam auxílium tuum, o Dei Génitrix, ac ejúsmodi, ut nullum álium mediatórem necessárium hábeat ad Deum. Plane enim nullus tuae magnificéntiae finis ; insatiábilis opitulátio tua. Nullus múnerum tuórum númerus est. Nullus enim, nisi per te, o sanctíssima, salútem conséquitur. Nullus, nisi per te, o immaculatíssima, qui a malis l<text:span text:style-name="T565">i</text:span>berétur. Nullus, nisi per te, o castíssima, cui donum indulgeátur. Nullus nisi per te, o honoratíssima, cui gratiae munus misericórdia præstétur. Quam ob rem, quis te beátam non praedicábit? Te, inquam, gloriósam te beatificándam, quae ab ipso Fílio tuo ac Deo magnália nacta sis, uti magna et admiránda : quam ob rem te laudant omnes generatiónes. </text:p>
            <text:p text:style-name="P136"><text:span text:style-name="T81">R</text:span><text:span text:style-name="T80">/</text:span><text:span text:style-name="T1">.</text:span> Praepósita ómnibus, gubérnat créditam sibi domum et univérsa, quae ei sunt trádita : * Absque <text:soft-page-break/>ejus império non movébit quisquam manum aut pedem in omni terra. <text:span text:style-name="T1">(T. P.</text:span> Allelúia.<text:span text:style-name="T1">)</text:span> </text:p>
            <text:p text:style-name="P136"><text:span text:style-name="T80">V/.</text:span><text:span text:style-name="T553"> </text:span>Benedictiónem ómnium Géntium dedit illi Dóminus, et testaméntum suum confirmávit super caput ejus. Absque.</text:p>
            <text:p text:style-name="P199"/>
          </table:table-cell>
          <table:table-cell table:style-name="Tabulka1.A1" office:value-type="string">
            <text:p text:style-name="P17"/>
            <text:p text:style-name="P17"/>
            <text:p text:style-name="P17"/>
            <text:p text:style-name="P17"/>
            <text:p text:style-name="P366"><text:span text:style-name="T449">My,</text:span><text:span text:style-name="T577"> </text:span><text:span text:style-name="T623">kteří jsme chudí na božské skutky a mravy, dokud nepoznáme, že skrze tebe, ó Maria, se nám otevírá bohatství dobroty, uctivě si řekněme: „Milosrdenství Páně plná je země</text:span><text:span text:style-name="T340">.“</text:span><text:span text:style-name="T623"> My, v množství hříchů Bohem vyhnaní, skrze tebe Boha prosíme i nalézáme, a když jej na</text:span><text:span text:style-name="T633">lezn</text:span><text:span text:style-name="T623">eme, jsme uzdraveni. Proto máš moc udělit nám svou pomoc ke spasení, ó Boží Rodičko, a to do té míry, že nepotřebujeme žádného jiného prostředníka </text:span><text:span text:style-name="T667">na cestě </text:span><text:span text:style-name="T623">k Bohu. Tvá velebnost totiž nezná </text:span><text:span text:style-name="T624">žádného</text:span><text:span text:style-name="T623"> konce, tvá pomoc nezná hranic. Tvých darů je bezpočet. Nikdo totiž, ó nejsvětější, nedojde spásy, </text:span><text:span text:style-name="T624">než</text:span><text:span text:style-name="T623"> skrze tebe. Nikdo, ó nejčistší, není osvobozen od zla, </text:span><text:span text:style-name="T624">než</text:span><text:span text:style-name="T623"> skrze tebe. Nikdo, ó nejcudnější, nemůže obdržet dar </text:span><text:span text:style-name="T668">Boží</text:span><text:span text:style-name="T667">, </text:span><text:span text:style-name="T695">než</text:span><text:span text:style-name="T690"> skrze tebe</text:span><text:span text:style-name="T691">. Nikdo, ó nejhonosnější, </text:span><text:span text:style-name="T692">neobdrž</text:span><text:span text:style-name="T693">í</text:span><text:span text:style-name="T692"> </text:span><text:span text:style-name="T691">dar milosrdenství</text:span><text:span text:style-name="T690">, </text:span><text:span text:style-name="T695">než</text:span><text:span text:style-name="T690"> skrze tebe</text:span><text:span text:style-name="T691"> </text:span><text:span text:style-name="T692">a tvou </text:span><text:span text:style-name="T691">milost. </text:span><text:span text:style-name="T694">Jaký tedy</text:span><text:span text:style-name="T692"> </text:span><text:span text:style-name="T694">může </text:span><text:span text:style-name="T692">mí</text:span><text:span text:style-name="T694">t </text:span><text:span text:style-name="T692">kdo</text:span><text:span text:style-name="T694"> důvod, aby tě nechtěl blahoslavit? Tebe, v</text:span><text:span text:style-name="T692">pravdě </text:span><text:span text:style-name="T694">slavnou, tebe, hodnou blahoslavení, neboť od samotného svého Syna a Boha jsi obdržela velkolepé věci, abys byla veliká a obdivuhodná. </text:span><text:span text:style-name="T692">A </text:span><text:span text:style-name="T694">proto tě chválí všechna pokolení.</text:span></text:p>
            <text:p text:style-name="P141"><text:span text:style-name="T81">R</text:span><text:span text:style-name="T80">/</text:span><text:span text:style-name="T1">.</text:span> <text:span text:style-name="T566">Představená všem vládne domu, který jí byl svěřen a všemu</text:span>, <text:span text:style-name="T566">co jí bylo svěřeno </text:span>: * <text:span text:style-name="T566">Bez jejího </text:span><text:soft-page-break/><text:span text:style-name="T566">příkazu se nepohne ruka ani noha na celé zemi</text:span>. <text:span text:style-name="T1">(T. P.</text:span> Allel<text:span text:style-name="T741">uj</text:span>a.<text:span text:style-name="T1">)</text:span> </text:p>
            <text:p text:style-name="P141"><text:span text:style-name="T80">V/.</text:span><text:span text:style-name="T553"> Slávu všech národu dal jí Hospodina, a svůj zákon stvrdil nad její hlavou. * Bez jejího příkazu.</text:span></text:p>
          </table:table-cell>
        </table:table-row>
        <table:table-row table:style-name="Tabulka1.1">
          <table:table-cell table:style-name="Tabulka1.A1" office:value-type="string">
            <text:p text:style-name="P71">Sermo sancti Bernárdi Abbátis.</text:p>
            <text:p text:style-name="P95">In Nativ. <text:span text:style-name="T554">B</text:span>. M. V., n. 6.</text:p>
            <text:p text:style-name="P95">Lectio vij.</text:p>
            <text:p text:style-name="P333"><text:span text:style-name="T365">Intuére</text:span>, o homo, consílium Dei, agnósce consílium Sapiéntiae, consílium pietátis. C<text:span text:style-name="T554">oe</text:span>lésti rore áream <text:span text:style-name="T554">r</text:span>igatúrus, totum vellus prius infúdit: redemptúrus <text:span text:style-name="T554">h</text:span>umánum genus, prétium univérsum cóntulit in Mar<text:span text:style-name="T567">í</text:span>am. Ut quid hoc? Forte ut excusarétur Heva pe<text:span text:style-name="T554">r fíliam, et quæréla viri advérsus féminam deinceps sopirétur. Ne dixéris ultra, o Adam: Múlier quam dedísti mihi, dedit mihi de ligno vetíto: dic pótius: Múlier quam dedísti mihi, me cibávit fructu benedícto. Piíssimum sane consílium; sed latet fórsitan áliud, nec totum hoc est. </text:span></text:p>
            <text:p text:style-name="P333"/>
            <text:p text:style-name="P137"><text:span text:style-name="T82">R/.</text:span><text:span text:style-name="T554"> Laudáte Dóminum Deum nostrum, qui non deséruit sperántes in se: </text:span><text:span text:style-name="T82">*</text:span><text:span text:style-name="T554"> Et in me ancílla sua, adimplévit misericórdiam suam, quam promísit dómui Israël. </text:span><text:span text:style-name="T82">(T. P.</text:span><text:span text:style-name="T554"> Allelúia.</text:span><text:span text:style-name="T82">) </text:span></text:p>
            <text:p text:style-name="P137"><text:span text:style-name="T82">V/.</text:span><text:span text:style-name="T554"> Deus exaltávit me, ut salvos fácerem multos pópulos. </text:span><text:span text:style-name="T82">* </text:span><text:span text:style-name="T554">Et in me. </text:span></text:p>
            <text:p text:style-name="P5"/>
          </table:table-cell>
          <table:table-cell table:style-name="Tabulka1.A1" office:value-type="string">
            <text:p text:style-name="P17"/>
            <text:p text:style-name="P17"/>
            <text:p text:style-name="P17"/>
            <text:p text:style-name="P367"><text:span text:style-name="T449">Pohleď,</text:span><text:span text:style-name="T625"> ó č</text:span><text:span text:style-name="T623">lověče, na ú</text:span><text:span text:style-name="T641">radek</text:span><text:span text:style-name="T623"> Boží, </text:span><text:span text:style-name="T634">a </text:span><text:span text:style-name="T623">poznej ú</text:span><text:span text:style-name="T641">radek</text:span><text:span text:style-name="T623"> </text:span><text:span text:style-name="T667">Boží </text:span><text:span text:style-name="T690">Moudrosti, ú</text:span><text:span text:style-name="T704">radek</text:span><text:span text:style-name="T690"> laskavosti. </text:span><text:span text:style-name="T696">Aby jedno</text:span><text:span text:style-name="T694"> </text:span><text:span text:style-name="T696">místo </text:span><text:span text:style-name="T697">s</text:span><text:span text:style-name="T694">vlaži</text:span><text:span text:style-name="T696">l</text:span><text:span text:style-name="T694"> nebeskou rosou, </text:span><text:span text:style-name="T696">zalil </text:span><text:span text:style-name="T669">Bůh </text:span><text:span text:style-name="T696">nejprve celé </text:span><text:span text:style-name="T669">slzavé </text:span><text:span text:style-name="T696">údolí; aby spasil lidský rod, </text:span><text:span text:style-name="T698">cenu všech lidí soustředil v Marii. A proč to? Snad </text:span><text:span text:style-name="T693">proto, </text:span><text:span text:style-name="T698">aby Evu zbavil viny prostřednictvím její dcery, a spor muže proti ženě </text:span><text:span text:style-name="T699">tím </text:span><text:span text:style-name="T693">uložil ke spánku</text:span><text:span text:style-name="T699">. Proto už neříkej, Adame: „Žena, kterou jsi mi dal, mi nabídla </text:span><text:span text:style-name="T670">plod </text:span><text:span text:style-name="T699">zakázaného stromu</text:span><text:span text:style-name="T331">.“</text:span><text:span text:style-name="T699"> Řekni spíše: „Žena, kterou jsi mi dal, mi dala najíst z plodu požehnaného. To je jistě </text:span><text:span text:style-name="T697">ta </text:span><text:span text:style-name="T699">nejlepší rada; avšak další nám zůstává skryt</text:span><text:span text:style-name="T693">a</text:span><text:span text:style-name="T699">, neboť to není všechno. </text:span></text:p>
            <text:p text:style-name="P142"><text:span text:style-name="T82">R/.</text:span><text:span text:style-name="T554"> Chvalte Pána našeho Boha, který </text:span><text:span text:style-name="T755">ještě nikdy </text:span><text:span text:style-name="T554">neopu</text:span><text:span text:style-name="T755">s</text:span><text:span text:style-name="T554">t</text:span><text:span text:style-name="T755">il</text:span><text:span text:style-name="T554"> ty, kteří v něj doufají: </text:span><text:span text:style-name="T82">*</text:span><text:span text:style-name="T554"> A ve mně, své služebnici, naplnil své milosrdenství, které slíbil domu israelskému. </text:span><text:span text:style-name="T82">(T. P.</text:span><text:span text:style-name="T554"> Allel</text:span><text:span text:style-name="T741">uj</text:span><text:span text:style-name="T554">a.</text:span><text:span text:style-name="T82">) </text:span></text:p>
            <text:p text:style-name="P142"><text:span text:style-name="T82">V/.</text:span><text:span text:style-name="T554"> Bůh mě povýšil, abych uzdravila mnohé národy. </text:span><text:span text:style-name="T82">* </text:span><text:span text:style-name="T313">A ve mně</text:span><text:span text:style-name="T554">. </text:span></text:p>
          </table:table-cell>
        </table:table-row>
        <table:table-row table:style-name="Tabulka1.1">
          <table:table-cell table:style-name="Tabulka1.A1" office:value-type="string">
            <text:p text:style-name="P95">Lectio viij.</text:p>
            <text:p text:style-name="P406"><text:span text:style-name="T421">Altius</text:span><text:span text:style-name="T554"> ergo intuémini quanto devotiónis afféctu a nobis eam volúerit honorári, qui totíus boni plenitúdinem pósuit in Maria, ut proínde si quid spei in nobis est, si quid grátiae, si quid salútis, ab ea novérimus redundáre. Totis ergo medúllis córdium, totis praecordiórum afféctibus et votis ómnibus Maríam hanc venerémur: quia sic est volúntas ejus qui totum nos habére vóluit per Maríam. Haec, inquam, volúntas ejus est, sed pro nobis.</text:span></text:p>
            <text:p text:style-name="P406"/>
            <text:p text:style-name="P137"><text:span text:style-name="T82">R/.</text:span><text:span text:style-name="T554"> Fulcíte me flóribus, stipáte me malis: </text:span><text:span text:style-name="T82">*</text:span><text:span text:style-name="T554"> Quia amóre lángueo. </text:span><text:span text:style-name="T82">(T. P.</text:span><text:span text:style-name="T554"> Allelúia.</text:span><text:span text:style-name="T82">) </text:span></text:p>
            <text:p text:style-name="P137"><text:span text:style-name="T82">V/.</text:span><text:span text:style-name="T554"> Adjúro vos fíliæ Jerúsalem, si invenéritis diléctum, ut annuntiétis ei: </text:span><text:span text:style-name="T82">*</text:span><text:span text:style-name="T554"> Quia.</text:span></text:p>
            <text:p text:style-name="P138">Glória Patri. <text:span text:style-name="T1">* </text:span>Quia.</text:p>
            <text:p text:style-name="P199"/>
          </table:table-cell>
          <table:table-cell table:style-name="Tabulka1.A1" office:value-type="string">
            <text:p text:style-name="P17"/>
            <text:p text:style-name="P248"><text:span text:style-name="T422">Pohleďme</text:span><text:span text:style-name="T273"> tedy výše, </text:span><text:span text:style-name="T274">s </text:span><text:span text:style-name="T273">jak vel</text:span><text:span text:style-name="T272">i</text:span><text:span text:style-name="T273">kou oddaností </text:span><text:span text:style-name="T194">Bůh </text:span><text:span text:style-name="T275">chtěl, abychom ji </text:span><text:span text:style-name="T272">u</text:span><text:span text:style-name="T275">ct</text:span><text:span text:style-name="T272">íva</text:span><text:span text:style-name="T275">li, když plnost všeho dobrého vložil </text:span><text:span text:style-name="T274">právě </text:span><text:span text:style-name="T275">do Marie, aby</text:span><text:span text:style-name="T272">chom</text:span><text:span text:style-name="T275"> od té doby </text:span><text:span text:style-name="T272">věděli</text:span><text:span text:style-name="T275">, </text:span><text:span text:style-name="T272">že </text:span><text:span text:style-name="T275">pokud máme nějakou naději, milost či spásu, </text:span><text:span text:style-name="T280">to vše </text:span><text:span text:style-name="T275">pochází z jejího přebytku. Celým nitrem sv</text:span><text:span text:style-name="T272">ého </text:span><text:span text:style-name="T275">srdc</text:span><text:span text:style-name="T272">e</text:span><text:span text:style-name="T275">, veškerým jeho citem a odhodláním tedy uctívejme tuto Marii; neboť taková je vůle toho, který nás chtěl všechny </text:span><text:span text:style-name="T272">získat </text:span><text:span text:style-name="T275">skrze Marii. Pravím tedy znovu, taková je jeho vůle, avšak pro nás, </text:span><text:span text:style-name="T195">v náš prospěch</text:span><text:span text:style-name="T275">.</text:span></text:p>
            <text:p text:style-name="P142"><text:span text:style-name="T82">R/.</text:span><text:span text:style-name="T554"> Občerstvěte mě květy, dejte jíst jablka v hoj</text:span><text:span text:style-name="T728">­</text:span><text:span text:style-name="T554">nosti: </text:span><text:span text:style-name="T82">*</text:span><text:span text:style-name="T554"> Neboť se soužím láskou. </text:span><text:span text:style-name="T82">(T. P.</text:span><text:span text:style-name="T554"> Allel</text:span><text:span text:style-name="T741">uj</text:span><text:span text:style-name="T554">a.</text:span><text:span text:style-name="T82">) </text:span></text:p>
            <text:p text:style-name="P142"><text:span text:style-name="T82">V/.</text:span><text:span text:style-name="T554"> Zapřísahám vás, dcery jerusalémské, pokud naleznete </text:span><text:span text:style-name="T196">mého </text:span><text:span text:style-name="T568">milého, oznamte mu: </text:span><text:span text:style-name="T82">*</text:span><text:span text:style-name="T554"> Že se soužím.</text:span></text:p>
            <text:p text:style-name="P143"><text:span text:style-name="T568">Sláva Otci. </text:span><text:span text:style-name="T88">* </text:span><text:span text:style-name="T314">Že se soužím</text:span><text:span text:style-name="T315">.</text:span></text:p>
          </table:table-cell>
        </table:table-row>
        <table:table-row table:style-name="Tabulka1.1">
          <table:table-cell table:style-name="Tabulka1.A1" office:value-type="string">
            <text:p text:style-name="P193">In III. Nocturno</text:p>
            <text:p text:style-name="P41"><text:span text:style-name="T114">Léctio sancti Evangélii </text:span><text:span text:style-name="T115">secúndum </text:span><text:span text:style-name="T116">Joánnem</text:span><text:span text:style-name="T114">.</text:span><text:span text:style-name="T37"> </text:span></text:p>
            <text:p text:style-name="P41"><text:span text:style-name="T37">Lectio ix. Cap. </text:span><text:span text:style-name="T38">1</text:span><text:span text:style-name="T41">9</text:span><text:span text:style-name="T37">.</text:span></text:p>
            <text:p text:style-name="P338"><text:span text:style-name="T365">In</text:span> illo témpore: Stabant juxta crucem Jesu Mater ejus et soror matris ejus Maria Cléophæ, et Maria Magdaléne. Et réliqua.</text:p>
            <text:p text:style-name="P145"><text:soft-page-break/></text:p>
            <text:p text:style-name="P148">Homilía sancti Bernardíni Senénsis.</text:p>
            <text:p text:style-name="P116">Quadrag. de c<text:span text:style-name="T555">h</text:span>ristiana Religione, Sermo 51. </text:p>
            <text:p text:style-name="P116">De Pass. Do<text:span text:style-name="T555">m</text:span>., part. 2, art. 1, cap. 3.</text:p>
            <text:p text:style-name="P340"><text:span text:style-name="T423">P</text:span><text:span text:style-name="T365">ulsántur</text:span> admiratióne ómnium legéntium sive audiéntium mentes, scílicet quo motu, quo sensu, qua possibilitáte, qua vera auctoritáte, ista dicúntur, quod discípulus tránseat in fílium Vírginis, et Virgo hábeat purum hóminem fílium, quem non génuit : sic nec quod sit fílius ex Vírgine, qui de corrúptis paréntibus natus erat ex sémine. Impossibília quidem vidéntur hæc, sed nihil impossíbile apud Deum. Pietáte quidem et oratióne opus est ad ingrediéndum tale mystérium. Múlier enim beáta Virgo vocátur a Christo quam numquam appellávit ex vócibus matrem. Múlier et non múlier : sed super <text:span text:style-name="T741">A</text:span>ngelos et hómines et mulíeres superéxcedens múlier. Accépit a Fílio, quem cum <text:span text:style-name="T555">ae</text:span>térno Patre únicum possidébat, fíli<text:span text:style-name="T569">u</text:span>m praeter ventrem quem ante in ca<text:span text:style-name="T569">rn</text:span>e habébat ipsa népotem.</text:p>
            <text:p text:style-name="P340"/>
            <text:p text:style-name="P149"><text:span text:style-name="T83">R/</text:span><text:span text:style-name="T1">.</text:span> Facta est María refúgium páuperi, * Adjútrix in opportunitátibus, in tribulatióne. <text:span text:style-name="T1">(T. P.</text:span> Allelúia.<text:span text:style-name="T1">)</text:span> </text:p>
            <text:p text:style-name="P149"><text:span text:style-name="T1">V/.</text:span> Virgo potens sicut turris David : mille cl<text:span text:style-name="T555">y</text:span>pei pendent ex ea, omnis armatúra fórtium. Adjútrix.</text:p>
            <text:p text:style-name="P145"/>
          </table:table-cell>
          <table:table-cell table:style-name="Tabulka1.A1" office:value-type="string">
            <text:p text:style-name="P195"><text:s/></text:p>
            <text:p text:style-name="P17"/>
            <text:p text:style-name="P17"/>
            <text:p text:style-name="P304"><text:span text:style-name="T371">Za</text:span><text:span text:style-name="T134"> onoho času </text:span><text:span text:style-name="T142">stály pod křížem Ježíšovým jeho Matka a sestra jeho matky Maria Kleofášova, a Maria Magdalská</text:span><text:span text:style-name="T135">.</text:span><text:span text:style-name="T136"> </text:span><text:span text:style-name="T134">A ostatní.</text:span></text:p>
            <text:p text:style-name="P17"><text:soft-page-break/></text:p>
            <text:p text:style-name="P17"/>
            <text:p text:style-name="P17"/>
            <text:p text:style-name="P17"/>
            <text:p text:style-name="P250"><text:span text:style-name="T427">Nechť</text:span> <text:span text:style-name="T568">žasnou obdivem mysli všech, kteří to čtou či poslouchají, totiž jakým způsobem, s jakým smyslem, </text:span><text:span text:style-name="T755">s jakými možnostmi</text:span><text:span text:style-name="T568">, s jakou opravdovou mocí toto bylo řečeno, že učedník se </text:span><text:span text:style-name="T728">ná</text:span><text:span text:style-name="T755">hle</text:span><text:span text:style-name="T568"> stane synem Panny, a Panna tak má čistě lidského syna, kterého nezrodila. Takto tedy ani nemůže být synem z Panny, neboť se narodil jako potomek porušitelných rodičů. Tyto věci se tedy zdají nemožné, avšak u Boha není nic nemožného. Je tedy třeba zbožnosti a modlitby, abychom </text:span><text:span text:style-name="T755">přistoupili k</text:span><text:span text:style-name="T568"> takovému tajemství. Kristus tedy oslovuje svatou Pannu „ženo</text:span><text:span text:style-name="T314">,“</text:span><text:span text:style-name="T568"> tedy on ji nikdy nahlas jako matku neoslovil. Žena a více než žena; neboť tato žena </text:span><text:span text:style-name="T197">přev</text:span><text:span text:style-name="T568">yšuje </text:span><text:span text:style-name="T741">A</text:span><text:span text:style-name="T568">nděly, lidi i </text:span><text:span text:style-name="T197">ostatní </text:span><text:span text:style-name="T568">ženy. Přijala od </text:span><text:span text:style-name="T196">svého </text:span><text:span text:style-name="T568">Syna, který byl společně s věčným Otcem jejím jediným,</text:span><text:span text:style-name="T198"> </text:span><text:span text:style-name="T276">syna </text:span><text:span text:style-name="T198">druhého</text:span><text:span text:style-name="T276">, </text:span><text:span text:style-name="T277">který nevyšel z jejího </text:span><text:span text:style-name="T285">lůna</text:span><text:span text:style-name="T277">, a předtím byl dle těla jejím synovcem.</text:span></text:p>
            <text:p text:style-name="P153"><text:span text:style-name="T83">R/</text:span><text:span text:style-name="T1">.</text:span><text:span text:style-name="T570"> </text:span>Mar<text:span text:style-name="T570">i</text:span>a <text:span text:style-name="T570">se stala</text:span> <text:span text:style-name="T570">útočištěm chudákovi</text:span>, * <text:span text:style-name="T570">Pomocnicí v nouzi, v nesnázích</text:span>. <text:span text:style-name="T1">(T. P.</text:span> Allel<text:span text:style-name="T741">uj</text:span>a.<text:span text:style-name="T1">)</text:span> </text:p>
            <text:p text:style-name="P153"><text:span text:style-name="T89">V/.</text:span><text:span text:style-name="T277"> Pann</text:span><text:span text:style-name="T278">a</text:span><text:span text:style-name="T277"> mocná jako věž Davidova : tisíce štítů z ní visí, veškerá zbroj siláků. Pomocnicí.</text:span></text:p>
          </table:table-cell>
        </table:table-row>
        <table:table-row table:style-name="Tabulka1.1">
          <table:table-cell table:style-name="Tabulka1.A1" office:value-type="string">
            <text:p text:style-name="P109">Lectio x.</text:p>
            <text:p text:style-name="P338"><text:span text:style-name="T555">S</text:span><text:span text:style-name="T424">ed</text:span><text:span text:style-name="T556"> in quo filiatiónis génere Joánnes Vírginis factus est fílius, aut ejus mater facta est Virgo? Non hoc natúra favet, non concéptus, non partus exséquitur, non ingréssus in úterum, ut dénuo nascerétur, non adóptio pro hereditáte in temporálibus consequénda, nec ex imitatióne, aut ex proláta doctrína. Nec ista disserénda erant verbo Christi : nec facta est locútio ut sit quasi, sed sic a Christo légimus dictum : Múlier, ecce fílius tuus, ut exclúsa omni superfluitáte verbórum, secrétum mystérii penetrémus. Mystice ígitur intellígimus in Joánne omnes ánimas electórum, quorum per dilectiónem beáta Virgo facta est mater ; fílius enim in græco nomen amóris est. Omnis enim Christi amor in amórem Vírginis transit, ut mérito fílius, id est, amor Vírginis nuncupétur, magísque Vírginem hábeat matrem, quam illam, quæ illum ex peccáto damnátum mundo, suscépto sémine generávit. </text:span></text:p>
            <text:p text:style-name="P338"/>
            <text:p text:style-name="P146"><text:span text:style-name="T84">R/.</text:span><text:span text:style-name="T557"> Adeámus cum fidúcia ad thronum grátiæ, </text:span><text:span text:style-name="T84">*</text:span><text:span text:style-name="T557"> Ut misericórdiam consequámur et grátiam inveniámus in auxílio opportúno. </text:span><text:span text:style-name="T84">(T. P.</text:span><text:span text:style-name="T557"> Allelúia.</text:span><text:span text:style-name="T84">)</text:span><text:span text:style-name="T557"> </text:span></text:p>
            <text:p text:style-name="P146"><text:span text:style-name="T84">V/.</text:span><text:span text:style-name="T557"> Ad te, Virgo, suspirámus, geméntes et flentes in hac lacrimárum valle. </text:span><text:span text:style-name="T84">* </text:span><text:span text:style-name="T557">Ut misericórdiam. </text:span></text:p>
            <text:p text:style-name="P146"/>
          </table:table-cell>
          <table:table-cell table:style-name="Tabulka1.A1" office:value-type="string">
            <text:p text:style-name="P17"/>
            <text:p text:style-name="P296"><text:span text:style-name="T365">Avšak </text:span>jakým druhem synovství se Jan stal synem Panny, <text:span text:style-name="T570">a jak se Panna stala jeho matkou</text:span>? <text:span text:style-name="T570">Nestalo se tak přirozenou cestou, nedošlo k početí ani k porodu, ani nevstoupil do </text:span><text:span text:style-name="T199">jejího </text:span><text:span text:style-name="T570">nitra, aby se zno</text:span><text:span text:style-name="T728">­</text:span><text:span text:style-name="T570">vu narodil, nebyl ani adoptován, aby se mu dostalo dědictví věcí časných, ani to nebylo jen jako, či za účelem vyučování. O ničem takovém Kristus nepojednával, ani jeho řeč nenaznačuje, že by to bylo jen jako, ale slyšeli jsme, že Kristus řekl: „Ženo, hle tvůj syn</text:span><text:span text:style-name="T329">,“</text:span><text:span text:style-name="T570"> abychom vyloučení</text:span><text:span text:style-name="T728">m</text:span><text:span text:style-name="T570"> veškeré nadbytečnosti slov pronikli do nitra tohoto tajemství. V mystickém významu však vidíme v osobě Jana duše všech vyvolených, neboť skrze lásku je svatá Panna učiněna jejich matkou. V řečtině je totiž slovo „syn“ oslovením lásky. Veškerá Kristova láska tedy přešla v lásku Panny, aby syn byl po zásluze </text:span><text:span text:style-name="T741">osloven</text:span><text:span text:style-name="T570"> láskou Panny, a Panna byla více jeho matkou než ta, která jej porodila poté, co přijala sémě </text:span><text:span text:style-name="T729">z </text:span><text:span text:style-name="T570">tohoto hřích</text:span><text:span text:style-name="T729">em</text:span><text:span text:style-name="T570"> prokletého světa.</text:span></text:p>
            <text:p text:style-name="P154"><text:span text:style-name="T84">R/.</text:span><text:span text:style-name="T557"> Přistupme s důvěrou k trůnu milosti, </text:span><text:span text:style-name="T84">*</text:span><text:span text:style-name="T557"> aby se nám dostalo milosrdenství a v čas příhodný jsme nalezli milost pomoci. </text:span><text:span text:style-name="T84">(T. P.</text:span><text:span text:style-name="T557"> Allel</text:span><text:span text:style-name="T741">uj</text:span><text:span text:style-name="T557">a.</text:span><text:span text:style-name="T84">)</text:span><text:span text:style-name="T557"> </text:span></text:p>
            <text:p text:style-name="P158"><text:span text:style-name="T84">V/.</text:span><text:span text:style-name="T557"> K tobě, Panno, vzdycháme, lkajíce a plačíce v tomto slzavém údolí. </text:span><text:span text:style-name="T84">* </text:span><text:span text:style-name="T316">Aby se nám dostalo</text:span><text:span text:style-name="T557">. </text:span></text:p>
          </table:table-cell>
        </table:table-row>
        <text:soft-page-break/>
        <table:table-row table:style-name="Tabulka1.1">
          <table:table-cell table:style-name="Tabulka1.A1" office:value-type="string">
            <text:p text:style-name="P109">Lectio xj.</text:p>
            <text:p text:style-name="P338"><text:span text:style-name="T425">M</text:span><text:span text:style-name="T365">utátur</text:span> hæc matérnitas et filiátio ex auctoritáte verbórum Christi in cruce pendéntis. Proptérea natúra transit in grátiam, et grátia nobílitat profécto natúram ; non quod una in álteram commutétur, se<text:span text:style-name="T558">d quia natúra ex grátia perfícitur. Mala múlier Heva corruptióne natúræ ; bona múlier María, mater grátiæ, mater misericórdiae. </text:span></text:p>
            <text:p text:style-name="P147"><text:span text:style-name="T92">R/.</text:span><text:span text:style-name="T742"> Beáta progénies, unde Christus natus est: </text:span><text:span text:style-name="T92">*</text:span><text:span text:style-name="T742"> O quam gloriósa est mater, quæ cœli Regínam génuit!</text:span></text:p>
            <text:p text:style-name="P150"><text:span text:style-name="T1">V/.</text:span> Regáli ex progénie Maria exórta refúlget. <text:span text:style-name="T1">*</text:span> O quam.</text:p>
            <text:p text:style-name="P147"/>
          </table:table-cell>
          <table:table-cell table:style-name="Tabulka1.A1" office:value-type="string">
            <text:p text:style-name="P17"/>
            <text:p text:style-name="P368"><text:span text:style-name="T450">Mění</text:span><text:span text:style-name="T626"> </text:span><text:span text:style-name="T627">se tedy toto mateřství </text:span><text:span text:style-name="T628">i</text:span><text:span text:style-name="T627"> synovství </text:span><text:span text:style-name="T628">mocí</text:span><text:span text:style-name="T627"> slov Krista visícího na kříži. Proto přirozenost přechází v milost a milost zase dává vznešenost přirozenosti, ovšem ne tak, že </text:span><text:span text:style-name="T634">by </text:span><text:span text:style-name="T627">se jedna změn</text:span><text:span text:style-name="T634">ila</text:span><text:span text:style-name="T627"> v druhou, ale tak, že přirozenost je z milosti dokonána. Špatná žena Eva je porušitelná z přirozenosti, dobrá žena Maria je matkou </text:span><text:span text:style-name="T642">z </text:span><text:span text:style-name="T627">milosti, matkou </text:span><text:span text:style-name="T642">z </text:span><text:span text:style-name="T627">milosrdenství. </text:span></text:p>
            <text:p text:style-name="P156"><text:span text:style-name="T1">R/.</text:span> B<text:span text:style-name="T571">lažený rod, z něhož se narodil Kristus</text:span>: <text:span text:style-name="T1">*</text:span> <text:span text:style-name="T571">Ó, jak slavná je matka, jež zrodila Královnu nebes</text:span>!</text:p>
            <text:p text:style-name="P156"><text:span text:style-name="T1">V/.</text:span> <text:span text:style-name="T571">Z královského rodu vyšla Maria a zazářila</text:span>. <text:span text:style-name="T1">*</text:span> <text:span text:style-name="T571">Ó, jak slavná</text:span>.</text:p>
          </table:table-cell>
        </table:table-row>
        <table:table-row table:style-name="Tabulka1.1">
          <table:table-cell table:style-name="Tabulka1.A1" office:value-type="string">
            <text:p text:style-name="P109">Lectio xij.</text:p>
            <text:p text:style-name="P345"><text:span text:style-name="T365">Datur</text:span> mater grátiæ pro matre natúræ; manet tamen mater natúra, manet étiam mater ex grátia. Erat enim Joánni mater María Salóme in órdine succedéntis natúræ ; est étiam sibi mater beáta Virgo in órdine grátiæ. Est mater Heva cunctórum per tráducem natúræ ; est et Virgo María mater ómnium amántium Christum per infusiónem invisíbilis grátiæ.</text:p>
            <text:p text:style-name="P147"><text:span text:style-name="T84">R/.</text:span><text:span text:style-name="T557"> </text:span>Be<text:span text:style-name="T571">á</text:span>ta es, Virgo Mar<text:span text:style-name="T571">í</text:span>a, Dei G<text:span text:style-name="T571">é</text:span>n<text:span text:style-name="T571">i</text:span>trix, quae credid<text:span text:style-name="T571">í</text:span>sti D<text:span text:style-name="T571">ó</text:span>mino : perf<text:span text:style-name="T571">é</text:span>cta sunt in te quae dicta sunt tibi : ecce exalt<text:span text:style-name="T571">á</text:span>ta es super choros <text:span text:style-name="T571">A</text:span>ngel<text:span text:style-name="T571">ó</text:span>rum : <text:span text:style-name="T1">*</text:span> <text:span text:style-name="T571">I</text:span>nterc<text:span text:style-name="T571">é</text:span>de pro nobis ad D<text:span text:style-name="T571">ó</text:span>minum Deum nostrum. <text:span text:style-name="T557"><text:s/></text:span><text:span text:style-name="T317">(</text:span><text:span text:style-name="T84">*</text:span><text:span text:style-name="T317"> </text:span><text:span text:style-name="T84">A</text:span><text:span text:style-name="T317">llelúia.) </text:span></text:p>
            <text:p text:style-name="P151"><text:span text:style-name="T84">V/.</text:span><text:span text:style-name="T317"> </text:span><text:span text:style-name="T288">Ave María, grátia plena : Dóminus tecum : </text:span><text:span text:style-name="T1">* I</text:span><text:span text:style-name="T288">ntercéde.</text:span></text:p>
            <text:p text:style-name="P151"><text:span text:style-name="T1">G</text:span><text:span text:style-name="T288">lória Patri. </text:span><text:span text:style-name="T1">* I</text:span><text:span text:style-name="T288">ntercéde.</text:span></text:p>
            <text:p text:style-name="P145"/>
          </table:table-cell>
          <table:table-cell table:style-name="Tabulka1.A1" office:value-type="string">
            <text:p text:style-name="P17"/>
            <text:p text:style-name="P295"><text:span text:style-name="T428">M</text:span><text:span text:style-name="T426">atka</text:span><text:span text:style-name="T212"> </text:span><text:span text:style-name="T756">z </text:span><text:span text:style-name="T212">milosti </text:span><text:span text:style-name="T197">nám </text:span><text:span text:style-name="T212">tedy byla dána namísto matky přirozené; </text:span><text:span text:style-name="T197">Maria </text:span><text:span text:style-name="T572">se tedy stává matkou z přirozenosti, zůstává však i matkou z milosti. Janovou matkou totiž byla Maria Salome v řádu přirozené posloupnosti, matkou mu však byla i svatá Panna v řádu milosti. Eva je matkou všech skrze výhonek přirozenosti, Panna Maria je také mat</text:span><text:span text:style-name="T741">k</text:span><text:span text:style-name="T572">ou všech, kteří milují Krista, vlití</text:span><text:span text:style-name="T743">m</text:span><text:span text:style-name="T572"> neviditelné milosti.</text:span></text:p>
            <text:p text:style-name="P155"><text:span text:style-name="T84">R/.</text:span><text:span text:style-name="T557"> </text:span>B<text:span text:style-name="T571">lahoslavená jsi, Panno Maria, Boží Rodičko, neboť jsi uvěřila Pánu </text:span>: <text:span text:style-name="T571">dokonáno je vše, co tobě bylo řečeno :</text:span> <text:span text:style-name="T571">hle povýšena jsi nad sbory Andělů </text:span>: <text:span text:style-name="T1">*</text:span> <text:span text:style-name="T571">Přimlouvej se za nás u Pána našeho Boha</text:span>. <text:span text:style-name="T557"><text:s/></text:span><text:span text:style-name="T317">(</text:span><text:span text:style-name="T84">*</text:span><text:span text:style-name="T317"> </text:span><text:span text:style-name="T84">A</text:span><text:span text:style-name="T317">lle</text:span><text:span text:style-name="T349">­</text:span><text:span text:style-name="T317">l</text:span><text:span text:style-name="T350">uj</text:span><text:span text:style-name="T317">a.) </text:span></text:p>
            <text:p text:style-name="P157"><text:span text:style-name="T84">V/.</text:span><text:span text:style-name="T317"> </text:span><text:span text:style-name="T288">Zdrávas Maria, milosti plná : Pán s tebou : </text:span><text:span text:style-name="T1">* P</text:span><text:span text:style-name="T288">řimlouvej.</text:span></text:p>
            <text:p text:style-name="P159"><text:span text:style-name="T1">S</text:span><text:span text:style-name="T288">láva Otci. </text:span><text:span text:style-name="T1">* P</text:span><text:span text:style-name="T288">řimlouvej.</text:span></text:p>
          </table:table-cell>
        </table:table-row>
        <table:table-row table:style-name="Tabulka1.1">
          <table:table-cell table:style-name="Tabulka1.A1" office:value-type="string">
            <text:p text:style-name="P112"><text:span text:style-name="T504">O</text:span><text:span text:style-name="T499">ratio</text:span><text:span text:style-name="T365">.</text:span></text:p>
            <text:p text:style-name="P228"><text:span text:style-name="T429">Dó</text:span><text:span text:style-name="T365">mine</text:span> Jesu Christe, noster apud Patrem mediátor, qui beatíssimam Vírginem Matrem tuam, matrem quoque nostram et apud te Mediatrícem constitúere dignatus es : concéde propítius ; ut quisquis ad te benefícia petitúrus accésserit, cuncta se per eam impetrásse lætétur : Qui vivis <text:span text:style-name="T573">et regnas cum eódem Deo Patre in unitáte Spíritus sancti Deus, per ómnia saecula saeculórum.</text:span> </text:p>
            <text:p text:style-name="P110"/>
          </table:table-cell>
          <table:table-cell table:style-name="Tabulka1.A1" office:value-type="string">
            <text:p text:style-name="P397"/>
            <text:p text:style-name="P229"><text:span text:style-name="T429">Pane</text:span> Ježíš<text:span text:style-name="T573">i</text:span> <text:span text:style-name="T573">K</text:span>riste, <text:span text:style-name="T573">náš prostředníku u Otce</text:span>, <text:span text:style-name="T573">jenž jsi nejblahoslavenější Panu a svou Matku tak</text:span><text:span text:style-name="T729">t</text:span><text:span text:style-name="T573">é</text:span><text:span text:style-name="T729">ž</text:span><text:span text:style-name="T573"> i naš</text:span><text:span text:style-name="T729">í</text:span><text:span text:style-name="T573"> matkou a Prostřednicí u sebe ustanoviti ráčil. Dej, prosíme,</text:span> <text:span text:style-name="T573">aby kdokoliv, kdo k tobě přistoupí s žádostí o věci prospěšné</text:span>, <text:span text:style-name="T573">mohl se radovati, že vše dostane skrze ni.</text:span> <text:span text:style-name="T573">Jenž žiješ a kraluješ s tímtéž Bohem Otcem v jednotě Ducha svatého Bůh, po všechny věky věkův.</text:span> </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wiss"/>
    <style:font-face style:name="Andale Sans UI1" svg:font-family="'Andale Sans UI'" style:font-family-generic="system"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 svg:font-family="'Linux Libertine S\.O\.Cist\.'"/>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6pt" style:font-name-asian="Andale Sans UI" style:font-family-asian="'Andale Sans UI'" style:font-family-generic-asian="swiss" style:font-size-asian="14pt" style:font-name-complex="Tahoma" style:font-family-complex="Tahoma"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4-30T09:30:57.680000000</meta:creation-date>
    <dc:date>2022-04-27T21:51:23.963358796</dc:date>
    <meta:editing-duration>P3DT4H57M56S</meta:editing-duration>
    <meta:editing-cycles>150</meta:editing-cycles>
    <meta:generator>LibreOffice/7.3.1.3$MacOSX_AARCH64 LibreOffice_project/a69ca51ded25f3eefd52d7bf9a5fad8c90b87951</meta:generator>
    <meta:document-statistic meta:table-count="1" meta:image-count="0" meta:object-count="0" meta:page-count="35" meta:paragraph-count="627" meta:word-count="19755" meta:character-count="127624" meta:non-whitespace-character-count="108283"/>
  </office:meta>
</office:document-meta>
</file>